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0.99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3.965cm"/>
    </style:style>
    <style:style style:name="co7" style:family="table-column">
      <style:table-column-properties fo:break-before="auto" style:column-width="4.41cm"/>
    </style:style>
    <style:style style:name="co8" style:family="table-column">
      <style:table-column-properties fo:break-before="auto" style:column-width="4.36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2.281cm"/>
    </style:style>
    <style:style style:name="co11" style:family="table-column">
      <style:table-column-properties fo:break-before="auto" style:column-width="3.371cm"/>
    </style:style>
    <style:style style:name="co12" style:family="table-column">
      <style:table-column-properties fo:break-before="auto" style:column-width="4.113cm"/>
    </style:style>
    <style:style style:name="co13" style:family="table-column">
      <style:table-column-properties fo:break-before="auto" style:column-width="3.313cm"/>
    </style:style>
    <style:style style:name="co14" style:family="table-column">
      <style:table-column-properties fo:break-before="auto" style:column-width="1.242cm"/>
    </style:style>
    <style:style style:name="co15" style:family="table-column">
      <style:table-column-properties fo:break-before="auto" style:column-width="2.231cm"/>
    </style:style>
    <style:style style:name="co16" style:family="table-column">
      <style:table-column-properties fo:break-before="auto" style:column-width="2.48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1.439cm"/>
    </style:style>
    <style:style style:name="co19" style:family="table-column">
      <style:table-column-properties fo:break-before="auto" style:column-width="1.935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3.073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3.223cm"/>
    </style:style>
    <style:style style:name="co24" style:family="table-column">
      <style:table-column-properties fo:break-before="auto" style:column-width="4.807cm"/>
    </style:style>
    <style:style style:name="co25" style:family="table-column">
      <style:table-column-properties fo:break-before="auto" style:column-width="1.836cm"/>
    </style:style>
    <style:style style:name="co26" style:family="table-column">
      <style:table-column-properties fo:break-before="auto" style:column-width="6.985cm"/>
    </style:style>
    <style:style style:name="co27" style:family="table-column">
      <style:table-column-properties fo:break-before="auto" style:column-width="12.515cm"/>
    </style:style>
    <style:style style:name="co28" style:family="table-column">
      <style:table-column-properties fo:break-before="auto" style:column-width="2.618cm"/>
    </style:style>
    <style:style style:name="co29" style:family="table-column">
      <style:table-column-properties fo:break-before="auto" style:column-width="3.246cm"/>
    </style:style>
    <style:style style:name="co30" style:family="table-column">
      <style:table-column-properties fo:break-before="auto" style:column-width="4.306cm"/>
    </style:style>
    <style:style style:name="co31" style:family="table-column">
      <style:table-column-properties fo:break-before="auto" style:column-width="4.621cm"/>
    </style:style>
    <style:style style:name="co32" style:family="table-column">
      <style:table-column-properties fo:break-before="auto" style:column-width="2.926cm"/>
    </style:style>
    <style:style style:name="co33" style:family="table-column">
      <style:table-column-properties fo:break-before="auto" style:column-width="5.329cm"/>
    </style:style>
    <style:style style:name="co34" style:family="table-column">
      <style:table-column-properties fo:break-before="auto" style:column-width="3.023cm"/>
    </style:style>
    <style:style style:name="co35" style:family="table-column">
      <style:table-column-properties fo:break-before="auto" style:column-width="2.974cm"/>
    </style:style>
    <style:style style:name="co36" style:family="table-column">
      <style:table-column-properties fo:break-before="auto" style:column-width="6.343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4.553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3.598cm"/>
    </style:style>
    <style:style style:name="co41" style:family="table-column">
      <style:table-column-properties fo:break-before="auto" style:column-width="3.775cm"/>
    </style:style>
    <style:style style:name="co42" style:family="table-column">
      <style:table-column-properties fo:break-before="auto" style:column-width="3.634cm"/>
    </style:style>
    <style:style style:name="co43" style:family="table-column">
      <style:table-column-properties fo:break-before="auto" style:column-width="3.667cm"/>
    </style:style>
    <style:style style:name="co44" style:family="table-column">
      <style:table-column-properties fo:break-before="auto" style:column-width="3.881cm"/>
    </style:style>
    <style:style style:name="co45" style:family="table-column">
      <style:table-column-properties fo:break-before="auto" style:column-width="4.233cm"/>
    </style:style>
    <style:style style:name="ro1" style:family="table-row">
      <style:table-row-properties style:row-height="0.53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ta1" style:family="table" style:master-page-name="PageStyle_5f_Empleado_5f_jefe">
      <style:table-properties table:display="true" style:writing-mode="lr-tb"/>
    </style:style>
    <style:style style:name="ta2" style:family="table" style:master-page-name="PageStyle_5f_Cuentas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Lugar">
      <style:table-properties table:display="true" style:writing-mode="lr-tb"/>
    </style:style>
    <style:style style:name="ta5" style:family="table" style:master-page-name="PageStyle_5f_Telefonos">
      <style:table-properties table:display="true" style:writing-mode="lr-tb"/>
    </style:style>
    <style:style style:name="ta6" style:family="table" style:master-page-name="PageStyle_5f_Nombres">
      <style:table-properties table:display="true" style:writing-mode="lr-tb"/>
    </style:style>
    <style:style style:name="ta7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rotation-align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style:rotation-align="non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rotation-align="none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style:rotation-align="none" style:vertical-align="top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2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AL_INTELIGENCI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5" table:default-cell-style-name="ce13"/>
        <table:table-column table:style-name="co16" table:default-cell-style-name="ce13"/>
        <table:table-column table:style-name="co1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number-columns-repeated="2" table:default-cell-style-name="ce1"/>
        <table:table-column table:style-name="co1" table:default-cell-style-name="ce1"/>
        <table:table-column table:style-name="co22" table:default-cell-style-name="ce1"/>
        <table:table-column table:style-name="co20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0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Default"/>
        <table:table-column table:style-name="co1" table:default-cell-style-name="Default"/>
        <table:table-column table:style-name="co1" table:default-cell-style-name="ce1"/>
        <table:table-column table:style-name="co20" table:default-cell-style-name="Default"/>
        <table:table-column table:style-name="co27" table:default-cell-style-name="Default"/>
        <table:table-column table:style-name="co20" table:number-columns-repeated="951" table:default-cell-style-name="Default"/>
        <table:table-column table:style-name="co28" table:number-columns-repeated="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primer_nombre</text:p>
          </table:table-cell>
          <table:table-cell table:style-name="ce2" office:value-type="string" calcext:value-type="string">
            <text:p>segundo_nombre</text:p>
          </table:table-cell>
          <table:table-cell table:style-name="ce2" office:value-type="string" calcext:value-type="string">
            <text:p>primer_apellido</text:p>
          </table:table-cell>
          <table:table-cell table:style-name="ce2" office:value-type="string" calcext:value-type="string">
            <text:p>segundo_apellido</text:p>
          </table:table-cell>
          <table:table-cell table:style-name="ce3" office:value-type="string" calcext:value-type="string">
            <text:p>fecha_nacimiento</text:p>
          </table:table-cell>
          <table:table-cell table:style-name="ce3" office:value-type="string" calcext:value-type="string">
            <text:p>altura_cm</text:p>
          </table:table-cell>
          <table:table-cell table:style-name="ce3" office:value-type="string" calcext:value-type="string">
            <text:p>peso_kg</text:p>
          </table:table-cell>
          <table:table-cell table:style-name="ce3" office:value-type="string" calcext:value-type="string">
            <text:p>color_ojos</text:p>
          </table:table-cell>
          <table:table-cell table:style-name="ce3" office:value-type="string" calcext:value-type="string">
            <text:p>vision</text:p>
          </table:table-cell>
          <table:table-cell table:style-name="ce3" office:value-type="string" calcext:value-type="string">
            <text:p>class_seguridad</text:p>
          </table:table-cell>
          <table:table-cell table:style-name="ce3" office:value-type="string" calcext:value-type="string">
            <text:p>foto</text:p>
          </table:table-cell>
          <table:table-cell table:number-columns-repeated="2" table:style-name="ce3" office:value-type="string" calcext:value-type="string">
            <text:p>huella</text:p>
          </table:table-cell>
          <table:table-cell table:style-name="ce3" office:value-type="string" calcext:value-type="string" table:number-columns-spanned="2" table:number-rows-spanned="1">
            <text:p>telefono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licencia_manejo</text:p>
          </table:table-cell>
          <table:covered-table-cell table:style-name="ce2"/>
          <table:table-cell table:style-name="ce2" office:value-type="string" calcext:value-type="string" table:number-columns-spanned="6" table:number-rows-spanned="1">
            <text:p>idiomas</text:p>
          </table:table-cell>
          <table:covered-table-cell table:number-columns-repeated="5" table:style-name="ce2"/>
          <table:table-cell table:style-name="ce2" office:value-type="string" calcext:value-type="string" table:number-columns-spanned="8" table:number-rows-spanned="1">
            <text:p>familiares</text:p>
          </table:table-cell>
          <table:covered-table-cell table:number-columns-repeated="7" table:style-name="ce2"/>
          <table:table-cell table:style-name="ce2" office:value-type="string" calcext:value-type="string" table:number-columns-spanned="8" table:number-rows-spanned="1">
            <text:p>Familiares 2</text:p>
          </table:table-cell>
          <table:covered-table-cell table:number-columns-repeated="7" table:style-name="ce2"/>
          <table:table-cell table:style-name="ce2" office:value-type="string" calcext:value-type="string" table:number-columns-spanned="2" table:number-rows-spanned="1">
            <text:p>identificacione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dentificaciones 2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nivel_educativ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nivel_educativo2</text:p>
          </table:table-cell>
          <table:covered-table-cell table:number-columns-repeated="2" table:style-name="ce2"/>
          <table:table-cell table:style-name="ce2" office:value-type="string" calcext:value-type="string">
            <text:p>fk_lugar_ciudad</text:p>
          </table:table-cell>
          <table:table-cell/>
          <table:table-cell table:style-name="ce2"/>
          <table:table-cell table:style-name="ce3"/>
          <table:table-cell table:style-name="ce3" office:value-type="string" calcext:value-type="string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(</text:p>
          </table:table-cell>
          <table:table-cell table:style-name="ce3" table:number-columns-repeated="951"/>
          <table:table-cell table:number-columns-repeated="16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Amezcua'</text:p>
          </table:table-cell>
          <table:table-cell table:style-name="ce8" office:value-type="string" calcext:value-type="string">
            <text:p>1983-03-26</text:p>
          </table:table-cell>
          <table:table-cell table:style-name="ce9" table:formula="of:=ROUND(RAND()*40+150 )" office:value-type="float" office:value="181" calcext:value-type="float">
            <text:p>181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4434732" calcext:value-type="float">
            <text:p>4434732</text:p>
          </table:table-cell>
          <table:table-cell table:formula="of:=RANDBETWEEN(10000000;99999999)" office:value-type="float" office:value="65633562" calcext:value-type="float">
            <text:p>6563356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Irma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Urias'</text:p>
          </table:table-cell>
          <table:table-cell table:style-name="ce8" office:value-type="string" calcext:value-type="string">
            <text:p>1940-04-13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298807" calcext:value-type="float">
            <text:p>6298807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Chacon'</text:p>
          </table:table-cell>
          <table:table-cell office:value-type="string" calcext:value-type="string">
            <text:p>'Machado'</text:p>
          </table:table-cell>
          <table:table-cell table:style-name="ce8" office:value-type="string" calcext:value-type="string">
            <text:p>1940-04-13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672405" calcext:value-type="float">
            <text:p>2672405</text:p>
          </table:table-cell>
          <table:table-cell table:style-name="ce13" table:formula="of:=RANDBETWEEN(10000000;100000000)" office:value-type="float" office:value="75377992" calcext:value-type="float">
            <text:p>75377992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style-name="Default" table:number-columns-repeated="3"/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table:style-name="ce4" table:formula="of:=CONCATENATE(&quot;(&quot;;[.D4];&quot;,&quot;;[.E4];&quot;,&quot;;[.F4];&quot;,&quot;;[.G4];&quot;,'&quot;;[.H4];&quot;',&quot;;[.I4];&quot;,&quot;;[.J4];&quot;,'&quot;;[.K4];&quot;','&quot;;[.L4];&quot;','&quot;;[.M4];&quot;',&quot;;[.N4];&quot;,&quot;;[.O4];&quot;,&quot;;[.P4];&quot;,ROW(&quot;;[.Q4];&quot;,&quot;;[.R4];&quot;),ROW('&quot;;[.S4];&quot;','&quot;;[.T4];&quot;'),ARRAY['&quot;;[.U4];&quot;','&quot;;[.V4];&quot;','&quot;;[.W4];&quot;','&quot;;[.X4];&quot;','&quot;;[.Y4];&quot;','&quot;;[.Z4];&quot;'],ARRAY[ ROW(&quot;;[.AA4];&quot;,&quot;;[.AB4];&quot;,&quot;;[.AC4];&quot;,&quot;;[.AD4];&quot;,'&quot;;[.AE4];&quot;','&quot;;[.AF4];&quot;',ROW(&quot;;[.AG4];&quot;,&quot;;&quot;) ), ROW(&quot;;[.AI4];&quot;,&quot;;[.AJ4];&quot;,&quot;;[.AK4];&quot;,&quot;;[.AL4];&quot;,'&quot;;[.AM4];&quot;','&quot;;[.AN4];&quot;',ROW(&quot;;[.AO4];&quot;,&quot;;[.AP4];&quot;) )],ARRAY[ ROW('&quot;;[.AQ4];&quot;','&quot;;[.AR4];&quot;'),ROW('&quot;;[.AS4];&quot;','&quot;;[.AT4];&quot;') ], ARRAY[ ROW('&quot;;[.AU4];&quot;','&quot;;[.AV4];&quot;','&quot;;[.AW4];&quot;'), ROW('&quot;;[.AX4];&quot;','&quot;;[.AY4];&quot;','&quot;;[.AZ4];&quot;') ],'&quot;;[.BA4];&quot;','&quot;;[.BB4];&quot;'),&quot;)" office:value-type="string" office:string-value="('Emilio','Jaime','Quiles','Amezcua','1983-03-26',181,87,'azul claro','20/200','top_secret','/ruta/aja.png','/ruta/aja.png','/ruta/aja.png',ROW(412,4434732),ROW('65633562','Irlanda'),ARRAY['inglés','árabe','portugués','francés','',''],ARRAY[ ROW('Irma','Nieves','Roque','Urias','1940-04-13','primo',ROW(412,) ), ROW('Celeste','Soledad','Chacon','Machado','1940-04-13','hermano',ROW(412,2672405) )],ARRAY[ ROW('75377992','Irlanda'),ROW('','') ], ARRAY[ ROW('Ingeniería Informática','Máster','Inteligencia Artificial'), ROW('','','') ],'','1')," calcext:value-type="string">
            <text:p>('Emilio','Jaime','Quiles','Amezcua','1983-03-26',181,87,'azul claro','20/200','top_secret','/ruta/aja.png','/ruta/aja.png','/ruta/aja.png',ROW(412,4434732),ROW('65633562','Irlanda'),ARRAY['inglés','árabe','portugués','francés','',''],ARRAY[ ROW('Irma','Nieves','Roque','Urias','1940-04-13','primo',ROW(412,) ), ROW('Celeste','Soledad','Chacon','Machado','1940-04-13','hermano',ROW(412,2672405) )],ARRAY[ ROW('75377992','Irlanda'),ROW('','') ], ARRAY[ ROW('Ingeniería Informática','Máster','Inteligencia Artificial'), ROW('','','') ],'','1'),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7" table:formula="of:=[.C4]+1" office:value-type="float" office:value="2" calcext:value-type="float">
            <text:p>2</text:p>
          </table:table-cell>
          <table:table-cell office:value-type="string" calcext:value-type="string">
            <text:p>'Delfin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Buenrostro'</text:p>
          </table:table-cell>
          <table:table-cell table:style-name="ce8" office:value-type="string" calcext:value-type="string">
            <text:p>1984-01-23</text:p>
          </table:table-cell>
          <table:table-cell table:style-name="ce9" table:formula="of:=ROUND(RAND()*40+150 )" office:value-type="float" office:value="183" calcext:value-type="float">
            <text:p>183</text:p>
          </table:table-cell>
          <table:table-cell table:style-name="ce9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9931569" calcext:value-type="float">
            <text:p>9931569</text:p>
          </table:table-cell>
          <table:table-cell table:formula="of:=RANDBETWEEN(10000000;99999999)" office:value-type="float" office:value="48999303" calcext:value-type="float">
            <text:p>4899930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Teodora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paricio'</text:p>
          </table:table-cell>
          <table:table-cell table:style-name="ce8" office:value-type="string" calcext:value-type="string">
            <text:p>1940-09-24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825524" calcext:value-type="float">
            <text:p>4825524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Almazan'</text:p>
          </table:table-cell>
          <table:table-cell table:style-name="ce8" office:value-type="string" calcext:value-type="string">
            <text:p>1940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590779" calcext:value-type="float">
            <text:p>7590779</text:p>
          </table:table-cell>
          <table:table-cell table:style-name="ce13" table:formula="of:=RANDBETWEEN(10000000;100000000)" office:value-type="float" office:value="80294576" calcext:value-type="float">
            <text:p>80294576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style-name="Default" table:number-columns-repeated="3"/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gente</text:p>
          </table:table-cell>
          <table:table-cell table:style-name="ce7" table:formula="of:=[.C5]+1" office:value-type="float" office:value="3" calcext:value-type="float">
            <text:p>3</text:p>
          </table:table-cell>
          <table:table-cell office:value-type="string" calcext:value-type="string">
            <text:p>'Felicia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Munoz'</text:p>
          </table:table-cell>
          <table:table-cell table:style-name="ce8" office:value-type="string" calcext:value-type="string">
            <text:p>1986-03-28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225486" calcext:value-type="float">
            <text:p>9225486</text:p>
          </table:table-cell>
          <table:table-cell table:formula="of:=RANDBETWEEN(10000000;99999999)" office:value-type="float" office:value="53778601" calcext:value-type="float">
            <text:p>5377860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Marcelo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Heredia'</text:p>
          </table:table-cell>
          <table:table-cell table:style-name="ce8" office:value-type="string" calcext:value-type="string">
            <text:p>1943-1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567620" calcext:value-type="float">
            <text:p>4567620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Jaquez'</text:p>
          </table:table-cell>
          <table:table-cell table:style-name="ce8" office:value-type="string" calcext:value-type="string">
            <text:p>1943-12-1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098700" calcext:value-type="float">
            <text:p>4098700</text:p>
          </table:table-cell>
          <table:table-cell table:style-name="ce13" table:formula="of:=RANDBETWEEN(10000000;100000000)" office:value-type="float" office:value="99417225" calcext:value-type="float">
            <text:p>99417225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style-name="Default" table:number-columns-repeated="3"/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nalista</text:p>
          </table:table-cell>
          <table:table-cell table:style-name="ce7" table:formula="of:=[.C6]+1" office:value-type="float" office:value="4" calcext:value-type="float">
            <text:p>4</text:p>
          </table:table-cell>
          <table:table-cell office:value-type="string" calcext:value-type="string">
            <text:p>'Alana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Deanda'</text:p>
          </table:table-cell>
          <table:table-cell table:style-name="ce8" office:value-type="string" calcext:value-type="string">
            <text:p>1988-02-06</text:p>
          </table:table-cell>
          <table:table-cell table:style-name="ce9" table:formula="of:=ROUND(RAND()*40+150 )" office:value-type="float" office:value="178" calcext:value-type="float">
            <text:p>178</text:p>
          </table:table-cell>
          <table:table-cell table:style-name="ce9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9352122" calcext:value-type="float">
            <text:p>9352122</text:p>
          </table:table-cell>
          <table:table-cell table:formula="of:=RANDBETWEEN(10000000;99999999)" office:value-type="float" office:value="14956813" calcext:value-type="float">
            <text:p>1495681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Ignacio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Roman'</text:p>
          </table:table-cell>
          <table:table-cell table:style-name="ce8" office:value-type="string" calcext:value-type="string">
            <text:p>1944-01-18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8697612" calcext:value-type="float">
            <text:p>8697612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Jackson'</text:p>
          </table:table-cell>
          <table:table-cell table:style-name="ce8" office:value-type="string" calcext:value-type="string">
            <text:p>1944-01-1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4148711" calcext:value-type="float">
            <text:p>4148711</text:p>
          </table:table-cell>
          <table:table-cell table:style-name="ce13" table:formula="of:=RANDBETWEEN(10000000;100000000)" office:value-type="float" office:value="96174736" calcext:value-type="float">
            <text:p>96174736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style-name="Default" table:number-columns-repeated="3"/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nalista</text:p>
          </table:table-cell>
          <table:table-cell table:style-name="ce7" table:formula="of:=[.C7]+1" office:value-type="float" office:value="5" calcext:value-type="float">
            <text:p>5</text:p>
          </table:table-cell>
          <table:table-cell office:value-type="string" calcext:value-type="string">
            <text:p>'Judas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Villa'</text:p>
          </table:table-cell>
          <table:table-cell table:style-name="ce8" office:value-type="string" calcext:value-type="string">
            <text:p>1988-05-07</text:p>
          </table:table-cell>
          <table:table-cell table:style-name="ce9" table:formula="of:=ROUND(RAND()*40+150 )" office:value-type="float" office:value="165" calcext:value-type="float">
            <text:p>165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9016656" calcext:value-type="float">
            <text:p>9016656</text:p>
          </table:table-cell>
          <table:table-cell table:formula="of:=RANDBETWEEN(10000000;99999999)" office:value-type="float" office:value="92159753" calcext:value-type="float">
            <text:p>9215975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Orosio'</text:p>
          </table:table-cell>
          <table:table-cell office:value-type="string" calcext:value-type="string">
            <text:p>'Javier'</text:p>
          </table:table-cell>
          <table:table-cell table:number-columns-repeated="2" office:value-type="string" calcext:value-type="string">
            <text:p>'Delao'</text:p>
          </table:table-cell>
          <table:table-cell table:style-name="ce8" office:value-type="string" calcext:value-type="string">
            <text:p>1945-05-0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3672432" calcext:value-type="float">
            <text:p>3672432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Rizo'</text:p>
          </table:table-cell>
          <table:table-cell table:style-name="ce8" office:value-type="string" calcext:value-type="string">
            <text:p>1945-05-04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3318042" calcext:value-type="float">
            <text:p>3318042</text:p>
          </table:table-cell>
          <table:table-cell table:style-name="ce13" table:formula="of:=RANDBETWEEN(10000000;100000000)" office:value-type="float" office:value="27535222" calcext:value-type="float">
            <text:p>27535222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style-name="Default" table:number-columns-repeated="3"/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gente</text:p>
          </table:table-cell>
          <table:table-cell table:style-name="ce7" table:formula="of:=[.C8]+1" office:value-type="float" office:value="6" calcext:value-type="float">
            <text:p>6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ojica'</text:p>
          </table:table-cell>
          <table:table-cell table:style-name="ce8" office:value-type="string" calcext:value-type="string">
            <text:p>1988-06-13</text:p>
          </table:table-cell>
          <table:table-cell table:style-name="ce9" table:formula="of:=ROUND(RAND()*40+150 )" office:value-type="float" office:value="154" calcext:value-type="float">
            <text:p>154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2124850" calcext:value-type="float">
            <text:p>2124850</text:p>
          </table:table-cell>
          <table:table-cell table:formula="of:=RANDBETWEEN(10000000;99999999)" office:value-type="float" office:value="47803586" calcext:value-type="float">
            <text:p>4780358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Emily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abrera'</text:p>
          </table:table-cell>
          <table:table-cell table:style-name="ce8" office:value-type="string" calcext:value-type="string">
            <text:p>1945-06-2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6002729" calcext:value-type="float">
            <text:p>6002729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Granados'</text:p>
          </table:table-cell>
          <table:table-cell table:style-name="ce8" office:value-type="string" calcext:value-type="string">
            <text:p>1945-06-24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9635981" calcext:value-type="float">
            <text:p>9635981</text:p>
          </table:table-cell>
          <table:table-cell table:style-name="ce13" table:formula="of:=RANDBETWEEN(10000000;100000000)" office:value-type="float" office:value="98736670" calcext:value-type="float">
            <text:p>98736670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style-name="Default" table:number-columns-repeated="3"/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9]+1" office:value-type="float" office:value="7" calcext:value-type="float">
            <text:p>7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Conde'</text:p>
          </table:table-cell>
          <table:table-cell table:style-name="ce8" office:value-type="string" calcext:value-type="string">
            <text:p>1989-02-08</text:p>
          </table:table-cell>
          <table:table-cell table:style-name="ce9" table:formula="of:=ROUND(RAND()*40+150 )" office:value-type="float" office:value="182" calcext:value-type="float">
            <text:p>182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6200478" calcext:value-type="float">
            <text:p>6200478</text:p>
          </table:table-cell>
          <table:table-cell table:formula="of:=RANDBETWEEN(10000000;99999999)" office:value-type="float" office:value="98862468" calcext:value-type="float">
            <text:p>98862468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Hilda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Cuellar'</text:p>
          </table:table-cell>
          <table:table-cell table:style-name="ce8" office:value-type="string" calcext:value-type="string">
            <text:p>1954-08-20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7648052" calcext:value-type="float">
            <text:p>7648052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Magallon'</text:p>
          </table:table-cell>
          <table:table-cell table:style-name="ce8" office:value-type="string" calcext:value-type="string">
            <text:p>1954-08-20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4705809" calcext:value-type="float">
            <text:p>4705809</text:p>
          </table:table-cell>
          <table:table-cell table:style-name="ce13" table:formula="of:=RANDBETWEEN(10000000;100000000)" office:value-type="float" office:value="13837503" calcext:value-type="float">
            <text:p>13837503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style-name="Default" table:number-columns-repeated="3"/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10]+1" office:value-type="float" office:value="8" calcext:value-type="float">
            <text:p>8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Verduzco'</text:p>
          </table:table-cell>
          <table:table-cell table:style-name="ce8" office:value-type="string" calcext:value-type="string">
            <text:p>1989-04-24</text:p>
          </table:table-cell>
          <table:table-cell table:style-name="ce9" table:formula="of:=ROUND(RAND()*40+150 )" office:value-type="float" office:value="178" calcext:value-type="float">
            <text:p>178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3683646" calcext:value-type="float">
            <text:p>3683646</text:p>
          </table:table-cell>
          <table:table-cell table:formula="of:=RANDBETWEEN(10000000;99999999)" office:value-type="float" office:value="97058144" calcext:value-type="float">
            <text:p>9705814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Octavio'</text:p>
          </table:table-cell>
          <table:table-cell/>
          <table:table-cell office:value-type="string" calcext:value-type="string">
            <text:p>'Villanueva'</text:p>
          </table:table-cell>
          <table:table-cell office:value-type="string" calcext:value-type="string">
            <text:p>'Valles'</text:p>
          </table:table-cell>
          <table:table-cell table:style-name="ce8" office:value-type="string" calcext:value-type="string">
            <text:p>1955-07-02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7519884" calcext:value-type="float">
            <text:p>751988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Arguello'</text:p>
          </table:table-cell>
          <table:table-cell table:style-name="ce8" office:value-type="string" calcext:value-type="string">
            <text:p>1955-07-02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8740325" calcext:value-type="float">
            <text:p>8740325</text:p>
          </table:table-cell>
          <table:table-cell table:style-name="ce13" table:formula="of:=RANDBETWEEN(10000000;100000000)" office:value-type="float" office:value="62452116" calcext:value-type="float">
            <text:p>62452116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style-name="Default" table:number-columns-repeated="3"/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nalista</text:p>
          </table:table-cell>
          <table:table-cell table:style-name="ce7" table:formula="of:=[.C11]+1" office:value-type="float" office:value="9" calcext:value-type="float">
            <text:p>9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Roa'</text:p>
          </table:table-cell>
          <table:table-cell table:style-name="ce8" office:value-type="string" calcext:value-type="string">
            <text:p>1990-09-14</text:p>
          </table:table-cell>
          <table:table-cell table:style-name="ce9" table:formula="of:=ROUND(RAND()*40+150 )" office:value-type="float" office:value="154" calcext:value-type="float">
            <text:p>154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1877751" calcext:value-type="float">
            <text:p>1877751</text:p>
          </table:table-cell>
          <table:table-cell table:formula="of:=RANDBETWEEN(10000000;99999999)" office:value-type="float" office:value="95087829" calcext:value-type="float">
            <text:p>9508782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Julio'</text:p>
          </table:table-cell>
          <table:table-cell/>
          <table:table-cell office:value-type="string" calcext:value-type="string">
            <text:p>'Avelar'</text:p>
          </table:table-cell>
          <table:table-cell office:value-type="string" calcext:value-type="string">
            <text:p>'Conde'</text:p>
          </table:table-cell>
          <table:table-cell table:style-name="ce8" office:value-type="string" calcext:value-type="string">
            <text:p>1955-12-31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1405748" calcext:value-type="float">
            <text:p>1405748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Alcantara'</text:p>
          </table:table-cell>
          <table:table-cell table:style-name="ce8" office:value-type="string" calcext:value-type="string">
            <text:p>1955-12-3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3036367" calcext:value-type="float">
            <text:p>3036367</text:p>
          </table:table-cell>
          <table:table-cell table:style-name="ce13" table:formula="of:=RANDBETWEEN(10000000;100000000)" office:value-type="float" office:value="40034469" calcext:value-type="float">
            <text:p>40034469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style-name="Default" table:number-columns-repeated="3"/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gente</text:p>
          </table:table-cell>
          <table:table-cell table:style-name="ce7" table:formula="of:=[.C12]+1" office:value-type="float" office:value="10" calcext:value-type="float">
            <text:p>10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eredia'</text:p>
          </table:table-cell>
          <table:table-cell table:style-name="ce8" office:value-type="string" calcext:value-type="string">
            <text:p>1993-03-05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508856" calcext:value-type="float">
            <text:p>3508856</text:p>
          </table:table-cell>
          <table:table-cell table:formula="of:=RANDBETWEEN(10000000;99999999)" office:value-type="float" office:value="43529129" calcext:value-type="float">
            <text:p>4352912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Araceli'</text:p>
          </table:table-cell>
          <table:table-cell/>
          <table:table-cell office:value-type="string" calcext:value-type="string">
            <text:p>'Alcantara'</text:p>
          </table:table-cell>
          <table:table-cell office:value-type="string" calcext:value-type="string">
            <text:p>'Candelaria'</text:p>
          </table:table-cell>
          <table:table-cell table:style-name="ce8" office:value-type="string" calcext:value-type="string">
            <text:p>1960-06-01</text:p>
          </table:table-cell>
          <table:table-cell office:value-type="string" calcext:value-type="string">
            <text:p>tí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8953064" calcext:value-type="float">
            <text:p>8953064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Estrada'</text:p>
          </table:table-cell>
          <table:table-cell table:style-name="ce8" office:value-type="string" calcext:value-type="string">
            <text:p>1960-06-01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9949549" calcext:value-type="float">
            <text:p>9949549</text:p>
          </table:table-cell>
          <table:table-cell table:style-name="ce13" table:formula="of:=RANDBETWEEN(10000000;100000000)" office:value-type="float" office:value="78170447" calcext:value-type="float">
            <text:p>78170447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style-name="Default" table:number-columns-repeated="3"/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gente</text:p>
          </table:table-cell>
          <table:table-cell table:style-name="ce7" table:formula="of:=[.C13]+1" office:value-type="float" office:value="11" calcext:value-type="float">
            <text:p>11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Tello'</text:p>
          </table:table-cell>
          <table:table-cell table:style-name="ce8" office:value-type="string" calcext:value-type="string">
            <text:p>1993-08-25</text:p>
          </table:table-cell>
          <table:table-cell table:style-name="ce9" table:formula="of:=ROUND(RAND()*40+150 )" office:value-type="float" office:value="171" calcext:value-type="float">
            <text:p>171</text:p>
          </table:table-cell>
          <table:table-cell table:style-name="ce9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735517" calcext:value-type="float">
            <text:p>1735517</text:p>
          </table:table-cell>
          <table:table-cell table:formula="of:=RANDBETWEEN(10000000;99999999)" office:value-type="float" office:value="75828501" calcext:value-type="float">
            <text:p>7582850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Bibiana'</text:p>
          </table:table-cell>
          <table:table-cell/>
          <table:table-cell office:value-type="string" calcext:value-type="string">
            <text:p>'Monge'</text:p>
          </table:table-cell>
          <table:table-cell office:value-type="string" calcext:value-type="string">
            <text:p>'Ruano'</text:p>
          </table:table-cell>
          <table:table-cell table:style-name="ce8" office:value-type="string" calcext:value-type="string">
            <text:p>1962-10-1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363352" calcext:value-type="float">
            <text:p>8363352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Casillas'</text:p>
          </table:table-cell>
          <table:table-cell table:style-name="ce8" office:value-type="string" calcext:value-type="string">
            <text:p>1962-10-16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3919166" calcext:value-type="float">
            <text:p>3919166</text:p>
          </table:table-cell>
          <table:table-cell table:style-name="ce13" table:formula="of:=RANDBETWEEN(10000000;100000000)" office:value-type="float" office:value="91112629" calcext:value-type="float">
            <text:p>91112629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style-name="Default" table:number-columns-repeated="3"/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nalista</text:p>
          </table:table-cell>
          <table:table-cell table:style-name="ce7" table:formula="of:=[.C14]+1" office:value-type="float" office:value="12" calcext:value-type="float">
            <text:p>12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Luis'</text:p>
          </table:table-cell>
          <table:table-cell table:style-name="ce8" office:value-type="string" calcext:value-type="string">
            <text:p>1994-05-26</text:p>
          </table:table-cell>
          <table:table-cell table:style-name="ce9" table:formula="of:=ROUND(RAND()*40+150 )" office:value-type="float" office:value="156" calcext:value-type="float">
            <text:p>156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875385" calcext:value-type="float">
            <text:p>5875385</text:p>
          </table:table-cell>
          <table:table-cell table:formula="of:=RANDBETWEEN(10000000;99999999)" office:value-type="float" office:value="99575593" calcext:value-type="float">
            <text:p>9957559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Gracia'</text:p>
          </table:table-cell>
          <table:table-cell/>
          <table:table-cell office:value-type="string" calcext:value-type="string">
            <text:p>'Sanchez'</text:p>
          </table:table-cell>
          <table:table-cell office:value-type="string" calcext:value-type="string">
            <text:p>'Simon'</text:p>
          </table:table-cell>
          <table:table-cell table:style-name="ce8" office:value-type="string" calcext:value-type="string">
            <text:p>1963-06-0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068248" calcext:value-type="float">
            <text:p>3068248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Buenrostro'</text:p>
          </table:table-cell>
          <table:table-cell table:style-name="ce8" office:value-type="string" calcext:value-type="string">
            <text:p>1963-06-08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128730" calcext:value-type="float">
            <text:p>7128730</text:p>
          </table:table-cell>
          <table:table-cell table:style-name="ce13" table:formula="of:=RANDBETWEEN(10000000;100000000)" office:value-type="float" office:value="92023323" calcext:value-type="float">
            <text:p>92023323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style-name="Default" table:number-columns-repeated="3"/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15]+1" office:value-type="float" office:value="13" calcext:value-type="float">
            <text:p>13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Zambrano'</text:p>
          </table:table-cell>
          <table:table-cell table:style-name="ce8" office:value-type="string" calcext:value-type="string">
            <text:p>1994-06-22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419733" calcext:value-type="float">
            <text:p>9419733</text:p>
          </table:table-cell>
          <table:table-cell table:formula="of:=RANDBETWEEN(10000000;99999999)" office:value-type="float" office:value="24301532" calcext:value-type="float">
            <text:p>24301532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Santiago'</text:p>
          </table:table-cell>
          <table:table-cell/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8" office:value-type="string" calcext:value-type="string">
            <text:p>1964-03-10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401688" calcext:value-type="float">
            <text:p>3401688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Casanova'</text:p>
          </table:table-cell>
          <table:table-cell table:style-name="ce8" office:value-type="string" calcext:value-type="string">
            <text:p>1964-03-10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963247" calcext:value-type="float">
            <text:p>9963247</text:p>
          </table:table-cell>
          <table:table-cell table:style-name="ce13" table:formula="of:=RANDBETWEEN(10000000;100000000)" office:value-type="float" office:value="84665808" calcext:value-type="float">
            <text:p>84665808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style-name="Default" table:number-columns-repeated="3"/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16]+1" office:value-type="float" office:value="14" calcext:value-type="float">
            <text:p>14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Fabian'</text:p>
          </table:table-cell>
          <table:table-cell table:style-name="ce8" office:value-type="string" calcext:value-type="string">
            <text:p>1995-07-22</text:p>
          </table:table-cell>
          <table:table-cell table:style-name="ce9" table:formula="of:=ROUND(RAND()*40+150 )" office:value-type="float" office:value="155" calcext:value-type="float">
            <text:p>155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6057080" calcext:value-type="float">
            <text:p>6057080</text:p>
          </table:table-cell>
          <table:table-cell table:formula="of:=RANDBETWEEN(10000000;99999999)" office:value-type="float" office:value="42520774" calcext:value-type="float">
            <text:p>4252077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Haydee'</text:p>
          </table:table-cell>
          <table:table-cell/>
          <table:table-cell office:value-type="string" calcext:value-type="string">
            <text:p>'Solis'</text:p>
          </table:table-cell>
          <table:table-cell office:value-type="string" calcext:value-type="string">
            <text:p>'Villeda'</text:p>
          </table:table-cell>
          <table:table-cell table:style-name="ce8" office:value-type="string" calcext:value-type="string">
            <text:p>1965-12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632361" calcext:value-type="float">
            <text:p>6632361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Teran'</text:p>
          </table:table-cell>
          <table:table-cell table:style-name="ce8" office:value-type="string" calcext:value-type="string">
            <text:p>1965-12-24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496625" calcext:value-type="float">
            <text:p>5496625</text:p>
          </table:table-cell>
          <table:table-cell table:style-name="ce13" table:formula="of:=RANDBETWEEN(10000000;100000000)" office:value-type="float" office:value="82407549" calcext:value-type="float">
            <text:p>82407549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style-name="Default" table:number-columns-repeated="3"/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gente</text:p>
          </table:table-cell>
          <table:table-cell table:style-name="ce7" table:formula="of:=[.C17]+1" office:value-type="float" office:value="15" calcext:value-type="float">
            <text:p>15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Hinojosa'</text:p>
          </table:table-cell>
          <table:table-cell table:style-name="ce8" office:value-type="string" calcext:value-type="string">
            <text:p>1996-09-20</text:p>
          </table:table-cell>
          <table:table-cell table:style-name="ce9" table:formula="of:=ROUND(RAND()*40+150 )" office:value-type="float" office:value="173" calcext:value-type="float">
            <text:p>173</text:p>
          </table:table-cell>
          <table:table-cell table:style-name="ce9" table:formula="of:=ROUND(RAND()*30+65 )" office:value-type="float" office:value="95" calcext:value-type="float">
            <text:p>95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749014" calcext:value-type="float">
            <text:p>4749014</text:p>
          </table:table-cell>
          <table:table-cell table:formula="of:=RANDBETWEEN(10000000;99999999)" office:value-type="float" office:value="38825574" calcext:value-type="float">
            <text:p>3882557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aligula'</text:p>
          </table:table-cell>
          <table:table-cell/>
          <table:table-cell office:value-type="string" calcext:value-type="string">
            <text:p>'Estevez'</text:p>
          </table:table-cell>
          <table:table-cell office:value-type="string" calcext:value-type="string">
            <text:p>'Cifuentes'</text:p>
          </table:table-cell>
          <table:table-cell table:style-name="ce8" office:value-type="string" calcext:value-type="string">
            <text:p>1970-06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799636" calcext:value-type="float">
            <text:p>6799636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Machuca'</text:p>
          </table:table-cell>
          <table:table-cell table:style-name="ce8" office:value-type="string" calcext:value-type="string">
            <text:p>1970-06-2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879673" calcext:value-type="float">
            <text:p>1879673</text:p>
          </table:table-cell>
          <table:table-cell table:style-name="ce13" table:formula="of:=RANDBETWEEN(10000000;100000000)" office:value-type="float" office:value="98452498" calcext:value-type="float">
            <text:p>98452498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style-name="Default" table:number-columns-repeated="3"/>
          <table:table-cell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nalista</text:p>
          </table:table-cell>
          <table:table-cell table:style-name="ce7" table:formula="of:=[.C18]+1" office:value-type="float" office:value="16" calcext:value-type="float">
            <text:p>16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Valverde'</text:p>
          </table:table-cell>
          <table:table-cell table:style-name="ce8" office:value-type="string" calcext:value-type="string">
            <text:p>1996-11-15</text:p>
          </table:table-cell>
          <table:table-cell table:style-name="ce9" table:formula="of:=ROUND(RAND()*40+150 )" office:value-type="float" office:value="186" calcext:value-type="float">
            <text:p>186</text:p>
          </table:table-cell>
          <table:table-cell table:style-name="ce9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334993" calcext:value-type="float">
            <text:p>1334993</text:p>
          </table:table-cell>
          <table:table-cell table:formula="of:=RANDBETWEEN(10000000;99999999)" office:value-type="float" office:value="61493773" calcext:value-type="float">
            <text:p>6149377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Marco'</text:p>
          </table:table-cell>
          <table:table-cell/>
          <table:table-cell office:value-type="string" calcext:value-type="string">
            <text:p>'Armijo'</text:p>
          </table:table-cell>
          <table:table-cell office:value-type="string" calcext:value-type="string">
            <text:p>'Jimenez'</text:p>
          </table:table-cell>
          <table:table-cell table:style-name="ce8" office:value-type="string" calcext:value-type="string">
            <text:p>1970-12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2129027" calcext:value-type="float">
            <text:p>2129027</text:p>
          </table:table-cell>
          <table:table-cell office:value-type="string" calcext:value-type="string">
            <text:p>'Emperatriz'</text:p>
          </table:table-cell>
          <table:table-cell/>
          <table:table-cell office:value-type="string" calcext:value-type="string">
            <text:p>'Angulo'</text:p>
          </table:table-cell>
          <table:table-cell office:value-type="string" calcext:value-type="string">
            <text:p>'Valdivia'</text:p>
          </table:table-cell>
          <table:table-cell table:style-name="ce8" office:value-type="string" calcext:value-type="string">
            <text:p>1970-12-22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7421024" calcext:value-type="float">
            <text:p>7421024</text:p>
          </table:table-cell>
          <table:table-cell table:style-name="ce13" table:formula="of:=RANDBETWEEN(10000000;100000000)" office:value-type="float" office:value="42751254" calcext:value-type="float">
            <text:p>42751254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style-name="Default" table:number-columns-repeated="3"/>
          <table:table-cell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nalista</text:p>
          </table:table-cell>
          <table:table-cell table:style-name="ce7" table:formula="of:=[.C19]+1" office:value-type="float" office:value="17" calcext:value-type="float">
            <text:p>17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ejo'</text:p>
          </table:table-cell>
          <table:table-cell table:style-name="ce8" office:value-type="string" calcext:value-type="string">
            <text:p>1997-08-10</text:p>
          </table:table-cell>
          <table:table-cell table:style-name="ce9" table:formula="of:=ROUND(RAND()*40+150 )" office:value-type="float" office:value="152" calcext:value-type="float">
            <text:p>152</text:p>
          </table:table-cell>
          <table:table-cell table:style-name="ce9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9016415" calcext:value-type="float">
            <text:p>9016415</text:p>
          </table:table-cell>
          <table:table-cell table:formula="of:=RANDBETWEEN(10000000;99999999)" office:value-type="float" office:value="71204927" calcext:value-type="float">
            <text:p>71204927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Cesarino'</text:p>
          </table:table-cell>
          <table:table-cell/>
          <table:table-cell office:value-type="string" calcext:value-type="string">
            <text:p>'Delrio'</text:p>
          </table:table-cell>
          <table:table-cell office:value-type="string" calcext:value-type="string">
            <text:p>'Caldera'</text:p>
          </table:table-cell>
          <table:table-cell table:style-name="ce8" office:value-type="string" calcext:value-type="string">
            <text:p>1971-06-23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5299783" calcext:value-type="float">
            <text:p>5299783</text:p>
          </table:table-cell>
          <table:table-cell office:value-type="string" calcext:value-type="string">
            <text:p>'Vilma'</text:p>
          </table:table-cell>
          <table:table-cell/>
          <table:table-cell office:value-type="string" calcext:value-type="string">
            <text:p>'Monreal'</text:p>
          </table:table-cell>
          <table:table-cell office:value-type="string" calcext:value-type="string">
            <text:p>'Toscano'</text:p>
          </table:table-cell>
          <table:table-cell table:style-name="ce8" office:value-type="string" calcext:value-type="string">
            <text:p>1971-06-23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2307474" calcext:value-type="float">
            <text:p>2307474</text:p>
          </table:table-cell>
          <table:table-cell table:style-name="ce13" table:formula="of:=RANDBETWEEN(10000000;100000000)" office:value-type="float" office:value="36040281" calcext:value-type="float">
            <text:p>36040281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ce12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gente</text:p>
          </table:table-cell>
          <table:table-cell table:style-name="ce7" table:formula="of:=[.C20]+1" office:value-type="float" office:value="18" calcext:value-type="float">
            <text:p>18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Maya'</text:p>
          </table:table-cell>
          <table:table-cell table:style-name="ce8" office:value-type="string" calcext:value-type="string">
            <text:p>1997-10-10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6760543" calcext:value-type="float">
            <text:p>6760543</text:p>
          </table:table-cell>
          <table:table-cell table:formula="of:=RANDBETWEEN(10000000;99999999)" office:value-type="float" office:value="70365301" calcext:value-type="float">
            <text:p>7036530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Luciana'</text:p>
          </table:table-cell>
          <table:table-cell/>
          <table:table-cell office:value-type="string" calcext:value-type="string">
            <text:p>'Garibay'</text:p>
          </table:table-cell>
          <table:table-cell office:value-type="string" calcext:value-type="string">
            <text:p>'Contreras'</text:p>
          </table:table-cell>
          <table:table-cell table:style-name="ce8" office:value-type="string" calcext:value-type="string">
            <text:p>1973-05-18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5605257" calcext:value-type="float">
            <text:p>5605257</text:p>
          </table:table-cell>
          <table:table-cell office:value-type="string" calcext:value-type="string">
            <text:p>'Luna'</text:p>
          </table:table-cell>
          <table:table-cell/>
          <table:table-cell office:value-type="string" calcext:value-type="string">
            <text:p>'Castrejon'</text:p>
          </table:table-cell>
          <table:table-cell office:value-type="string" calcext:value-type="string">
            <text:p>'Narvaez'</text:p>
          </table:table-cell>
          <table:table-cell table:style-name="ce8" office:value-type="string" calcext:value-type="string">
            <text:p>1973-05-1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7810767" calcext:value-type="float">
            <text:p>7810767</text:p>
          </table:table-cell>
          <table:table-cell table:style-name="ce13" table:formula="of:=RANDBETWEEN(10000000;100000000)" office:value-type="float" office:value="71939124" calcext:value-type="float">
            <text:p>71939124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21]+1" office:value-type="float" office:value="19" calcext:value-type="float">
            <text:p>19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Armendariz'</text:p>
          </table:table-cell>
          <table:table-cell table:style-name="ce8" office:value-type="string" calcext:value-type="string">
            <text:p>1997-12-15</text:p>
          </table:table-cell>
          <table:table-cell table:style-name="ce9" table:formula="of:=ROUND(RAND()*40+150 )" office:value-type="float" office:value="186" calcext:value-type="float">
            <text:p>186</text:p>
          </table:table-cell>
          <table:table-cell table:style-name="ce9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1262019" calcext:value-type="float">
            <text:p>1262019</text:p>
          </table:table-cell>
          <table:table-cell table:formula="of:=RANDBETWEEN(10000000;99999999)" office:value-type="float" office:value="23850984" calcext:value-type="float">
            <text:p>23850984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Fermin'</text:p>
          </table:table-cell>
          <table:table-cell/>
          <table:table-cell office:value-type="string" calcext:value-type="string">
            <text:p>'Figueroa'</text:p>
          </table:table-cell>
          <table:table-cell office:value-type="string" calcext:value-type="string">
            <text:p>'Cordova'</text:p>
          </table:table-cell>
          <table:table-cell table:style-name="ce8" office:value-type="string" calcext:value-type="string">
            <text:p>1973-11-14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8677811" calcext:value-type="float">
            <text:p>8677811</text:p>
          </table:table-cell>
          <table:table-cell office:value-type="string" calcext:value-type="string">
            <text:p>'Hugo'</text:p>
          </table:table-cell>
          <table:table-cell/>
          <table:table-cell office:value-type="string" calcext:value-type="string">
            <text:p>'Serrato'</text:p>
          </table:table-cell>
          <table:table-cell office:value-type="string" calcext:value-type="string">
            <text:p>'Barrios'</text:p>
          </table:table-cell>
          <table:table-cell table:style-name="ce8" office:value-type="string" calcext:value-type="string">
            <text:p>1973-11-14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7396915" calcext:value-type="float">
            <text:p>7396915</text:p>
          </table:table-cell>
          <table:table-cell table:style-name="ce13" table:formula="of:=RANDBETWEEN(10000000;100000000)" office:value-type="float" office:value="23902929" calcext:value-type="float">
            <text:p>23902929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22]+1" office:value-type="float" office:value="20" calcext:value-type="float">
            <text:p>20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Roberts'</text:p>
          </table:table-cell>
          <table:table-cell table:style-name="ce8" office:value-type="string" calcext:value-type="string">
            <text:p>1999-09-14</text:p>
          </table:table-cell>
          <table:table-cell table:style-name="ce9" table:formula="of:=ROUND(RAND()*40+150 )" office:value-type="float" office:value="164" calcext:value-type="float">
            <text:p>164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3291569" calcext:value-type="float">
            <text:p>3291569</text:p>
          </table:table-cell>
          <table:table-cell table:formula="of:=RANDBETWEEN(10000000;99999999)" office:value-type="float" office:value="88612506" calcext:value-type="float">
            <text:p>8861250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Felicio'</text:p>
          </table:table-cell>
          <table:table-cell/>
          <table:table-cell office:value-type="string" calcext:value-type="string">
            <text:p>'Meneses'</text:p>
          </table:table-cell>
          <table:table-cell office:value-type="string" calcext:value-type="string">
            <text:p>'Ward'</text:p>
          </table:table-cell>
          <table:table-cell table:style-name="ce8" office:value-type="string" calcext:value-type="string">
            <text:p>1975-10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392539" calcext:value-type="float">
            <text:p>2392539</text:p>
          </table:table-cell>
          <table:table-cell office:value-type="string" calcext:value-type="string">
            <text:p>'Luis'</text:p>
          </table:table-cell>
          <table:table-cell/>
          <table:table-cell office:value-type="string" calcext:value-type="string">
            <text:p>'Oliva'</text:p>
          </table:table-cell>
          <table:table-cell office:value-type="string" calcext:value-type="string">
            <text:p>'Arias'</text:p>
          </table:table-cell>
          <table:table-cell table:style-name="ce8" office:value-type="string" calcext:value-type="string">
            <text:p>1975-10-18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3795664" calcext:value-type="float">
            <text:p>3795664</text:p>
          </table:table-cell>
          <table:table-cell table:style-name="ce13" table:formula="of:=RANDBETWEEN(10000000;100000000)" office:value-type="float" office:value="96440915" calcext:value-type="float">
            <text:p>96440915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6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nalista</text:p>
          </table:table-cell>
          <table:table-cell table:style-name="ce7" table:formula="of:=[.C23]+1" office:value-type="float" office:value="21" calcext:value-type="float">
            <text:p>2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Roman'</text:p>
          </table:table-cell>
          <table:table-cell table:style-name="ce8" office:value-type="string" calcext:value-type="string">
            <text:p>1999-09-20</text:p>
          </table:table-cell>
          <table:table-cell table:style-name="ce9" table:formula="of:=ROUND(RAND()*40+150 )" office:value-type="float" office:value="154" calcext:value-type="float">
            <text:p>154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6279829" calcext:value-type="float">
            <text:p>6279829</text:p>
          </table:table-cell>
          <table:table-cell table:formula="of:=RANDBETWEEN(10000000;99999999)" office:value-type="float" office:value="92167140" calcext:value-type="float">
            <text:p>9216714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Irma'</text:p>
          </table:table-cell>
          <table:table-cell/>
          <table:table-cell office:value-type="string" calcext:value-type="string">
            <text:p>'Barahona'</text:p>
          </table:table-cell>
          <table:table-cell office:value-type="string" calcext:value-type="string">
            <text:p>'Maldonado'</text:p>
          </table:table-cell>
          <table:table-cell table:style-name="ce8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1358822" calcext:value-type="float">
            <text:p>1358822</text:p>
          </table:table-cell>
          <table:table-cell office:value-type="string" calcext:value-type="string">
            <text:p>'Klement'</text:p>
          </table:table-cell>
          <table:table-cell/>
          <table:table-cell office:value-type="string" calcext:value-type="string">
            <text:p>'Montiel'</text:p>
          </table:table-cell>
          <table:table-cell office:value-type="string" calcext:value-type="string">
            <text:p>'Salguero'</text:p>
          </table:table-cell>
          <table:table-cell table:style-name="ce8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3523644" calcext:value-type="float">
            <text:p>3523644</text:p>
          </table:table-cell>
          <table:table-cell table:style-name="ce13" table:formula="of:=RANDBETWEEN(10000000;100000000)" office:value-type="float" office:value="55622204" calcext:value-type="float">
            <text:p>55622204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gente</text:p>
          </table:table-cell>
          <table:table-cell table:style-name="ce7" table:formula="of:=[.C24]+1" office:value-type="float" office:value="22" calcext:value-type="float">
            <text:p>22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Barahona'</text:p>
          </table:table-cell>
          <table:table-cell table:style-name="ce8" office:value-type="string" calcext:value-type="string">
            <text:p>2000-04-29</text:p>
          </table:table-cell>
          <table:table-cell table:style-name="ce9" table:formula="of:=ROUND(RAND()*40+150 )" office:value-type="float" office:value="183" calcext:value-type="float">
            <text:p>183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5640299" calcext:value-type="float">
            <text:p>5640299</text:p>
          </table:table-cell>
          <table:table-cell table:formula="of:=RANDBETWEEN(10000000;99999999)" office:value-type="float" office:value="54012954" calcext:value-type="float">
            <text:p>54012954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Amada'</text:p>
          </table:table-cell>
          <table:table-cell/>
          <table:table-cell office:value-type="string" calcext:value-type="string">
            <text:p>'Rendon'</text:p>
          </table:table-cell>
          <table:table-cell office:value-type="string" calcext:value-type="string">
            <text:p>'Ochoa'</text:p>
          </table:table-cell>
          <table:table-cell table:style-name="ce8" office:value-type="string" calcext:value-type="string">
            <text:p>1976-07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6023622" calcext:value-type="float">
            <text:p>6023622</text:p>
          </table:table-cell>
          <table:table-cell office:value-type="string" calcext:value-type="string">
            <text:p>'Rosalia'</text:p>
          </table:table-cell>
          <table:table-cell/>
          <table:table-cell office:value-type="string" calcext:value-type="string">
            <text:p>'Valles'</text:p>
          </table:table-cell>
          <table:table-cell office:value-type="string" calcext:value-type="string">
            <text:p>'Montes'</text:p>
          </table:table-cell>
          <table:table-cell table:style-name="ce8" office:value-type="string" calcext:value-type="string">
            <text:p>1976-07-1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3109771" calcext:value-type="float">
            <text:p>3109771</text:p>
          </table:table-cell>
          <table:table-cell table:style-name="ce13" table:formula="of:=RANDBETWEEN(10000000;100000000)" office:value-type="float" office:value="65697731" calcext:value-type="float">
            <text:p>65697731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gente</text:p>
          </table:table-cell>
          <table:table-cell table:style-name="ce7" table:formula="of:=[.C25]+1" office:value-type="float" office:value="23" calcext:value-type="float">
            <text:p>23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Antonio'</text:p>
          </table:table-cell>
          <table:table-cell table:style-name="ce8" office:value-type="string" calcext:value-type="string">
            <text:p>2000-05-31</text:p>
          </table:table-cell>
          <table:table-cell table:style-name="ce9" table:formula="of:=ROUND(RAND()*40+150 )" office:value-type="float" office:value="187" calcext:value-type="float">
            <text:p>187</text:p>
          </table:table-cell>
          <table:table-cell table:style-name="ce9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4148592" calcext:value-type="float">
            <text:p>4148592</text:p>
          </table:table-cell>
          <table:table-cell table:formula="of:=RANDBETWEEN(10000000;99999999)" office:value-type="float" office:value="80857581" calcext:value-type="float">
            <text:p>8085758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Naomi'</text:p>
          </table:table-cell>
          <table:table-cell/>
          <table:table-cell office:value-type="string" calcext:value-type="string">
            <text:p>'Powell'</text:p>
          </table:table-cell>
          <table:table-cell office:value-type="string" calcext:value-type="string">
            <text:p>'Butler'</text:p>
          </table:table-cell>
          <table:table-cell table:style-name="ce8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1375472" calcext:value-type="float">
            <text:p>1375472</text:p>
          </table:table-cell>
          <table:table-cell office:value-type="string" calcext:value-type="string">
            <text:p>'Griselda'</text:p>
          </table:table-cell>
          <table:table-cell/>
          <table:table-cell office:value-type="string" calcext:value-type="string">
            <text:p>'Pedraza'</text:p>
          </table:table-cell>
          <table:table-cell office:value-type="string" calcext:value-type="string">
            <text:p>'Lozano'</text:p>
          </table:table-cell>
          <table:table-cell table:style-name="ce8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7052158" calcext:value-type="float">
            <text:p>7052158</text:p>
          </table:table-cell>
          <table:table-cell table:style-name="ce13" table:formula="of:=RANDBETWEEN(10000000;100000000)" office:value-type="float" office:value="75297056" calcext:value-type="float">
            <text:p>75297056</text:p>
          </table:table-cell>
          <table:table-cell office:value-type="string" calcext:value-type="string">
            <text:p>Zimbabue</text:p>
          </table:table-cell>
          <table:table-cell table:style-name="ce13" table:formula="of:=RANDBETWEEN(10000000;100000000)" office:value-type="float" office:value="28592798" calcext:value-type="float">
            <text:p>2859279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dustrial</text:p>
          </table:table-cell>
          <table:table-cell table:number-columns-repeated="6"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nalista</text:p>
          </table:table-cell>
          <table:table-cell table:style-name="ce7" table:formula="of:=[.C26]+1" office:value-type="float" office:value="24" calcext:value-type="float">
            <text:p>24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8" office:value-type="string" calcext:value-type="string">
            <text:p>2000-08-09</text:p>
          </table:table-cell>
          <table:table-cell table:style-name="ce9" table:formula="of:=ROUND(RAND()*40+150 )" office:value-type="float" office:value="151" calcext:value-type="float">
            <text:p>151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294017" calcext:value-type="float">
            <text:p>8294017</text:p>
          </table:table-cell>
          <table:table-cell table:formula="of:=RANDBETWEEN(10000000;99999999)" office:value-type="float" office:value="31808968" calcext:value-type="float">
            <text:p>3180896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Adrian'</text:p>
          </table:table-cell>
          <table:table-cell/>
          <table:table-cell office:value-type="string" calcext:value-type="string">
            <text:p>'Price'</text:p>
          </table:table-cell>
          <table:table-cell office:value-type="string" calcext:value-type="string">
            <text:p>'Becerra'</text:p>
          </table:table-cell>
          <table:table-cell table:style-name="ce8" office:value-type="string" calcext:value-type="string">
            <text:p>1981-01-22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243688" calcext:value-type="float">
            <text:p>8243688</text:p>
          </table:table-cell>
          <table:table-cell office:value-type="string" calcext:value-type="string">
            <text:p>'Daniel'</text:p>
          </table:table-cell>
          <table:table-cell/>
          <table:table-cell office:value-type="string" calcext:value-type="string">
            <text:p>'Price'</text:p>
          </table:table-cell>
          <table:table-cell office:value-type="string" calcext:value-type="string">
            <text:p>'Gallardo'</text:p>
          </table:table-cell>
          <table:table-cell table:style-name="ce8" office:value-type="string" calcext:value-type="string">
            <text:p>1981-01-22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636567" calcext:value-type="float">
            <text:p>5636567</text:p>
          </table:table-cell>
          <table:table-cell table:style-name="ce13" table:formula="of:=RANDBETWEEN(10000000;100000000)" office:value-type="float" office:value="59659699" calcext:value-type="float">
            <text:p>59659699</text:p>
          </table:table-cell>
          <table:table-cell office:value-type="string" calcext:value-type="string">
            <text:p>Zimbabue</text:p>
          </table:table-cell>
          <table:table-cell table:style-name="ce13" table:formula="of:=RANDBETWEEN(10000000;100000000)" office:value-type="float" office:value="22126848" calcext:value-type="float">
            <text:p>2212684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recho</text:p>
          </table:table-cell>
          <table:table-cell table:number-columns-repeated="6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27]+1" office:value-type="float" office:value="25" calcext:value-type="float">
            <text:p>25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Monreal'</text:p>
          </table:table-cell>
          <table:table-cell table:style-name="ce8" office:value-type="string" calcext:value-type="string">
            <text:p>2000-10-29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310048" calcext:value-type="float">
            <text:p>8310048</text:p>
          </table:table-cell>
          <table:table-cell table:formula="of:=RANDBETWEEN(10000000;99999999)" office:value-type="float" office:value="70011439" calcext:value-type="float">
            <text:p>7001143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Poncio'</text:p>
          </table:table-cell>
          <table:table-cell/>
          <table:table-cell office:value-type="string" calcext:value-type="string">
            <text:p>'Alcala'</text:p>
          </table:table-cell>
          <table:table-cell office:value-type="string" calcext:value-type="string">
            <text:p>'Falcon'</text:p>
          </table:table-cell>
          <table:table-cell table:style-name="ce8" office:value-type="string" calcext:value-type="string">
            <text:p>1981-02-02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237700" calcext:value-type="float">
            <text:p>5237700</text:p>
          </table:table-cell>
          <table:table-cell office:value-type="string" calcext:value-type="string">
            <text:p>'Silvester'</text:p>
          </table:table-cell>
          <table:table-cell/>
          <table:table-cell office:value-type="string" calcext:value-type="string">
            <text:p>'Morris'</text:p>
          </table:table-cell>
          <table:table-cell office:value-type="string" calcext:value-type="string">
            <text:p>'Serrato'</text:p>
          </table:table-cell>
          <table:table-cell table:style-name="ce8" office:value-type="string" calcext:value-type="string">
            <text:p>1981-02-02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651628" calcext:value-type="float">
            <text:p>7651628</text:p>
          </table:table-cell>
          <table:table-cell table:style-name="ce13" table:formula="of:=RANDBETWEEN(10000000;100000000)" office:value-type="float" office:value="63966624" calcext:value-type="float">
            <text:p>63966624</text:p>
          </table:table-cell>
          <table:table-cell office:value-type="string" calcext:value-type="string">
            <text:p>Australia</text:p>
          </table:table-cell>
          <table:table-cell table:style-name="ce13" table:formula="of:=RANDBETWEEN(10000000;100000000)" office:value-type="float" office:value="74072939" calcext:value-type="float">
            <text:p>7407293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riminología</text:p>
          </table:table-cell>
          <table:table-cell table:number-columns-repeated="6"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28]+1" office:value-type="float" office:value="26" calcext:value-type="float">
            <text:p>26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Camarena'</text:p>
          </table:table-cell>
          <table:table-cell table:style-name="ce8" office:value-type="string" calcext:value-type="string">
            <text:p>1983-09-14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431192" calcext:value-type="float">
            <text:p>4431192</text:p>
          </table:table-cell>
          <table:table-cell table:formula="of:=RANDBETWEEN(10000000;99999999)" office:value-type="float" office:value="88500583" calcext:value-type="float">
            <text:p>8850058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Sebastian'</text:p>
          </table:table-cell>
          <table:table-cell/>
          <table:table-cell office:value-type="string" calcext:value-type="string">
            <text:p>'Cabral'</text:p>
          </table:table-cell>
          <table:table-cell office:value-type="string" calcext:value-type="string">
            <text:p>'Cedillo'</text:p>
          </table:table-cell>
          <table:table-cell table:style-name="ce8" office:value-type="string" calcext:value-type="string">
            <text:p>1936-0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7650822" calcext:value-type="float">
            <text:p>7650822</text:p>
          </table:table-cell>
          <table:table-cell office:value-type="string" calcext:value-type="string">
            <text:p>'Magali'</text:p>
          </table:table-cell>
          <table:table-cell/>
          <table:table-cell office:value-type="string" calcext:value-type="string">
            <text:p>'Salmeron'</text:p>
          </table:table-cell>
          <table:table-cell office:value-type="string" calcext:value-type="string">
            <text:p>'Izquierdo'</text:p>
          </table:table-cell>
          <table:table-cell table:style-name="ce8" office:value-type="string" calcext:value-type="string">
            <text:p>1936-02-14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7846551" calcext:value-type="float">
            <text:p>7846551</text:p>
          </table:table-cell>
          <table:table-cell table:style-name="ce13" table:formula="of:=RANDBETWEEN(10000000;100000000)" office:value-type="float" office:value="58220090" calcext:value-type="float">
            <text:p>58220090</text:p>
          </table:table-cell>
          <table:table-cell office:value-type="string" calcext:value-type="string">
            <text:p>Australia</text:p>
          </table:table-cell>
          <table:table-cell table:style-name="ce13" table:formula="of:=RANDBETWEEN(10000000;100000000)" office:value-type="float" office:value="75830066" calcext:value-type="float">
            <text:p>75830066</text:p>
          </table:table-cell>
          <table:table-cell office:value-type="string" calcext:value-type="string">
            <text:p>Irlanda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/>
          <table:table-cell table:style-name="ce12"/>
          <table:table-cell table:number-columns-repeated="3"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gente</text:p>
          </table:table-cell>
          <table:table-cell table:style-name="ce7" table:formula="of:=[.C29]+1" office:value-type="float" office:value="27" calcext:value-type="float">
            <text:p>27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Hall'</text:p>
          </table:table-cell>
          <table:table-cell table:style-name="ce8" office:value-type="string" calcext:value-type="string">
            <text:p>1984-05-21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4781609" calcext:value-type="float">
            <text:p>4781609</text:p>
          </table:table-cell>
          <table:table-cell table:formula="of:=RANDBETWEEN(10000000;99999999)" office:value-type="float" office:value="99569984" calcext:value-type="float">
            <text:p>9956998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Marlene'</text:p>
          </table:table-cell>
          <table:table-cell/>
          <table:table-cell office:value-type="string" calcext:value-type="string">
            <text:p>'Maravilla'</text:p>
          </table:table-cell>
          <table:table-cell office:value-type="string" calcext:value-type="string">
            <text:p>'Merino'</text:p>
          </table:table-cell>
          <table:table-cell table:style-name="ce8" office:value-type="string" calcext:value-type="string">
            <text:p>1938-07-26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3711282" calcext:value-type="float">
            <text:p>3711282</text:p>
          </table:table-cell>
          <table:table-cell office:value-type="string" calcext:value-type="string">
            <text:p>'Emiliana'</text:p>
          </table:table-cell>
          <table:table-cell/>
          <table:table-cell office:value-type="string" calcext:value-type="string">
            <text:p>'Mariscal'</text:p>
          </table:table-cell>
          <table:table-cell office:value-type="string" calcext:value-type="string">
            <text:p>'Lora'</text:p>
          </table:table-cell>
          <table:table-cell table:style-name="ce8" office:value-type="string" calcext:value-type="string">
            <text:p>1938-07-2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162826" calcext:value-type="float">
            <text:p>7162826</text:p>
          </table:table-cell>
          <table:table-cell table:style-name="ce13" table:formula="of:=RANDBETWEEN(10000000;100000000)" office:value-type="float" office:value="49398142" calcext:value-type="float">
            <text:p>49398142</text:p>
          </table:table-cell>
          <table:table-cell office:value-type="string" calcext:value-type="string">
            <text:p>Australia</text:p>
          </table:table-cell>
          <table:table-cell table:style-name="ce13" table:formula="of:=RANDBETWEEN(10000000;100000000)" office:value-type="float" office:value="85864400" calcext:value-type="float">
            <text:p>85864400</text:p>
          </table:table-cell>
          <table:table-cell office:value-type="string" calcext:value-type="string">
            <text:p>Irlanda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ce12"/>
          <table:table-cell table:number-columns-repeated="3"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7" table:formula="of:=[.C30]+1" office:value-type="float" office:value="28" calcext:value-type="float">
            <text:p>28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lderon'</text:p>
          </table:table-cell>
          <table:table-cell office:value-type="string" calcext:value-type="string">
            <text:p>'Maciel'</text:p>
          </table:table-cell>
          <table:table-cell table:style-name="ce8" office:value-type="string" calcext:value-type="string">
            <text:p>1984-12-22</text:p>
          </table:table-cell>
          <table:table-cell table:style-name="ce9" table:formula="of:=ROUND(RAND()*40+150 )" office:value-type="float" office:value="166" calcext:value-type="float">
            <text:p>166</text:p>
          </table:table-cell>
          <table:table-cell table:style-name="ce9" table:formula="of:=ROUND(RAND()*30+65 )" office:value-type="float" office:value="66" calcext:value-type="float">
            <text:p>66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769397" calcext:value-type="float">
            <text:p>8769397</text:p>
          </table:table-cell>
          <table:table-cell table:formula="of:=RANDBETWEEN(10000000;99999999)" office:value-type="float" office:value="19014690" calcext:value-type="float">
            <text:p>1901469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Aley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Salgado'</text:p>
          </table:table-cell>
          <table:table-cell table:style-name="ce8" office:value-type="string" calcext:value-type="string">
            <text:p>1938-11-18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429069" calcext:value-type="float">
            <text:p>5429069</text:p>
          </table:table-cell>
          <table:table-cell office:value-type="string" calcext:value-type="string">
            <text:p>'Pamela'</text:p>
          </table:table-cell>
          <table:table-cell/>
          <table:table-cell office:value-type="string" calcext:value-type="string">
            <text:p>'Guevara'</text:p>
          </table:table-cell>
          <table:table-cell office:value-type="string" calcext:value-type="string">
            <text:p>'Zapata'</text:p>
          </table:table-cell>
          <table:table-cell table:style-name="ce8" office:value-type="string" calcext:value-type="string">
            <text:p>1938-11-1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987262" calcext:value-type="float">
            <text:p>6987262</text:p>
          </table:table-cell>
          <table:table-cell table:style-name="ce13" table:formula="of:=RANDBETWEEN(10000000;100000000)" office:value-type="float" office:value="25405697" calcext:value-type="float">
            <text:p>25405697</text:p>
          </table:table-cell>
          <table:table-cell office:value-type="string" calcext:value-type="string">
            <text:p>Irlanda</text:p>
          </table:table-cell>
          <table:table-cell table:style-name="ce13" table:formula="of:=RANDBETWEEN(10000000;100000000)" office:value-type="float" office:value="76178017" calcext:value-type="float">
            <text:p>7617801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iencias Sociales 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nalista</text:p>
          </table:table-cell>
          <table:table-cell table:style-name="ce7" table:formula="of:=[.C31]+1" office:value-type="float" office:value="29" calcext:value-type="float">
            <text:p>29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lba'</text:p>
          </table:table-cell>
          <table:table-cell table:style-name="ce8" office:value-type="string" calcext:value-type="string">
            <text:p>1986-05-02</text:p>
          </table:table-cell>
          <table:table-cell table:style-name="ce9" table:formula="of:=ROUND(RAND()*40+150 )" office:value-type="float" office:value="162" calcext:value-type="float">
            <text:p>162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850737" calcext:value-type="float">
            <text:p>6850737</text:p>
          </table:table-cell>
          <table:table-cell table:formula="of:=RANDBETWEEN(10000000;99999999)" office:value-type="float" office:value="63586569" calcext:value-type="float">
            <text:p>6358656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Lionel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Elias'</text:p>
          </table:table-cell>
          <table:table-cell table:style-name="ce8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1317341" calcext:value-type="float">
            <text:p>1317341</text:p>
          </table:table-cell>
          <table:table-cell office:value-type="string" calcext:value-type="string">
            <text:p>'Feliciano'</text:p>
          </table:table-cell>
          <table:table-cell/>
          <table:table-cell office:value-type="string" calcext:value-type="string">
            <text:p>'Hurtado'</text:p>
          </table:table-cell>
          <table:table-cell office:value-type="string" calcext:value-type="string">
            <text:p>'Baca'</text:p>
          </table:table-cell>
          <table:table-cell table:style-name="ce8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1918611" calcext:value-type="float">
            <text:p>1918611</text:p>
          </table:table-cell>
          <table:table-cell table:style-name="ce13" table:formula="of:=RANDBETWEEN(10000000;100000000)" office:value-type="float" office:value="76082528" calcext:value-type="float">
            <text:p>76082528</text:p>
          </table:table-cell>
          <table:table-cell office:value-type="string" calcext:value-type="string">
            <text:p>Irlanda</text:p>
          </table:table-cell>
          <table:table-cell table:style-name="ce13" table:formula="of:=RANDBETWEEN(10000000;100000000)" office:value-type="float" office:value="50265740" calcext:value-type="float">
            <text:p>5026574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conomía</text:p>
          </table:table-cell>
          <table:table-cell table:number-columns-repeated="6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agente</text:p>
          </table:table-cell>
          <table:table-cell table:style-name="ce7" table:formula="of:=[.C32]+1" office:value-type="float" office:value="30" calcext:value-type="float">
            <text:p>30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Vera'</text:p>
          </table:table-cell>
          <table:table-cell table:style-name="ce8" office:value-type="string" calcext:value-type="string">
            <text:p>1988-12-01</text:p>
          </table:table-cell>
          <table:table-cell table:style-name="ce9" table:formula="of:=ROUND(RAND()*40+150 )" office:value-type="float" office:value="157" calcext:value-type="float">
            <text:p>157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2957890" calcext:value-type="float">
            <text:p>2957890</text:p>
          </table:table-cell>
          <table:table-cell table:formula="of:=RANDBETWEEN(10000000;99999999)" office:value-type="float" office:value="77824358" calcext:value-type="float">
            <text:p>7782435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Valer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Sarabia'</text:p>
          </table:table-cell>
          <table:table-cell table:style-name="ce8" office:value-type="string" calcext:value-type="string">
            <text:p>1942-07-22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5502351" calcext:value-type="float">
            <text:p>5502351</text:p>
          </table:table-cell>
          <table:table-cell office:value-type="string" calcext:value-type="string">
            <text:p>'Eloisa'</text:p>
          </table:table-cell>
          <table:table-cell/>
          <table:table-cell office:value-type="string" calcext:value-type="string">
            <text:p>'Nolasco'</text:p>
          </table:table-cell>
          <table:table-cell office:value-type="string" calcext:value-type="string">
            <text:p>'White'</text:p>
          </table:table-cell>
          <table:table-cell table:style-name="ce8" office:value-type="string" calcext:value-type="string">
            <text:p>1942-07-22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9556247" calcext:value-type="float">
            <text:p>9556247</text:p>
          </table:table-cell>
          <table:table-cell table:style-name="ce13" table:formula="of:=RANDBETWEEN(10000000;100000000)" office:value-type="float" office:value="54553873" calcext:value-type="float">
            <text:p>54553873</text:p>
          </table:table-cell>
          <table:table-cell office:value-type="string" calcext:value-type="string">
            <text:p>Irlanda</text:p>
          </table:table-cell>
          <table:table-cell table:style-name="ce13" table:formula="of:=RANDBETWEEN(10000000;100000000)" office:value-type="float" office:value="62121459" calcext:value-type="float">
            <text:p>6212145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Filosofía</text:p>
          </table:table-cell>
          <table:table-cell table:number-columns-repeated="6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gente</text:p>
          </table:table-cell>
          <table:table-cell table:style-name="ce7" table:formula="of:=[.C33]+1" office:value-type="float" office:value="31" calcext:value-type="float">
            <text:p>31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Sosa'</text:p>
          </table:table-cell>
          <table:table-cell table:style-name="ce8" office:value-type="string" calcext:value-type="string">
            <text:p>1989-01-03</text:p>
          </table:table-cell>
          <table:table-cell table:style-name="ce9" table:formula="of:=ROUND(RAND()*40+150 )" office:value-type="float" office:value="169" calcext:value-type="float">
            <text:p>169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6760492" calcext:value-type="float">
            <text:p>6760492</text:p>
          </table:table-cell>
          <table:table-cell table:formula="of:=RANDBETWEEN(10000000;99999999)" office:value-type="float" office:value="81693287" calcext:value-type="float">
            <text:p>8169328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Alma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Batista'</text:p>
          </table:table-cell>
          <table:table-cell table:style-name="ce8" office:value-type="string" calcext:value-type="string">
            <text:p>1944-06-08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3346788" calcext:value-type="float">
            <text:p>3346788</text:p>
          </table:table-cell>
          <table:table-cell office:value-type="string" calcext:value-type="string">
            <text:p>'Cayetano'</text:p>
          </table:table-cell>
          <table:table-cell/>
          <table:table-cell office:value-type="string" calcext:value-type="string">
            <text:p>'Guillen'</text:p>
          </table:table-cell>
          <table:table-cell office:value-type="string" calcext:value-type="string">
            <text:p>'Miramontes'</text:p>
          </table:table-cell>
          <table:table-cell table:style-name="ce8" office:value-type="string" calcext:value-type="string">
            <text:p>1944-06-0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8452474" calcext:value-type="float">
            <text:p>8452474</text:p>
          </table:table-cell>
          <table:table-cell table:style-name="ce13" table:formula="of:=RANDBETWEEN(10000000;100000000)" office:value-type="float" office:value="89226426" calcext:value-type="float">
            <text:p>89226426</text:p>
          </table:table-cell>
          <table:table-cell office:value-type="string" calcext:value-type="string">
            <text:p>Holanda</text:p>
          </table:table-cell>
          <table:table-cell table:style-name="ce13" table:formula="of:=RANDBETWEEN(10000000;100000000)" office:value-type="float" office:value="39772155" calcext:value-type="float">
            <text:p>3977215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formática</text:p>
          </table:table-cell>
          <table:table-cell table:number-columns-repeated="6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gente</text:p>
          </table:table-cell>
          <table:table-cell table:style-name="ce7" table:formula="of:=[.C34]+1" office:value-type="float" office:value="32" calcext:value-type="float">
            <text:p>32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Mena'</text:p>
          </table:table-cell>
          <table:table-cell table:style-name="ce8" office:value-type="string" calcext:value-type="string">
            <text:p>1989-12-16</text:p>
          </table:table-cell>
          <table:table-cell table:style-name="ce9" table:formula="of:=ROUND(RAND()*40+150 )" office:value-type="float" office:value="178" calcext:value-type="float">
            <text:p>178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2217133" calcext:value-type="float">
            <text:p>2217133</text:p>
          </table:table-cell>
          <table:table-cell table:formula="of:=RANDBETWEEN(10000000;99999999)" office:value-type="float" office:value="81426379" calcext:value-type="float">
            <text:p>8142637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Emiliana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Almaguer'</text:p>
          </table:table-cell>
          <table:table-cell table:style-name="ce8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6144285" calcext:value-type="float">
            <text:p>6144285</text:p>
          </table:table-cell>
          <table:table-cell office:value-type="string" calcext:value-type="string">
            <text:p>'Constantino'</text:p>
          </table:table-cell>
          <table:table-cell/>
          <table:table-cell office:value-type="string" calcext:value-type="string">
            <text:p>'Bustos'</text:p>
          </table:table-cell>
          <table:table-cell office:value-type="string" calcext:value-type="string">
            <text:p>'Lima'</text:p>
          </table:table-cell>
          <table:table-cell table:style-name="ce8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2544657" calcext:value-type="float">
            <text:p>2544657</text:p>
          </table:table-cell>
          <table:table-cell table:style-name="ce13" table:formula="of:=RANDBETWEEN(10000000;100000000)" office:value-type="float" office:value="50852685" calcext:value-type="float">
            <text:p>50852685</text:p>
          </table:table-cell>
          <table:table-cell office:value-type="string" calcext:value-type="string">
            <text:p>Holanda</text:p>
          </table:table-cell>
          <table:table-cell table:style-name="ce13" table:formula="of:=RANDBETWEEN(10000000;100000000)" office:value-type="float" office:value="99825541" calcext:value-type="float">
            <text:p>9982554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Comunicación</text:p>
          </table:table-cell>
          <table:table-cell table:number-columns-repeated="6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analista</text:p>
          </table:table-cell>
          <table:table-cell table:style-name="ce7" table:formula="of:=[.C35]+1" office:value-type="float" office:value="33" calcext:value-type="float">
            <text:p>33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Roldan'</text:p>
          </table:table-cell>
          <table:table-cell table:style-name="ce8" office:value-type="string" calcext:value-type="string">
            <text:p>1990-02-05</text:p>
          </table:table-cell>
          <table:table-cell table:style-name="ce9" table:formula="of:=ROUND(RAND()*40+150 )" office:value-type="float" office:value="181" calcext:value-type="float">
            <text:p>181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8426984" calcext:value-type="float">
            <text:p>8426984</text:p>
          </table:table-cell>
          <table:table-cell table:formula="of:=RANDBETWEEN(10000000;99999999)" office:value-type="float" office:value="94243601" calcext:value-type="float">
            <text:p>9424360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Fernand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Quintanilla'</text:p>
          </table:table-cell>
          <table:table-cell table:style-name="ce8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7499723" calcext:value-type="float">
            <text:p>7499723</text:p>
          </table:table-cell>
          <table:table-cell office:value-type="string" calcext:value-type="string">
            <text:p>'Antonio'</text:p>
          </table:table-cell>
          <table:table-cell/>
          <table:table-cell office:value-type="string" calcext:value-type="string">
            <text:p>'Pinto'</text:p>
          </table:table-cell>
          <table:table-cell office:value-type="string" calcext:value-type="string">
            <text:p>'Cordero'</text:p>
          </table:table-cell>
          <table:table-cell table:style-name="ce8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661017" calcext:value-type="float">
            <text:p>2661017</text:p>
          </table:table-cell>
          <table:table-cell table:style-name="ce13" table:formula="of:=RANDBETWEEN(10000000;100000000)" office:value-type="float" office:value="63071214" calcext:value-type="float">
            <text:p>63071214</text:p>
          </table:table-cell>
          <table:table-cell office:value-type="string" calcext:value-type="string">
            <text:p>Holanda</text:p>
          </table:table-cell>
          <table:table-cell table:style-name="ce13" table:formula="of:=RANDBETWEEN(10000000;100000000)" office:value-type="float" office:value="42846602" calcext:value-type="float">
            <text:p>4284660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dustrial</text:p>
          </table:table-cell>
          <table:table-cell table:number-columns-repeated="6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36]+1" office:value-type="float" office:value="34" calcext:value-type="float">
            <text:p>34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Cifuentes'</text:p>
          </table:table-cell>
          <table:table-cell table:style-name="ce8" office:value-type="string" calcext:value-type="string">
            <text:p>1990-08-28</text:p>
          </table:table-cell>
          <table:table-cell table:style-name="ce9" table:formula="of:=ROUND(RAND()*40+150 )" office:value-type="float" office:value="153" calcext:value-type="float">
            <text:p>153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6032111" calcext:value-type="float">
            <text:p>6032111</text:p>
          </table:table-cell>
          <table:table-cell table:formula="of:=RANDBETWEEN(10000000;99999999)" office:value-type="float" office:value="28288929" calcext:value-type="float">
            <text:p>2828892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Javier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Covarrubias'</text:p>
          </table:table-cell>
          <table:table-cell table:style-name="ce8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9395527" calcext:value-type="float">
            <text:p>9395527</text:p>
          </table:table-cell>
          <table:table-cell office:value-type="string" calcext:value-type="string">
            <text:p>'Dulcinea'</text:p>
          </table:table-cell>
          <table:table-cell/>
          <table:table-cell office:value-type="string" calcext:value-type="string">
            <text:p>'Pizarro'</text:p>
          </table:table-cell>
          <table:table-cell office:value-type="string" calcext:value-type="string">
            <text:p>'Santiago'</text:p>
          </table:table-cell>
          <table:table-cell table:style-name="ce8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3205336" calcext:value-type="float">
            <text:p>3205336</text:p>
          </table:table-cell>
          <table:table-cell table:style-name="ce13" table:formula="of:=RANDBETWEEN(10000000;100000000)" office:value-type="float" office:value="80010425" calcext:value-type="float">
            <text:p>80010425</text:p>
          </table:table-cell>
          <table:table-cell office:value-type="string" calcext:value-type="string">
            <text:p>Groenlandia</text:p>
          </table:table-cell>
          <table:table-cell table:style-name="ce13" table:formula="of:=RANDBETWEEN(10000000;100000000)" office:value-type="float" office:value="12920444" calcext:value-type="float">
            <text:p>12920444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Derecho</text:p>
          </table:table-cell>
          <table:table-cell table:number-columns-repeated="6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gente</text:p>
          </table:table-cell>
          <table:table-cell table:style-name="ce7" table:formula="of:=[.C37]+1" office:value-type="float" office:value="35" calcext:value-type="float">
            <text:p>35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Mendez'</text:p>
          </table:table-cell>
          <table:table-cell table:style-name="ce8" office:value-type="string" calcext:value-type="string">
            <text:p>1991-01-31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3531401" calcext:value-type="float">
            <text:p>3531401</text:p>
          </table:table-cell>
          <table:table-cell table:formula="of:=RANDBETWEEN(10000000;99999999)" office:value-type="float" office:value="62844221" calcext:value-type="float">
            <text:p>6284422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Ameli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Quesada'</text:p>
          </table:table-cell>
          <table:table-cell table:style-name="ce8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7930294" calcext:value-type="float">
            <text:p>7930294</text:p>
          </table:table-cell>
          <table:table-cell office:value-type="string" calcext:value-type="string">
            <text:p>'Marsello'</text:p>
          </table:table-cell>
          <table:table-cell/>
          <table:table-cell office:value-type="string" calcext:value-type="string">
            <text:p>'Carpio'</text:p>
          </table:table-cell>
          <table:table-cell office:value-type="string" calcext:value-type="string">
            <text:p>'Thomas'</text:p>
          </table:table-cell>
          <table:table-cell table:style-name="ce8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1787940" calcext:value-type="float">
            <text:p>1787940</text:p>
          </table:table-cell>
          <table:table-cell table:style-name="ce13" table:formula="of:=RANDBETWEEN(10000000;100000000)" office:value-type="float" office:value="50244308" calcext:value-type="float">
            <text:p>50244308</text:p>
          </table:table-cell>
          <table:table-cell office:value-type="string" calcext:value-type="string">
            <text:p>Groenlandia</text:p>
          </table:table-cell>
          <table:table-cell table:style-name="ce13" table:formula="of:=RANDBETWEEN(10000000;100000000)" office:value-type="float" office:value="28003984" calcext:value-type="float">
            <text:p>28003984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string" calcext:value-type="string">
            <text:p>analista</text:p>
          </table:table-cell>
          <table:table-cell table:style-name="ce7" table:formula="of:=[.C38]+1" office:value-type="float" office:value="36" calcext:value-type="float">
            <text:p>36</text:p>
          </table:table-cell>
          <table:table-cell office:value-type="string" calcext:value-type="string">
            <text:p>'Waldetrudi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Barajas'</text:p>
          </table:table-cell>
          <table:table-cell table:style-name="ce8" office:value-type="string" calcext:value-type="string">
            <text:p>1991-05-25</text:p>
          </table:table-cell>
          <table:table-cell table:style-name="ce9" table:formula="of:=ROUND(RAND()*40+150 )" office:value-type="float" office:value="166" calcext:value-type="float">
            <text:p>166</text:p>
          </table:table-cell>
          <table:table-cell table:style-name="ce9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4740642" calcext:value-type="float">
            <text:p>4740642</text:p>
          </table:table-cell>
          <table:table-cell table:formula="of:=RANDBETWEEN(10000000;99999999)" office:value-type="float" office:value="73388450" calcext:value-type="float">
            <text:p>7338845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Rafael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Garcia'</text:p>
          </table:table-cell>
          <table:table-cell table:style-name="ce8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6170438" calcext:value-type="float">
            <text:p>6170438</text:p>
          </table:table-cell>
          <table:table-cell office:value-type="string" calcext:value-type="string">
            <text:p>'Antonio'</text:p>
          </table:table-cell>
          <table:table-cell/>
          <table:table-cell office:value-type="string" calcext:value-type="string">
            <text:p>'Recinos'</text:p>
          </table:table-cell>
          <table:table-cell office:value-type="string" calcext:value-type="string">
            <text:p>'Santacruz'</text:p>
          </table:table-cell>
          <table:table-cell table:style-name="ce8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9409532" calcext:value-type="float">
            <text:p>9409532</text:p>
          </table:table-cell>
          <table:table-cell table:style-name="ce13" table:formula="of:=RANDBETWEEN(10000000;100000000)" office:value-type="float" office:value="75689332" calcext:value-type="float">
            <text:p>75689332</text:p>
          </table:table-cell>
          <table:table-cell office:value-type="string" calcext:value-type="string">
            <text:p>Groenlandia</text:p>
          </table:table-cell>
          <table:table-cell table:style-name="ce13" table:formula="of:=RANDBETWEEN(10000000;100000000)" office:value-type="float" office:value="24601773" calcext:value-type="float">
            <text:p>24601773</text:p>
          </table:table-cell>
          <table:table-cell office:value-type="string" calcext:value-type="string">
            <text:p>Zimbabue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nalista</text:p>
          </table:table-cell>
          <table:table-cell table:style-name="ce7" table:formula="of:=[.C39]+1" office:value-type="float" office:value="37" calcext:value-type="float">
            <text:p>37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iron'</text:p>
          </table:table-cell>
          <table:table-cell table:style-name="ce8" office:value-type="string" calcext:value-type="string">
            <text:p>1992-05-02</text:p>
          </table:table-cell>
          <table:table-cell table:style-name="ce9" table:formula="of:=ROUND(RAND()*40+150 )" office:value-type="float" office:value="158" calcext:value-type="float">
            <text:p>158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792560" calcext:value-type="float">
            <text:p>5792560</text:p>
          </table:table-cell>
          <table:table-cell table:formula="of:=RANDBETWEEN(10000000;99999999)" office:value-type="float" office:value="30132030" calcext:value-type="float">
            <text:p>3013203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Pablo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Almeida'</text:p>
          </table:table-cell>
          <table:table-cell table:style-name="ce8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1104118" calcext:value-type="float">
            <text:p>1104118</text:p>
          </table:table-cell>
          <table:table-cell office:value-type="string" calcext:value-type="string">
            <text:p>'Greta'</text:p>
          </table:table-cell>
          <table:table-cell/>
          <table:table-cell office:value-type="string" calcext:value-type="string">
            <text:p>'Valdivia'</text:p>
          </table:table-cell>
          <table:table-cell office:value-type="string" calcext:value-type="string">
            <text:p>'Cruz'</text:p>
          </table:table-cell>
          <table:table-cell table:style-name="ce8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509542" calcext:value-type="float">
            <text:p>4509542</text:p>
          </table:table-cell>
          <table:table-cell table:style-name="ce13" table:formula="of:=RANDBETWEEN(10000000;100000000)" office:value-type="float" office:value="22506065" calcext:value-type="float">
            <text:p>22506065</text:p>
          </table:table-cell>
          <table:table-cell office:value-type="string" calcext:value-type="string">
            <text:p>Argentina</text:p>
          </table:table-cell>
          <table:table-cell table:style-name="ce13" table:formula="of:=RANDBETWEEN(10000000;100000000)" office:value-type="float" office:value="22614840" calcext:value-type="float">
            <text:p>22614840</text:p>
          </table:table-cell>
          <table:table-cell office:value-type="string" calcext:value-type="string">
            <text:p>Zimbabue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/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nalista</text:p>
          </table:table-cell>
          <table:table-cell table:style-name="ce7" table:formula="of:=[.C40]+1" office:value-type="float" office:value="38" calcext:value-type="float">
            <text:p>38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Mojica'</text:p>
          </table:table-cell>
          <table:table-cell table:style-name="ce8" office:value-type="string" calcext:value-type="string">
            <text:p>1992-05-29</text:p>
          </table:table-cell>
          <table:table-cell table:style-name="ce9" table:formula="of:=ROUND(RAND()*40+150 )" office:value-type="float" office:value="180" calcext:value-type="float">
            <text:p>180</text:p>
          </table:table-cell>
          <table:table-cell table:style-name="ce9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521165" calcext:value-type="float">
            <text:p>2521165</text:p>
          </table:table-cell>
          <table:table-cell table:formula="of:=RANDBETWEEN(10000000;99999999)" office:value-type="float" office:value="72034977" calcext:value-type="float">
            <text:p>7203497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Julian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astro'</text:p>
          </table:table-cell>
          <table:table-cell table:style-name="ce8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413707" calcext:value-type="float">
            <text:p>7413707</text:p>
          </table:table-cell>
          <table:table-cell office:value-type="string" calcext:value-type="string">
            <text:p>'Marcela'</text:p>
          </table:table-cell>
          <table:table-cell/>
          <table:table-cell office:value-type="string" calcext:value-type="string">
            <text:p>'Galdamez'</text:p>
          </table:table-cell>
          <table:table-cell office:value-type="string" calcext:value-type="string">
            <text:p>'Rogers'</text:p>
          </table:table-cell>
          <table:table-cell table:style-name="ce8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063778" calcext:value-type="float">
            <text:p>4063778</text:p>
          </table:table-cell>
          <table:table-cell table:style-name="ce13" table:formula="of:=RANDBETWEEN(10000000;100000000)" office:value-type="float" office:value="81813395" calcext:value-type="float">
            <text:p>81813395</text:p>
          </table:table-cell>
          <table:table-cell office:value-type="string" calcext:value-type="string">
            <text:p>Argentina</text:p>
          </table:table-cell>
          <table:table-cell table:style-name="ce13" table:formula="of:=RANDBETWEEN(10000000;100000000)" office:value-type="float" office:value="92332473" calcext:value-type="float">
            <text:p>92332473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Ciencias Sociales 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gente</text:p>
          </table:table-cell>
          <table:table-cell table:style-name="ce7" table:formula="of:=[.C41]+1" office:value-type="float" office:value="39" calcext:value-type="float">
            <text:p>39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Lewis'</text:p>
          </table:table-cell>
          <table:table-cell table:style-name="ce8" office:value-type="string" calcext:value-type="string">
            <text:p>1993-05-13</text:p>
          </table:table-cell>
          <table:table-cell table:style-name="ce9" table:formula="of:=ROUND(RAND()*40+150 )" office:value-type="float" office:value="174" calcext:value-type="float">
            <text:p>174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910252" calcext:value-type="float">
            <text:p>8910252</text:p>
          </table:table-cell>
          <table:table-cell table:formula="of:=RANDBETWEEN(10000000;99999999)" office:value-type="float" office:value="88299183" calcext:value-type="float">
            <text:p>8829918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Sabina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Morris'</text:p>
          </table:table-cell>
          <table:table-cell table:style-name="ce8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318403" calcext:value-type="float">
            <text:p>5318403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Diaz'</text:p>
          </table:table-cell>
          <table:table-cell table:style-name="ce8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946098" calcext:value-type="float">
            <text:p>5946098</text:p>
          </table:table-cell>
          <table:table-cell table:style-name="ce13" table:formula="of:=RANDBETWEEN(10000000;100000000)" office:value-type="float" office:value="16186368" calcext:value-type="float">
            <text:p>16186368</text:p>
          </table:table-cell>
          <table:table-cell office:value-type="string" calcext:value-type="string">
            <text:p>Argentina</text:p>
          </table:table-cell>
          <table:table-cell table:style-name="ce13" table:formula="of:=RANDBETWEEN(10000000;100000000)" office:value-type="float" office:value="58492601" calcext:value-type="float">
            <text:p>5849260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conom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42]+1" office:value-type="float" office:value="40" calcext:value-type="float">
            <text:p>40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Rico'</text:p>
          </table:table-cell>
          <table:table-cell table:style-name="ce8" office:value-type="string" calcext:value-type="string">
            <text:p>1993-10-08</text:p>
          </table:table-cell>
          <table:table-cell table:style-name="ce9" table:formula="of:=ROUND(RAND()*40+150 )" office:value-type="float" office:value="161" calcext:value-type="float">
            <text:p>161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694904" calcext:value-type="float">
            <text:p>8694904</text:p>
          </table:table-cell>
          <table:table-cell table:formula="of:=RANDBETWEEN(10000000;99999999)" office:value-type="float" office:value="48294164" calcext:value-type="float">
            <text:p>4829416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Mario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Roberts'</text:p>
          </table:table-cell>
          <table:table-cell table:style-name="ce8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103547" calcext:value-type="float">
            <text:p>6103547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Infante'</text:p>
          </table:table-cell>
          <table:table-cell table:style-name="ce8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1376154" calcext:value-type="float">
            <text:p>1376154</text:p>
          </table:table-cell>
          <table:table-cell table:style-name="ce13" table:formula="of:=RANDBETWEEN(10000000;100000000)" office:value-type="float" office:value="94536149" calcext:value-type="float">
            <text:p>94536149</text:p>
          </table:table-cell>
          <table:table-cell office:value-type="string" calcext:value-type="string">
            <text:p>Taiwán</text:p>
          </table:table-cell>
          <table:table-cell table:style-name="ce13" table:formula="of:=RANDBETWEEN(10000000;100000000)" office:value-type="float" office:value="38808644" calcext:value-type="float">
            <text:p>3880864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ilosof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nalista</text:p>
          </table:table-cell>
          <table:table-cell table:style-name="ce7" table:formula="of:=[.C43]+1" office:value-type="float" office:value="41" calcext:value-type="float">
            <text:p>41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Mireles'</text:p>
          </table:table-cell>
          <table:table-cell table:style-name="ce8" office:value-type="string" calcext:value-type="string">
            <text:p>1995-01-08</text:p>
          </table:table-cell>
          <table:table-cell table:style-name="ce9" table:formula="of:=ROUND(RAND()*40+150 )" office:value-type="float" office:value="155" calcext:value-type="float">
            <text:p>155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743954" calcext:value-type="float">
            <text:p>1743954</text:p>
          </table:table-cell>
          <table:table-cell table:formula="of:=RANDBETWEEN(10000000;99999999)" office:value-type="float" office:value="35271352" calcext:value-type="float">
            <text:p>35271352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Javier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Zayas'</text:p>
          </table:table-cell>
          <table:table-cell table:style-name="ce8" office:value-type="string" calcext:value-type="string">
            <text:p>1963-01-23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547085" calcext:value-type="float">
            <text:p>1547085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Orona'</text:p>
          </table:table-cell>
          <table:table-cell table:style-name="ce8" office:value-type="string" calcext:value-type="string">
            <text:p>1963-01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937018" calcext:value-type="float">
            <text:p>1937018</text:p>
          </table:table-cell>
          <table:table-cell table:style-name="ce13" table:formula="of:=RANDBETWEEN(10000000;100000000)" office:value-type="float" office:value="52504836" calcext:value-type="float">
            <text:p>52504836</text:p>
          </table:table-cell>
          <table:table-cell office:value-type="string" calcext:value-type="string">
            <text:p>Taiwán</text:p>
          </table:table-cell>
          <table:table-cell table:style-name="ce13" table:formula="of:=RANDBETWEEN(10000000;100000000)" office:value-type="float" office:value="14405584" calcext:value-type="float">
            <text:p>1440558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ce12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agente</text:p>
          </table:table-cell>
          <table:table-cell table:style-name="ce7" table:formula="of:=[.C44]+1" office:value-type="float" office:value="42" calcext:value-type="float">
            <text:p>42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Ochoa'</text:p>
          </table:table-cell>
          <table:table-cell table:style-name="ce8" office:value-type="string" calcext:value-type="string">
            <text:p>1995-07-24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7150018" calcext:value-type="float">
            <text:p>7150018</text:p>
          </table:table-cell>
          <table:table-cell table:formula="of:=RANDBETWEEN(10000000;99999999)" office:value-type="float" office:value="82763474" calcext:value-type="float">
            <text:p>8276347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Patricia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Amador'</text:p>
          </table:table-cell>
          <table:table-cell table:style-name="ce8" office:value-type="string" calcext:value-type="string">
            <text:p>1965-03-19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3770415" calcext:value-type="float">
            <text:p>3770415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Ozuna'</text:p>
          </table:table-cell>
          <table:table-cell table:style-name="ce8" office:value-type="string" calcext:value-type="string">
            <text:p>1965-03-19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339425" calcext:value-type="float">
            <text:p>2339425</text:p>
          </table:table-cell>
          <table:table-cell table:style-name="ce13" table:formula="of:=RANDBETWEEN(10000000;100000000)" office:value-type="float" office:value="11761372" calcext:value-type="float">
            <text:p>11761372</text:p>
          </table:table-cell>
          <table:table-cell office:value-type="string" calcext:value-type="string">
            <text:p>Taiwán</text:p>
          </table:table-cell>
          <table:table-cell table:style-name="ce13" table:formula="of:=RANDBETWEEN(10000000;100000000)" office:value-type="float" office:value="51765278" calcext:value-type="float">
            <text:p>5176527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omunicación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gente</text:p>
          </table:table-cell>
          <table:table-cell table:style-name="ce7" table:formula="of:=[.C45]+1" office:value-type="float" office:value="43" calcext:value-type="float">
            <text:p>43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Camarena'</text:p>
          </table:table-cell>
          <table:table-cell table:style-name="ce8" office:value-type="string" calcext:value-type="string">
            <text:p>1998-03-19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1272512" calcext:value-type="float">
            <text:p>1272512</text:p>
          </table:table-cell>
          <table:table-cell table:formula="of:=RANDBETWEEN(10000000;99999999)" office:value-type="float" office:value="63924430" calcext:value-type="float">
            <text:p>63924430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Veliz'</text:p>
          </table:table-cell>
          <table:table-cell table:style-name="ce8" office:value-type="string" calcext:value-type="string">
            <text:p>1967-09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9337530" calcext:value-type="float">
            <text:p>9337530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Uribe'</text:p>
          </table:table-cell>
          <table:table-cell table:style-name="ce8" office:value-type="string" calcext:value-type="string">
            <text:p>1967-09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913702" calcext:value-type="float">
            <text:p>4913702</text:p>
          </table:table-cell>
          <table:table-cell table:style-name="ce13" table:formula="of:=RANDBETWEEN(10000000;100000000)" office:value-type="float" office:value="70746877" calcext:value-type="float">
            <text:p>70746877</text:p>
          </table:table-cell>
          <table:table-cell office:value-type="string" calcext:value-type="string">
            <text:p>Malasia</text:p>
          </table:table-cell>
          <table:table-cell table:style-name="ce13" table:formula="of:=RANDBETWEEN(10000000;100000000)" office:value-type="float" office:value="60463392" calcext:value-type="float">
            <text:p>6046339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eniería Industrial</text:p>
          </table:table-cell>
          <table:table-cell table:number-columns-repeated="2"/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gente</text:p>
          </table:table-cell>
          <table:table-cell table:style-name="ce7" table:formula="of:=[.C46]+1" office:value-type="float" office:value="44" calcext:value-type="float">
            <text:p>44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Manzano'</text:p>
          </table:table-cell>
          <table:table-cell table:style-name="ce8" office:value-type="string" calcext:value-type="string">
            <text:p>1998-04-22</text:p>
          </table:table-cell>
          <table:table-cell table:style-name="ce9" table:formula="of:=ROUND(RAND()*40+150 )" office:value-type="float" office:value="155" calcext:value-type="float">
            <text:p>155</text:p>
          </table:table-cell>
          <table:table-cell table:style-name="ce9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9515700" calcext:value-type="float">
            <text:p>9515700</text:p>
          </table:table-cell>
          <table:table-cell table:formula="of:=RANDBETWEEN(10000000;99999999)" office:value-type="float" office:value="49001447" calcext:value-type="float">
            <text:p>49001447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Pinon'</text:p>
          </table:table-cell>
          <table:table-cell table:style-name="ce8" office:value-type="string" calcext:value-type="string">
            <text:p>1970-08-2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924060" calcext:value-type="float">
            <text:p>9924060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Aviles'</text:p>
          </table:table-cell>
          <table:table-cell table:style-name="ce8" office:value-type="string" calcext:value-type="string">
            <text:p>1970-08-26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081381" calcext:value-type="float">
            <text:p>3081381</text:p>
          </table:table-cell>
          <table:table-cell table:style-name="ce13" table:formula="of:=RANDBETWEEN(10000000;100000000)" office:value-type="float" office:value="89748352" calcext:value-type="float">
            <text:p>89748352</text:p>
          </table:table-cell>
          <table:table-cell office:value-type="string" calcext:value-type="string">
            <text:p>Malasia</text:p>
          </table:table-cell>
          <table:table-cell table:style-name="ce13" table:formula="of:=RANDBETWEEN(10000000;100000000)" office:value-type="float" office:value="58209498" calcext:value-type="float">
            <text:p>5820949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Derecho</text:p>
          </table:table-cell>
          <table:table-cell table:number-columns-repeated="2"/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alasia</text:p>
          </table:table-cell>
          <table:table-cell office:value-type="string" calcext:value-type="string">
            <text:p>analista</text:p>
          </table:table-cell>
          <table:table-cell table:style-name="ce7" table:formula="of:=[.C47]+1" office:value-type="float" office:value="45" calcext:value-type="float">
            <text:p>45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Santacruz'</text:p>
          </table:table-cell>
          <table:table-cell table:style-name="ce8" office:value-type="string" calcext:value-type="string">
            <text:p>1998-06-26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2437142" calcext:value-type="float">
            <text:p>2437142</text:p>
          </table:table-cell>
          <table:table-cell table:formula="of:=RANDBETWEEN(10000000;99999999)" office:value-type="float" office:value="99244749" calcext:value-type="float">
            <text:p>9924474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Montesdeoca'</text:p>
          </table:table-cell>
          <table:table-cell table:style-name="ce8" office:value-type="string" calcext:value-type="string">
            <text:p>1975-06-22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6490057" calcext:value-type="float">
            <text:p>6490057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afoya'</text:p>
          </table:table-cell>
          <table:table-cell table:style-name="ce8" office:value-type="string" calcext:value-type="string">
            <text:p>1975-06-22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3448213" calcext:value-type="float">
            <text:p>3448213</text:p>
          </table:table-cell>
          <table:table-cell table:style-name="ce13" table:formula="of:=RANDBETWEEN(10000000;100000000)" office:value-type="float" office:value="11423415" calcext:value-type="float">
            <text:p>11423415</text:p>
          </table:table-cell>
          <table:table-cell office:value-type="string" calcext:value-type="string">
            <text:p>Malasia</text:p>
          </table:table-cell>
          <table:table-cell table:style-name="ce13" table:formula="of:=RANDBETWEEN(10000000;100000000)" office:value-type="float" office:value="61064706" calcext:value-type="float">
            <text:p>6106470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48]+1" office:value-type="float" office:value="46" calcext:value-type="float">
            <text:p>46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Garay'</text:p>
          </table:table-cell>
          <table:table-cell table:style-name="ce8" office:value-type="string" calcext:value-type="string">
            <text:p>1998-11-20</text:p>
          </table:table-cell>
          <table:table-cell table:style-name="ce9" table:formula="of:=ROUND(RAND()*40+150 )" office:value-type="float" office:value="152" calcext:value-type="float">
            <text:p>152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9060915" calcext:value-type="float">
            <text:p>9060915</text:p>
          </table:table-cell>
          <table:table-cell table:formula="of:=RANDBETWEEN(10000000;99999999)" office:value-type="float" office:value="74863773" calcext:value-type="float">
            <text:p>7486377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Giraldo'</text:p>
          </table:table-cell>
          <table:table-cell table:style-name="ce8" office:value-type="string" calcext:value-type="string">
            <text:p>1976-03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2831895" calcext:value-type="float">
            <text:p>2831895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Lucero'</text:p>
          </table:table-cell>
          <table:table-cell table:style-name="ce8" office:value-type="string" calcext:value-type="string">
            <text:p>1976-03-16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3017971" calcext:value-type="float">
            <text:p>3017971</text:p>
          </table:table-cell>
          <table:table-cell table:style-name="ce13" table:formula="of:=RANDBETWEEN(10000000;100000000)" office:value-type="float" office:value="59572468" calcext:value-type="float">
            <text:p>59572468</text:p>
          </table:table-cell>
          <table:table-cell office:value-type="string" calcext:value-type="string">
            <text:p>Uganda</text:p>
          </table:table-cell>
          <table:table-cell table:style-name="ce13" table:formula="of:=RANDBETWEEN(10000000;100000000)" office:value-type="float" office:value="81670547" calcext:value-type="float">
            <text:p>81670547</text:p>
          </table:table-cell>
          <table:table-cell office:value-type="string" calcext:value-type="string">
            <text:p>Holanda</text:p>
          </table:table-cell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gente</text:p>
          </table:table-cell>
          <table:table-cell table:style-name="ce7" table:formula="of:=[.C49]+1" office:value-type="float" office:value="47" calcext:value-type="float">
            <text:p>47</text:p>
          </table:table-cell>
          <table:table-cell office:value-type="string" calcext:value-type="string">
            <text:p>'Poncio'</text:p>
          </table:table-cell>
          <table:table-cell/>
          <table:table-cell office:value-type="string" calcext:value-type="string">
            <text:p>'Parker'</text:p>
          </table:table-cell>
          <table:table-cell office:value-type="string" calcext:value-type="string">
            <text:p>'Palafox'</text:p>
          </table:table-cell>
          <table:table-cell table:style-name="ce8" office:value-type="string" calcext:value-type="string">
            <text:p>1998-12-02</text:p>
          </table:table-cell>
          <table:table-cell table:style-name="ce9" table:formula="of:=ROUND(RAND()*40+150 )" office:value-type="float" office:value="153" calcext:value-type="float">
            <text:p>153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909991" calcext:value-type="float">
            <text:p>8909991</text:p>
          </table:table-cell>
          <table:table-cell table:formula="of:=RANDBETWEEN(10000000;99999999)" office:value-type="float" office:value="74210706" calcext:value-type="float">
            <text:p>7421070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uiz'</text:p>
          </table:table-cell>
          <table:table-cell table:style-name="ce8" office:value-type="string" calcext:value-type="string">
            <text:p>1977-04-02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8961736" calcext:value-type="float">
            <text:p>8961736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Recinos'</text:p>
          </table:table-cell>
          <table:table-cell table:style-name="ce8" office:value-type="string" calcext:value-type="string">
            <text:p>1977-04-02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7405639" calcext:value-type="float">
            <text:p>7405639</text:p>
          </table:table-cell>
          <table:table-cell table:style-name="ce13" table:formula="of:=RANDBETWEEN(10000000;100000000)" office:value-type="float" office:value="74999439" calcext:value-type="float">
            <text:p>74999439</text:p>
          </table:table-cell>
          <table:table-cell office:value-type="string" calcext:value-type="string">
            <text:p>Uganda</text:p>
          </table:table-cell>
          <table:table-cell table:style-name="ce13" table:formula="of:=RANDBETWEEN(10000000;100000000)" office:value-type="float" office:value="37496480" calcext:value-type="float">
            <text:p>37496480</text:p>
          </table:table-cell>
          <table:table-cell office:value-type="string" calcext:value-type="string">
            <text:p>Holanda</text:p>
          </table:table-cell>
          <table:table-cell table:style-name="ce12" office:value-type="string" calcext:value-type="string">
            <text:p>Enfermería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analista</text:p>
          </table:table-cell>
          <table:table-cell table:style-name="ce7" table:formula="of:=[.C50]+1" office:value-type="float" office:value="48" calcext:value-type="float">
            <text:p>48</text:p>
          </table:table-cell>
          <table:table-cell office:value-type="string" calcext:value-type="string">
            <text:p>'Alba'</text:p>
          </table:table-cell>
          <table:table-cell/>
          <table:table-cell office:value-type="string" calcext:value-type="string">
            <text:p>'Cortez'</text:p>
          </table:table-cell>
          <table:table-cell office:value-type="string" calcext:value-type="string">
            <text:p>'Alegria'</text:p>
          </table:table-cell>
          <table:table-cell table:style-name="ce8" office:value-type="string" calcext:value-type="string">
            <text:p>2000-03-08</text:p>
          </table:table-cell>
          <table:table-cell table:style-name="ce9" table:formula="of:=ROUND(RAND()*40+150 )" office:value-type="float" office:value="187" calcext:value-type="float">
            <text:p>187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079985" calcext:value-type="float">
            <text:p>1079985</text:p>
          </table:table-cell>
          <table:table-cell table:formula="of:=RANDBETWEEN(10000000;99999999)" office:value-type="float" office:value="36781470" calcext:value-type="float">
            <text:p>3678147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Perales'</text:p>
          </table:table-cell>
          <table:table-cell table:style-name="ce8" office:value-type="string" calcext:value-type="string">
            <text:p>1979-02-20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1416922" calcext:value-type="float">
            <text:p>1416922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epeda'</text:p>
          </table:table-cell>
          <table:table-cell table:style-name="ce8" office:value-type="string" calcext:value-type="string">
            <text:p>1979-02-20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7116616" calcext:value-type="float">
            <text:p>7116616</text:p>
          </table:table-cell>
          <table:table-cell table:style-name="ce13" table:formula="of:=RANDBETWEEN(10000000;100000000)" office:value-type="float" office:value="67048069" calcext:value-type="float">
            <text:p>67048069</text:p>
          </table:table-cell>
          <table:table-cell office:value-type="string" calcext:value-type="string">
            <text:p>Uganda</text:p>
          </table:table-cell>
          <table:table-cell table:style-name="Default" table:number-columns-repeated="2"/>
          <table:table-cell office:value-type="string" calcext:value-type="string">
            <text:p>Ciencias Sociales 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nalista</text:p>
          </table:table-cell>
          <table:table-cell table:style-name="ce7" table:formula="of:=[.C51]+1" office:value-type="float" office:value="49" calcext:value-type="float">
            <text:p>49</text:p>
          </table:table-cell>
          <table:table-cell office:value-type="string" calcext:value-type="string">
            <text:p>'Erika'</text:p>
          </table:table-cell>
          <table:table-cell/>
          <table:table-cell office:value-type="string" calcext:value-type="string">
            <text:p>'Ordaz'</text:p>
          </table:table-cell>
          <table:table-cell office:value-type="string" calcext:value-type="string">
            <text:p>'Tolentino'</text:p>
          </table:table-cell>
          <table:table-cell table:style-name="ce8" office:value-type="string" calcext:value-type="string">
            <text:p>2000-07-22</text:p>
          </table:table-cell>
          <table:table-cell table:style-name="ce9" table:formula="of:=ROUND(RAND()*40+150 )" office:value-type="float" office:value="176" calcext:value-type="float">
            <text:p>176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635378" calcext:value-type="float">
            <text:p>1635378</text:p>
          </table:table-cell>
          <table:table-cell table:formula="of:=RANDBETWEEN(10000000;99999999)" office:value-type="float" office:value="58427761" calcext:value-type="float">
            <text:p>5842776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Gallegos'</text:p>
          </table:table-cell>
          <table:table-cell table:style-name="ce8" office:value-type="string" calcext:value-type="string">
            <text:p>1980-07-05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1123263" calcext:value-type="float">
            <text:p>1123263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Sarmiento'</text:p>
          </table:table-cell>
          <table:table-cell table:style-name="ce8" office:value-type="string" calcext:value-type="string">
            <text:p>1980-07-05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2080999" calcext:value-type="float">
            <text:p>2080999</text:p>
          </table:table-cell>
          <table:table-cell table:style-name="ce13" table:formula="of:=RANDBETWEEN(10000000;100000000)" office:value-type="float" office:value="79217477" calcext:value-type="float">
            <text:p>79217477</text:p>
          </table:table-cell>
          <table:table-cell office:value-type="string" calcext:value-type="string">
            <text:p>Zimbabue</text:p>
          </table:table-cell>
          <table:table-cell table:style-name="Default" table:number-columns-repeated="2"/>
          <table:table-cell office:value-type="string" calcext:value-type="string">
            <text:p>Economía</text:p>
          </table:table-cell>
          <table:table-cell table:number-columns-repeated="2"/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nalista</text:p>
          </table:table-cell>
          <table:table-cell table:style-name="ce7" table:formula="of:=[.C52]+1" office:value-type="float" office:value="50" calcext:value-type="float">
            <text:p>50</text:p>
          </table:table-cell>
          <table:table-cell office:value-type="string" calcext:value-type="string">
            <text:p>'Carla'</text:p>
          </table:table-cell>
          <table:table-cell/>
          <table:table-cell office:value-type="string" calcext:value-type="string">
            <text:p>'Mojica'</text:p>
          </table:table-cell>
          <table:table-cell office:value-type="string" calcext:value-type="string">
            <text:p>'Campbell'</text:p>
          </table:table-cell>
          <table:table-cell table:style-name="ce8" office:value-type="string" calcext:value-type="string">
            <text:p>2000-08-27</text:p>
          </table:table-cell>
          <table:table-cell table:style-name="ce9" table:formula="of:=ROUND(RAND()*40+150 )" office:value-type="float" office:value="174" calcext:value-type="float">
            <text:p>174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2577693" calcext:value-type="float">
            <text:p>2577693</text:p>
          </table:table-cell>
          <table:table-cell table:formula="of:=RANDBETWEEN(10000000;99999999)" office:value-type="float" office:value="36059108" calcext:value-type="float">
            <text:p>3605910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Tolentino'</text:p>
          </table:table-cell>
          <table:table-cell table:style-name="ce8" office:value-type="string" calcext:value-type="string">
            <text:p>1980-09-16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6338624" calcext:value-type="float">
            <text:p>6338624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alta'</text:p>
          </table:table-cell>
          <table:table-cell table:style-name="ce8" office:value-type="string" calcext:value-type="string">
            <text:p>1980-09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8800746" calcext:value-type="float">
            <text:p>8800746</text:p>
          </table:table-cell>
          <table:table-cell table:style-name="ce13" table:formula="of:=RANDBETWEEN(10000000;100000000)" office:value-type="float" office:value="38527044" calcext:value-type="float">
            <text:p>38527044</text:p>
          </table:table-cell>
          <table:table-cell office:value-type="string" calcext:value-type="string">
            <text:p>Zimbabue</text:p>
          </table:table-cell>
          <table:table-cell table:style-name="Default" table:number-columns-repeated="2"/>
          <table:table-cell office:value-type="string" calcext:value-type="string">
            <text:p>Filosofía</text:p>
          </table:table-cell>
          <table:table-cell table:number-columns-repeated="2"/>
          <table:table-cell table:style-name="ce12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Zimbabue</text:p>
          </table:table-cell>
          <table:table-cell office:value-type="string" calcext:value-type="string">
            <text:p>agente</text:p>
          </table:table-cell>
          <table:table-cell table:style-name="ce7" table:formula="of:=[.C53]+1" office:value-type="float" office:value="51" calcext:value-type="float">
            <text:p>51</text:p>
          </table:table-cell>
          <table:table-cell office:value-type="string" calcext:value-type="string">
            <text:p>'Carmona'</text:p>
          </table:table-cell>
          <table:table-cell/>
          <table:table-cell office:value-type="string" calcext:value-type="string">
            <text:p>'Martinez'</text:p>
          </table:table-cell>
          <table:table-cell office:value-type="string" calcext:value-type="string">
            <text:p>'Olivarez'</text:p>
          </table:table-cell>
          <table:table-cell table:style-name="ce8" office:value-type="string" calcext:value-type="string">
            <text:p>1996-09-21</text:p>
          </table:table-cell>
          <table:table-cell table:style-name="ce9" table:formula="of:=ROUND(RAND()*40+150 )" office:value-type="float" office:value="155" calcext:value-type="float">
            <text:p>155</text:p>
          </table:table-cell>
          <table:table-cell table:style-name="ce9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6883711" calcext:value-type="float">
            <text:p>6883711</text:p>
          </table:table-cell>
          <table:table-cell table:formula="of:=RANDBETWEEN(10000000;99999999)" office:value-type="float" office:value="82811409" calcext:value-type="float">
            <text:p>82811409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rturo'</text:p>
          </table:table-cell>
          <table:table-cell/>
          <table:table-cell office:value-type="string" calcext:value-type="string">
            <text:p>'Lovato'</text:p>
          </table:table-cell>
          <table:table-cell office:value-type="string" calcext:value-type="string">
            <text:p>'Hernandes'</text:p>
          </table:table-cell>
          <table:table-cell table:style-name="ce8" office:value-type="string" calcext:value-type="string">
            <text:p>1938-03-06</text:p>
          </table:table-cell>
          <table:table-cell office:value-type="string" calcext:value-type="string">
            <text:p>madre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4977316" calcext:value-type="float">
            <text:p>4977316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Rodrigues'</text:p>
          </table:table-cell>
          <table:table-cell table:style-name="ce8" office:value-type="string" calcext:value-type="string">
            <text:p>1938-03-06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1041428" calcext:value-type="float">
            <text:p>1041428</text:p>
          </table:table-cell>
          <table:table-cell table:style-name="ce13" table:formula="of:=RANDBETWEEN(10000000;100000000)" office:value-type="float" office:value="13056381" calcext:value-type="float">
            <text:p>13056381</text:p>
          </table:table-cell>
          <table:table-cell office:value-type="string" calcext:value-type="string">
            <text:p>Zimbabue</text:p>
          </table:table-cell>
          <table:table-cell table:style-name="Default" table:number-columns-repeated="2"/>
          <table:table-cell office:value-type="string" calcext:value-type="string">
            <text:p>Ingeniería Informátic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54]+1" office:value-type="float" office:value="52" calcext:value-type="float">
            <text:p>52</text:p>
          </table:table-cell>
          <table:table-cell office:value-type="string" calcext:value-type="string">
            <text:p>'Sylvia'</text:p>
          </table:table-cell>
          <table:table-cell/>
          <table:table-cell office:value-type="string" calcext:value-type="string">
            <text:p>'Caraballo'</text:p>
          </table:table-cell>
          <table:table-cell office:value-type="string" calcext:value-type="string">
            <text:p>'Velarde'</text:p>
          </table:table-cell>
          <table:table-cell table:style-name="ce8" office:value-type="string" calcext:value-type="string">
            <text:p>1996-11-16</text:p>
          </table:table-cell>
          <table:table-cell table:style-name="ce9" table:formula="of:=ROUND(RAND()*40+150 )" office:value-type="float" office:value="188" calcext:value-type="float">
            <text:p>188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4176062" calcext:value-type="float">
            <text:p>4176062</text:p>
          </table:table-cell>
          <table:table-cell table:formula="of:=RANDBETWEEN(10000000;99999999)" office:value-type="float" office:value="97973309" calcext:value-type="float">
            <text:p>9797330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unciacion'</text:p>
          </table:table-cell>
          <table:table-cell/>
          <table:table-cell office:value-type="string" calcext:value-type="string">
            <text:p>'Osuna'</text:p>
          </table:table-cell>
          <table:table-cell office:value-type="string" calcext:value-type="string">
            <text:p>'Barcenas'</text:p>
          </table:table-cell>
          <table:table-cell table:style-name="ce8" office:value-type="string" calcext:value-type="string">
            <text:p>1938-06-1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470771" calcext:value-type="float">
            <text:p>4470771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arios'</text:p>
          </table:table-cell>
          <table:table-cell table:style-name="ce8" office:value-type="string" calcext:value-type="string">
            <text:p>1938-06-1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762631" calcext:value-type="float">
            <text:p>9762631</text:p>
          </table:table-cell>
          <table:table-cell table:style-name="ce13" table:formula="of:=RANDBETWEEN(10000000;100000000)" office:value-type="float" office:value="61187028" calcext:value-type="float">
            <text:p>61187028</text:p>
          </table:table-cell>
          <table:table-cell office:value-type="string" calcext:value-type="string">
            <text:p>Australia</text:p>
          </table:table-cell>
          <table:table-cell table:style-name="Default" table:number-columns-repeated="2"/>
          <table:table-cell office:value-type="string" calcext:value-type="string">
            <text:p>Comunicación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nalista</text:p>
          </table:table-cell>
          <table:table-cell table:style-name="ce7" table:formula="of:=[.C55]+1" office:value-type="float" office:value="53" calcext:value-type="float">
            <text:p>53</text:p>
          </table:table-cell>
          <table:table-cell office:value-type="string" calcext:value-type="string">
            <text:p>'Maximo'</text:p>
          </table:table-cell>
          <table:table-cell/>
          <table:table-cell office:value-type="string" calcext:value-type="string">
            <text:p>'Moncada'</text:p>
          </table:table-cell>
          <table:table-cell office:value-type="string" calcext:value-type="string">
            <text:p>'Resendez'</text:p>
          </table:table-cell>
          <table:table-cell table:style-name="ce8" office:value-type="string" calcext:value-type="string">
            <text:p>1997-08-11</text:p>
          </table:table-cell>
          <table:table-cell table:style-name="ce9" table:formula="of:=ROUND(RAND()*40+150 )" office:value-type="float" office:value="178" calcext:value-type="float">
            <text:p>178</text:p>
          </table:table-cell>
          <table:table-cell table:style-name="ce9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2660141" calcext:value-type="float">
            <text:p>2660141</text:p>
          </table:table-cell>
          <table:table-cell table:formula="of:=RANDBETWEEN(10000000;99999999)" office:value-type="float" office:value="87613651" calcext:value-type="float">
            <text:p>8761365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Hilda'</text:p>
          </table:table-cell>
          <table:table-cell/>
          <table:table-cell office:value-type="string" calcext:value-type="string">
            <text:p>'Landa'</text:p>
          </table:table-cell>
          <table:table-cell office:value-type="string" calcext:value-type="string">
            <text:p>'Trejo'</text:p>
          </table:table-cell>
          <table:table-cell table:style-name="ce8" office:value-type="string" calcext:value-type="string">
            <text:p>1942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165625" calcext:value-type="float">
            <text:p>4165625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Orozco'</text:p>
          </table:table-cell>
          <table:table-cell table:style-name="ce8" office:value-type="string" calcext:value-type="string">
            <text:p>1942-09-24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2128172" calcext:value-type="float">
            <text:p>2128172</text:p>
          </table:table-cell>
          <table:table-cell table:style-name="ce13" table:formula="of:=RANDBETWEEN(10000000;100000000)" office:value-type="float" office:value="69118404" calcext:value-type="float">
            <text:p>69118404</text:p>
          </table:table-cell>
          <table:table-cell office:value-type="string" calcext:value-type="string">
            <text:p>Australia</text:p>
          </table:table-cell>
          <table:table-cell table:style-name="Default" table:number-columns-repeated="2"/>
          <table:table-cell office:value-type="string" calcext:value-type="string">
            <text:p>Ingeniería Industrial</text:p>
          </table:table-cell>
          <table:table-cell table:number-columns-repeated="2"/>
          <table:table-cell office:value-type="string" calcext:value-type="string">
            <text:p>Criminología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gente</text:p>
          </table:table-cell>
          <table:table-cell table:style-name="ce7" table:formula="of:=[.C56]+1" office:value-type="float" office:value="54" calcext:value-type="float">
            <text:p>54</text:p>
          </table:table-cell>
          <table:table-cell office:value-type="string" calcext:value-type="string">
            <text:p>'Adolfo'</text:p>
          </table:table-cell>
          <table:table-cell/>
          <table:table-cell office:value-type="string" calcext:value-type="string">
            <text:p>'Quinonez'</text:p>
          </table:table-cell>
          <table:table-cell office:value-type="string" calcext:value-type="string">
            <text:p>'Garces'</text:p>
          </table:table-cell>
          <table:table-cell table:style-name="ce8" office:value-type="string" calcext:value-type="string">
            <text:p>1997-10-11</text:p>
          </table:table-cell>
          <table:table-cell table:style-name="ce9" table:formula="of:=ROUND(RAND()*40+150 )" office:value-type="float" office:value="186" calcext:value-type="float">
            <text:p>186</text:p>
          </table:table-cell>
          <table:table-cell table:style-name="ce9" table:formula="of:=ROUND(RAND()*30+65 )" office:value-type="float" office:value="69" calcext:value-type="float">
            <text:p>69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5727666" calcext:value-type="float">
            <text:p>5727666</text:p>
          </table:table-cell>
          <table:table-cell table:formula="of:=RANDBETWEEN(10000000;99999999)" office:value-type="float" office:value="86505388" calcext:value-type="float">
            <text:p>8650538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Atenea'</text:p>
          </table:table-cell>
          <table:table-cell/>
          <table:table-cell office:value-type="string" calcext:value-type="string">
            <text:p>'Amaya'</text:p>
          </table:table-cell>
          <table:table-cell office:value-type="string" calcext:value-type="string">
            <text:p>'Patino'</text:p>
          </table:table-cell>
          <table:table-cell table:style-name="ce8" office:value-type="string" calcext:value-type="string">
            <text:p>1943-03-10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7732405" calcext:value-type="float">
            <text:p>7732405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Cantu'</text:p>
          </table:table-cell>
          <table:table-cell table:style-name="ce8" office:value-type="string" calcext:value-type="string">
            <text:p>1943-03-10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1240690" calcext:value-type="float">
            <text:p>1240690</text:p>
          </table:table-cell>
          <table:table-cell table:style-name="ce13" table:formula="of:=RANDBETWEEN(10000000;100000000)" office:value-type="float" office:value="85730252" calcext:value-type="float">
            <text:p>85730252</text:p>
          </table:table-cell>
          <table:table-cell office:value-type="string" calcext:value-type="string">
            <text:p>Australia</text:p>
          </table:table-cell>
          <table:table-cell table:style-name="Default" table:number-columns-repeated="2"/>
          <table:table-cell office:value-type="string" calcext:value-type="string">
            <text:p>Derecho</text:p>
          </table:table-cell>
          <table:table-cell table:number-columns-repeated="2"/>
          <table:table-cell table:style-name="ce12" office:value-type="string" calcext:value-type="string">
            <text:p>Psicología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57]+1" office:value-type="float" office:value="55" calcext:value-type="float">
            <text:p>55</text:p>
          </table:table-cell>
          <table:table-cell office:value-type="string" calcext:value-type="string">
            <text:p>'Sebastian'</text:p>
          </table:table-cell>
          <table:table-cell/>
          <table:table-cell office:value-type="string" calcext:value-type="string">
            <text:p>'Mitchell'</text:p>
          </table:table-cell>
          <table:table-cell office:value-type="string" calcext:value-type="string">
            <text:p>'Hill'</text:p>
          </table:table-cell>
          <table:table-cell table:style-name="ce8" office:value-type="string" calcext:value-type="string">
            <text:p>1997-12-16</text:p>
          </table:table-cell>
          <table:table-cell table:style-name="ce9" table:formula="of:=ROUND(RAND()*40+150 )" office:value-type="float" office:value="153" calcext:value-type="float">
            <text:p>153</text:p>
          </table:table-cell>
          <table:table-cell table:style-name="ce9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8527265" calcext:value-type="float">
            <text:p>8527265</text:p>
          </table:table-cell>
          <table:table-cell table:formula="of:=RANDBETWEEN(10000000;99999999)" office:value-type="float" office:value="55853007" calcext:value-type="float">
            <text:p>55853007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Arturo'</text:p>
          </table:table-cell>
          <table:table-cell/>
          <table:table-cell office:value-type="string" calcext:value-type="string">
            <text:p>'Villa'</text:p>
          </table:table-cell>
          <table:table-cell office:value-type="string" calcext:value-type="string">
            <text:p>'Tejeda'</text:p>
          </table:table-cell>
          <table:table-cell table:style-name="ce8" office:value-type="string" calcext:value-type="string">
            <text:p>1945-07-24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479350" calcext:value-type="float">
            <text:p>6479350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Castaneda'</text:p>
          </table:table-cell>
          <table:table-cell table:style-name="ce8" office:value-type="string" calcext:value-type="string">
            <text:p>1945-07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742185" calcext:value-type="float">
            <text:p>6742185</text:p>
          </table:table-cell>
          <table:table-cell table:style-name="ce13" table:formula="of:=RANDBETWEEN(10000000;100000000)" office:value-type="float" office:value="63844156" calcext:value-type="float">
            <text:p>63844156</text:p>
          </table:table-cell>
          <table:table-cell office:value-type="string" calcext:value-type="string">
            <text:p>Irlanda</text:p>
          </table:table-cell>
          <table:table-cell table:style-name="Default" table:number-columns-repeated="2"/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58]+1" office:value-type="float" office:value="56" calcext:value-type="float">
            <text:p>56</text:p>
          </table:table-cell>
          <table:table-cell office:value-type="string" calcext:value-type="string">
            <text:p>'Heidi'</text:p>
          </table:table-cell>
          <table:table-cell/>
          <table:table-cell office:value-type="string" calcext:value-type="string">
            <text:p>'Luciano'</text:p>
          </table:table-cell>
          <table:table-cell office:value-type="string" calcext:value-type="string">
            <text:p>'Aguayo'</text:p>
          </table:table-cell>
          <table:table-cell table:style-name="ce8" office:value-type="string" calcext:value-type="string">
            <text:p>1999-09-15</text:p>
          </table:table-cell>
          <table:table-cell table:style-name="ce9" table:formula="of:=ROUND(RAND()*40+150 )" office:value-type="float" office:value="177" calcext:value-type="float">
            <text:p>177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2250651" calcext:value-type="float">
            <text:p>2250651</text:p>
          </table:table-cell>
          <table:table-cell table:formula="of:=RANDBETWEEN(10000000;99999999)" office:value-type="float" office:value="12618401" calcext:value-type="float">
            <text:p>1261840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Johanna'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Bocanegra'</text:p>
          </table:table-cell>
          <table:table-cell table:style-name="ce8" office:value-type="string" calcext:value-type="string">
            <text:p>1946-05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208234" calcext:value-type="float">
            <text:p>7208234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8" office:value-type="string" calcext:value-type="string">
            <text:p>1946-05-25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462068" calcext:value-type="float">
            <text:p>3462068</text:p>
          </table:table-cell>
          <table:table-cell table:style-name="ce13" table:formula="of:=RANDBETWEEN(10000000;100000000)" office:value-type="float" office:value="27962676" calcext:value-type="float">
            <text:p>27962676</text:p>
          </table:table-cell>
          <table:table-cell office:value-type="string" calcext:value-type="string">
            <text:p>Irlanda</text:p>
          </table:table-cell>
          <table:table-cell table:style-name="Default" table:number-columns-repeated="2"/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59]+1" office:value-type="float" office:value="57" calcext:value-type="float">
            <text:p>57</text:p>
          </table:table-cell>
          <table:table-cell office:value-type="string" calcext:value-type="string">
            <text:p>'Faustino'</text:p>
          </table:table-cell>
          <table:table-cell/>
          <table:table-cell office:value-type="string" calcext:value-type="string">
            <text:p>'Camarillo'</text:p>
          </table:table-cell>
          <table:table-cell office:value-type="string" calcext:value-type="string">
            <text:p>'Carreno'</text:p>
          </table:table-cell>
          <table:table-cell table:style-name="ce8" office:value-type="string" calcext:value-type="string">
            <text:p>1999-09-21</text:p>
          </table:table-cell>
          <table:table-cell table:style-name="ce9" table:formula="of:=ROUND(RAND()*40+150 )" office:value-type="float" office:value="168" calcext:value-type="float">
            <text:p>168</text:p>
          </table:table-cell>
          <table:table-cell table:style-name="ce9" table:formula="of:=ROUND(RAND()*30+65 )" office:value-type="float" office:value="65" calcext:value-type="float">
            <text:p>65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468973" calcext:value-type="float">
            <text:p>7468973</text:p>
          </table:table-cell>
          <table:table-cell table:formula="of:=RANDBETWEEN(10000000;99999999)" office:value-type="float" office:value="85293499" calcext:value-type="float">
            <text:p>8529349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Ignacio'</text:p>
          </table:table-cell>
          <table:table-cell/>
          <table:table-cell office:value-type="string" calcext:value-type="string">
            <text:p>'Gallardo'</text:p>
          </table:table-cell>
          <table:table-cell office:value-type="string" calcext:value-type="string">
            <text:p>'Corrales'</text:p>
          </table:table-cell>
          <table:table-cell table:style-name="ce8" office:value-type="string" calcext:value-type="string">
            <text:p>1947-09-12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542272" calcext:value-type="float">
            <text:p>8542272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alomino'</text:p>
          </table:table-cell>
          <table:table-cell table:style-name="ce8" office:value-type="string" calcext:value-type="string">
            <text:p>1947-09-1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861251" calcext:value-type="float">
            <text:p>3861251</text:p>
          </table:table-cell>
          <table:table-cell table:style-name="ce13" table:formula="of:=RANDBETWEEN(10000000;100000000)" office:value-type="float" office:value="43830754" calcext:value-type="float">
            <text:p>43830754</text:p>
          </table:table-cell>
          <table:table-cell office:value-type="string" calcext:value-type="string">
            <text:p>Irlanda</text:p>
          </table:table-cell>
          <table:table-cell table:style-name="Default" table:number-columns-repeated="2"/>
          <table:table-cell table:style-name="ce12" office:value-type="string" calcext:value-type="string">
            <text:p>Enfermería</text:p>
          </table:table-cell>
          <table:table-cell table:number-columns-repeated="2"/>
          <table:table-cell office:value-type="string" calcext:value-type="string">
            <text:p>Ingeniería Industrial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0]+1" office:value-type="float" office:value="58" calcext:value-type="float">
            <text:p>58</text:p>
          </table:table-cell>
          <table:table-cell office:value-type="string" calcext:value-type="string">
            <text:p>'Benigno'</text:p>
          </table:table-cell>
          <table:table-cell/>
          <table:table-cell office:value-type="string" calcext:value-type="string">
            <text:p>'Lozano'</text:p>
          </table:table-cell>
          <table:table-cell office:value-type="string" calcext:value-type="string">
            <text:p>'Garay'</text:p>
          </table:table-cell>
          <table:table-cell table:style-name="ce8" office:value-type="string" calcext:value-type="string">
            <text:p>2000-04-30</text:p>
          </table:table-cell>
          <table:table-cell table:style-name="ce9" table:formula="of:=ROUND(RAND()*40+150 )" office:value-type="float" office:value="181" calcext:value-type="float">
            <text:p>181</text:p>
          </table:table-cell>
          <table:table-cell table:style-name="ce9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484983" calcext:value-type="float">
            <text:p>1484983</text:p>
          </table:table-cell>
          <table:table-cell table:formula="of:=RANDBETWEEN(10000000;99999999)" office:value-type="float" office:value="18519001" calcext:value-type="float">
            <text:p>1851900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Julian'</text:p>
          </table:table-cell>
          <table:table-cell/>
          <table:table-cell office:value-type="string" calcext:value-type="string">
            <text:p>'Quezada'</text:p>
          </table:table-cell>
          <table:table-cell office:value-type="string" calcext:value-type="string">
            <text:p>'Badillo'</text:p>
          </table:table-cell>
          <table:table-cell table:style-name="ce8" office:value-type="string" calcext:value-type="string">
            <text:p>1948-11-18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2722322" calcext:value-type="float">
            <text:p>2722322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Reza'</text:p>
          </table:table-cell>
          <table:table-cell table:style-name="ce8" office:value-type="string" calcext:value-type="string">
            <text:p>1948-11-18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3690883" calcext:value-type="float">
            <text:p>3690883</text:p>
          </table:table-cell>
          <table:table-cell table:style-name="ce13" table:formula="of:=RANDBETWEEN(10000000;100000000)" office:value-type="float" office:value="71660645" calcext:value-type="float">
            <text:p>71660645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1]+1" office:value-type="float" office:value="59" calcext:value-type="float">
            <text:p>59</text:p>
          </table:table-cell>
          <table:table-cell office:value-type="string" calcext:value-type="string">
            <text:p>'Isabel'</text:p>
          </table:table-cell>
          <table:table-cell/>
          <table:table-cell office:value-type="string" calcext:value-type="string">
            <text:p>'Rueda'</text:p>
          </table:table-cell>
          <table:table-cell office:value-type="string" calcext:value-type="string">
            <text:p>'Carmona'</text:p>
          </table:table-cell>
          <table:table-cell table:style-name="ce8" office:value-type="string" calcext:value-type="string">
            <text:p>2000-05-32</text:p>
          </table:table-cell>
          <table:table-cell table:style-name="ce9" table:formula="of:=ROUND(RAND()*40+150 )" office:value-type="float" office:value="181" calcext:value-type="float">
            <text:p>181</text:p>
          </table:table-cell>
          <table:table-cell table:style-name="ce9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369786" calcext:value-type="float">
            <text:p>6369786</text:p>
          </table:table-cell>
          <table:table-cell table:formula="of:=RANDBETWEEN(10000000;99999999)" office:value-type="float" office:value="44516948" calcext:value-type="float">
            <text:p>4451694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ornelio'</text:p>
          </table:table-cell>
          <table:table-cell/>
          <table:table-cell office:value-type="string" calcext:value-type="string">
            <text:p>'Ceja'</text:p>
          </table:table-cell>
          <table:table-cell office:value-type="string" calcext:value-type="string">
            <text:p>'Jaimes'</text:p>
          </table:table-cell>
          <table:table-cell table:style-name="ce8" office:value-type="string" calcext:value-type="string">
            <text:p>1949-10-09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2906688" calcext:value-type="float">
            <text:p>2906688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Collazo'</text:p>
          </table:table-cell>
          <table:table-cell table:style-name="ce8" office:value-type="string" calcext:value-type="string">
            <text:p>1949-10-09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6720980" calcext:value-type="float">
            <text:p>6720980</text:p>
          </table:table-cell>
          <table:table-cell table:style-name="ce13" table:formula="of:=RANDBETWEEN(10000000;100000000)" office:value-type="float" office:value="93049540" calcext:value-type="float">
            <text:p>93049540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2]+1" office:value-type="float" office:value="60" calcext:value-type="float">
            <text:p>60</text:p>
          </table:table-cell>
          <table:table-cell office:value-type="string" calcext:value-type="string">
            <text:p>'Sharon'</text:p>
          </table:table-cell>
          <table:table-cell/>
          <table:table-cell office:value-type="string" calcext:value-type="string">
            <text:p>'Beltran'</text:p>
          </table:table-cell>
          <table:table-cell office:value-type="string" calcext:value-type="string">
            <text:p>'Gallardo'</text:p>
          </table:table-cell>
          <table:table-cell table:style-name="ce8" office:value-type="string" calcext:value-type="string">
            <text:p>2000-08-10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65" calcext:value-type="float">
            <text:p>65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585763" calcext:value-type="float">
            <text:p>8585763</text:p>
          </table:table-cell>
          <table:table-cell table:formula="of:=RANDBETWEEN(10000000;99999999)" office:value-type="float" office:value="45429853" calcext:value-type="float">
            <text:p>4542985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Liliana'</text:p>
          </table:table-cell>
          <table:table-cell/>
          <table:table-cell office:value-type="string" calcext:value-type="string">
            <text:p>'Cavazos'</text:p>
          </table:table-cell>
          <table:table-cell office:value-type="string" calcext:value-type="string">
            <text:p>'Coronado'</text:p>
          </table:table-cell>
          <table:table-cell table:style-name="ce8" office:value-type="string" calcext:value-type="string">
            <text:p>1949-10-1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4488369" calcext:value-type="float">
            <text:p>4488369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Farias'</text:p>
          </table:table-cell>
          <table:table-cell table:style-name="ce8" office:value-type="string" calcext:value-type="string">
            <text:p>1949-10-16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1514294" calcext:value-type="float">
            <text:p>1514294</text:p>
          </table:table-cell>
          <table:table-cell table:style-name="ce13" table:formula="of:=RANDBETWEEN(10000000;100000000)" office:value-type="float" office:value="18130675" calcext:value-type="float">
            <text:p>18130675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3]+1" office:value-type="float" office:value="61" calcext:value-type="float">
            <text:p>61</text:p>
          </table:table-cell>
          <table:table-cell office:value-type="string" calcext:value-type="string">
            <text:p>'Constancia'</text:p>
          </table:table-cell>
          <table:table-cell/>
          <table:table-cell office:value-type="string" calcext:value-type="string">
            <text:p>'Oviedo'</text:p>
          </table:table-cell>
          <table:table-cell office:value-type="string" calcext:value-type="string">
            <text:p>'Aguilera'</text:p>
          </table:table-cell>
          <table:table-cell table:style-name="ce8" office:value-type="string" calcext:value-type="string">
            <text:p>2000-10-30</text:p>
          </table:table-cell>
          <table:table-cell table:style-name="ce9" table:formula="of:=ROUND(RAND()*40+150 )" office:value-type="float" office:value="151" calcext:value-type="float">
            <text:p>151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285942" calcext:value-type="float">
            <text:p>4285942</text:p>
          </table:table-cell>
          <table:table-cell table:formula="of:=RANDBETWEEN(10000000;99999999)" office:value-type="float" office:value="54705353" calcext:value-type="float">
            <text:p>54705353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ecilio'</text:p>
          </table:table-cell>
          <table:table-cell/>
          <table:table-cell office:value-type="string" calcext:value-type="string">
            <text:p>'Maravilla'</text:p>
          </table:table-cell>
          <table:table-cell office:value-type="string" calcext:value-type="string">
            <text:p>'Soria'</text:p>
          </table:table-cell>
          <table:table-cell table:style-name="ce8" office:value-type="string" calcext:value-type="string">
            <text:p>1950-05-20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630931" calcext:value-type="float">
            <text:p>2630931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Alvarenga'</text:p>
          </table:table-cell>
          <table:table-cell table:style-name="ce8" office:value-type="string" calcext:value-type="string">
            <text:p>1950-05-20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4701197" calcext:value-type="float">
            <text:p>4701197</text:p>
          </table:table-cell>
          <table:table-cell table:style-name="ce13" table:formula="of:=RANDBETWEEN(10000000;100000000)" office:value-type="float" office:value="89180819" calcext:value-type="float">
            <text:p>89180819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ce12" office:value-type="string" calcext:value-type="string">
            <text:p>Enfermería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4]+1" office:value-type="float" office:value="62" calcext:value-type="float">
            <text:p>62</text:p>
          </table:table-cell>
          <table:table-cell office:value-type="string" calcext:value-type="string">
            <text:p>'Cesarino'</text:p>
          </table:table-cell>
          <table:table-cell/>
          <table:table-cell office:value-type="string" calcext:value-type="string">
            <text:p>'Zuniga'</text:p>
          </table:table-cell>
          <table:table-cell office:value-type="string" calcext:value-type="string">
            <text:p>'Anderson'</text:p>
          </table:table-cell>
          <table:table-cell table:style-name="ce8" office:value-type="string" calcext:value-type="string">
            <text:p>1983-09-15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7031584" calcext:value-type="float">
            <text:p>7031584</text:p>
          </table:table-cell>
          <table:table-cell table:formula="of:=RANDBETWEEN(10000000;99999999)" office:value-type="float" office:value="58323327" calcext:value-type="float">
            <text:p>5832332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William'</text:p>
          </table:table-cell>
          <table:table-cell/>
          <table:table-cell office:value-type="string" calcext:value-type="string">
            <text:p>'Tellez'</text:p>
          </table:table-cell>
          <table:table-cell office:value-type="string" calcext:value-type="string">
            <text:p>'Cedillo'</text:p>
          </table:table-cell>
          <table:table-cell table:style-name="ce8" office:value-type="string" calcext:value-type="string">
            <text:p>1953-04-17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4006924" calcext:value-type="float">
            <text:p>4006924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Villarreal'</text:p>
          </table:table-cell>
          <table:table-cell table:style-name="ce8" office:value-type="string" calcext:value-type="string">
            <text:p>1953-04-17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9829049" calcext:value-type="float">
            <text:p>9829049</text:p>
          </table:table-cell>
          <table:table-cell table:style-name="ce13" table:formula="of:=RANDBETWEEN(10000000;100000000)" office:value-type="float" office:value="70902201" calcext:value-type="float">
            <text:p>70902201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5]+1" office:value-type="float" office:value="63" calcext:value-type="float">
            <text:p>63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Deltoro'</text:p>
          </table:table-cell>
          <table:table-cell table:style-name="ce8" office:value-type="string" calcext:value-type="string">
            <text:p>1984-05-22</text:p>
          </table:table-cell>
          <table:table-cell table:style-name="ce9" table:formula="of:=ROUND(RAND()*40+150 )" office:value-type="float" office:value="168" calcext:value-type="float">
            <text:p>168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8274508" calcext:value-type="float">
            <text:p>8274508</text:p>
          </table:table-cell>
          <table:table-cell table:formula="of:=RANDBETWEEN(10000000;99999999)" office:value-type="float" office:value="85560889" calcext:value-type="float">
            <text:p>8556088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Luisa'</text:p>
          </table:table-cell>
          <table:table-cell/>
          <table:table-cell office:value-type="string" calcext:value-type="string">
            <text:p>'Menjivar'</text:p>
          </table:table-cell>
          <table:table-cell office:value-type="string" calcext:value-type="string">
            <text:p>'Velasquez'</text:p>
          </table:table-cell>
          <table:table-cell table:style-name="ce8" office:value-type="string" calcext:value-type="string">
            <text:p>1955-08-29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8619918" calcext:value-type="float">
            <text:p>861991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Sanabria'</text:p>
          </table:table-cell>
          <table:table-cell table:style-name="ce8" office:value-type="string" calcext:value-type="string">
            <text:p>1955-08-2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1156901" calcext:value-type="float">
            <text:p>1156901</text:p>
          </table:table-cell>
          <table:table-cell table:style-name="ce13" table:formula="of:=RANDBETWEEN(10000000;100000000)" office:value-type="float" office:value="51937820" calcext:value-type="float">
            <text:p>51937820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office:value-type="string" calcext:value-type="string">
            <text:p>Economía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6]+1" office:value-type="float" office:value="64" calcext:value-type="float">
            <text:p>64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Peterson'</text:p>
          </table:table-cell>
          <table:table-cell table:style-name="ce8" office:value-type="string" calcext:value-type="string">
            <text:p>1984-12-23</text:p>
          </table:table-cell>
          <table:table-cell table:style-name="ce9" table:formula="of:=ROUND(RAND()*40+150 )" office:value-type="float" office:value="182" calcext:value-type="float">
            <text:p>182</text:p>
          </table:table-cell>
          <table:table-cell table:style-name="ce9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9053775" calcext:value-type="float">
            <text:p>9053775</text:p>
          </table:table-cell>
          <table:table-cell table:formula="of:=RANDBETWEEN(10000000;99999999)" office:value-type="float" office:value="18533675" calcext:value-type="float">
            <text:p>1853367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Bertrudis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Serna'</text:p>
          </table:table-cell>
          <table:table-cell table:style-name="ce8" office:value-type="string" calcext:value-type="string">
            <text:p>1960-06-20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6629201" calcext:value-type="float">
            <text:p>6629201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boza'</text:p>
          </table:table-cell>
          <table:table-cell table:style-name="ce8" office:value-type="string" calcext:value-type="string">
            <text:p>1960-06-20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1671908" calcext:value-type="float">
            <text:p>1671908</text:p>
          </table:table-cell>
          <table:table-cell table:style-name="ce13" table:formula="of:=RANDBETWEEN(10000000;100000000)" office:value-type="float" office:value="82147113" calcext:value-type="float">
            <text:p>82147113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office:value-type="string" calcext:value-type="string">
            <text:p>Economía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67]+1" office:value-type="float" office:value="65" calcext:value-type="float">
            <text:p>65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Sullivan'</text:p>
          </table:table-cell>
          <table:table-cell table:style-name="ce8" office:value-type="string" calcext:value-type="string">
            <text:p>1986-05-03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2433045" calcext:value-type="float">
            <text:p>2433045</text:p>
          </table:table-cell>
          <table:table-cell table:formula="of:=RANDBETWEEN(10000000;99999999)" office:value-type="float" office:value="73732041" calcext:value-type="float">
            <text:p>7373204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Elian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Mitchell'</text:p>
          </table:table-cell>
          <table:table-cell table:style-name="ce8" office:value-type="string" calcext:value-type="string">
            <text:p>1961-09-09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671608" calcext:value-type="float">
            <text:p>8671608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Cook'</text:p>
          </table:table-cell>
          <table:table-cell table:style-name="ce8" office:value-type="string" calcext:value-type="string">
            <text:p>1961-09-09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146759" calcext:value-type="float">
            <text:p>7146759</text:p>
          </table:table-cell>
          <table:table-cell table:style-name="ce13" table:formula="of:=RANDBETWEEN(10000000;100000000)" office:value-type="float" office:value="17050493" calcext:value-type="float">
            <text:p>17050493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8]+1" office:value-type="float" office:value="66" calcext:value-type="float">
            <text:p>66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Pedraza'</text:p>
          </table:table-cell>
          <table:table-cell table:style-name="ce8" office:value-type="string" calcext:value-type="string">
            <text:p>1988-12-02</text:p>
          </table:table-cell>
          <table:table-cell table:style-name="ce9" table:formula="of:=ROUND(RAND()*40+150 )" office:value-type="float" office:value="184" calcext:value-type="float">
            <text:p>184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6551533" calcext:value-type="float">
            <text:p>6551533</text:p>
          </table:table-cell>
          <table:table-cell table:formula="of:=RANDBETWEEN(10000000;99999999)" office:value-type="float" office:value="49250575" calcext:value-type="float">
            <text:p>4925057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Pedro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Ramos'</text:p>
          </table:table-cell>
          <table:table-cell table:style-name="ce8" office:value-type="string" calcext:value-type="string">
            <text:p>1963-10-06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522991" calcext:value-type="float">
            <text:p>6522991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Velasquez'</text:p>
          </table:table-cell>
          <table:table-cell table:style-name="ce8" office:value-type="string" calcext:value-type="string">
            <text:p>1963-10-06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292488" calcext:value-type="float">
            <text:p>1292488</text:p>
          </table:table-cell>
          <table:table-cell table:style-name="ce13" table:formula="of:=RANDBETWEEN(10000000;100000000)" office:value-type="float" office:value="41324523" calcext:value-type="float">
            <text:p>41324523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69]+1" office:value-type="float" office:value="67" calcext:value-type="float">
            <text:p>67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alladares'</text:p>
          </table:table-cell>
          <table:table-cell table:style-name="ce8" office:value-type="string" calcext:value-type="string">
            <text:p>1989-01-04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67" calcext:value-type="float">
            <text:p>67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1107421" calcext:value-type="float">
            <text:p>1107421</text:p>
          </table:table-cell>
          <table:table-cell table:formula="of:=RANDBETWEEN(10000000;99999999)" office:value-type="float" office:value="35391721" calcext:value-type="float">
            <text:p>3539172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Agustin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Estrella'</text:p>
          </table:table-cell>
          <table:table-cell table:style-name="ce8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263999" calcext:value-type="float">
            <text:p>6263999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Cordova'</text:p>
          </table:table-cell>
          <table:table-cell table:style-name="ce8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6834697" calcext:value-type="float">
            <text:p>6834697</text:p>
          </table:table-cell>
          <table:table-cell table:style-name="ce13" table:formula="of:=RANDBETWEEN(10000000;100000000)" office:value-type="float" office:value="14946228" calcext:value-type="float">
            <text:p>14946228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0]+1" office:value-type="float" office:value="68" calcext:value-type="float">
            <text:p>6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Rios'</text:p>
          </table:table-cell>
          <table:table-cell table:style-name="ce8" office:value-type="string" calcext:value-type="string">
            <text:p>1989-12-17</text:p>
          </table:table-cell>
          <table:table-cell table:style-name="ce9" table:formula="of:=ROUND(RAND()*40+150 )" office:value-type="float" office:value="185" calcext:value-type="float">
            <text:p>185</text:p>
          </table:table-cell>
          <table:table-cell table:style-name="ce9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5080757" calcext:value-type="float">
            <text:p>5080757</text:p>
          </table:table-cell>
          <table:table-cell table:formula="of:=RANDBETWEEN(10000000;99999999)" office:value-type="float" office:value="12855828" calcext:value-type="float">
            <text:p>1285582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Yovanni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Orosco'</text:p>
          </table:table-cell>
          <table:table-cell table:style-name="ce8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020990" calcext:value-type="float">
            <text:p>2020990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Cota'</text:p>
          </table:table-cell>
          <table:table-cell table:style-name="ce8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5654750" calcext:value-type="float">
            <text:p>5654750</text:p>
          </table:table-cell>
          <table:table-cell table:style-name="ce13" table:formula="of:=RANDBETWEEN(10000000;100000000)" office:value-type="float" office:value="70119014" calcext:value-type="float">
            <text:p>70119014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1]+1" office:value-type="float" office:value="69" calcext:value-type="float">
            <text:p>69</text:p>
          </table:table-cell>
          <table:table-cell office:value-type="string" calcext:value-type="string">
            <text:p>'Paula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Mora'</text:p>
          </table:table-cell>
          <table:table-cell table:style-name="ce8" office:value-type="string" calcext:value-type="string">
            <text:p>1990-02-06</text:p>
          </table:table-cell>
          <table:table-cell table:style-name="ce9" table:formula="of:=ROUND(RAND()*40+150 )" office:value-type="float" office:value="170" calcext:value-type="float">
            <text:p>170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4925373" calcext:value-type="float">
            <text:p>4925373</text:p>
          </table:table-cell>
          <table:table-cell table:formula="of:=RANDBETWEEN(10000000;99999999)" office:value-type="float" office:value="69143764" calcext:value-type="float">
            <text:p>6914376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eleste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Quiroga'</text:p>
          </table:table-cell>
          <table:table-cell table:style-name="ce8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8234419" calcext:value-type="float">
            <text:p>8234419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Valentin'</text:p>
          </table:table-cell>
          <table:table-cell table:style-name="ce8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8048821" calcext:value-type="float">
            <text:p>8048821</text:p>
          </table:table-cell>
          <table:table-cell table:style-name="ce13" table:formula="of:=RANDBETWEEN(10000000;100000000)" office:value-type="float" office:value="78649626" calcext:value-type="float">
            <text:p>78649626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office:value-type="string" calcext:value-type="string">
            <text:p>Criminología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2]+1" office:value-type="float" office:value="70" calcext:value-type="float">
            <text:p>7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Hill'</text:p>
          </table:table-cell>
          <table:table-cell table:style-name="ce8" office:value-type="string" calcext:value-type="string">
            <text:p>1990-08-29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724116" calcext:value-type="float">
            <text:p>7724116</text:p>
          </table:table-cell>
          <table:table-cell table:formula="of:=RANDBETWEEN(10000000;99999999)" office:value-type="float" office:value="84970329" calcext:value-type="float">
            <text:p>8497032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Jessica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Anguiano'</text:p>
          </table:table-cell>
          <table:table-cell table:style-name="ce8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646005" calcext:value-type="float">
            <text:p>5646005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Mares'</text:p>
          </table:table-cell>
          <table:table-cell table:style-name="ce8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282443" calcext:value-type="float">
            <text:p>9282443</text:p>
          </table:table-cell>
          <table:table-cell table:style-name="ce13" table:formula="of:=RANDBETWEEN(10000000;100000000)" office:value-type="float" office:value="97728253" calcext:value-type="float">
            <text:p>97728253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table:style-name="ce12" office:value-type="string" calcext:value-type="string">
            <text:p>Psicología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3]+1" office:value-type="float" office:value="71" calcext:value-type="float">
            <text:p>71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Sarmiento'</text:p>
          </table:table-cell>
          <table:table-cell table:style-name="ce8" office:value-type="string" calcext:value-type="string">
            <text:p>1991-01-29</text:p>
          </table:table-cell>
          <table:table-cell table:style-name="ce9" table:formula="of:=ROUND(RAND()*40+150 )" office:value-type="float" office:value="170" calcext:value-type="float">
            <text:p>170</text:p>
          </table:table-cell>
          <table:table-cell table:style-name="ce9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583982" calcext:value-type="float">
            <text:p>7583982</text:p>
          </table:table-cell>
          <table:table-cell table:formula="of:=RANDBETWEEN(10000000;99999999)" office:value-type="float" office:value="45703196" calcext:value-type="float">
            <text:p>4570319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onstantin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Recinos'</text:p>
          </table:table-cell>
          <table:table-cell table:style-name="ce8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9025095" calcext:value-type="float">
            <text:p>9025095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Moore'</text:p>
          </table:table-cell>
          <table:table-cell table:style-name="ce8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4482545" calcext:value-type="float">
            <text:p>4482545</text:p>
          </table:table-cell>
          <table:table-cell table:style-name="ce13" table:formula="of:=RANDBETWEEN(10000000;100000000)" office:value-type="float" office:value="82060407" calcext:value-type="float">
            <text:p>82060407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ce12" office:value-type="string" calcext:value-type="string">
            <text:p>Psicología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4]+1" office:value-type="float" office:value="72" calcext:value-type="float">
            <text:p>72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Alvarenga'</text:p>
          </table:table-cell>
          <table:table-cell table:style-name="ce8" office:value-type="string" calcext:value-type="string">
            <text:p>1991-05-26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265374" calcext:value-type="float">
            <text:p>4265374</text:p>
          </table:table-cell>
          <table:table-cell table:formula="of:=RANDBETWEEN(10000000;99999999)" office:value-type="float" office:value="29803204" calcext:value-type="float">
            <text:p>2980320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Valentin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Caraballo'</text:p>
          </table:table-cell>
          <table:table-cell table:style-name="ce8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5773981" calcext:value-type="float">
            <text:p>5773981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Saenz'</text:p>
          </table:table-cell>
          <table:table-cell table:style-name="ce8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5495047" calcext:value-type="float">
            <text:p>5495047</text:p>
          </table:table-cell>
          <table:table-cell table:style-name="ce13" table:formula="of:=RANDBETWEEN(10000000;100000000)" office:value-type="float" office:value="23212338" calcext:value-type="float">
            <text:p>23212338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5]+1" office:value-type="float" office:value="73" calcext:value-type="float">
            <text:p>73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Caballero'</text:p>
          </table:table-cell>
          <table:table-cell table:style-name="ce8" office:value-type="string" calcext:value-type="string">
            <text:p>1992-05-03</text:p>
          </table:table-cell>
          <table:table-cell table:style-name="ce9" table:formula="of:=ROUND(RAND()*40+150 )" office:value-type="float" office:value="159" calcext:value-type="float">
            <text:p>159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12.5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779548" calcext:value-type="float">
            <text:p>8779548</text:p>
          </table:table-cell>
          <table:table-cell table:formula="of:=RANDBETWEEN(10000000;99999999)" office:value-type="float" office:value="78841842" calcext:value-type="float">
            <text:p>7884184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Patric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Garcia'</text:p>
          </table:table-cell>
          <table:table-cell table:style-name="ce8" office:value-type="string" calcext:value-type="string">
            <text:p>1978-09-06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9434166" calcext:value-type="float">
            <text:p>9434166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Marroquin'</text:p>
          </table:table-cell>
          <table:table-cell table:style-name="ce8" office:value-type="string" calcext:value-type="string">
            <text:p>1978-09-0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1388656" calcext:value-type="float">
            <text:p>1388656</text:p>
          </table:table-cell>
          <table:table-cell table:style-name="ce13" table:formula="of:=RANDBETWEEN(10000000;100000000)" office:value-type="float" office:value="56090756" calcext:value-type="float">
            <text:p>56090756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office:value-type="string" calcext:value-type="string">
            <text:p>Ingeniería Industrial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6]+1" office:value-type="float" office:value="74" calcext:value-type="float">
            <text:p>74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Landeros'</text:p>
          </table:table-cell>
          <table:table-cell table:style-name="ce8" office:value-type="string" calcext:value-type="string">
            <text:p>1992-05-30</text:p>
          </table:table-cell>
          <table:table-cell table:style-name="ce9" table:formula="of:=ROUND(RAND()*40+150 )" office:value-type="float" office:value="153" calcext:value-type="float">
            <text:p>153</text:p>
          </table:table-cell>
          <table:table-cell table:style-name="ce9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868534" calcext:value-type="float">
            <text:p>2868534</text:p>
          </table:table-cell>
          <table:table-cell table:formula="of:=RANDBETWEEN(10000000;99999999)" office:value-type="float" office:value="80512557" calcext:value-type="float">
            <text:p>8051255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Pilar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Melo'</text:p>
          </table:table-cell>
          <table:table-cell table:style-name="ce8" office:value-type="string" calcext:value-type="string">
            <text:p>1979-12-29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072688" calcext:value-type="float">
            <text:p>2072688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Castanon'</text:p>
          </table:table-cell>
          <table:table-cell table:style-name="ce8" office:value-type="string" calcext:value-type="string">
            <text:p>1979-12-2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1907044" calcext:value-type="float">
            <text:p>1907044</text:p>
          </table:table-cell>
          <table:table-cell table:style-name="ce13" table:formula="of:=RANDBETWEEN(10000000;100000000)" office:value-type="float" office:value="77751544" calcext:value-type="float">
            <text:p>77751544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77]+1" office:value-type="float" office:value="75" calcext:value-type="float">
            <text:p>75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Rueda'</text:p>
          </table:table-cell>
          <table:table-cell table:style-name="ce8" office:value-type="string" calcext:value-type="string">
            <text:p>1993-05-14</text:p>
          </table:table-cell>
          <table:table-cell table:style-name="ce9" table:formula="of:=ROUND(RAND()*40+150 )" office:value-type="float" office:value="157" calcext:value-type="float">
            <text:p>157</text:p>
          </table:table-cell>
          <table:table-cell table:style-name="ce9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063644" calcext:value-type="float">
            <text:p>3063644</text:p>
          </table:table-cell>
          <table:table-cell table:formula="of:=RANDBETWEEN(10000000;99999999)" office:value-type="float" office:value="81214341" calcext:value-type="float">
            <text:p>8121434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Mar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Paniagua'</text:p>
          </table:table-cell>
          <table:table-cell table:style-name="ce8" office:value-type="string" calcext:value-type="string">
            <text:p>1980-08-09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9015361" calcext:value-type="float">
            <text:p>9015361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ocanegra'</text:p>
          </table:table-cell>
          <table:table-cell table:style-name="ce8" office:value-type="string" calcext:value-type="string">
            <text:p>1980-08-09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5119624" calcext:value-type="float">
            <text:p>5119624</text:p>
          </table:table-cell>
          <table:table-cell table:style-name="ce13" table:formula="of:=RANDBETWEEN(10000000;100000000)" office:value-type="float" office:value="54273674" calcext:value-type="float">
            <text:p>54273674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8]+1" office:value-type="float" office:value="76" calcext:value-type="float">
            <text:p>76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Tejeda'</text:p>
          </table:table-cell>
          <table:table-cell table:style-name="ce8" office:value-type="string" calcext:value-type="string">
            <text:p>1993-10-09</text:p>
          </table:table-cell>
          <table:table-cell table:style-name="ce9" table:formula="of:=ROUND(RAND()*40+150 )" office:value-type="float" office:value="158" calcext:value-type="float">
            <text:p>158</text:p>
          </table:table-cell>
          <table:table-cell table:style-name="ce9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5650932" calcext:value-type="float">
            <text:p>5650932</text:p>
          </table:table-cell>
          <table:table-cell table:formula="of:=RANDBETWEEN(10000000;99999999)" office:value-type="float" office:value="77240154" calcext:value-type="float">
            <text:p>77240154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Italo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Salinas'</text:p>
          </table:table-cell>
          <table:table-cell table:style-name="ce8" office:value-type="string" calcext:value-type="string">
            <text:p>1936-11-0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1891952" calcext:value-type="float">
            <text:p>1891952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Vicente'</text:p>
          </table:table-cell>
          <table:table-cell table:style-name="ce8" office:value-type="string" calcext:value-type="string">
            <text:p>1936-11-09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6014349" calcext:value-type="float">
            <text:p>6014349</text:p>
          </table:table-cell>
          <table:table-cell table:style-name="ce13" table:formula="of:=RANDBETWEEN(10000000;100000000)" office:value-type="float" office:value="43089398" calcext:value-type="float">
            <text:p>43089398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Criminología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79]+1" office:value-type="float" office:value="77" calcext:value-type="float">
            <text:p>77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Moya'</text:p>
          </table:table-cell>
          <table:table-cell table:style-name="ce8" office:value-type="string" calcext:value-type="string">
            <text:p>1995-01-09</text:p>
          </table:table-cell>
          <table:table-cell table:style-name="ce9" table:formula="of:=ROUND(RAND()*40+150 )" office:value-type="float" office:value="180" calcext:value-type="float">
            <text:p>180</text:p>
          </table:table-cell>
          <table:table-cell table:style-name="ce9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6896004" calcext:value-type="float">
            <text:p>6896004</text:p>
          </table:table-cell>
          <table:table-cell table:formula="of:=RANDBETWEEN(10000000;99999999)" office:value-type="float" office:value="84018866" calcext:value-type="float">
            <text:p>84018866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Maricruz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Zamora'</text:p>
          </table:table-cell>
          <table:table-cell table:style-name="ce8" office:value-type="string" calcext:value-type="string">
            <text:p>1936-12-24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9628381" calcext:value-type="float">
            <text:p>9628381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Resendez'</text:p>
          </table:table-cell>
          <table:table-cell table:style-name="ce8" office:value-type="string" calcext:value-type="string">
            <text:p>1936-12-24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7132143" calcext:value-type="float">
            <text:p>7132143</text:p>
          </table:table-cell>
          <table:table-cell table:style-name="ce13" table:formula="of:=RANDBETWEEN(10000000;100000000)" office:value-type="float" office:value="15235712" calcext:value-type="float">
            <text:p>15235712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ce12" office:value-type="string" calcext:value-type="string">
            <text:p>Psicología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0]+1" office:value-type="float" office:value="78" calcext:value-type="float">
            <text:p>78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Bianco'</text:p>
          </table:table-cell>
          <table:table-cell table:style-name="ce8" office:value-type="string" calcext:value-type="string">
            <text:p>1995-07-25</text:p>
          </table:table-cell>
          <table:table-cell table:style-name="ce9" table:formula="of:=ROUND(RAND()*40+150 )" office:value-type="float" office:value="178" calcext:value-type="float">
            <text:p>178</text:p>
          </table:table-cell>
          <table:table-cell table:style-name="ce9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4856846" calcext:value-type="float">
            <text:p>4856846</text:p>
          </table:table-cell>
          <table:table-cell table:formula="of:=RANDBETWEEN(10000000;99999999)" office:value-type="float" office:value="37240966" calcext:value-type="float">
            <text:p>37240966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Cristiano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Bustos'</text:p>
          </table:table-cell>
          <table:table-cell table:style-name="ce8" office:value-type="string" calcext:value-type="string">
            <text:p>1941-01-27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521345" calcext:value-type="float">
            <text:p>4521345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Escamilla'</text:p>
          </table:table-cell>
          <table:table-cell table:style-name="ce8" office:value-type="string" calcext:value-type="string">
            <text:p>1941-01-27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017867" calcext:value-type="float">
            <text:p>2017867</text:p>
          </table:table-cell>
          <table:table-cell table:style-name="ce13" table:formula="of:=RANDBETWEEN(10000000;100000000)" office:value-type="float" office:value="20191280" calcext:value-type="float">
            <text:p>20191280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1]+1" office:value-type="float" office:value="79" calcext:value-type="float">
            <text:p>79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Michel'</text:p>
          </table:table-cell>
          <table:table-cell table:style-name="ce8" office:value-type="string" calcext:value-type="string">
            <text:p>1998-03-20</text:p>
          </table:table-cell>
          <table:table-cell table:style-name="ce9" table:formula="of:=ROUND(RAND()*40+150 )" office:value-type="float" office:value="158" calcext:value-type="float">
            <text:p>158</text:p>
          </table:table-cell>
          <table:table-cell table:style-name="ce9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6085801" calcext:value-type="float">
            <text:p>6085801</text:p>
          </table:table-cell>
          <table:table-cell table:formula="of:=RANDBETWEEN(10000000;99999999)" office:value-type="float" office:value="95121949" calcext:value-type="float">
            <text:p>9512194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Eleazar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Watson'</text:p>
          </table:table-cell>
          <table:table-cell table:style-name="ce8" office:value-type="string" calcext:value-type="string">
            <text:p>1946-02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312866" calcext:value-type="float">
            <text:p>5312866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Orozco'</text:p>
          </table:table-cell>
          <table:table-cell table:style-name="ce8" office:value-type="string" calcext:value-type="string">
            <text:p>1946-02-25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4048841" calcext:value-type="float">
            <text:p>4048841</text:p>
          </table:table-cell>
          <table:table-cell table:style-name="ce13" table:formula="of:=RANDBETWEEN(10000000;100000000)" office:value-type="float" office:value="81331825" calcext:value-type="float">
            <text:p>81331825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2]+1" office:value-type="float" office:value="80" calcext:value-type="float">
            <text:p>80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Frias'</text:p>
          </table:table-cell>
          <table:table-cell table:style-name="ce8" office:value-type="string" calcext:value-type="string">
            <text:p>1998-04-23</text:p>
          </table:table-cell>
          <table:table-cell table:style-name="ce9" table:formula="of:=ROUND(RAND()*40+150 )" office:value-type="float" office:value="189" calcext:value-type="float">
            <text:p>189</text:p>
          </table:table-cell>
          <table:table-cell table:style-name="ce9" table:formula="of:=ROUND(RAND()*30+65 )" office:value-type="float" office:value="83" calcext:value-type="float">
            <text:p>83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8075098" calcext:value-type="float">
            <text:p>8075098</text:p>
          </table:table-cell>
          <table:table-cell table:formula="of:=RANDBETWEEN(10000000;99999999)" office:value-type="float" office:value="93475895" calcext:value-type="float">
            <text:p>9347589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Felix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Melo'</text:p>
          </table:table-cell>
          <table:table-cell table:style-name="ce8" office:value-type="string" calcext:value-type="string">
            <text:p>1946-05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085484" calcext:value-type="float">
            <text:p>3085484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Saldana'</text:p>
          </table:table-cell>
          <table:table-cell table:style-name="ce8" office:value-type="string" calcext:value-type="string">
            <text:p>1946-05-2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404875" calcext:value-type="float">
            <text:p>8404875</text:p>
          </table:table-cell>
          <table:table-cell table:style-name="ce13" table:formula="of:=RANDBETWEEN(10000000;100000000)" office:value-type="float" office:value="92095375" calcext:value-type="float">
            <text:p>92095375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office:value-type="string" calcext:value-type="string">
            <text:p>Ingeniería Industrial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3]+1" office:value-type="float" office:value="81" calcext:value-type="float">
            <text:p>81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Baca'</text:p>
          </table:table-cell>
          <table:table-cell table:style-name="ce8" office:value-type="string" calcext:value-type="string">
            <text:p>1998-06-27</text:p>
          </table:table-cell>
          <table:table-cell table:style-name="ce9" table:formula="of:=ROUND(RAND()*40+150 )" office:value-type="float" office:value="160" calcext:value-type="float">
            <text:p>160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8046781" calcext:value-type="float">
            <text:p>8046781</text:p>
          </table:table-cell>
          <table:table-cell table:formula="of:=RANDBETWEEN(10000000;99999999)" office:value-type="float" office:value="80295247" calcext:value-type="float">
            <text:p>8029524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Celina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Alcantar'</text:p>
          </table:table-cell>
          <table:table-cell table:style-name="ce8" office:value-type="string" calcext:value-type="string">
            <text:p>1948-02-2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281564" calcext:value-type="float">
            <text:p>6281564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Chavez'</text:p>
          </table:table-cell>
          <table:table-cell table:style-name="ce8" office:value-type="string" calcext:value-type="string">
            <text:p>1948-02-2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3354915" calcext:value-type="float">
            <text:p>3354915</text:p>
          </table:table-cell>
          <table:table-cell table:style-name="ce13" table:formula="of:=RANDBETWEEN(10000000;100000000)" office:value-type="float" office:value="11766878" calcext:value-type="float">
            <text:p>11766878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office:value-type="string" calcext:value-type="string">
            <text:p>Derecho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4]+1" office:value-type="float" office:value="82" calcext:value-type="float">
            <text:p>82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ornejo'</text:p>
          </table:table-cell>
          <table:table-cell table:style-name="ce8" office:value-type="string" calcext:value-type="string">
            <text:p>1998-11-21</text:p>
          </table:table-cell>
          <table:table-cell table:style-name="ce9" table:formula="of:=ROUND(RAND()*40+150 )" office:value-type="float" office:value="155" calcext:value-type="float">
            <text:p>155</text:p>
          </table:table-cell>
          <table:table-cell table:style-name="ce9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690882" calcext:value-type="float">
            <text:p>3690882</text:p>
          </table:table-cell>
          <table:table-cell table:formula="of:=RANDBETWEEN(10000000;99999999)" office:value-type="float" office:value="56989531" calcext:value-type="float">
            <text:p>5698953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/>
          <table:table-cell table:style-name="Default"/>
          <table:table-cell office:value-type="string" calcext:value-type="string">
            <text:p>'Jesus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Curiel'</text:p>
          </table:table-cell>
          <table:table-cell table:style-name="ce8" office:value-type="string" calcext:value-type="string">
            <text:p>1949-10-23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600736" calcext:value-type="float">
            <text:p>360073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Arguello'</text:p>
          </table:table-cell>
          <table:table-cell table:style-name="ce8" office:value-type="string" calcext:value-type="string">
            <text:p>1949-10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6351333" calcext:value-type="float">
            <text:p>6351333</text:p>
          </table:table-cell>
          <table:table-cell table:style-name="ce13" table:formula="of:=RANDBETWEEN(10000000;100000000)" office:value-type="float" office:value="89876980" calcext:value-type="float">
            <text:p>89876980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office:value-type="string" calcext:value-type="string">
            <text:p>Ingeniería Informática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5]+1" office:value-type="float" office:value="83" calcext:value-type="float">
            <text:p>83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Ornelas'</text:p>
          </table:table-cell>
          <table:table-cell table:style-name="ce8" office:value-type="string" calcext:value-type="string">
            <text:p>1998-12-03</text:p>
          </table:table-cell>
          <table:table-cell table:style-name="ce9" table:formula="of:=ROUND(RAND()*40+150 )" office:value-type="float" office:value="172" calcext:value-type="float">
            <text:p>172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323566" calcext:value-type="float">
            <text:p>9323566</text:p>
          </table:table-cell>
          <table:table-cell table:formula="of:=RANDBETWEEN(10000000;99999999)" office:value-type="float" office:value="49101512" calcext:value-type="float">
            <text:p>4910151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ecilio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dams'</text:p>
          </table:table-cell>
          <table:table-cell table:style-name="ce8" office:value-type="string" calcext:value-type="string">
            <text:p>1950-10-03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417693" calcext:value-type="float">
            <text:p>4417693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Echevarria'</text:p>
          </table:table-cell>
          <table:table-cell table:style-name="ce8" office:value-type="string" calcext:value-type="string">
            <text:p>1950-10-03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329533" calcext:value-type="float">
            <text:p>7329533</text:p>
          </table:table-cell>
          <table:table-cell table:style-name="ce13" table:formula="of:=RANDBETWEEN(10000000;100000000)" office:value-type="float" office:value="36526681" calcext:value-type="float">
            <text:p>36526681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office:value-type="string" calcext:value-type="string">
            <text:p>Comunicación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6]+1" office:value-type="float" office:value="84" calcext:value-type="float">
            <text:p>84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Galarza'</text:p>
          </table:table-cell>
          <table:table-cell table:style-name="ce8" office:value-type="string" calcext:value-type="string">
            <text:p>2000-03-09</text:p>
          </table:table-cell>
          <table:table-cell table:style-name="ce9" table:formula="of:=ROUND(RAND()*40+150 )" office:value-type="float" office:value="171" calcext:value-type="float">
            <text:p>171</text:p>
          </table:table-cell>
          <table:table-cell table:style-name="ce9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105530" calcext:value-type="float">
            <text:p>8105530</text:p>
          </table:table-cell>
          <table:table-cell table:formula="of:=RANDBETWEEN(10000000;99999999)" office:value-type="float" office:value="59824404" calcext:value-type="float">
            <text:p>5982440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12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Consolacion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Robledo'</text:p>
          </table:table-cell>
          <table:table-cell table:style-name="ce8" office:value-type="string" calcext:value-type="string">
            <text:p>1953-11-30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666389" calcext:value-type="float">
            <text:p>1666389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inon'</text:p>
          </table:table-cell>
          <table:table-cell table:style-name="ce8" office:value-type="string" calcext:value-type="string">
            <text:p>1953-11-30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913460" calcext:value-type="float">
            <text:p>5913460</text:p>
          </table:table-cell>
          <table:table-cell table:style-name="ce13" table:formula="of:=RANDBETWEEN(10000000;100000000)" office:value-type="float" office:value="83175962" calcext:value-type="float">
            <text:p>83175962</text:p>
          </table:table-cell>
          <table:table-cell office:value-type="string" calcext:value-type="string">
            <text:p>Irlanda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ce12" office:value-type="string" calcext:value-type="string">
            <text:p>Enfermería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7]+1" office:value-type="float" office:value="85" calcext:value-type="float">
            <text:p>85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Campos'</text:p>
          </table:table-cell>
          <table:table-cell table:style-name="ce8" office:value-type="string" calcext:value-type="string">
            <text:p>2000-07-23</text:p>
          </table:table-cell>
          <table:table-cell table:style-name="ce9" table:formula="of:=ROUND(RAND()*40+150 )" office:value-type="float" office:value="170" calcext:value-type="float">
            <text:p>170</text:p>
          </table:table-cell>
          <table:table-cell table:style-name="ce9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419335" calcext:value-type="float">
            <text:p>9419335</text:p>
          </table:table-cell>
          <table:table-cell table:formula="of:=RANDBETWEEN(10000000;99999999)" office:value-type="float" office:value="43317265" calcext:value-type="float">
            <text:p>4331726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/>
          <table:table-cell office:value-type="string" calcext:value-type="string">
            <text:p>'Liliana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rtagena'</text:p>
          </table:table-cell>
          <table:table-cell table:style-name="ce8" office:value-type="string" calcext:value-type="string">
            <text:p>1956-12-09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5006681" calcext:value-type="float">
            <text:p>5006681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Caballero'</text:p>
          </table:table-cell>
          <table:table-cell table:style-name="ce8" office:value-type="string" calcext:value-type="string">
            <text:p>1956-12-09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049851" calcext:value-type="float">
            <text:p>4049851</text:p>
          </table:table-cell>
          <table:table-cell table:style-name="ce13" table:formula="of:=RANDBETWEEN(10000000;100000000)" office:value-type="float" office:value="61914618" calcext:value-type="float">
            <text:p>61914618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office:value-type="string" calcext:value-type="string">
            <text:p>Ciencias Sociales 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88]+1" office:value-type="float" office:value="86" calcext:value-type="float">
            <text:p>86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Sanchez'</text:p>
          </table:table-cell>
          <table:table-cell table:style-name="ce8" office:value-type="string" calcext:value-type="string">
            <text:p>2000-08-28</text:p>
          </table:table-cell>
          <table:table-cell table:style-name="ce9" table:formula="of:=ROUND(RAND()*40+150 )" office:value-type="float" office:value="185" calcext:value-type="float">
            <text:p>185</text:p>
          </table:table-cell>
          <table:table-cell table:style-name="ce9" table:formula="of:=ROUND(RAND()*30+65 )" office:value-type="float" office:value="71" calcext:value-type="float">
            <text:p>71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004238" calcext:value-type="float">
            <text:p>1004238</text:p>
          </table:table-cell>
          <table:table-cell table:formula="of:=RANDBETWEEN(10000000;99999999)" office:value-type="float" office:value="85257228" calcext:value-type="float">
            <text:p>8525722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Nadia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Correa'</text:p>
          </table:table-cell>
          <table:table-cell table:style-name="ce8" office:value-type="string" calcext:value-type="string">
            <text:p>1958-01-04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5270712" calcext:value-type="float">
            <text:p>5270712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Gastelum'</text:p>
          </table:table-cell>
          <table:table-cell table:style-name="ce8" office:value-type="string" calcext:value-type="string">
            <text:p>1958-01-04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6863566" calcext:value-type="float">
            <text:p>6863566</text:p>
          </table:table-cell>
          <table:table-cell table:style-name="ce13" table:formula="of:=RANDBETWEEN(10000000;100000000)" office:value-type="float" office:value="44593017" calcext:value-type="float">
            <text:p>44593017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office:value-type="string" calcext:value-type="string">
            <text:p>Economía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89]+1" office:value-type="float" office:value="87" calcext:value-type="float">
            <text:p>87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Ascencio'</text:p>
          </table:table-cell>
          <table:table-cell table:style-name="ce8" office:value-type="string" calcext:value-type="string">
            <text:p>1996-09-22</text:p>
          </table:table-cell>
          <table:table-cell table:style-name="ce9" table:formula="of:=ROUND(RAND()*40+150 )" office:value-type="float" office:value="152" calcext:value-type="float">
            <text:p>152</text:p>
          </table:table-cell>
          <table:table-cell table:style-name="ce9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486501" calcext:value-type="float">
            <text:p>8486501</text:p>
          </table:table-cell>
          <table:table-cell table:formula="of:=RANDBETWEEN(10000000;99999999)" office:value-type="float" office:value="33472369" calcext:value-type="float">
            <text:p>3347236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Marcos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Alcantara'</text:p>
          </table:table-cell>
          <table:table-cell table:style-name="ce8" office:value-type="string" calcext:value-type="string">
            <text:p>1959-04-2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2209040" calcext:value-type="float">
            <text:p>2209040</text:p>
          </table:table-cell>
          <table:table-cell office:value-type="string" calcext:value-type="string">
            <text:p>'Michael'</text:p>
          </table:table-cell>
          <table:table-cell/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8" office:value-type="string" calcext:value-type="string">
            <text:p>1959-04-26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1374669" calcext:value-type="float">
            <text:p>1374669</text:p>
          </table:table-cell>
          <table:table-cell table:style-name="ce13" table:formula="of:=RANDBETWEEN(10000000;100000000)" office:value-type="float" office:value="16616567" calcext:value-type="float">
            <text:p>16616567</text:p>
          </table:table-cell>
          <table:table-cell office:value-type="string" calcext:value-type="string">
            <text:p>Holanda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0]+1" office:value-type="float" office:value="88" calcext:value-type="float">
            <text:p>88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Villarreal'</text:p>
          </table:table-cell>
          <table:table-cell table:style-name="ce8" office:value-type="string" calcext:value-type="string">
            <text:p>1996-11-17</text:p>
          </table:table-cell>
          <table:table-cell table:style-name="ce9" table:formula="of:=ROUND(RAND()*40+150 )" office:value-type="float" office:value="178" calcext:value-type="float">
            <text:p>178</text:p>
          </table:table-cell>
          <table:table-cell table:style-name="ce9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212176" calcext:value-type="float">
            <text:p>3212176</text:p>
          </table:table-cell>
          <table:table-cell table:formula="of:=RANDBETWEEN(10000000;99999999)" office:value-type="float" office:value="15751356" calcext:value-type="float">
            <text:p>1575135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/>
          <table:table-cell office:value-type="string" calcext:value-type="string">
            <text:p>'Jorge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Baez'</text:p>
          </table:table-cell>
          <table:table-cell table:style-name="ce8" office:value-type="string" calcext:value-type="string">
            <text:p>1959-10-09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1392660" calcext:value-type="float">
            <text:p>1392660</text:p>
          </table:table-cell>
          <table:table-cell office:value-type="string" calcext:value-type="string">
            <text:p>'Lincoln'</text:p>
          </table:table-cell>
          <table:table-cell/>
          <table:table-cell office:value-type="string" calcext:value-type="string">
            <text:p>'Alvarenga'</text:p>
          </table:table-cell>
          <table:table-cell office:value-type="string" calcext:value-type="string">
            <text:p>'Elizondo'</text:p>
          </table:table-cell>
          <table:table-cell table:style-name="ce8" office:value-type="string" calcext:value-type="string">
            <text:p>1959-10-09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6194523" calcext:value-type="float">
            <text:p>6194523</text:p>
          </table:table-cell>
          <table:table-cell table:style-name="ce13" table:formula="of:=RANDBETWEEN(10000000;100000000)" office:value-type="float" office:value="91196445" calcext:value-type="float">
            <text:p>91196445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1]+1" office:value-type="float" office:value="89" calcext:value-type="float">
            <text:p>89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rango'</text:p>
          </table:table-cell>
          <table:table-cell table:style-name="ce8" office:value-type="string" calcext:value-type="string">
            <text:p>1999-09-22</text:p>
          </table:table-cell>
          <table:table-cell table:style-name="ce9" table:formula="of:=ROUND(RAND()*40+150 )" office:value-type="float" office:value="180" calcext:value-type="float">
            <text:p>180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5440249" calcext:value-type="float">
            <text:p>5440249</text:p>
          </table:table-cell>
          <table:table-cell table:formula="of:=RANDBETWEEN(10000000;99999999)" office:value-type="float" office:value="11346601" calcext:value-type="float">
            <text:p>1134660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Constantino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Manriquez'</text:p>
          </table:table-cell>
          <table:table-cell table:style-name="ce8" office:value-type="string" calcext:value-type="string">
            <text:p>1960-08-31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3747628" calcext:value-type="float">
            <text:p>3747628</text:p>
          </table:table-cell>
          <table:table-cell office:value-type="string" calcext:value-type="string">
            <text:p>'Alba'</text:p>
          </table:table-cell>
          <table:table-cell/>
          <table:table-cell office:value-type="string" calcext:value-type="string">
            <text:p>'Arriola'</text:p>
          </table:table-cell>
          <table:table-cell office:value-type="string" calcext:value-type="string">
            <text:p>'Duenas'</text:p>
          </table:table-cell>
          <table:table-cell table:style-name="ce8" office:value-type="string" calcext:value-type="string">
            <text:p>1960-08-3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186126" calcext:value-type="float">
            <text:p>2186126</text:p>
          </table:table-cell>
          <table:table-cell table:style-name="ce13" table:formula="of:=RANDBETWEEN(10000000;100000000)" office:value-type="float" office:value="81315857" calcext:value-type="float">
            <text:p>81315857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2]+1" office:value-type="float" office:value="90" calcext:value-type="float">
            <text:p>90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Estevez'</text:p>
          </table:table-cell>
          <table:table-cell table:style-name="ce8" office:value-type="string" calcext:value-type="string">
            <text:p>2000-04-20</text:p>
          </table:table-cell>
          <table:table-cell table:style-name="ce9" table:formula="of:=ROUND(RAND()*40+150 )" office:value-type="float" office:value="175" calcext:value-type="float">
            <text:p>175</text:p>
          </table:table-cell>
          <table:table-cell table:style-name="ce9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5459800" calcext:value-type="float">
            <text:p>5459800</text:p>
          </table:table-cell>
          <table:table-cell table:formula="of:=RANDBETWEEN(10000000;99999999)" office:value-type="float" office:value="88211049" calcext:value-type="float">
            <text:p>8821104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Miranda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Zamora'</text:p>
          </table:table-cell>
          <table:table-cell table:style-name="ce8" office:value-type="string" calcext:value-type="string">
            <text:p>1961-03-27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1889905" calcext:value-type="float">
            <text:p>1889905</text:p>
          </table:table-cell>
          <table:table-cell office:value-type="string" calcext:value-type="string">
            <text:p>'Pilar'</text:p>
          </table:table-cell>
          <table:table-cell/>
          <table:table-cell office:value-type="string" calcext:value-type="string">
            <text:p>'Alvarado'</text:p>
          </table:table-cell>
          <table:table-cell office:value-type="string" calcext:value-type="string">
            <text:p>'Contreras'</text:p>
          </table:table-cell>
          <table:table-cell table:style-name="ce8" office:value-type="string" calcext:value-type="string">
            <text:p>1961-03-27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2996273" calcext:value-type="float">
            <text:p>2996273</text:p>
          </table:table-cell>
          <table:table-cell table:style-name="ce13" table:formula="of:=RANDBETWEEN(10000000;100000000)" office:value-type="float" office:value="17340149" calcext:value-type="float">
            <text:p>17340149</text:p>
          </table:table-cell>
          <table:table-cell office:value-type="string" calcext:value-type="string">
            <text:p>Groenlandi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3]+1" office:value-type="float" office:value="91" calcext:value-type="float">
            <text:p>91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Botello'</text:p>
          </table:table-cell>
          <table:table-cell table:style-name="ce8" office:value-type="string" calcext:value-type="string">
            <text:p>2000-05-20</text:p>
          </table:table-cell>
          <table:table-cell table:style-name="ce9" table:formula="of:=ROUND(RAND()*40+150 )" office:value-type="float" office:value="173" calcext:value-type="float">
            <text:p>173</text:p>
          </table:table-cell>
          <table:table-cell table:style-name="ce9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2528899" calcext:value-type="float">
            <text:p>2528899</text:p>
          </table:table-cell>
          <table:table-cell table:formula="of:=RANDBETWEEN(10000000;99999999)" office:value-type="float" office:value="69236819" calcext:value-type="float">
            <text:p>6923681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Rome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Vallejo'</text:p>
          </table:table-cell>
          <table:table-cell table:style-name="ce8" office:value-type="string" calcext:value-type="string">
            <text:p>1962-06-17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4981860" calcext:value-type="float">
            <text:p>4981860</text:p>
          </table:table-cell>
          <table:table-cell office:value-type="string" calcext:value-type="string">
            <text:p>'Marina'</text:p>
          </table:table-cell>
          <table:table-cell/>
          <table:table-cell office:value-type="string" calcext:value-type="string">
            <text:p>'Elizondo'</text:p>
          </table:table-cell>
          <table:table-cell office:value-type="string" calcext:value-type="string">
            <text:p>'Nunez'</text:p>
          </table:table-cell>
          <table:table-cell table:style-name="ce8" office:value-type="string" calcext:value-type="string">
            <text:p>1962-06-17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5754647" calcext:value-type="float">
            <text:p>5754647</text:p>
          </table:table-cell>
          <table:table-cell table:style-name="ce13" table:formula="of:=RANDBETWEEN(10000000;100000000)" office:value-type="float" office:value="48038260" calcext:value-type="float">
            <text:p>48038260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4]+1" office:value-type="float" office:value="92" calcext:value-type="float">
            <text:p>92</text:p>
          </table:table-cell>
          <table:table-cell office:value-type="string" calcext:value-type="string">
            <text:p>'Emperatriz'</text:p>
          </table:table-cell>
          <table:table-cell/>
          <table:table-cell office:value-type="string" calcext:value-type="string">
            <text:p>'Farias'</text:p>
          </table:table-cell>
          <table:table-cell office:value-type="string" calcext:value-type="string">
            <text:p>'Rincon'</text:p>
          </table:table-cell>
          <table:table-cell table:style-name="ce8" office:value-type="string" calcext:value-type="string">
            <text:p>2000-08-11</text:p>
          </table:table-cell>
          <table:table-cell table:style-name="ce9" table:formula="of:=ROUND(RAND()*40+150 )" office:value-type="float" office:value="165" calcext:value-type="float">
            <text:p>165</text:p>
          </table:table-cell>
          <table:table-cell table:style-name="ce9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4392028" calcext:value-type="float">
            <text:p>4392028</text:p>
          </table:table-cell>
          <table:table-cell table:formula="of:=RANDBETWEEN(10000000;99999999)" office:value-type="float" office:value="46767214" calcext:value-type="float">
            <text:p>46767214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Amand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Solorzano'</text:p>
          </table:table-cell>
          <table:table-cell table:style-name="ce8" office:value-type="string" calcext:value-type="string">
            <text:p>1963-02-19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3856899" calcext:value-type="float">
            <text:p>3856899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Ellis'</text:p>
          </table:table-cell>
          <table:table-cell table:style-name="ce8" office:value-type="string" calcext:value-type="string">
            <text:p>1963-02-19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7783056" calcext:value-type="float">
            <text:p>7783056</text:p>
          </table:table-cell>
          <table:table-cell table:style-name="ce13" table:formula="of:=RANDBETWEEN(10000000;100000000)" office:value-type="float" office:value="97013945" calcext:value-type="float">
            <text:p>97013945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5]+1" office:value-type="float" office:value="93" calcext:value-type="float">
            <text:p>93</text:p>
          </table:table-cell>
          <table:table-cell office:value-type="string" calcext:value-type="string">
            <text:p>'Michael'</text:p>
          </table:table-cell>
          <table:table-cell/>
          <table:table-cell office:value-type="string" calcext:value-type="string">
            <text:p>'Moreno'</text:p>
          </table:table-cell>
          <table:table-cell office:value-type="string" calcext:value-type="string">
            <text:p>'Acuna'</text:p>
          </table:table-cell>
          <table:table-cell table:style-name="ce8" office:value-type="string" calcext:value-type="string">
            <text:p>2000-10-19</text:p>
          </table:table-cell>
          <table:table-cell table:style-name="ce9" table:formula="of:=ROUND(RAND()*40+150 )" office:value-type="float" office:value="155" calcext:value-type="float">
            <text:p>155</text:p>
          </table:table-cell>
          <table:table-cell table:style-name="ce9" table:formula="of:=ROUND(RAND()*30+65 )" office:value-type="float" office:value="86" calcext:value-type="float">
            <text:p>86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6500919" calcext:value-type="float">
            <text:p>6500919</text:p>
          </table:table-cell>
          <table:table-cell table:formula="of:=RANDBETWEEN(10000000;99999999)" office:value-type="float" office:value="13229267" calcext:value-type="float">
            <text:p>1322926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Maximilian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Oropeza'</text:p>
          </table:table-cell>
          <table:table-cell table:style-name="ce8" office:value-type="string" calcext:value-type="string">
            <text:p>1966-10-10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530974" calcext:value-type="float">
            <text:p>2530974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Machado'</text:p>
          </table:table-cell>
          <table:table-cell table:style-name="ce8" office:value-type="string" calcext:value-type="string">
            <text:p>1966-10-10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8547472" calcext:value-type="float">
            <text:p>8547472</text:p>
          </table:table-cell>
          <table:table-cell table:style-name="ce13" table:formula="of:=RANDBETWEEN(10000000;100000000)" office:value-type="float" office:value="32693649" calcext:value-type="float">
            <text:p>32693649</text:p>
          </table:table-cell>
          <table:table-cell office:value-type="string" calcext:value-type="string">
            <text:p>Argentina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6]+1" office:value-type="float" office:value="94" calcext:value-type="float">
            <text:p>94</text:p>
          </table:table-cell>
          <table:table-cell office:value-type="string" calcext:value-type="string">
            <text:p>'Gabriela'</text:p>
          </table:table-cell>
          <table:table-cell/>
          <table:table-cell office:value-type="string" calcext:value-type="string">
            <text:p>'Vallejo'</text:p>
          </table:table-cell>
          <table:table-cell office:value-type="string" calcext:value-type="string">
            <text:p>'Holguin'</text:p>
          </table:table-cell>
          <table:table-cell table:style-name="ce8" office:value-type="string" calcext:value-type="string">
            <text:p>1983-09-16</text:p>
          </table:table-cell>
          <table:table-cell table:style-name="ce9" table:formula="of:=ROUND(RAND()*40+150 )" office:value-type="float" office:value="185" calcext:value-type="float">
            <text:p>185</text:p>
          </table:table-cell>
          <table:table-cell table:style-name="ce9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178163" calcext:value-type="float">
            <text:p>6178163</text:p>
          </table:table-cell>
          <table:table-cell table:formula="of:=RANDBETWEEN(10000000;99999999)" office:value-type="float" office:value="83266766" calcext:value-type="float">
            <text:p>8326676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Gabriel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Moreno'</text:p>
          </table:table-cell>
          <table:table-cell table:style-name="ce8" office:value-type="string" calcext:value-type="string">
            <text:p>1967-09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546926" calcext:value-type="float">
            <text:p>1546926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Gray'</text:p>
          </table:table-cell>
          <table:table-cell table:style-name="ce8" office:value-type="string" calcext:value-type="string">
            <text:p>1967-09-29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2058192" calcext:value-type="float">
            <text:p>2058192</text:p>
          </table:table-cell>
          <table:table-cell table:style-name="ce13" table:formula="of:=RANDBETWEEN(10000000;100000000)" office:value-type="float" office:value="89336675" calcext:value-type="float">
            <text:p>89336675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97]+1" office:value-type="float" office:value="95" calcext:value-type="float">
            <text:p>95</text:p>
          </table:table-cell>
          <table:table-cell office:value-type="string" calcext:value-type="string">
            <text:p>'Benedicto'</text:p>
          </table:table-cell>
          <table:table-cell/>
          <table:table-cell office:value-type="string" calcext:value-type="string">
            <text:p>'Melgar'</text:p>
          </table:table-cell>
          <table:table-cell office:value-type="string" calcext:value-type="string">
            <text:p>'Arevalo'</text:p>
          </table:table-cell>
          <table:table-cell table:style-name="ce8" office:value-type="string" calcext:value-type="string">
            <text:p>1984-05-23</text:p>
          </table:table-cell>
          <table:table-cell table:style-name="ce9" table:formula="of:=ROUND(RAND()*40+150 )" office:value-type="float" office:value="167" calcext:value-type="float">
            <text:p>167</text:p>
          </table:table-cell>
          <table:table-cell table:style-name="ce9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544531" calcext:value-type="float">
            <text:p>2544531</text:p>
          </table:table-cell>
          <table:table-cell table:formula="of:=RANDBETWEEN(10000000;99999999)" office:value-type="float" office:value="89380488" calcext:value-type="float">
            <text:p>8938048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Cicer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Samaniego'</text:p>
          </table:table-cell>
          <table:table-cell table:style-name="ce8" office:value-type="string" calcext:value-type="string">
            <text:p>1967-10-01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7086861" calcext:value-type="float">
            <text:p>7086861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Catalan'</text:p>
          </table:table-cell>
          <table:table-cell table:style-name="ce8" office:value-type="string" calcext:value-type="string">
            <text:p>1967-10-0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696451" calcext:value-type="float">
            <text:p>3696451</text:p>
          </table:table-cell>
          <table:table-cell table:style-name="ce13" table:formula="of:=RANDBETWEEN(10000000;100000000)" office:value-type="float" office:value="54175068" calcext:value-type="float">
            <text:p>54175068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8]+1" office:value-type="float" office:value="96" calcext:value-type="float">
            <text:p>96</text:p>
          </table:table-cell>
          <table:table-cell office:value-type="string" calcext:value-type="string">
            <text:p>'Marcelo'</text:p>
          </table:table-cell>
          <table:table-cell/>
          <table:table-cell office:value-type="string" calcext:value-type="string">
            <text:p>'Parada'</text:p>
          </table:table-cell>
          <table:table-cell office:value-type="string" calcext:value-type="string">
            <text:p>'Alcantar'</text:p>
          </table:table-cell>
          <table:table-cell table:style-name="ce8" office:value-type="string" calcext:value-type="string">
            <text:p>1984-12-24</text:p>
          </table:table-cell>
          <table:table-cell table:style-name="ce9" table:formula="of:=ROUND(RAND()*40+150 )" office:value-type="float" office:value="166" calcext:value-type="float">
            <text:p>166</text:p>
          </table:table-cell>
          <table:table-cell table:style-name="ce9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7" calcext:value-type="float">
            <text:p>287</text:p>
          </table:table-cell>
          <table:table-cell table:formula="of:=RANDBETWEEN(1000000;9999999)" office:value-type="float" office:value="8637492" calcext:value-type="float">
            <text:p>8637492</text:p>
          </table:table-cell>
          <table:table-cell table:formula="of:=RANDBETWEEN(10000000;99999999)" office:value-type="float" office:value="44570427" calcext:value-type="float">
            <text:p>44570427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Irma'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Cordova'</text:p>
          </table:table-cell>
          <table:table-cell office:value-type="string" calcext:value-type="string">
            <text:p>'Torrez'</text:p>
          </table:table-cell>
          <table:table-cell table:style-name="ce8" office:value-type="string" calcext:value-type="string">
            <text:p>1971-01-05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2210997" calcext:value-type="float">
            <text:p>2210997</text:p>
          </table:table-cell>
          <table:table-cell office:value-type="string" calcext:value-type="string">
            <text:p>'Samuel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Henderson'</text:p>
          </table:table-cell>
          <table:table-cell table:style-name="ce8" office:value-type="string" calcext:value-type="string">
            <text:p>1971-01-05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532847" calcext:value-type="float">
            <text:p>7532847</text:p>
          </table:table-cell>
          <table:table-cell table:style-name="ce13" table:formula="of:=RANDBETWEEN(10000000;100000000)" office:value-type="float" office:value="54008517" calcext:value-type="float">
            <text:p>54008517</text:p>
          </table:table-cell>
          <table:table-cell office:value-type="string" calcext:value-type="string">
            <text:p>Taiwán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99]+1" office:value-type="float" office:value="97" calcext:value-type="float">
            <text:p>97</text:p>
          </table:table-cell>
          <table:table-cell office:value-type="string" calcext:value-type="string">
            <text:p>'Jonathan'</text:p>
          </table:table-cell>
          <table:table-cell/>
          <table:table-cell office:value-type="string" calcext:value-type="string">
            <text:p>'Caballero'</text:p>
          </table:table-cell>
          <table:table-cell office:value-type="string" calcext:value-type="string">
            <text:p>'Hidalgo'</text:p>
          </table:table-cell>
          <table:table-cell table:style-name="ce8" office:value-type="string" calcext:value-type="string">
            <text:p>1986-05-04</text:p>
          </table:table-cell>
          <table:table-cell table:style-name="ce9" table:formula="of:=ROUND(RAND()*40+150 )" office:value-type="float" office:value="170" calcext:value-type="float">
            <text:p>170</text:p>
          </table:table-cell>
          <table:table-cell table:style-name="ce9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azul claro</text:p>
          </table:table-cell>
          <table:table-cell table:style-name="ce11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3" calcext:value-type="float">
            <text:p>243</text:p>
          </table:table-cell>
          <table:table-cell table:formula="of:=RANDBETWEEN(1000000;9999999)" office:value-type="float" office:value="3866931" calcext:value-type="float">
            <text:p>3866931</text:p>
          </table:table-cell>
          <table:table-cell table:formula="of:=RANDBETWEEN(10000000;99999999)" office:value-type="float" office:value="96828511" calcext:value-type="float">
            <text:p>9682851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Vicente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Osuna'</text:p>
          </table:table-cell>
          <table:table-cell table:style-name="ce8" office:value-type="string" calcext:value-type="string">
            <text:p>1978-12-06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3441053" calcext:value-type="float">
            <text:p>344105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Zambrano'</text:p>
          </table:table-cell>
          <table:table-cell table:style-name="ce8" office:value-type="string" calcext:value-type="string">
            <text:p>1978-12-06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115803" calcext:value-type="float">
            <text:p>7115803</text:p>
          </table:table-cell>
          <table:table-cell table:style-name="ce13" table:formula="of:=RANDBETWEEN(10000000;100000000)" office:value-type="float" office:value="74926532" calcext:value-type="float">
            <text:p>74926532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style-name="ce7" table:formula="of:=[.C100]+1" office:value-type="float" office:value="98" calcext:value-type="float">
            <text:p>98</text:p>
          </table:table-cell>
          <table:table-cell office:value-type="string" calcext:value-type="string">
            <text:p>'Adria'</text:p>
          </table:table-cell>
          <table:table-cell/>
          <table:table-cell office:value-type="string" calcext:value-type="string">
            <text:p>'Hermosillo'</text:p>
          </table:table-cell>
          <table:table-cell office:value-type="string" calcext:value-type="string">
            <text:p>'Barboza'</text:p>
          </table:table-cell>
          <table:table-cell table:style-name="ce8" office:value-type="string" calcext:value-type="string">
            <text:p>1988-12-03</text:p>
          </table:table-cell>
          <table:table-cell table:style-name="ce9" table:formula="of:=ROUND(RAND()*40+150 )" office:value-type="float" office:value="172" calcext:value-type="float">
            <text:p>172</text:p>
          </table:table-cell>
          <table:table-cell table:style-name="ce9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marrón claro</text:p>
          </table:table-cell>
          <table:table-cell table:style-name="ce11" office:value-type="string" calcext:value-type="string">
            <text:p>20/63</text:p>
          </table:table-cell>
          <table:table-cell office:value-type="string" calcext:value-type="string">
            <text:p>confidencial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81" calcext:value-type="float">
            <text:p>281</text:p>
          </table:table-cell>
          <table:table-cell table:formula="of:=RANDBETWEEN(1000000;9999999)" office:value-type="float" office:value="3945007" calcext:value-type="float">
            <text:p>3945007</text:p>
          </table:table-cell>
          <table:table-cell table:formula="of:=RANDBETWEEN(10000000;99999999)" office:value-type="float" office:value="87672556" calcext:value-type="float">
            <text:p>8767255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/>
          <table:table-cell office:value-type="string" calcext:value-type="string">
            <text:p>'Marc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Thompson'</text:p>
          </table:table-cell>
          <table:table-cell table:style-name="ce8" office:value-type="string" calcext:value-type="string">
            <text:p>1979-04-0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8239573" calcext:value-type="float">
            <text:p>8239573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Beltran'</text:p>
          </table:table-cell>
          <table:table-cell table:style-name="ce8" office:value-type="string" calcext:value-type="string">
            <text:p>1979-04-04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9951905" calcext:value-type="float">
            <text:p>9951905</text:p>
          </table:table-cell>
          <table:table-cell table:style-name="ce13" table:formula="of:=RANDBETWEEN(10000000;100000000)" office:value-type="float" office:value="55334597" calcext:value-type="float">
            <text:p>55334597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style-name="ce7" table:formula="of:=[.C101]+1" office:value-type="float" office:value="99" calcext:value-type="float">
            <text:p>99</text:p>
          </table:table-cell>
          <table:table-cell office:value-type="string" calcext:value-type="string">
            <text:p>'Alfredo'</text:p>
          </table:table-cell>
          <table:table-cell/>
          <table:table-cell office:value-type="string" calcext:value-type="string">
            <text:p>'Flores'</text:p>
          </table:table-cell>
          <table:table-cell office:value-type="string" calcext:value-type="string">
            <text:p>'Velazquez'</text:p>
          </table:table-cell>
          <table:table-cell table:style-name="ce8" office:value-type="string" calcext:value-type="string">
            <text:p>1989-01-05</text:p>
          </table:table-cell>
          <table:table-cell table:style-name="ce9" table:formula="of:=ROUND(RAND()*40+150 )" office:value-type="float" office:value="165" calcext:value-type="float">
            <text:p>165</text:p>
          </table:table-cell>
          <table:table-cell table:style-name="ce9" table:formula="of:=ROUND(RAND()*30+65 )" office:value-type="float" office:value="69" calcext:value-type="float">
            <text:p>69</text:p>
          </table:table-cell>
          <table:table-cell table:style-name="ce10" office:value-type="string" calcext:value-type="string">
            <text:p>marrón oscuro</text:p>
          </table:table-cell>
          <table:table-cell table:style-name="ce11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34" calcext:value-type="float">
            <text:p>234</text:p>
          </table:table-cell>
          <table:table-cell table:formula="of:=RANDBETWEEN(1000000;9999999)" office:value-type="float" office:value="6760012" calcext:value-type="float">
            <text:p>6760012</text:p>
          </table:table-cell>
          <table:table-cell table:formula="of:=RANDBETWEEN(10000000;99999999)" office:value-type="float" office:value="18191686" calcext:value-type="float">
            <text:p>1819168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Rubio'</text:p>
          </table:table-cell>
          <table:table-cell table:style-name="ce8" office:value-type="string" calcext:value-type="string">
            <text:p>1979-08-01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7806327" calcext:value-type="float">
            <text:p>780632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Walker'</text:p>
          </table:table-cell>
          <table:table-cell table:style-name="ce8" office:value-type="string" calcext:value-type="string">
            <text:p>1979-08-0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4593534" calcext:value-type="float">
            <text:p>4593534</text:p>
          </table:table-cell>
          <table:table-cell table:style-name="ce13" table:formula="of:=RANDBETWEEN(10000000;100000000)" office:value-type="float" office:value="13331355" calcext:value-type="float">
            <text:p>13331355</text:p>
          </table:table-cell>
          <table:table-cell office:value-type="string" calcext:value-type="string">
            <text:p>Malasia</text:p>
          </table:table-cell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ito'</text:p>
          </table:table-cell>
          <table:table-cell/>
          <table:table-cell office:value-type="string" calcext:value-type="string">
            <text:p>'Serna'</text:p>
          </table:table-cell>
          <table:table-cell office:value-type="string" calcext:value-type="string">
            <text:p>'Suarez'</text:p>
          </table:table-cell>
          <table:table-cell table:style-name="ce8" office:value-type="string" calcext:value-type="string">
            <text:p>1989-12-18</text:p>
          </table:table-cell>
          <table:table-cell table:style-name="ce9" table:formula="of:=ROUND(RAND()*40+150 )" office:value-type="float" office:value="188" calcext:value-type="float">
            <text:p>188</text:p>
          </table:table-cell>
          <table:table-cell table:style-name="ce9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verde claro</text:p>
          </table:table-cell>
          <table:table-cell table:style-name="ce11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61" calcext:value-type="float">
            <text:p>261</text:p>
          </table:table-cell>
          <table:table-cell table:formula="of:=RANDBETWEEN(1000000;9999999)" office:value-type="float" office:value="1796528" calcext:value-type="float">
            <text:p>1796528</text:p>
          </table:table-cell>
          <table:table-cell table:formula="of:=RANDBETWEEN(10000000;99999999)" office:value-type="float" office:value="27206329" calcext:value-type="float">
            <text:p>2720632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arla'</text:p>
          </table:table-cell>
          <table:table-cell/>
          <table:table-cell office:value-type="string" calcext:value-type="string">
            <text:p>'Larios'</text:p>
          </table:table-cell>
          <table:table-cell office:value-type="string" calcext:value-type="string">
            <text:p>'Mazariegos'</text:p>
          </table:table-cell>
          <table:table-cell table:style-name="ce8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7840103" calcext:value-type="float">
            <text:p>7840103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Castellanos'</text:p>
          </table:table-cell>
          <table:table-cell table:style-name="ce8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5975219" calcext:value-type="float">
            <text:p>5975219</text:p>
          </table:table-cell>
          <table:table-cell table:style-name="ce13" table:formula="of:=RANDBETWEEN(10000000;100000000)" office:value-type="float" office:value="13735825" calcext:value-type="float">
            <text:p>13735825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Dublin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ulcinea'</text:p>
          </table:table-cell>
          <table:table-cell/>
          <table:table-cell office:value-type="string" calcext:value-type="string">
            <text:p>'Angeles'</text:p>
          </table:table-cell>
          <table:table-cell office:value-type="string" calcext:value-type="string">
            <text:p>'Ordonez'</text:p>
          </table:table-cell>
          <table:table-cell table:style-name="ce8" office:value-type="string" calcext:value-type="string">
            <text:p>1990-02-07</text:p>
          </table:table-cell>
          <table:table-cell table:style-name="ce9" table:formula="of:=ROUND(RAND()*40+150 )" office:value-type="float" office:value="177" calcext:value-type="float">
            <text:p>177</text:p>
          </table:table-cell>
          <table:table-cell table:style-name="ce9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verde oscuro</text:p>
          </table:table-cell>
          <table:table-cell table:style-name="ce11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table:number-columns-repeated="3" office:value-type="string" calcext:value-type="string">
            <text:p>'/ruta/aja.png'</text:p>
          </table:table-cell>
          <table:table-cell table:style-name="ce12" office:value-type="float" office:value="244" calcext:value-type="float">
            <text:p>244</text:p>
          </table:table-cell>
          <table:table-cell table:formula="of:=RANDBETWEEN(1000000;9999999)" office:value-type="float" office:value="8324711" calcext:value-type="float">
            <text:p>8324711</text:p>
          </table:table-cell>
          <table:table-cell table:formula="of:=RANDBETWEEN(10000000;99999999)" office:value-type="float" office:value="45437592" calcext:value-type="float">
            <text:p>4543759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amila'</text:p>
          </table:table-cell>
          <table:table-cell/>
          <table:table-cell office:value-type="string" calcext:value-type="string">
            <text:p>'Garibay'</text:p>
          </table:table-cell>
          <table:table-cell office:value-type="string" calcext:value-type="string">
            <text:p>'Valle'</text:p>
          </table:table-cell>
          <table:table-cell table:style-name="ce8" office:value-type="string" calcext:value-type="string">
            <text:p>1936-09-25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8220512" calcext:value-type="float">
            <text:p>8220512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Escobedo'</text:p>
          </table:table-cell>
          <table:table-cell table:style-name="ce8" office:value-type="string" calcext:value-type="string">
            <text:p>1936-09-25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9356913" calcext:value-type="float">
            <text:p>9356913</text:p>
          </table:table-cell>
          <table:table-cell table:style-name="ce13" table:formula="of:=RANDBETWEEN(10000000;100000000)" office:value-type="float" office:value="10017407" calcext:value-type="float">
            <text:p>10017407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Cor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ra'</text:p>
          </table:table-cell>
          <table:table-cell/>
          <table:table-cell office:value-type="string" calcext:value-type="string">
            <text:p>'Saldana'</text:p>
          </table:table-cell>
          <table:table-cell office:value-type="string" calcext:value-type="string">
            <text:p>'Delao'</text:p>
          </table:table-cell>
          <table:table-cell table:style-name="ce8" office:value-type="string" calcext:value-type="string">
            <text:p>1990-08-30</text:p>
          </table:table-cell>
          <table:table-cell table:style-name="ce9" table:formula="of:=ROUND(RAND()*40+150 )" office:value-type="float" office:value="177" calcext:value-type="float">
            <text:p>177</text:p>
          </table:table-cell>
          <table:table-cell table:style-name="ce9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azul oscuro</text:p>
          </table:table-cell>
          <table:table-cell table:style-name="ce11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table:number-columns-repeated="3" office:value-type="string" calcext:value-type="string">
            <text:p>'/ruta/aj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7632958" calcext:value-type="float">
            <text:p>7632958</text:p>
          </table:table-cell>
          <table:table-cell table:formula="of:=RANDBETWEEN(10000000;99999999)" office:value-type="float" office:value="82831914" calcext:value-type="float">
            <text:p>82831914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Jorge'</text:p>
          </table:table-cell>
          <table:table-cell/>
          <table:table-cell office:value-type="string" calcext:value-type="string">
            <text:p>'James'</text:p>
          </table:table-cell>
          <table:table-cell office:value-type="string" calcext:value-type="string">
            <text:p>'Lopez'</text:p>
          </table:table-cell>
          <table:table-cell table:style-name="ce8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881714" calcext:value-type="float">
            <text:p>2881714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Ochoa'</text:p>
          </table:table-cell>
          <table:table-cell table:style-name="ce8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4155042" calcext:value-type="float">
            <text:p>4155042</text:p>
          </table:table-cell>
          <table:table-cell table:style-name="ce13" table:formula="of:=RANDBETWEEN(10000000;100000000)" office:value-type="float" office:value="24508495" calcext:value-type="float">
            <text:p>24508495</text:p>
          </table:table-cell>
          <table:table-cell office:value-type="string" calcext:value-type="string">
            <text:p>Uganda</text:p>
          </table:table-cell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Galway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Oriana'</text:p>
          </table:table-cell>
          <table:table-cell/>
          <table:table-cell office:value-type="string" calcext:value-type="string">
            <text:p>'Larios'</text:p>
          </table:table-cell>
          <table:table-cell office:value-type="string" calcext:value-type="string">
            <text:p>'Gamez'</text:p>
          </table:table-cell>
          <table:table-cell table:number-columns-repeated="12"/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alixtrato'</text:p>
          </table:table-cell>
          <table:table-cell/>
          <table:table-cell office:value-type="string" calcext:value-type="string">
            <text:p>'Bautista'</text:p>
          </table:table-cell>
          <table:table-cell office:value-type="string" calcext:value-type="string">
            <text:p>'Montemayor'</text:p>
          </table:table-cell>
          <table:table-cell table:style-name="ce8" office:value-type="string" calcext:value-type="string">
            <text:p>1938-03-05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1888663" calcext:value-type="float">
            <text:p>1888663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Delvalle'</text:p>
          </table:table-cell>
          <table:table-cell table:style-name="ce8" office:value-type="string" calcext:value-type="string">
            <text:p>1938-03-05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1224535" calcext:value-type="float">
            <text:p>1224535</text:p>
          </table:table-cell>
          <table:table-cell table:style-name="ce13" table:formula="of:=RANDBETWEEN(10000000;100000000)" office:value-type="float" office:value="88079961" calcext:value-type="float">
            <text:p>88079961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ms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omeo'</text:p>
          </table:table-cell>
          <table:table-cell/>
          <table:table-cell office:value-type="string" calcext:value-type="string">
            <text:p>'Madrigal'</text:p>
          </table:table-cell>
          <table:table-cell office:value-type="string" calcext:value-type="string">
            <text:p>'Rodarte'</text:p>
          </table:table-cell>
          <table:table-cell table:number-columns-repeated="12"/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Cesarino'</text:p>
          </table:table-cell>
          <table:table-cell/>
          <table:table-cell office:value-type="string" calcext:value-type="string">
            <text:p>'Leyva'</text:p>
          </table:table-cell>
          <table:table-cell office:value-type="string" calcext:value-type="string">
            <text:p>'Arce'</text:p>
          </table:table-cell>
          <table:table-cell table:style-name="ce8" office:value-type="string" calcext:value-type="string">
            <text:p>1938-07-06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9745797" calcext:value-type="float">
            <text:p>9745797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Leal'</text:p>
          </table:table-cell>
          <table:table-cell office:value-type="string" calcext:value-type="string">
            <text:p>'Razo'</text:p>
          </table:table-cell>
          <table:table-cell table:style-name="ce8" office:value-type="string" calcext:value-type="string">
            <text:p>1938-07-06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8660738" calcext:value-type="float">
            <text:p>8660738</text:p>
          </table:table-cell>
          <table:table-cell table:style-name="ce13" table:formula="of:=RANDBETWEEN(10000000;100000000)" office:value-type="float" office:value="80417244" calcext:value-type="float">
            <text:p>80417244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Roterd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urelio'</text:p>
          </table:table-cell>
          <table:table-cell/>
          <table:table-cell office:value-type="string" calcext:value-type="string">
            <text:p>'Roque'</text:p>
          </table:table-cell>
          <table:table-cell office:value-type="string" calcext:value-type="string">
            <text:p>'Salmeron'</text:p>
          </table:table-cell>
          <table:table-cell table:number-columns-repeated="12"/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Mercedes'</text:p>
          </table:table-cell>
          <table:table-cell/>
          <table:table-cell office:value-type="string" calcext:value-type="string">
            <text:p>'Brito'</text:p>
          </table:table-cell>
          <table:table-cell office:value-type="string" calcext:value-type="string">
            <text:p>'Gamboa'</text:p>
          </table:table-cell>
          <table:table-cell table:style-name="ce8" office:value-type="string" calcext:value-type="string">
            <text:p>1941-04-27</text:p>
          </table:table-cell>
          <table:table-cell office:value-type="string" calcext:value-type="string">
            <text:p>tí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4114588" calcext:value-type="float">
            <text:p>4114588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Rolon'</text:p>
          </table:table-cell>
          <table:table-cell table:style-name="ce8" office:value-type="string" calcext:value-type="string">
            <text:p>1941-04-27</text:p>
          </table:table-cell>
          <table:table-cell office:value-type="string" calcext:value-type="string">
            <text:p>padre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8737567" calcext:value-type="float">
            <text:p>8737567</text:p>
          </table:table-cell>
          <table:table-cell table:style-name="ce13" table:formula="of:=RANDBETWEEN(10000000;100000000)" office:value-type="float" office:value="15894804" calcext:value-type="float">
            <text:p>15894804</text:p>
          </table:table-cell>
          <table:table-cell office:value-type="string" calcext:value-type="string">
            <text:p>Zimbabue</text:p>
          </table:table-cell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Haarlam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cos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Paulino'</text:p>
          </table:table-cell>
          <table:table-cell office:value-type="string" calcext:value-type="string">
            <text:p>'Avina'</text:p>
          </table:table-cell>
          <table:table-cell table:number-columns-repeated="12"/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Antonella'</text:p>
          </table:table-cell>
          <table:table-cell/>
          <table:table-cell office:value-type="string" calcext:value-type="string">
            <text:p>'Jordan'</text:p>
          </table:table-cell>
          <table:table-cell office:value-type="string" calcext:value-type="string">
            <text:p>'Marte'</text:p>
          </table:table-cell>
          <table:table-cell table:style-name="ce8" office:value-type="string" calcext:value-type="string">
            <text:p>1943-10-22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414430" calcext:value-type="float">
            <text:p>9414430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Lewis'</text:p>
          </table:table-cell>
          <table:table-cell office:value-type="string" calcext:value-type="string">
            <text:p>'Zepeda'</text:p>
          </table:table-cell>
          <table:table-cell table:style-name="ce8" office:value-type="string" calcext:value-type="string">
            <text:p>1943-10-22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6621538" calcext:value-type="float">
            <text:p>6621538</text:p>
          </table:table-cell>
          <table:table-cell table:style-name="ce13" table:formula="of:=RANDBETWEEN(10000000;100000000)" office:value-type="float" office:value="58224835" calcext:value-type="float">
            <text:p>58224835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Nuuk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ilvia'</text:p>
          </table:table-cell>
          <table:table-cell office:value-type="string" calcext:value-type="string">
            <text:p>'Emilia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manza'</text:p>
          </table:table-cell>
          <table:table-cell table:number-columns-repeated="12"/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Orosio'</text:p>
          </table:table-cell>
          <table:table-cell/>
          <table:table-cell office:value-type="string" calcext:value-type="string">
            <text:p>'Meza'</text:p>
          </table:table-cell>
          <table:table-cell office:value-type="string" calcext:value-type="string">
            <text:p>'Oliver'</text:p>
          </table:table-cell>
          <table:table-cell table:style-name="ce8" office:value-type="string" calcext:value-type="string">
            <text:p>1944-05-1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908378" calcext:value-type="float">
            <text:p>5908378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ltamirano'</text:p>
          </table:table-cell>
          <table:table-cell office:value-type="string" calcext:value-type="string">
            <text:p>'Lovato'</text:p>
          </table:table-cell>
          <table:table-cell table:style-name="ce8" office:value-type="string" calcext:value-type="string">
            <text:p>1944-05-19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857565" calcext:value-type="float">
            <text:p>7857565</text:p>
          </table:table-cell>
          <table:table-cell table:style-name="ce13" table:formula="of:=RANDBETWEEN(10000000;100000000)" office:value-type="float" office:value="97231386" calcext:value-type="float">
            <text:p>97231386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Qaqortoq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7"/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ce12" office:value-type="string" calcext:value-type="string">
            <text:p>bengalí</text:p>
          </table:table-cell>
          <table:table-cell office:value-type="string" calcext:value-type="string">
            <text:p>'Jhoan'</text:p>
          </table:table-cell>
          <table:table-cell/>
          <table:table-cell office:value-type="string" calcext:value-type="string">
            <text:p>'Melchor'</text:p>
          </table:table-cell>
          <table:table-cell office:value-type="string" calcext:value-type="string">
            <text:p>'Valdes'</text:p>
          </table:table-cell>
          <table:table-cell table:style-name="ce8" office:value-type="string" calcext:value-type="string">
            <text:p>1946-12-1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203563" calcext:value-type="float">
            <text:p>4203563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Jaramillo'</text:p>
          </table:table-cell>
          <table:table-cell table:style-name="ce8" office:value-type="string" calcext:value-type="string">
            <text:p>1946-12-1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833232" calcext:value-type="float">
            <text:p>4833232</text:p>
          </table:table-cell>
          <table:table-cell table:style-name="ce13" table:formula="of:=RANDBETWEEN(10000000;100000000)" office:value-type="float" office:value="46779253" calcext:value-type="float">
            <text:p>46779253</text:p>
          </table:table-cell>
          <table:table-cell office:value-type="string" calcext:value-type="string">
            <text:p>Australia</text:p>
          </table:table-cell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Sisimiut 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Aurelia'</text:p>
          </table:table-cell>
          <table:table-cell/>
          <table:table-cell office:value-type="string" calcext:value-type="string">
            <text:p>'Velasco'</text:p>
          </table:table-cell>
          <table:table-cell office:value-type="string" calcext:value-type="string">
            <text:p>'Montanez'</text:p>
          </table:table-cell>
          <table:table-cell table:style-name="ce8" office:value-type="string" calcext:value-type="string">
            <text:p>1947-08-09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4278046" calcext:value-type="float">
            <text:p>4278046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Godinez'</text:p>
          </table:table-cell>
          <table:table-cell table:style-name="ce8" office:value-type="string" calcext:value-type="string">
            <text:p>1947-08-09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1072834" calcext:value-type="float">
            <text:p>1072834</text:p>
          </table:table-cell>
          <table:table-cell table:style-name="ce13" table:formula="of:=RANDBETWEEN(10000000;100000000)" office:value-type="float" office:value="50603411" calcext:value-type="float">
            <text:p>50603411</text:p>
          </table:table-cell>
          <table:table-cell/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Palom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Montemayor'</text:p>
          </table:table-cell>
          <table:table-cell table:style-name="ce8" office:value-type="string" calcext:value-type="string">
            <text:p>1949-06-21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7796459" calcext:value-type="float">
            <text:p>7796459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Mireles'</text:p>
          </table:table-cell>
          <table:table-cell office:value-type="string" calcext:value-type="string">
            <text:p>'Mejia'</text:p>
          </table:table-cell>
          <table:table-cell table:style-name="ce8" office:value-type="string" calcext:value-type="string">
            <text:p>1949-06-21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2654918" calcext:value-type="float">
            <text:p>2654918</text:p>
          </table:table-cell>
          <table:table-cell table:style-name="ce13" table:formula="of:=RANDBETWEEN(10000000;100000000)" office:value-type="float" office:value="67455837" calcext:value-type="float">
            <text:p>67455837</text:p>
          </table:table-cell>
          <table:table-cell/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Heidi'</text:p>
          </table:table-cell>
          <table:table-cell office:value-type="string" calcext:value-type="string">
            <text:p>'Ascension'</text:p>
          </table:table-cell>
          <table:table-cell office:value-type="string" calcext:value-type="string">
            <text:p>'Griego'</text:p>
          </table:table-cell>
          <table:table-cell office:value-type="string" calcext:value-type="string">
            <text:p>'Gonzales'</text:p>
          </table:table-cell>
          <table:table-cell table:style-name="ce8" office:value-type="string" calcext:value-type="string">
            <text:p>1953-03-1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7052473" calcext:value-type="float">
            <text:p>7052473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Serrato'</text:p>
          </table:table-cell>
          <table:table-cell table:style-name="ce8" office:value-type="string" calcext:value-type="string">
            <text:p>1953-03-12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1825771" calcext:value-type="float">
            <text:p>1825771</text:p>
          </table:table-cell>
          <table:table-cell table:style-name="ce13" table:formula="of:=RANDBETWEEN(10000000;100000000)" office:value-type="float" office:value="92719831" calcext:value-type="float">
            <text:p>92719831</text:p>
          </table:table-cell>
          <table:table-cell/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18"/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12" office:value-type="string" calcext:value-type="string">
            <text:p>mandarín</text:p>
          </table:table-cell>
          <table:table-cell table:style-name="Default"/>
          <table:table-cell office:value-type="string" calcext:value-type="string">
            <text:p>'Ramon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Osorio'</text:p>
          </table:table-cell>
          <table:table-cell table:style-name="ce8" office:value-type="string" calcext:value-type="string">
            <text:p>1953-04-11</text:p>
          </table:table-cell>
          <table:table-cell office:value-type="string" calcext:value-type="string">
            <text:p>primo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4055650" calcext:value-type="float">
            <text:p>4055650</text:p>
          </table:table-cell>
          <table:table-cell office:value-type="string" calcext:value-type="string">
            <text:p>'Petr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Palomares'</text:p>
          </table:table-cell>
          <table:table-cell office:value-type="string" calcext:value-type="string">
            <text:p>'Monzon'</text:p>
          </table:table-cell>
          <table:table-cell table:style-name="ce8" office:value-type="string" calcext:value-type="string">
            <text:p>1953-04-11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7" calcext:value-type="float">
            <text:p>287</text:p>
          </table:table-cell>
          <table:table-cell table:style-name="ce13" table:formula="of:=RANDBETWEEN(1000000;9999999)" office:value-type="float" office:value="3712277" calcext:value-type="float">
            <text:p>3712277</text:p>
          </table:table-cell>
          <table:table-cell table:style-name="ce13" table:formula="of:=RANDBETWEEN(10000000;100000000)" office:value-type="float" office:value="28527842" calcext:value-type="float">
            <text:p>28527842</text:p>
          </table:table-cell>
          <table:table-cell/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24"/>
          <table:table-cell office:value-type="string" calcext:value-type="string">
            <text:p>'Fernanda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Sierra'</text:p>
          </table:table-cell>
          <table:table-cell table:style-name="ce8" office:value-type="string" calcext:value-type="string">
            <text:p>1955-06-19</text:p>
          </table:table-cell>
          <table:table-cell office:value-type="string" calcext:value-type="string">
            <text:p>tío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8154222" calcext:value-type="float">
            <text:p>8154222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Uribe'</text:p>
          </table:table-cell>
          <table:table-cell table:style-name="ce8" office:value-type="string" calcext:value-type="string">
            <text:p>1955-06-19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43" calcext:value-type="float">
            <text:p>243</text:p>
          </table:table-cell>
          <table:table-cell table:style-name="ce13" table:formula="of:=RANDBETWEEN(1000000;9999999)" office:value-type="float" office:value="5298013" calcext:value-type="float">
            <text:p>5298013</text:p>
          </table:table-cell>
          <table:table-cell table:style-name="ce13" table:formula="of:=RANDBETWEEN(10000000;100000000)" office:value-type="float" office:value="32745165" calcext:value-type="float">
            <text:p>32745165</text:p>
          </table:table-cell>
          <table:table-cell/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4"/>
          <table:table-cell office:value-type="string" calcext:value-type="string">
            <text:p>'Alan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Castellon'</text:p>
          </table:table-cell>
          <table:table-cell office:value-type="string" calcext:value-type="string">
            <text:p>'Moreira'</text:p>
          </table:table-cell>
          <table:table-cell table:style-name="ce8" office:value-type="string" calcext:value-type="string">
            <text:p>1955-11-25</text:p>
          </table:table-cell>
          <table:table-cell office:value-type="string" calcext:value-type="string">
            <text:p>padre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4743421" calcext:value-type="float">
            <text:p>4743421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Alfonso'</text:p>
          </table:table-cell>
          <table:table-cell table:style-name="ce8" office:value-type="string" calcext:value-type="string">
            <text:p>1955-11-25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81" calcext:value-type="float">
            <text:p>281</text:p>
          </table:table-cell>
          <table:table-cell table:style-name="ce13" table:formula="of:=RANDBETWEEN(1000000;9999999)" office:value-type="float" office:value="6477895" calcext:value-type="float">
            <text:p>6477895</text:p>
          </table:table-cell>
          <table:table-cell table:style-name="ce13" table:formula="of:=RANDBETWEEN(10000000;100000000)" office:value-type="float" office:value="72091599" calcext:value-type="float">
            <text:p>72091599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Psicolog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4"/>
          <table:table-cell office:value-type="string" calcext:value-type="string">
            <text:p>'Yovanni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Favela'</text:p>
          </table:table-cell>
          <table:table-cell table:style-name="ce8" office:value-type="string" calcext:value-type="string">
            <text:p>1958-01-21</text:p>
          </table:table-cell>
          <table:table-cell office:value-type="string" calcext:value-type="string">
            <text:p>madre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2255265" calcext:value-type="float">
            <text:p>225526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Gray'</text:p>
          </table:table-cell>
          <table:table-cell office:value-type="string" calcext:value-type="string">
            <text:p>'Tavarez'</text:p>
          </table:table-cell>
          <table:table-cell table:style-name="ce8" office:value-type="string" calcext:value-type="string">
            <text:p>1958-01-21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34" calcext:value-type="float">
            <text:p>234</text:p>
          </table:table-cell>
          <table:table-cell table:style-name="ce13" table:formula="of:=RANDBETWEEN(1000000;9999999)" office:value-type="float" office:value="6196529" calcext:value-type="float">
            <text:p>6196529</text:p>
          </table:table-cell>
          <table:table-cell table:style-name="ce13" table:formula="of:=RANDBETWEEN(10000000;100000000)" office:value-type="float" office:value="13470822" calcext:value-type="float">
            <text:p>13470822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Enfermer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4"/>
          <table:table-cell office:value-type="string" calcext:value-type="string">
            <text:p>'Francisco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Diaz'</text:p>
          </table:table-cell>
          <table:table-cell office:value-type="string" calcext:value-type="string">
            <text:p>'Lebron'</text:p>
          </table:table-cell>
          <table:table-cell table:style-name="ce8" office:value-type="string" calcext:value-type="string">
            <text:p>1960-11-16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4176075" calcext:value-type="float">
            <text:p>4176075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Gamez'</text:p>
          </table:table-cell>
          <table:table-cell table:style-name="ce8" office:value-type="string" calcext:value-type="string">
            <text:p>1960-11-16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61" calcext:value-type="float">
            <text:p>261</text:p>
          </table:table-cell>
          <table:table-cell table:style-name="ce13" table:formula="of:=RANDBETWEEN(1000000;9999999)" office:value-type="float" office:value="2895323" calcext:value-type="float">
            <text:p>2895323</text:p>
          </table:table-cell>
          <table:table-cell table:style-name="ce13" table:formula="of:=RANDBETWEEN(10000000;100000000)" office:value-type="float" office:value="73038639" calcext:value-type="float">
            <text:p>73038639</text:p>
          </table:table-cell>
          <table:table-cell/>
          <table:table-cell table:style-name="ce13"/>
          <table:table-cell/>
          <table:table-cell office:value-type="string" calcext:value-type="string">
            <text:p>Ciencias Sociales 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24"/>
          <table:table-cell office:value-type="string" calcext:value-type="string">
            <text:p>'Virgini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Macias'</text:p>
          </table:table-cell>
          <table:table-cell office:value-type="string" calcext:value-type="string">
            <text:p>'Bermudez'</text:p>
          </table:table-cell>
          <table:table-cell table:style-name="ce8" office:value-type="string" calcext:value-type="string">
            <text:p>1963-03-18</text:p>
          </table:table-cell>
          <table:table-cell office:value-type="string" calcext:value-type="string">
            <text:p>herman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1041907" calcext:value-type="float">
            <text:p>1041907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Galan'</text:p>
          </table:table-cell>
          <table:table-cell office:value-type="string" calcext:value-type="string">
            <text:p>'Lorenzo'</text:p>
          </table:table-cell>
          <table:table-cell table:style-name="ce8" office:value-type="string" calcext:value-type="string">
            <text:p>1963-03-18</text:p>
          </table:table-cell>
          <table:table-cell office:value-type="string" calcext:value-type="string">
            <text:p>abuelo</text:p>
          </table:table-cell>
          <table:table-cell table:style-name="ce12" office:value-type="float" office:value="244" calcext:value-type="float">
            <text:p>244</text:p>
          </table:table-cell>
          <table:table-cell table:style-name="ce13" table:formula="of:=RANDBETWEEN(1000000;9999999)" office:value-type="float" office:value="5035875" calcext:value-type="float">
            <text:p>5035875</text:p>
          </table:table-cell>
          <table:table-cell table:style-name="ce13" table:formula="of:=RANDBETWEEN(10000000;100000000)" office:value-type="float" office:value="52160736" calcext:value-type="float">
            <text:p>52160736</text:p>
          </table:table-cell>
          <table:table-cell/>
          <table:table-cell table:style-name="ce13"/>
          <table:table-cell/>
          <table:table-cell office:value-type="string" calcext:value-type="string">
            <text:p>Econom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8"/>
          <table:table-cell table:style-name="ce8" office:value-type="string" calcext:value-type="string">
            <text:p>1963-06-29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3353039" calcext:value-type="float">
            <text:p>3353039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Meraz'</text:p>
          </table:table-cell>
          <table:table-cell office:value-type="string" calcext:value-type="string">
            <text:p>'Santacruz'</text:p>
          </table:table-cell>
          <table:table-cell table:style-name="ce8" office:value-type="string" calcext:value-type="string">
            <text:p>1963-06-29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13" table:formula="of:=RANDBETWEEN(1000000;9999999)" office:value-type="float" office:value="4688149" calcext:value-type="float">
            <text:p>4688149</text:p>
          </table:table-cell>
          <table:table-cell table:style-name="ce13" table:formula="of:=RANDBETWEEN(10000000;100000000)" office:value-type="float" office:value="29060900" calcext:value-type="float">
            <text:p>29060900</text:p>
          </table:table-cell>
          <table:table-cell/>
          <table:table-cell table:style-name="ce13"/>
          <table:table-cell/>
          <table:table-cell office:value-type="string" calcext:value-type="string">
            <text:p>Filosof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gente</text:p>
          </table:table-cell>
          <table:table-cell table:number-columns-repeated="28"/>
          <table:table-cell table:style-name="ce8" office:value-type="string" calcext:value-type="string">
            <text:p>1966-08-18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7994727" calcext:value-type="float">
            <text:p>7994727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Ledezma'</text:p>
          </table:table-cell>
          <table:table-cell office:value-type="string" calcext:value-type="string">
            <text:p>'Lira'</text:p>
          </table:table-cell>
          <table:table-cell table:style-name="ce8" office:value-type="string" calcext:value-type="string">
            <text:p>1966-08-18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126538" calcext:value-type="float">
            <text:p>9126538</text:p>
          </table:table-cell>
          <table:table-cell table:style-name="ce13" table:formula="of:=RANDBETWEEN(10000000;100000000)" office:value-type="float" office:value="85769736" calcext:value-type="float">
            <text:p>85769736</text:p>
          </table:table-cell>
          <table:table-cell/>
          <table:table-cell table:style-name="ce13"/>
          <table:table-cell/>
          <table:table-cell office:value-type="string" calcext:value-type="string">
            <text:p>Ingeniería Informátic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number-columns-repeated="28"/>
          <table:table-cell table:style-name="ce8" office:value-type="string" calcext:value-type="string">
            <text:p>1967-03-21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5551612" calcext:value-type="float">
            <text:p>5551612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Jurado'</text:p>
          </table:table-cell>
          <table:table-cell table:style-name="ce8" office:value-type="string" calcext:value-type="string">
            <text:p>1967-03-21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242013" calcext:value-type="float">
            <text:p>1242013</text:p>
          </table:table-cell>
          <table:table-cell table:style-name="ce13" table:formula="of:=RANDBETWEEN(10000000;100000000)" office:value-type="float" office:value="82444975" calcext:value-type="float">
            <text:p>82444975</text:p>
          </table:table-cell>
          <table:table-cell/>
          <table:table-cell table:style-name="ce13"/>
          <table:table-cell/>
          <table:table-cell office:value-type="string" calcext:value-type="string">
            <text:p>Comunicación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 table:number-columns-repeated="30"/>
          <table:table-cell table:style-name="ce8" office:value-type="string" calcext:value-type="string">
            <text:p>1967-06-07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4713621" calcext:value-type="float">
            <text:p>4713621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Montemayor'</text:p>
          </table:table-cell>
          <table:table-cell table:style-name="ce8" office:value-type="string" calcext:value-type="string">
            <text:p>1967-06-07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13" table:formula="of:=RANDBETWEEN(1000000;9999999)" office:value-type="float" office:value="3968299" calcext:value-type="float">
            <text:p>3968299</text:p>
          </table:table-cell>
          <table:table-cell table:style-name="ce13" table:formula="of:=RANDBETWEEN(10000000;100000000)" office:value-type="float" office:value="85605747" calcext:value-type="float">
            <text:p>85605747</text:p>
          </table:table-cell>
          <table:table-cell/>
          <table:table-cell table:style-name="ce13"/>
          <table:table-cell/>
          <table:table-cell office:value-type="string" calcext:value-type="string">
            <text:p>Ingeniería Industrial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 table:number-columns-repeated="30"/>
          <table:table-cell table:style-name="ce8" office:value-type="string" calcext:value-type="string">
            <text:p>1970-03-02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513684" calcext:value-type="float">
            <text:p>9513684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chardson'</text:p>
          </table:table-cell>
          <table:table-cell table:style-name="ce8" office:value-type="string" calcext:value-type="string">
            <text:p>1970-03-02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13" table:formula="of:=RANDBETWEEN(1000000;9999999)" office:value-type="float" office:value="9676374" calcext:value-type="float">
            <text:p>9676374</text:p>
          </table:table-cell>
          <table:table-cell table:style-name="ce13" table:formula="of:=RANDBETWEEN(10000000;100000000)" office:value-type="float" office:value="69526898" calcext:value-type="float">
            <text:p>69526898</text:p>
          </table:table-cell>
          <table:table-cell/>
          <table:table-cell table:style-name="ce13"/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 table:number-columns-repeated="30"/>
          <table:table-cell table:style-name="ce8" office:value-type="string" calcext:value-type="string">
            <text:p>1972-06-1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9310498" calcext:value-type="float">
            <text:p>9310498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ontero'</text:p>
          </table:table-cell>
          <table:table-cell table:style-name="ce8" office:value-type="string" calcext:value-type="string">
            <text:p>1972-06-1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13" table:formula="of:=RANDBETWEEN(1000000;9999999)" office:value-type="float" office:value="1398930" calcext:value-type="float">
            <text:p>1398930</text:p>
          </table:table-cell>
          <table:table-cell table:style-name="ce13" table:formula="of:=RANDBETWEEN(10000000;100000000)" office:value-type="float" office:value="12277319" calcext:value-type="float">
            <text:p>12277319</text:p>
          </table:table-cell>
          <table:table-cell/>
          <table:table-cell table:style-name="ce13"/>
          <table:table-cell/>
          <table:table-cell office:value-type="string" calcext:value-type="string">
            <text:p>Criminología</text:p>
          </table:table-cell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 table:number-columns-repeated="30"/>
          <table:table-cell table:style-name="ce8" office:value-type="string" calcext:value-type="string">
            <text:p>1975-06-16</text:p>
          </table:table-cell>
          <table:table-cell office:value-type="string" calcext:value-type="string">
            <text:p>hermano</text:p>
          </table:table-cell>
          <table:table-cell/>
          <table:table-cell table:style-name="ce13" table:formula="of:=RANDBETWEEN(1000000;9999999)" office:value-type="float" office:value="2609278" calcext:value-type="float">
            <text:p>2609278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Ferreira'</text:p>
          </table:table-cell>
          <table:table-cell table:style-name="ce8" office:value-type="string" calcext:value-type="string">
            <text:p>1975-06-16</text:p>
          </table:table-cell>
          <table:table-cell office:value-type="string" calcext:value-type="string">
            <text:p>primo</text:p>
          </table:table-cell>
          <table:table-cell/>
          <table:table-cell table:style-name="ce13" table:formula="of:=RANDBETWEEN(1000000;9999999)" office:value-type="float" office:value="9804240" calcext:value-type="float">
            <text:p>9804240</text:p>
          </table:table-cell>
          <table:table-cell table:style-name="ce13" table:formula="of:=RANDBETWEEN(10000000;100000000)" office:value-type="float" office:value="27401270" calcext:value-type="float">
            <text:p>27401270</text:p>
          </table:table-cell>
          <table:table-cell/>
          <table:table-cell table:style-name="ce13"/>
          <table:table-cell table:number-columns-repeated="979"/>
        </table:table-row>
        <table:table-row table:style-name="ro1">
          <table:table-cell table:number-columns-repeated="30"/>
          <table:table-cell table:style-name="ce8" office:value-type="string" calcext:value-type="string">
            <text:p>1977-02-07</text:p>
          </table:table-cell>
          <table:table-cell office:value-type="string" calcext:value-type="string">
            <text:p>hermano</text:p>
          </table:table-cell>
          <table:table-cell table:number-columns-repeated="2"/>
          <table:table-cell office:value-type="string" calcext:value-type="string">
            <text:p>'Jus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Lara'</text:p>
          </table:table-cell>
          <table:table-cell office:value-type="string" calcext:value-type="string">
            <text:p>'Delossantos'</text:p>
          </table:table-cell>
          <table:table-cell table:style-name="ce8" office:value-type="string" calcext:value-type="string">
            <text:p>1977-02-07</text:p>
          </table:table-cell>
          <table:table-cell office:value-type="string" calcext:value-type="string">
            <text:p>hermano</text:p>
          </table:table-cell>
          <table:table-cell table:number-columns-repeated="984"/>
        </table:table-row>
        <table:table-row table:style-name="ro1">
          <table:table-cell table:number-columns-repeated="31"/>
          <table:table-cell office:value-type="string" calcext:value-type="string">
            <text:p>abuelo</text:p>
          </table:table-cell>
          <table:table-cell table:number-columns-repeated="2"/>
          <table:table-cell office:value-type="string" calcext:value-type="string">
            <text:p>'Claudio'</text:p>
          </table:table-cell>
          <table:table-cell/>
          <table:table-cell office:value-type="string" calcext:value-type="string">
            <text:p>'Powell'</text:p>
          </table:table-cell>
          <table:table-cell office:value-type="string" calcext:value-type="string">
            <text:p>'Alarcon'</text:p>
          </table:table-cell>
          <table:table-cell/>
          <table:table-cell office:value-type="string" calcext:value-type="string">
            <text:p>hermano</text:p>
          </table:table-cell>
          <table:table-cell table:number-columns-repeated="984"/>
        </table:table-row>
        <table:table-row table:style-name="ro1">
          <table:table-cell table:number-columns-repeated="31"/>
          <table:table-cell office:value-type="string" calcext:value-type="string">
            <text:p>primo</text:p>
          </table:table-cell>
          <table:table-cell table:number-columns-repeated="2"/>
          <table:table-cell office:value-type="string" calcext:value-type="string">
            <text:p>'Mariana'</text:p>
          </table:table-cell>
          <table:table-cell/>
          <table:table-cell office:value-type="string" calcext:value-type="string">
            <text:p>'Corral'</text:p>
          </table:table-cell>
          <table:table-cell office:value-type="string" calcext:value-type="string">
            <text:p>'Prieto'</text:p>
          </table:table-cell>
          <table:table-cell/>
          <table:table-cell office:value-type="string" calcext:value-type="string">
            <text:p>abuelo</text:p>
          </table:table-cell>
          <table:table-cell table:number-columns-repeated="984"/>
        </table:table-row>
        <table:table-row table:style-name="ro1">
          <table:table-cell table:number-columns-repeated="34"/>
          <table:table-cell office:value-type="string" calcext:value-type="string">
            <text:p>'Ophelia'</text:p>
          </table:table-cell>
          <table:table-cell/>
          <table:table-cell office:value-type="string" calcext:value-type="string">
            <text:p>'Cook'</text:p>
          </table:table-cell>
          <table:table-cell office:value-type="string" calcext:value-type="string">
            <text:p>'Anderson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Hercules'</text:p>
          </table:table-cell>
          <table:table-cell/>
          <table:table-cell office:value-type="string" calcext:value-type="string">
            <text:p>'Concepcion'</text:p>
          </table:table-cell>
          <table:table-cell office:value-type="string" calcext:value-type="string">
            <text:p>'Castaned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Maxim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Oropeza'</text:p>
          </table:table-cell>
          <table:table-cell office:value-type="string" calcext:value-type="string">
            <text:p>'Alexander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Ludmil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Fria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Melina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Olmedo'</text:p>
          </table:table-cell>
          <table:table-cell office:value-type="string" calcext:value-type="string">
            <text:p>'Nazari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Luna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Guerra'</text:p>
          </table:table-cell>
          <table:table-cell office:value-type="string" calcext:value-type="string">
            <text:p>'Guadarram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Emiliano'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Villalpand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Sabrina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Zaragoz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Marti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Gallo'</text:p>
          </table:table-cell>
          <table:table-cell office:value-type="string" calcext:value-type="string">
            <text:p>'Gomez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Clarence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Angele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Clarence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Pulid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Bibiana'</text:p>
          </table:table-cell>
          <table:table-cell office:value-type="string" calcext:value-type="string">
            <text:p>'Leonild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Elli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Domenico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Ceballo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Cesarino'</text:p>
          </table:table-cell>
          <table:table-cell office:value-type="string" calcext:value-type="string">
            <text:p>'Benito'</text:p>
          </table:table-cell>
          <table:table-cell office:value-type="string" calcext:value-type="string">
            <text:p>'Aceves'</text:p>
          </table:table-cell>
          <table:table-cell office:value-type="string" calcext:value-type="string">
            <text:p>'Hughe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Bernarda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Alanis'</text:p>
          </table:table-cell>
          <table:table-cell office:value-type="string" calcext:value-type="string">
            <text:p>'Pint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Gabriela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Funes'</text:p>
          </table:table-cell>
          <table:table-cell office:value-type="string" calcext:value-type="string">
            <text:p>'Arauj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Jane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Tejed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Vicente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Lora'</text:p>
          </table:table-cell>
          <table:table-cell office:value-type="string" calcext:value-type="string">
            <text:p>'Bac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Benedicto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Macia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Silvestre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Gaitan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Greta'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Cooper'</text:p>
          </table:table-cell>
          <table:table-cell office:value-type="string" calcext:value-type="string">
            <text:p>'Sanabri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Rosaura'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Portillo'</text:p>
          </table:table-cell>
          <table:table-cell office:value-type="string" calcext:value-type="string">
            <text:p>'Escobedo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Emiliano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Dima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Benjamin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Godinez'</text:p>
          </table:table-cell>
          <table:table-cell office:value-type="string" calcext:value-type="string">
            <text:p>'Cabral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Sofia'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Hinojosa'</text:p>
          </table:table-cell>
          <table:table-cell office:value-type="string" calcext:value-type="string">
            <text:p>'Alba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Imma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Phillips'</text:p>
          </table:table-cell>
          <table:table-cell office:value-type="string" calcext:value-type="string">
            <text:p>'Frias'</text:p>
          </table:table-cell>
          <table:table-cell table:number-columns-repeated="986"/>
        </table:table-row>
        <table:table-row table:style-name="ro1">
          <table:table-cell table:number-columns-repeated="34"/>
          <table:table-cell office:value-type="string" calcext:value-type="string">
            <text:p>'Adriana'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Heredia'</text:p>
          </table:table-cell>
          <table:table-cell office:value-type="string" calcext:value-type="string">
            <text:p>'Chacon'</text:p>
          </table:table-cell>
          <table:table-cell table:number-columns-repeated="986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entas" table:style-name="ta2">
        <office:forms form:automatic-focus="false" form:apply-design-mode="false"/>
        <table:table-column table:style-name="co28" table:default-cell-style-name="Default"/>
        <table:table-column table:style-name="co29" table:default-cell-style-name="ce1"/>
        <table:table-column table:style-name="co28" table:default-cell-style-name="Default"/>
        <table:table-column table:style-name="co30" table:default-cell-style-name="ce1"/>
        <table:table-column table:style-name="co28" table:default-cell-style-name="Default"/>
        <table:table-column table:style-name="co31" table:number-columns-repeated="2" table:default-cell-style-name="ce1"/>
        <table:table-column table:style-name="co32" table:default-cell-style-name="ce1"/>
        <table:table-column table:style-name="co28" table:number-columns-repeated="2" table:default-cell-style-name="Default"/>
        <table:table-column table:style-name="co33" table:default-cell-style-name="ce1"/>
        <table:table-column table:style-name="co28" table:number-columns-repeated="1013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Año</text:p>
          </table:table-cell>
          <table:table-cell office:value-type="string" calcext:value-type="string">
            <text:p>Presupuesto</text:p>
          </table:table-cell>
          <table:table-cell table:style-name="ce1" office:value-type="string" calcext:value-type="string">
            <text:p>fk_estacion</text:p>
          </table:table-cell>
          <table:table-cell table:number-columns-repeated="2"/>
          <table:table-cell office:value-type="string" calcext:value-type="string">
            <text:p>fk_oficina_principal</text:p>
          </table:table-cell>
          <table:table-cell/>
          <table:table-cell office:value-type="string" calcext:value-type="string">
            <text:p>INSERT INTO cuenta (año, presupuesto, fk_estacion, fk_oficina_principal) VALUES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4];&quot;',  &quot;;[.B4];&quot;, &quot;;[.C4];&quot;, &quot;;[.F4];&quot;),&quot;)" office:value-type="string" office:string-value="('2034/01/01',  10000, 1, 1)," calcext:value-type="string">
            <text:p>('2034/01/01', <text:s/>10000, 1, 1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5];&quot;',  &quot;;[.B5];&quot;, &quot;;[.C5];&quot;, &quot;;[.F5];&quot;),&quot;)" office:value-type="string" office:string-value="('2035/01/01',  10500, 1, 1)," calcext:value-type="string">
            <text:p>('2035/01/01', <text:s/>10500, 1, 1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6];&quot;',  &quot;;[.B6];&quot;, &quot;;[.C6];&quot;, &quot;;[.F6];&quot;),&quot;)" office:value-type="string" office:string-value="('2036/01/01',  11000, 1, 1)," calcext:value-type="string">
            <text:p>('2036/01/01', <text:s/>11000, 1, 1),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blin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4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7];&quot;',  &quot;;[.B7];&quot;, &quot;;[.C7];&quot;, &quot;;[.F7];&quot;),&quot;)" office:value-type="string" office:string-value="('2034/01/01',  12000, 2, 1)," calcext:value-type="string">
            <text:p>('2034/01/01', <text:s/>12000, 2, 1),</text:p>
          </table:table-cell>
          <table:table-cell table:number-columns-repeated="2"/>
          <table:table-cell table:style-name="ce18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k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5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8];&quot;',  &quot;;[.B8];&quot;, &quot;;[.C8];&quot;, &quot;;[.F8];&quot;),&quot;)" office:value-type="string" office:string-value="('2035/01/01',  13000, 2, 1)," calcext:value-type="string">
            <text:p>('2035/01/01', <text:s/>13000, 2, 1),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lway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9];&quot;',  &quot;;[.B9];&quot;, &quot;;[.C9];&quot;, &quot;;[.F9];&quot;),&quot;)" office:value-type="string" office:string-value="('2036/01/01',  10000, 2, 1)," calcext:value-type="string">
            <text:p>('2036/01/01', <text:s/>10000, 2, 1),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msterdam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0];&quot;',  &quot;;[.B10];&quot;, &quot;;[.C10];&quot;, &quot;;[.F10];&quot;),&quot;)" office:value-type="string" office:string-value="('2034/01/01',  10500, 3, 1)," calcext:value-type="string">
            <text:p>('2034/01/01', <text:s/>10500, 3, 1),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oterdam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8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1];&quot;',  &quot;;[.B11];&quot;, &quot;;[.C11];&quot;, &quot;;[.F11];&quot;),&quot;)" office:value-type="string" office:string-value="('2035/01/01',  11000, 3, 1)," calcext:value-type="string">
            <text:p>('2035/01/01', <text:s/>11000, 3, 1),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aarlam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9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2];&quot;',  &quot;;[.B12];&quot;, &quot;;[.C12];&quot;, &quot;;[.F12];&quot;),&quot;)" office:value-type="string" office:string-value="('2036/01/01',  11500, 3, 1)," calcext:value-type="string">
            <text:p>('2036/01/01', <text:s/>11500, 3, 1),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uk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0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/>
          <table:table-cell table:formula="of:=CONCATENATE(&quot;('&quot;; [.A13];&quot;',  &quot;;[.B13];&quot;, &quot;;[.C13];&quot;, &quot;;[.F13];&quot;),&quot;)" office:value-type="string" office:string-value="('2034/01/01',  10000, 4, 2)," calcext:value-type="string">
            <text:p>('2034/01/01', <text:s/>10000, 4, 2),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aqortoq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1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5]+1" office:value-type="float" office:value="2" calcext:value-type="float">
            <text:p>2</text:p>
          </table:table-cell>
          <table:table-cell/>
          <table:table-cell table:formula="of:=CONCATENATE(&quot;('&quot;; [.A14];&quot;',  &quot;;[.B14];&quot;, &quot;;[.C14];&quot;, &quot;;[.F14];&quot;),&quot;)" office:value-type="string" office:string-value="('2035/01/01',  10500, 4, 2)," calcext:value-type="string">
            <text:p>('2035/01/01', <text:s/>10500, 4, 2),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simiut 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12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6]+1" office:value-type="float" office:value="2" calcext:value-type="float">
            <text:p>2</text:p>
          </table:table-cell>
          <table:table-cell/>
          <table:table-cell table:formula="of:=CONCATENATE(&quot;('&quot;; [.A15];&quot;',  &quot;;[.B15];&quot;, &quot;;[.C15];&quot;, &quot;;[.F15];&quot;),&quot;)" office:value-type="string" office:string-value="('2036/01/01',  11000, 4, 2)," calcext:value-type="string">
            <text:p>('2036/01/01', <text:s/>11000, 4, 2),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uenos Aires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3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7]+1" office:value-type="float" office:value="2" calcext:value-type="float">
            <text:p>2</text:p>
          </table:table-cell>
          <table:table-cell/>
          <table:table-cell table:formula="of:=CONCATENATE(&quot;('&quot;; [.A16];&quot;',  &quot;;[.B16];&quot;, &quot;;[.C16];&quot;, &quot;;[.F16];&quot;),&quot;)" office:value-type="string" office:string-value="('2034/01/01',  10000, 5, 2)," calcext:value-type="string">
            <text:p>('2034/01/01', <text:s/>10000, 5, 2),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iudad de Cordoba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4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8]+1" office:value-type="float" office:value="2" calcext:value-type="float">
            <text:p>2</text:p>
          </table:table-cell>
          <table:table-cell/>
          <table:table-cell table:formula="of:=CONCATENATE(&quot;('&quot;; [.A17];&quot;',  &quot;;[.B17];&quot;, &quot;;[.C17];&quot;, &quot;;[.F17];&quot;),&quot;)" office:value-type="string" office:string-value="('2035/01/01',  10500, 5, 2)," calcext:value-type="string">
            <text:p>('2035/01/01', <text:s/>10500, 5, 2),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osario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15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9]+1" office:value-type="float" office:value="2" calcext:value-type="float">
            <text:p>2</text:p>
          </table:table-cell>
          <table:table-cell/>
          <table:table-cell table:formula="of:=CONCATENATE(&quot;('&quot;; [.A18];&quot;',  &quot;;[.B18];&quot;, &quot;;[.C18];&quot;, &quot;;[.F18];&quot;),&quot;)" office:value-type="string" office:string-value="('2036/01/01',  11000, 5, 2)," calcext:value-type="string">
            <text:p>('2036/01/01', <text:s/>11000, 5, 2),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ipei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16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0]+1" office:value-type="float" office:value="2" calcext:value-type="float">
            <text:p>2</text:p>
          </table:table-cell>
          <table:table-cell/>
          <table:table-cell table:formula="of:=CONCATENATE(&quot;('&quot;; [.A19];&quot;',  &quot;;[.B19];&quot;, &quot;;[.C19];&quot;, &quot;;[.F19];&quot;),&quot;)" office:value-type="string" office:string-value="('2034/01/01',  12000, 6, 2)," calcext:value-type="string">
            <text:p>('2034/01/01', <text:s/>12000, 6, 2),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inan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17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1]+1" office:value-type="float" office:value="2" calcext:value-type="float">
            <text:p>2</text:p>
          </table:table-cell>
          <table:table-cell/>
          <table:table-cell table:formula="of:=CONCATENATE(&quot;('&quot;; [.A20];&quot;',  &quot;;[.B20];&quot;, &quot;;[.C20];&quot;, &quot;;[.F20];&quot;),&quot;)" office:value-type="string" office:string-value="('2035/01/01',  13000, 6, 2)," calcext:value-type="string">
            <text:p>('2035/01/01', <text:s/>13000, 6, 2),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8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2]+1" office:value-type="float" office:value="2" calcext:value-type="float">
            <text:p>2</text:p>
          </table:table-cell>
          <table:table-cell/>
          <table:table-cell table:formula="of:=CONCATENATE(&quot;('&quot;; [.A21];&quot;',  &quot;;[.B21];&quot;, &quot;;[.C21];&quot;, &quot;;[.F21];&quot;),&quot;)" office:value-type="string" office:string-value="('2036/01/01',  10000, 6, 2)," calcext:value-type="string">
            <text:p>('2036/01/01', <text:s/>10000, 6, 2),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9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3]+1" office:value-type="float" office:value="3" calcext:value-type="float">
            <text:p>3</text:p>
          </table:table-cell>
          <table:table-cell/>
          <table:table-cell table:formula="of:=CONCATENATE(&quot;('&quot;; [.A22];&quot;',  &quot;;[.B22];&quot;, &quot;;[.C22];&quot;, &quot;;[.F22];&quot;),&quot;)" office:value-type="string" office:string-value="('2034/01/01',  10500, 7, 3)," calcext:value-type="string">
            <text:p>('2034/01/01', <text:s/>10500, 7, 3),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0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4]+1" office:value-type="float" office:value="3" calcext:value-type="float">
            <text:p>3</text:p>
          </table:table-cell>
          <table:table-cell/>
          <table:table-cell table:formula="of:=CONCATENATE(&quot;('&quot;; [.A23];&quot;',  &quot;;[.B23];&quot;, &quot;;[.C23];&quot;, &quot;;[.F23];&quot;),&quot;)" office:value-type="string" office:string-value="('2035/01/01',  11000, 7, 3)," calcext:value-type="string">
            <text:p>('2035/01/01', <text:s/>11000, 7, 3),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21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5]+1" office:value-type="float" office:value="3" calcext:value-type="float">
            <text:p>3</text:p>
          </table:table-cell>
          <table:table-cell/>
          <table:table-cell table:formula="of:=CONCATENATE(&quot;('&quot;; [.A24];&quot;',  &quot;;[.B24];&quot;, &quot;;[.C24];&quot;, &quot;;[.F24];&quot;),&quot;)" office:value-type="string" office:string-value="('2036/01/01',  11500, 7, 3)," calcext:value-type="string">
            <text:p>('2036/01/01', <text:s/>11500, 7, 3),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22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6]+1" office:value-type="float" office:value="3" calcext:value-type="float">
            <text:p>3</text:p>
          </table:table-cell>
          <table:table-cell/>
          <table:table-cell table:formula="of:=CONCATENATE(&quot;('&quot;; [.A25];&quot;',  &quot;;[.B25];&quot;, &quot;;[.C25];&quot;, &quot;;[.F25];&quot;),&quot;)" office:value-type="string" office:string-value="('2034/01/01',  10000, 8, 3)," calcext:value-type="string">
            <text:p>('2034/01/01', <text:s/>10000, 8, 3),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ntebbe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23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7]+1" office:value-type="float" office:value="3" calcext:value-type="float">
            <text:p>3</text:p>
          </table:table-cell>
          <table:table-cell/>
          <table:table-cell table:formula="of:=CONCATENATE(&quot;('&quot;; [.A26];&quot;',  &quot;;[.B26];&quot;, &quot;;[.C26];&quot;, &quot;;[.F26];&quot;),&quot;)" office:value-type="string" office:string-value="('2035/01/01',  10500, 8, 3)," calcext:value-type="string">
            <text:p>('2035/01/01', <text:s/>10500, 8, 3),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4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8]+1" office:value-type="float" office:value="3" calcext:value-type="float">
            <text:p>3</text:p>
          </table:table-cell>
          <table:table-cell/>
          <table:table-cell table:formula="of:=CONCATENATE(&quot;('&quot;; [.A27];&quot;',  &quot;;[.B27];&quot;, &quot;;[.C27];&quot;, &quot;;[.F27];&quot;),&quot;)" office:value-type="string" office:string-value="('2036/01/01',  11000, 8, 3)," calcext:value-type="string">
            <text:p>('2036/01/01', <text:s/>11000, 8, 3),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25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19]+1" office:value-type="float" office:value="3" calcext:value-type="float">
            <text:p>3</text:p>
          </table:table-cell>
          <table:table-cell/>
          <table:table-cell table:formula="of:=CONCATENATE(&quot;('&quot;; [.A28];&quot;',  &quot;;[.B28];&quot;, &quot;;[.C28];&quot;, &quot;;[.F28];&quot;),&quot;)" office:value-type="string" office:string-value="('2034/01/01',  10000, 9, 3)," calcext:value-type="string">
            <text:p>('2034/01/01', <text:s/>10000, 9, 3),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ulawayo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26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0]+1" office:value-type="float" office:value="3" calcext:value-type="float">
            <text:p>3</text:p>
          </table:table-cell>
          <table:table-cell/>
          <table:table-cell table:formula="of:=CONCATENATE(&quot;('&quot;; [.A29];&quot;',  &quot;;[.B29];&quot;, &quot;;[.C29];&quot;, &quot;;[.F29];&quot;),&quot;)" office:value-type="string" office:string-value="('2035/01/01',  10500, 9, 3)," calcext:value-type="string">
            <text:p>('2035/01/01', <text:s/>10500, 9, 3),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hitungwiza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7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1]+1" office:value-type="float" office:value="3" calcext:value-type="float">
            <text:p>3</text:p>
          </table:table-cell>
          <table:table-cell/>
          <table:table-cell table:formula="of:=CONCATENATE(&quot;('&quot;; [.A30];&quot;',  &quot;;[.B30];&quot;, &quot;;[.C30];&quot;, &quot;;[.F30];&quot;),&quot;)" office:value-type="string" office:string-value="('2036/01/01',  11000, 9, 3)," calcext:value-type="string">
            <text:p>('2036/01/01', <text:s/>11000, 9, 3),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dney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28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2]+1" office:value-type="float" office:value="4" calcext:value-type="float">
            <text:p>4</text:p>
          </table:table-cell>
          <table:table-cell/>
          <table:table-cell table:formula="of:=CONCATENATE(&quot;('&quot;; [.A31];&quot;',  &quot;;[.B31];&quot;, &quot;;[.C31];&quot;, &quot;;[.F31];&quot;),&quot;)" office:value-type="string" office:string-value="('2034/01/01',  12000, 10, 4)," calcext:value-type="string">
            <text:p>('2034/01/01', <text:s/>12000, 10, 4),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erth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29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3]+1" office:value-type="float" office:value="4" calcext:value-type="float">
            <text:p>4</text:p>
          </table:table-cell>
          <table:table-cell/>
          <table:table-cell table:formula="of:=CONCATENATE(&quot;('&quot;; [.A32];&quot;',  &quot;;[.B32];&quot;, &quot;;[.C32];&quot;, &quot;;[.F32];&quot;),&quot;)" office:value-type="string" office:string-value="('2035/01/01',  13000, 10, 4)," calcext:value-type="string">
            <text:p>('2035/01/01', <text:s/>13000, 10, 4),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old Coast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0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4]+1" office:value-type="float" office:value="4" calcext:value-type="float">
            <text:p>4</text:p>
          </table:table-cell>
          <table:table-cell/>
          <table:table-cell table:formula="of:=CONCATENATE(&quot;('&quot;; [.A33];&quot;',  &quot;;[.B33];&quot;, &quot;;[.C33];&quot;, &quot;;[.F33];&quot;),&quot;)" office:value-type="string" office:string-value="('2036/01/01',  10000, 10, 4)," calcext:value-type="string">
            <text:p>('2036/01/01', <text:s/>10000, 10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1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5]+1" office:value-type="float" office:value="4" calcext:value-type="float">
            <text:p>4</text:p>
          </table:table-cell>
          <table:table-cell/>
          <table:table-cell table:formula="of:=CONCATENATE(&quot;('&quot;; [.A34];&quot;',  &quot;;[.B34];&quot;, &quot;;[.C34];&quot;, &quot;;[.F34];&quot;),&quot;)" office:value-type="string" office:string-value="('2034/01/01',  10500, 11, 4)," calcext:value-type="string">
            <text:p>('2034/01/01', <text:s/>10500, 11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2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6]+1" office:value-type="float" office:value="4" calcext:value-type="float">
            <text:p>4</text:p>
          </table:table-cell>
          <table:table-cell/>
          <table:table-cell table:formula="of:=CONCATENATE(&quot;('&quot;; [.A35];&quot;',  &quot;;[.B35];&quot;, &quot;;[.C35];&quot;, &quot;;[.F35];&quot;),&quot;)" office:value-type="string" office:string-value="('2035/01/01',  11000, 11, 4)," calcext:value-type="string">
            <text:p>('2035/01/01', <text:s/>11000, 11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33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7]+1" office:value-type="float" office:value="4" calcext:value-type="float">
            <text:p>4</text:p>
          </table:table-cell>
          <table:table-cell/>
          <table:table-cell table:formula="of:=CONCATENATE(&quot;('&quot;; [.A36];&quot;',  &quot;;[.B36];&quot;, &quot;;[.C36];&quot;, &quot;;[.F36];&quot;),&quot;)" office:value-type="string" office:string-value="('2036/01/01',  11500, 11, 4)," calcext:value-type="string">
            <text:p>('2036/01/01', <text:s/>11500, 11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4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8]+1" office:value-type="float" office:value="4" calcext:value-type="float">
            <text:p>4</text:p>
          </table:table-cell>
          <table:table-cell/>
          <table:table-cell table:formula="of:=CONCATENATE(&quot;('&quot;; [.A37];&quot;',  &quot;;[.B37];&quot;, &quot;;[.C37];&quot;, &quot;;[.F37];&quot;),&quot;)" office:value-type="string" office:string-value="('2034/01/01',  10000, 12, 4)," calcext:value-type="string">
            <text:p>('2034/01/01', <text:s/>10000, 12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5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9]+1" office:value-type="float" office:value="4" calcext:value-type="float">
            <text:p>4</text:p>
          </table:table-cell>
          <table:table-cell/>
          <table:table-cell table:formula="of:=CONCATENATE(&quot;('&quot;; [.A38];&quot;',  &quot;;[.B38];&quot;, &quot;;[.C38];&quot;, &quot;;[.F38];&quot;),&quot;)" office:value-type="string" office:string-value="('2035/01/01',  10500, 12, 4)," calcext:value-type="string">
            <text:p>('2035/01/01', <text:s/>10500, 12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6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30]+1" office:value-type="float" office:value="4" calcext:value-type="float">
            <text:p>4</text:p>
          </table:table-cell>
          <table:table-cell/>
          <table:table-cell table:formula="of:=CONCATENATE(&quot;('&quot;; [.A39];&quot;',  &quot;;[.B39];&quot;, &quot;;[.C39];&quot;, &quot;;[.F39];&quot;),&quot;)" office:value-type="string" office:string-value="('2036/01/01',  11000, 12, 4)," calcext:value-type="string">
            <text:p>('2036/01/01', <text:s/>11000, 12, 4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7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1]+1" office:value-type="float" office:value="5" calcext:value-type="float">
            <text:p>5</text:p>
          </table:table-cell>
          <table:table-cell/>
          <table:table-cell table:formula="of:=CONCATENATE(&quot;('&quot;; [.A40];&quot;',  &quot;;[.B40];&quot;, &quot;;[.C40];&quot;, &quot;;[.F40];&quot;),&quot;)" office:value-type="string" office:string-value="('2034/01/01',  10000, 13, 5)," calcext:value-type="string">
            <text:p>('2034/01/01', <text:s/>10000, 13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8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2]+1" office:value-type="float" office:value="5" calcext:value-type="float">
            <text:p>5</text:p>
          </table:table-cell>
          <table:table-cell/>
          <table:table-cell table:formula="of:=CONCATENATE(&quot;('&quot;; [.A41];&quot;',  &quot;;[.B41];&quot;, &quot;;[.C41];&quot;, &quot;;[.F41];&quot;),&quot;)" office:value-type="string" office:string-value="('2035/01/01',  10500, 13, 5)," calcext:value-type="string">
            <text:p>('2035/01/01', <text:s/>10500, 13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9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3]+1" office:value-type="float" office:value="5" calcext:value-type="float">
            <text:p>5</text:p>
          </table:table-cell>
          <table:table-cell/>
          <table:table-cell table:formula="of:=CONCATENATE(&quot;('&quot;; [.A42];&quot;',  &quot;;[.B42];&quot;, &quot;;[.C42];&quot;, &quot;;[.F42];&quot;),&quot;)" office:value-type="string" office:string-value="('2036/01/01',  11000, 13, 5)," calcext:value-type="string">
            <text:p>('2036/01/01', <text:s/>11000, 13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40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4]+1" office:value-type="float" office:value="5" calcext:value-type="float">
            <text:p>5</text:p>
          </table:table-cell>
          <table:table-cell/>
          <table:table-cell table:formula="of:=CONCATENATE(&quot;('&quot;; [.A43];&quot;',  &quot;;[.B43];&quot;, &quot;;[.C43];&quot;, &quot;;[.F43];&quot;),&quot;)" office:value-type="string" office:string-value="('2034/01/01',  12000, 14, 5)," calcext:value-type="string">
            <text:p>('2034/01/01', <text:s/>12000, 14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41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5]+1" office:value-type="float" office:value="5" calcext:value-type="float">
            <text:p>5</text:p>
          </table:table-cell>
          <table:table-cell/>
          <table:table-cell table:formula="of:=CONCATENATE(&quot;('&quot;; [.A44];&quot;',  &quot;;[.B44];&quot;, &quot;;[.C44];&quot;, &quot;;[.F44];&quot;),&quot;)" office:value-type="string" office:string-value="('2035/01/01',  13000, 14, 5)," calcext:value-type="string">
            <text:p>('2035/01/01', <text:s/>13000, 14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2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6]+1" office:value-type="float" office:value="5" calcext:value-type="float">
            <text:p>5</text:p>
          </table:table-cell>
          <table:table-cell/>
          <table:table-cell table:formula="of:=CONCATENATE(&quot;('&quot;; [.A45];&quot;',  &quot;;[.B45];&quot;, &quot;;[.C45];&quot;, &quot;;[.F45];&quot;),&quot;)" office:value-type="string" office:string-value="('2036/01/01',  10000, 14, 5)," calcext:value-type="string">
            <text:p>('2036/01/01', <text:s/>10000, 14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43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7]+1" office:value-type="float" office:value="5" calcext:value-type="float">
            <text:p>5</text:p>
          </table:table-cell>
          <table:table-cell/>
          <table:table-cell table:formula="of:=CONCATENATE(&quot;('&quot;; [.A46];&quot;',  &quot;;[.B46];&quot;, &quot;;[.C46];&quot;, &quot;;[.F46];&quot;),&quot;)" office:value-type="string" office:string-value="('2034/01/01',  10500, 15, 5)," calcext:value-type="string">
            <text:p>('2034/01/01', <text:s/>10500, 15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44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8]+1" office:value-type="float" office:value="5" calcext:value-type="float">
            <text:p>5</text:p>
          </table:table-cell>
          <table:table-cell/>
          <table:table-cell table:formula="of:=CONCATENATE(&quot;('&quot;; [.A47];&quot;',  &quot;;[.B47];&quot;, &quot;;[.C47];&quot;, &quot;;[.F47];&quot;),&quot;)" office:value-type="string" office:string-value="('2035/01/01',  11000, 15, 5)," calcext:value-type="string">
            <text:p>('2035/01/01', <text:s/>11000, 15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45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9]+1" office:value-type="float" office:value="5" calcext:value-type="float">
            <text:p>5</text:p>
          </table:table-cell>
          <table:table-cell/>
          <table:table-cell table:formula="of:=CONCATENATE(&quot;('&quot;; [.A48];&quot;',  &quot;;[.B48];&quot;, &quot;;[.C48];&quot;, &quot;;[.F48];&quot;),&quot;)" office:value-type="string" office:string-value="('2036/01/01',  11500, 15, 5)," calcext:value-type="string">
            <text:p>('2036/01/01', <text:s/>11500, 15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6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0]+1" office:value-type="float" office:value="6" calcext:value-type="float">
            <text:p>6</text:p>
          </table:table-cell>
          <table:table-cell/>
          <table:table-cell table:formula="of:=CONCATENATE(&quot;('&quot;; [.A49];&quot;',  &quot;;[.B49];&quot;, &quot;;[.C49];&quot;, &quot;;[.F49];&quot;),&quot;)" office:value-type="string" office:string-value="('2034/01/01',  10000, 16, 6)," calcext:value-type="string">
            <text:p>('2034/01/01', <text:s/>10000, 16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47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1]+1" office:value-type="float" office:value="6" calcext:value-type="float">
            <text:p>6</text:p>
          </table:table-cell>
          <table:table-cell/>
          <table:table-cell table:formula="of:=CONCATENATE(&quot;('&quot;; [.A50];&quot;',  &quot;;[.B50];&quot;, &quot;;[.C50];&quot;, &quot;;[.F50];&quot;),&quot;)" office:value-type="string" office:string-value="('2035/01/01',  10500, 16, 6)," calcext:value-type="string">
            <text:p>('2035/01/01', <text:s/>10500, 16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48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2]+1" office:value-type="float" office:value="6" calcext:value-type="float">
            <text:p>6</text:p>
          </table:table-cell>
          <table:table-cell/>
          <table:table-cell table:formula="of:=CONCATENATE(&quot;('&quot;; [.A51];&quot;',  &quot;;[.B51];&quot;, &quot;;[.C51];&quot;, &quot;;[.F51];&quot;),&quot;)" office:value-type="string" office:string-value="('2036/01/01',  11000, 16, 6)," calcext:value-type="string">
            <text:p>('2036/01/01', <text:s/>11000, 16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9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3]+1" office:value-type="float" office:value="6" calcext:value-type="float">
            <text:p>6</text:p>
          </table:table-cell>
          <table:table-cell/>
          <table:table-cell table:formula="of:=CONCATENATE(&quot;('&quot;; [.A52];&quot;',  &quot;;[.B52];&quot;, &quot;;[.C52];&quot;, &quot;;[.F52];&quot;),&quot;)" office:value-type="string" office:string-value="('2034/01/01',  10000, 17, 6)," calcext:value-type="string">
            <text:p>('2034/01/01', <text:s/>10000, 17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0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4]+1" office:value-type="float" office:value="6" calcext:value-type="float">
            <text:p>6</text:p>
          </table:table-cell>
          <table:table-cell/>
          <table:table-cell table:formula="of:=CONCATENATE(&quot;('&quot;; [.A53];&quot;',  &quot;;[.B53];&quot;, &quot;;[.C53];&quot;, &quot;;[.F53];&quot;),&quot;)" office:value-type="string" office:string-value="('2035/01/01',  10500, 17, 6)," calcext:value-type="string">
            <text:p>('2035/01/01', <text:s/>10500, 17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51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5]+1" office:value-type="float" office:value="6" calcext:value-type="float">
            <text:p>6</text:p>
          </table:table-cell>
          <table:table-cell/>
          <table:table-cell table:formula="of:=CONCATENATE(&quot;('&quot;; [.A54];&quot;',  &quot;;[.B54];&quot;, &quot;;[.C54];&quot;, &quot;;[.F54];&quot;),&quot;)" office:value-type="string" office:string-value="('2036/01/01',  11000, 17, 6)," calcext:value-type="string">
            <text:p>('2036/01/01', <text:s/>11000, 17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52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6]+1" office:value-type="float" office:value="6" calcext:value-type="float">
            <text:p>6</text:p>
          </table:table-cell>
          <table:table-cell/>
          <table:table-cell table:formula="of:=CONCATENATE(&quot;('&quot;; [.A55];&quot;',  &quot;;[.B55];&quot;, &quot;;[.C55];&quot;, &quot;;[.F55];&quot;),&quot;)" office:value-type="string" office:string-value="('2034/01/01',  12000, 18, 6)," calcext:value-type="string">
            <text:p>('2034/01/01', <text:s/>12000, 18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53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7]+1" office:value-type="float" office:value="6" calcext:value-type="float">
            <text:p>6</text:p>
          </table:table-cell>
          <table:table-cell/>
          <table:table-cell table:formula="of:=CONCATENATE(&quot;('&quot;; [.A56];&quot;',  &quot;;[.B56];&quot;, &quot;;[.C56];&quot;, &quot;;[.F56];&quot;),&quot;)" office:value-type="string" office:string-value="('2035/01/01',  13000, 18, 6)," calcext:value-type="string">
            <text:p>('2035/01/01', <text:s/>13000, 18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54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8]+1" office:value-type="float" office:value="6" calcext:value-type="float">
            <text:p>6</text:p>
          </table:table-cell>
          <table:table-cell/>
          <table:table-cell table:formula="of:=CONCATENATE(&quot;('&quot;; [.A57];&quot;',  &quot;;[.B57];&quot;, &quot;;[.C57];&quot;, &quot;;[.F57];&quot;),&quot;)" office:value-type="string" office:string-value="('2036/01/01',  10000, 18, 6)," calcext:value-type="string">
            <text:p>('2036/01/01', <text:s/>10000, 18, 6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5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49]+1" office:value-type="float" office:value="7" calcext:value-type="float">
            <text:p>7</text:p>
          </table:table-cell>
          <table:table-cell/>
          <table:table-cell table:formula="of:=CONCATENATE(&quot;('&quot;; [.A58];&quot;',  &quot;;[.B58];&quot;, &quot;;[.C58];&quot;, &quot;;[.F58];&quot;),&quot;)" office:value-type="string" office:string-value="('2034/01/01',  10500, 19, 7)," calcext:value-type="string">
            <text:p>('2034/01/01', <text:s/>10500, 19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56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0]+1" office:value-type="float" office:value="7" calcext:value-type="float">
            <text:p>7</text:p>
          </table:table-cell>
          <table:table-cell/>
          <table:table-cell table:formula="of:=CONCATENATE(&quot;('&quot;; [.A59];&quot;',  &quot;;[.B59];&quot;, &quot;;[.C59];&quot;, &quot;;[.F59];&quot;),&quot;)" office:value-type="string" office:string-value="('2035/01/01',  11000, 19, 7)," calcext:value-type="string">
            <text:p>('2035/01/01', <text:s/>11000, 19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57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1]+1" office:value-type="float" office:value="7" calcext:value-type="float">
            <text:p>7</text:p>
          </table:table-cell>
          <table:table-cell/>
          <table:table-cell table:formula="of:=CONCATENATE(&quot;('&quot;; [.A60];&quot;',  &quot;;[.B60];&quot;, &quot;;[.C60];&quot;, &quot;;[.F60];&quot;),&quot;)" office:value-type="string" office:string-value="('2036/01/01',  11500, 19, 7)," calcext:value-type="string">
            <text:p>('2036/01/01', <text:s/>11500, 19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58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2]+1" office:value-type="float" office:value="7" calcext:value-type="float">
            <text:p>7</text:p>
          </table:table-cell>
          <table:table-cell/>
          <table:table-cell table:formula="of:=CONCATENATE(&quot;('&quot;; [.A61];&quot;',  &quot;;[.B61];&quot;, &quot;;[.C61];&quot;, &quot;;[.F61];&quot;),&quot;)" office:value-type="string" office:string-value="('2034/01/01',  10000, 20, 7)," calcext:value-type="string">
            <text:p>('2034/01/01', <text:s/>10000, 20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9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3]+1" office:value-type="float" office:value="7" calcext:value-type="float">
            <text:p>7</text:p>
          </table:table-cell>
          <table:table-cell/>
          <table:table-cell table:formula="of:=CONCATENATE(&quot;('&quot;; [.A62];&quot;',  &quot;;[.B62];&quot;, &quot;;[.C62];&quot;, &quot;;[.F62];&quot;),&quot;)" office:value-type="string" office:string-value="('2035/01/01',  10500, 20, 7)," calcext:value-type="string">
            <text:p>('2035/01/01', <text:s/>10500, 20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0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4]+1" office:value-type="float" office:value="7" calcext:value-type="float">
            <text:p>7</text:p>
          </table:table-cell>
          <table:table-cell/>
          <table:table-cell table:formula="of:=CONCATENATE(&quot;('&quot;; [.A63];&quot;',  &quot;;[.B63];&quot;, &quot;;[.C63];&quot;, &quot;;[.F63];&quot;),&quot;)" office:value-type="string" office:string-value="('2036/01/01',  11000, 20, 7)," calcext:value-type="string">
            <text:p>('2036/01/01', <text:s/>11000, 20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1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5]+1" office:value-type="float" office:value="7" calcext:value-type="float">
            <text:p>7</text:p>
          </table:table-cell>
          <table:table-cell/>
          <table:table-cell table:formula="of:=CONCATENATE(&quot;('&quot;; [.A64];&quot;',  &quot;;[.B64];&quot;, &quot;;[.C64];&quot;, &quot;;[.F64];&quot;),&quot;)" office:value-type="string" office:string-value="('2034/01/01',  10000, 21, 7)," calcext:value-type="string">
            <text:p>('2034/01/01', <text:s/>10000, 21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62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6]+1" office:value-type="float" office:value="7" calcext:value-type="float">
            <text:p>7</text:p>
          </table:table-cell>
          <table:table-cell/>
          <table:table-cell table:formula="of:=CONCATENATE(&quot;('&quot;; [.A65];&quot;',  &quot;;[.B65];&quot;, &quot;;[.C65];&quot;, &quot;;[.F65];&quot;),&quot;)" office:value-type="string" office:string-value="('2035/01/01',  10500, 21, 7)," calcext:value-type="string">
            <text:p>('2035/01/01', <text:s/>10500, 21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3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7]+1" office:value-type="float" office:value="7" calcext:value-type="float">
            <text:p>7</text:p>
          </table:table-cell>
          <table:table-cell/>
          <table:table-cell table:formula="of:=CONCATENATE(&quot;('&quot;; [.A66];&quot;',  &quot;;[.B66];&quot;, &quot;;[.C66];&quot;, &quot;;[.F66];&quot;),&quot;)" office:value-type="string" office:string-value="('2036/01/01',  11000, 21, 7)," calcext:value-type="string">
            <text:p>('2036/01/01', <text:s/>11000, 21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64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8]+1" office:value-type="float" office:value="8" calcext:value-type="float">
            <text:p>8</text:p>
          </table:table-cell>
          <table:table-cell/>
          <table:table-cell table:formula="of:=CONCATENATE(&quot;('&quot;; [.A67];&quot;',  &quot;;[.B67];&quot;, &quot;;[.C67];&quot;, &quot;;[.F67];&quot;),&quot;)" office:value-type="string" office:string-value="('2034/01/01',  12000, 22, 8)," calcext:value-type="string">
            <text:p>('2034/01/01', <text:s/>12000, 22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65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9]+1" office:value-type="float" office:value="8" calcext:value-type="float">
            <text:p>8</text:p>
          </table:table-cell>
          <table:table-cell/>
          <table:table-cell table:formula="of:=CONCATENATE(&quot;('&quot;; [.A68];&quot;',  &quot;;[.B68];&quot;, &quot;;[.C68];&quot;, &quot;;[.F68];&quot;),&quot;)" office:value-type="string" office:string-value="('2035/01/01',  13000, 22, 8)," calcext:value-type="string">
            <text:p>('2035/01/01', <text:s/>13000, 22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6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60]+1" office:value-type="float" office:value="8" calcext:value-type="float">
            <text:p>8</text:p>
          </table:table-cell>
          <table:table-cell/>
          <table:table-cell table:formula="of:=CONCATENATE(&quot;('&quot;; [.A69];&quot;',  &quot;;[.B69];&quot;, &quot;;[.C69];&quot;, &quot;;[.F69];&quot;),&quot;)" office:value-type="string" office:string-value="('2036/01/01',  10000, 22, 8)," calcext:value-type="string">
            <text:p>('2036/01/01', <text:s/>10000, 22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67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1]+1" office:value-type="float" office:value="8" calcext:value-type="float">
            <text:p>8</text:p>
          </table:table-cell>
          <table:table-cell/>
          <table:table-cell table:formula="of:=CONCATENATE(&quot;('&quot;; [.A70];&quot;',  &quot;;[.B70];&quot;, &quot;;[.C70];&quot;, &quot;;[.F70];&quot;),&quot;)" office:value-type="string" office:string-value="('2034/01/01',  10500, 23, 8)," calcext:value-type="string">
            <text:p>('2034/01/01', <text:s/>10500, 23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8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2]+1" office:value-type="float" office:value="8" calcext:value-type="float">
            <text:p>8</text:p>
          </table:table-cell>
          <table:table-cell/>
          <table:table-cell table:formula="of:=CONCATENATE(&quot;('&quot;; [.A71];&quot;',  &quot;;[.B71];&quot;, &quot;;[.C71];&quot;, &quot;;[.F71];&quot;),&quot;)" office:value-type="string" office:string-value="('2035/01/01',  11000, 23, 8)," calcext:value-type="string">
            <text:p>('2035/01/01', <text:s/>11000, 23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69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3]+1" office:value-type="float" office:value="8" calcext:value-type="float">
            <text:p>8</text:p>
          </table:table-cell>
          <table:table-cell/>
          <table:table-cell table:formula="of:=CONCATENATE(&quot;('&quot;; [.A72];&quot;',  &quot;;[.B72];&quot;, &quot;;[.C72];&quot;, &quot;;[.F72];&quot;),&quot;)" office:value-type="string" office:string-value="('2036/01/01',  11500, 23, 8)," calcext:value-type="string">
            <text:p>('2036/01/01', <text:s/>11500, 23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0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4]+1" office:value-type="float" office:value="8" calcext:value-type="float">
            <text:p>8</text:p>
          </table:table-cell>
          <table:table-cell/>
          <table:table-cell table:formula="of:=CONCATENATE(&quot;('&quot;; [.A73];&quot;',  &quot;;[.B73];&quot;, &quot;;[.C73];&quot;, &quot;;[.F73];&quot;),&quot;)" office:value-type="string" office:string-value="('2034/01/01',  10000, 24, 8)," calcext:value-type="string">
            <text:p>('2034/01/01', <text:s/>10000, 24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1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5]+1" office:value-type="float" office:value="8" calcext:value-type="float">
            <text:p>8</text:p>
          </table:table-cell>
          <table:table-cell/>
          <table:table-cell table:formula="of:=CONCATENATE(&quot;('&quot;; [.A74];&quot;',  &quot;;[.B74];&quot;, &quot;;[.C74];&quot;, &quot;;[.F74];&quot;),&quot;)" office:value-type="string" office:string-value="('2035/01/01',  10500, 24, 8)," calcext:value-type="string">
            <text:p>('2035/01/01', <text:s/>10500, 24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72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6]+1" office:value-type="float" office:value="8" calcext:value-type="float">
            <text:p>8</text:p>
          </table:table-cell>
          <table:table-cell/>
          <table:table-cell table:formula="of:=CONCATENATE(&quot;('&quot;; [.A75];&quot;',  &quot;;[.B75];&quot;, &quot;;[.C75];&quot;, &quot;;[.F75];&quot;),&quot;)" office:value-type="string" office:string-value="('2036/01/01',  11000, 24, 8)," calcext:value-type="string">
            <text:p>('2036/01/01', <text:s/>11000, 24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3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7]+1" office:value-type="float" office:value="9" calcext:value-type="float">
            <text:p>9</text:p>
          </table:table-cell>
          <table:table-cell/>
          <table:table-cell table:formula="of:=CONCATENATE(&quot;('&quot;; [.A76];&quot;',  &quot;;[.B76];&quot;, &quot;;[.C76];&quot;, &quot;;[.F76];&quot;),&quot;)" office:value-type="string" office:string-value="('2034/01/01',  10000, 25, 9)," calcext:value-type="string">
            <text:p>('2034/01/01', <text:s/>10000, 25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4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8]+1" office:value-type="float" office:value="9" calcext:value-type="float">
            <text:p>9</text:p>
          </table:table-cell>
          <table:table-cell/>
          <table:table-cell table:formula="of:=CONCATENATE(&quot;('&quot;; [.A77];&quot;',  &quot;;[.B77];&quot;, &quot;;[.C77];&quot;, &quot;;[.F77];&quot;),&quot;)" office:value-type="string" office:string-value="('2035/01/01',  10500, 25, 9)," calcext:value-type="string">
            <text:p>('2035/01/01', <text:s/>10500, 25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75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9]+1" office:value-type="float" office:value="9" calcext:value-type="float">
            <text:p>9</text:p>
          </table:table-cell>
          <table:table-cell/>
          <table:table-cell table:formula="of:=CONCATENATE(&quot;('&quot;; [.A78];&quot;',  &quot;;[.B78];&quot;, &quot;;[.C78];&quot;, &quot;;[.F78];&quot;),&quot;)" office:value-type="string" office:string-value="('2036/01/01',  11000, 25, 9)," calcext:value-type="string">
            <text:p>('2036/01/01', <text:s/>11000, 25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76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0]+1" office:value-type="float" office:value="9" calcext:value-type="float">
            <text:p>9</text:p>
          </table:table-cell>
          <table:table-cell/>
          <table:table-cell table:formula="of:=CONCATENATE(&quot;('&quot;; [.A79];&quot;',  &quot;;[.B79];&quot;, &quot;;[.C79];&quot;, &quot;;[.F79];&quot;),&quot;)" office:value-type="string" office:string-value="('2034/01/01',  12000, 26, 9)," calcext:value-type="string">
            <text:p>('2034/01/01', <text:s/>12000, 26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77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1]+1" office:value-type="float" office:value="9" calcext:value-type="float">
            <text:p>9</text:p>
          </table:table-cell>
          <table:table-cell/>
          <table:table-cell table:formula="of:=CONCATENATE(&quot;('&quot;; [.A80];&quot;',  &quot;;[.B80];&quot;, &quot;;[.C80];&quot;, &quot;;[.F80];&quot;),&quot;)" office:value-type="string" office:string-value="('2035/01/01',  13000, 26, 9)," calcext:value-type="string">
            <text:p>('2035/01/01', <text:s/>13000, 26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8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2]+1" office:value-type="float" office:value="9" calcext:value-type="float">
            <text:p>9</text:p>
          </table:table-cell>
          <table:table-cell/>
          <table:table-cell table:formula="of:=CONCATENATE(&quot;('&quot;; [.A81];&quot;',  &quot;;[.B81];&quot;, &quot;;[.C81];&quot;, &quot;;[.F81];&quot;),&quot;)" office:value-type="string" office:string-value="('2036/01/01',  10000, 26, 9)," calcext:value-type="string">
            <text:p>('2036/01/01', <text:s/>10000, 26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9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3]+1" office:value-type="float" office:value="9" calcext:value-type="float">
            <text:p>9</text:p>
          </table:table-cell>
          <table:table-cell/>
          <table:table-cell table:formula="of:=CONCATENATE(&quot;('&quot;; [.A82];&quot;',  &quot;;[.B82];&quot;, &quot;;[.C82];&quot;, &quot;;[.F82];&quot;),&quot;)" office:value-type="string" office:string-value="('2034/01/01',  10500, 27, 9)," calcext:value-type="string">
            <text:p>('2034/01/01', <text:s/>10500, 27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80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4]+1" office:value-type="float" office:value="9" calcext:value-type="float">
            <text:p>9</text:p>
          </table:table-cell>
          <table:table-cell/>
          <table:table-cell table:formula="of:=CONCATENATE(&quot;('&quot;; [.A83];&quot;',  &quot;;[.B83];&quot;, &quot;;[.C83];&quot;, &quot;;[.F83];&quot;),&quot;)" office:value-type="string" office:string-value="('2035/01/01',  11000, 27, 9)," calcext:value-type="string">
            <text:p>('2035/01/01', <text:s/>11000, 27, 9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81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5]+1" office:value-type="float" office:value="9" calcext:value-type="float">
            <text:p>9</text:p>
          </table:table-cell>
          <table:table-cell/>
          <table:table-cell table:formula="of:=CONCATENATE(&quot;('&quot;; [.A84];&quot;',  &quot;;[.B84];&quot;, &quot;;[.C84];&quot;, &quot;;[.F84];&quot;),&quot;)" office:value-type="string" office:string-value="('2036/01/01',  11500, 27, 9)," calcext:value-type="string">
            <text:p>('2036/01/01', <text:s/>11500, 27, 9),</text:p>
          </table:table-cell>
          <table:table-cell table:number-columns-repeated="1016"/>
        </table:table-row>
        <table:table-row table:style-name="ro4">
          <table:table-cell table:style-name="ce16"/>
          <table:table-cell office:value-type="string" calcext:value-type="string">
            <text:p>&lt;--Termina</text:p>
          </table:table-cell>
          <table:table-cell/>
          <table:table-cell table:style-name="ce15"/>
          <table:table-cell table:number-columns-repeated="1020"/>
        </table:table-row>
        <table:table-row table:style-name="ro4" table:number-rows-repeated="7">
          <table:table-cell table:style-name="ce16"/>
          <table:table-cell table:number-columns-repeated="2"/>
          <table:table-cell table:style-name="ce15"/>
          <table:table-cell table:number-columns-repeated="1020"/>
        </table:table-row>
        <table:table-row table:style-name="ro2">
          <table:table-cell table:style-name="ce16"/>
          <table:table-cell table:number-columns-repeated="1023"/>
        </table:table-row>
        <table:table-row table:style-name="ro2" table:number-rows-repeated="6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ases" table:style-name="ta3">
        <office:forms form:automatic-focus="false" form:apply-design-mode="false"/>
        <table:table-column table:style-name="co34" table:default-cell-style-name="ce1"/>
        <table:table-column table:style-name="co21" table:default-cell-style-name="ce1"/>
        <table:table-column table:style-name="co35" table:number-columns-repeated="2" table:default-cell-style-name="ce1"/>
        <table:table-column table:style-name="co20" table:default-cell-style-name="Default"/>
        <table:table-column table:style-name="co20" table:default-cell-style-name="ce1"/>
        <table:table-column table:style-name="co1" table:default-cell-style-name="ce1"/>
        <table:table-column table:style-name="co11" table:default-cell-style-name="ce1"/>
        <table:table-column table:style-name="co36" table:default-cell-style-name="Default"/>
        <table:table-column table:style-name="co20" table:default-cell-style-name="Default"/>
        <table:table-row table:style-name="ro3" table:number-rows-repeated="2">
          <table:table-cell table:number-columns-repeated="10"/>
        </table:table-row>
        <table:table-row table:style-name="ro3">
          <table:table-cell table:style-name="ce2" office:value-type="string" calcext:value-type="string" table:number-columns-spanned="10" table:number-rows-spanned="1">
            <text:p>aliases</text:p>
          </table:table-cell>
          <table:covered-table-cell table:style-name="Default"/>
          <table:covered-table-cell table:number-columns-repeated="2" table:style-name="ce2"/>
          <table:covered-table-cell/>
          <table:covered-table-cell table:number-columns-repeated="2" table:style-name="ce2"/>
          <table:covered-table-cell table:number-columns-repeated="3" table:style-name="ce3"/>
        </table:table-row>
        <table:table-row table:style-name="ro5"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table:style-name="ce13" table:formula="of:=RANDBETWEEN(10000000;100000000)" office:value-type="float" office:value="33692804" calcext:value-type="float">
            <text:p>33692804</text:p>
          </table:table-cell>
          <table:table-cell table:style-name="ce8" office:value-type="string" calcext:value-type="string">
            <text:p>1964-12-31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161 Court Street </text:p>
          </table:table-cell>
          <table:table-cell table:style-name="ce8" office:value-type="string" calcext:value-type="string">
            <text:p>2034-02-12</text:p>
          </table:table-cell>
        </table:table-row>
        <table:table-row table:style-name="ro5"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table:style-name="ce13" table:formula="of:=RANDBETWEEN(10000000;100000000)" office:value-type="float" office:value="13059963" calcext:value-type="float">
            <text:p>13059963</text:p>
          </table:table-cell>
          <table:table-cell table:style-name="ce8" office:value-type="string" calcext:value-type="string">
            <text:p>1966-05-1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Leland, NC 28451</text:p>
          </table:table-cell>
          <table:table-cell table:style-name="ce8" office:value-type="string" calcext:value-type="string">
            <text:p>2034-03-12</text:p>
          </table:table-cell>
        </table:table-row>
        <table:table-row table:style-name="ro5"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table:style-name="ce13" table:formula="of:=RANDBETWEEN(10000000;100000000)" office:value-type="float" office:value="81431682" calcext:value-type="float">
            <text:p>81431682</text:p>
          </table:table-cell>
          <table:table-cell table:style-name="ce8" office:value-type="string" calcext:value-type="string">
            <text:p>1970-03-2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7399 Brickyard St.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5"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table:style-name="ce13" table:formula="of:=RANDBETWEEN(10000000;100000000)" office:value-type="float" office:value="69320835" calcext:value-type="float">
            <text:p>69320835</text:p>
          </table:table-cell>
          <table:table-cell table:style-name="ce8" office:value-type="string" calcext:value-type="string">
            <text:p>1971-04-1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Chattanooga, TN 37421</text:p>
          </table:table-cell>
          <table:table-cell table:style-name="ce8" office:value-type="string" calcext:value-type="string">
            <text:p>2034-07-03</text:p>
          </table:table-cell>
        </table:table-row>
        <table:table-row table:style-name="ro5"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table:style-name="ce13" table:formula="of:=RANDBETWEEN(10000000;100000000)" office:value-type="float" office:value="84956636" calcext:value-type="float">
            <text:p>84956636</text:p>
          </table:table-cell>
          <table:table-cell table:style-name="ce8" office:value-type="string" calcext:value-type="string">
            <text:p>1973-02-0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586 Bear Hill Court </text:p>
          </table:table-cell>
          <table:table-cell table:style-name="ce8" office:value-type="string" calcext:value-type="string">
            <text:p>2034-10-01</text:p>
          </table:table-cell>
        </table:table-row>
        <table:table-row table:style-name="ro5"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table:style-name="ce13" table:formula="of:=RANDBETWEEN(10000000;100000000)" office:value-type="float" office:value="36379299" calcext:value-type="float">
            <text:p>36379299</text:p>
          </table:table-cell>
          <table:table-cell table:style-name="ce8" office:value-type="string" calcext:value-type="string">
            <text:p>1974-10-0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Peachtree City, GA 30269</text:p>
          </table:table-cell>
          <table:table-cell table:style-name="ce8" office:value-type="string" calcext:value-type="string">
            <text:p>2034-10-03</text:p>
          </table:table-cell>
        </table:table-row>
        <table:table-row table:style-name="ro5"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table:style-name="ce13" table:formula="of:=RANDBETWEEN(10000000;100000000)" office:value-type="float" office:value="33369035" calcext:value-type="float">
            <text:p>33369035</text:p>
          </table:table-cell>
          <table:table-cell table:style-name="ce8" office:value-type="string" calcext:value-type="string">
            <text:p>1974-12-30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29 Golf St. </text:p>
          </table:table-cell>
          <table:table-cell table:style-name="ce8" office:value-type="string" calcext:value-type="string">
            <text:p>2035-02-23</text:p>
          </table:table-cell>
        </table:table-row>
        <table:table-row table:style-name="ro5"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table:style-name="ce13" table:formula="of:=RANDBETWEEN(10000000;100000000)" office:value-type="float" office:value="38022278" calcext:value-type="float">
            <text:p>38022278</text:p>
          </table:table-cell>
          <table:table-cell table:style-name="ce8" office:value-type="string" calcext:value-type="string">
            <text:p>1977-10-31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Atlantic City, NJ 08401</text:p>
          </table:table-cell>
          <table:table-cell table:style-name="ce8" office:value-type="string" calcext:value-type="string">
            <text:p>2035-04-02</text:p>
          </table:table-cell>
        </table:table-row>
        <table:table-row table:style-name="ro5"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table:style-name="ce13" table:formula="of:=RANDBETWEEN(10000000;100000000)" office:value-type="float" office:value="64642146" calcext:value-type="float">
            <text:p>64642146</text:p>
          </table:table-cell>
          <table:table-cell table:style-name="ce8" office:value-type="string" calcext:value-type="string">
            <text:p>1980-03-3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9638 Greenrose Road </text:p>
          </table:table-cell>
          <table:table-cell table:style-name="ce8" office:value-type="string" calcext:value-type="string">
            <text:p>2035-05-16</text:p>
          </table:table-cell>
        </table:table-row>
        <table:table-row table:style-name="ro5"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3" table:formula="of:=RANDBETWEEN(10000000;100000000)" office:value-type="float" office:value="91799479" calcext:value-type="float">
            <text:p>91799479</text:p>
          </table:table-cell>
          <table:table-cell table:style-name="ce8" office:value-type="string" calcext:value-type="string">
            <text:p>1980-05-1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Mc Lean, VA 22101</text:p>
          </table:table-cell>
          <table:table-cell table:style-name="ce8" office:value-type="string" calcext:value-type="string">
            <text:p>2035-06-07</text:p>
          </table:table-cell>
        </table:table-row>
        <table:table-row table:style-name="ro5"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3" table:formula="of:=RANDBETWEEN(10000000;100000000)" office:value-type="float" office:value="92590229" calcext:value-type="float">
            <text:p>92590229</text:p>
          </table:table-cell>
          <table:table-cell table:style-name="ce8" office:value-type="string" calcext:value-type="string">
            <text:p>1982-05-2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3 Sunbeam Drive </text:p>
          </table:table-cell>
          <table:table-cell table:style-name="ce8" office:value-type="string" calcext:value-type="string">
            <text:p>2035-09-16</text:p>
          </table:table-cell>
        </table:table-row>
        <table:table-row table:style-name="ro5"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table:style-name="ce13" table:formula="of:=RANDBETWEEN(10000000;100000000)" office:value-type="float" office:value="65184444" calcext:value-type="float">
            <text:p>65184444</text:p>
          </table:table-cell>
          <table:table-cell table:style-name="ce8" office:value-type="string" calcext:value-type="string">
            <text:p>1982-10-0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Patchogue, NY 11772</text:p>
          </table:table-cell>
          <table:table-cell table:style-name="ce8" office:value-type="string" calcext:value-type="string">
            <text:p>2035-09-25</text:p>
          </table:table-cell>
        </table:table-row>
        <table:table-row table:style-name="ro5"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table:style-name="ce13" table:formula="of:=RANDBETWEEN(10000000;100000000)" office:value-type="float" office:value="82229959" calcext:value-type="float">
            <text:p>82229959</text:p>
          </table:table-cell>
          <table:table-cell table:style-name="ce8" office:value-type="string" calcext:value-type="string">
            <text:p>1987-06-0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8417 South Brandywine Rd. </text:p>
          </table:table-cell>
          <table:table-cell table:style-name="ce8" office:value-type="string" calcext:value-type="string">
            <text:p>2035-09-27</text:p>
          </table:table-cell>
        </table:table-row>
        <table:table-row table:style-name="ro5"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table:style-name="ce13" table:formula="of:=RANDBETWEEN(10000000;100000000)" office:value-type="float" office:value="61498559" calcext:value-type="float">
            <text:p>61498559</text:p>
          </table:table-cell>
          <table:table-cell table:style-name="ce8" office:value-type="string" calcext:value-type="string">
            <text:p>1987-10-13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Unit 7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5"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table:style-name="ce13" table:formula="of:=RANDBETWEEN(10000000;100000000)" office:value-type="float" office:value="96912236" calcext:value-type="float">
            <text:p>96912236</text:p>
          </table:table-cell>
          <table:table-cell table:style-name="ce8" office:value-type="string" calcext:value-type="string">
            <text:p>1989-03-16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Chillicothe, OH 45601</text:p>
          </table:table-cell>
          <table:table-cell table:style-name="ce8" office:value-type="string" calcext:value-type="string">
            <text:p>2035-10-22</text:p>
          </table:table-cell>
        </table:table-row>
        <table:table-row table:style-name="ro5"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table:style-name="ce13" table:formula="of:=RANDBETWEEN(10000000;100000000)" office:value-type="float" office:value="88039098" calcext:value-type="float">
            <text:p>88039098</text:p>
          </table:table-cell>
          <table:table-cell table:style-name="ce8" office:value-type="string" calcext:value-type="string">
            <text:p>1993-04-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011 Kirkland Road </text:p>
          </table:table-cell>
          <table:table-cell table:style-name="ce8" office:value-type="string" calcext:value-type="string">
            <text:p>2035-11-09</text:p>
          </table:table-cell>
        </table:table-row>
        <table:table-row table:style-name="ro5"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table:style-name="ce13" table:formula="of:=RANDBETWEEN(10000000;100000000)" office:value-type="float" office:value="14678059" calcext:value-type="float">
            <text:p>14678059</text:p>
          </table:table-cell>
          <table:table-cell table:style-name="ce8" office:value-type="string" calcext:value-type="string">
            <text:p>1995-05-1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Richardson, TX 75080</text:p>
          </table:table-cell>
          <table:table-cell table:style-name="ce8" office:value-type="string" calcext:value-type="string">
            <text:p>2035-12-06</text:p>
          </table:table-cell>
        </table:table-row>
        <table:table-row table:style-name="ro5"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table:style-name="ce13" table:formula="of:=RANDBETWEEN(10000000;100000000)" office:value-type="float" office:value="68703006" calcext:value-type="float">
            <text:p>68703006</text:p>
          </table:table-cell>
          <table:table-cell table:style-name="ce8" office:value-type="string" calcext:value-type="string">
            <text:p>1995-07-0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65 Johnson Drive </text:p>
          </table:table-cell>
          <table:table-cell table:style-name="ce8" office:value-type="string" calcext:value-type="string">
            <text:p>2035-12-21</text:p>
          </table:table-cell>
        </table:table-row>
        <table:table-row table:style-name="ro5"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table:style-name="ce13" table:formula="of:=RANDBETWEEN(10000000;100000000)" office:value-type="float" office:value="78668491" calcext:value-type="float">
            <text:p>78668491</text:p>
          </table:table-cell>
          <table:table-cell table:style-name="ce8" office:value-type="string" calcext:value-type="string">
            <text:p>1999-03-1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Maplewood, NJ 07040</text:p>
          </table:table-cell>
          <table:table-cell table:style-name="ce8" office:value-type="string" calcext:value-type="string">
            <text:p>2036-01-21</text:p>
          </table:table-cell>
        </table:table-row>
        <table:table-row table:style-name="ro5"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table:style-name="ce13" table:formula="of:=RANDBETWEEN(10000000;100000000)" office:value-type="float" office:value="32539419" calcext:value-type="float">
            <text:p>32539419</text:p>
          </table:table-cell>
          <table:table-cell table:style-name="ce8" office:value-type="string" calcext:value-type="string">
            <text:p>2000-01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121 Lincoln Lane </text:p>
          </table:table-cell>
          <table:table-cell table:style-name="ce8" office:value-type="string" calcext:value-type="string">
            <text:p>2036-02-13</text:p>
          </table:table-cell>
        </table:table-row>
        <table:table-row table:style-name="ro5"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table:style-name="ce13" table:formula="of:=RANDBETWEEN(10000000;100000000)" office:value-type="float" office:value="78976781" calcext:value-type="float">
            <text:p>78976781</text:p>
          </table:table-cell>
          <table:table-cell table:style-name="ce8" office:value-type="string" calcext:value-type="string">
            <text:p>2000-06-05</text:p>
          </table:table-cell>
          <table:table-cell office:value-type="string" calcext:value-type="string">
            <text:p>Ug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illedgeville, GA 31061</text:p>
          </table:table-cell>
          <table:table-cell table:style-name="ce8" office:value-type="string" calcext:value-type="string">
            <text:p>2036-06-06</text:p>
          </table:table-cell>
        </table:table-row>
        <table:table-row table:style-name="ro5"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3" table:formula="of:=RANDBETWEEN(10000000;100000000)" office:value-type="float" office:value="83494081" calcext:value-type="float">
            <text:p>83494081</text:p>
          </table:table-cell>
          <table:table-cell table:style-name="ce8" office:value-type="string" calcext:value-type="string">
            <text:p>2002-04-12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666 Princeton Ave. </text:p>
          </table:table-cell>
          <table:table-cell table:style-name="ce8" office:value-type="string" calcext:value-type="string">
            <text:p>2036-06-10</text:p>
          </table:table-cell>
        </table:table-row>
        <table:table-row table:style-name="ro5"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3" table:formula="of:=RANDBETWEEN(10000000;100000000)" office:value-type="float" office:value="77568355" calcext:value-type="float">
            <text:p>77568355</text:p>
          </table:table-cell>
          <table:table-cell table:style-name="ce8" office:value-type="string" calcext:value-type="string">
            <text:p>2006-08-1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Stroudsburg, PA 18360</text:p>
          </table:table-cell>
          <table:table-cell table:style-name="ce8" office:value-type="string" calcext:value-type="string">
            <text:p>2036-07-24</text:p>
          </table:table-cell>
        </table:table-row>
        <table:table-row table:style-name="ro5"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table:style-name="ce13" table:formula="of:=RANDBETWEEN(10000000;100000000)" office:value-type="float" office:value="88766103" calcext:value-type="float">
            <text:p>88766103</text:p>
          </table:table-cell>
          <table:table-cell table:style-name="ce8" office:value-type="string" calcext:value-type="string">
            <text:p>2010-11-25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9619 Jennings Rd. </text:p>
          </table:table-cell>
          <table:table-cell table:style-name="ce8" office:value-type="string" calcext:value-type="string">
            <text:p>2036-11-25</text:p>
          </table:table-cell>
        </table:table-row>
        <table:table-row table:style-name="ro5"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table:style-name="ce13" table:formula="of:=RANDBETWEEN(10000000;100000000)" office:value-type="float" office:value="89204102" calcext:value-type="float">
            <text:p>89204102</text:p>
          </table:table-cell>
          <table:table-cell table:style-name="ce8" office:value-type="string" calcext:value-type="string">
            <text:p>2011-08-1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Round Lake, IL 60073</text:p>
          </table:table-cell>
          <table:table-cell table:style-name="ce8" office:value-type="string" calcext:value-type="string">
            <text:p>2036-12-11</text:p>
          </table:table-cell>
        </table:table-row>
        <table:table-row table:style-name="ro5"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table:style-name="ce13" table:formula="of:=RANDBETWEEN(10000000;100000000)" office:value-type="float" office:value="64974283" calcext:value-type="float">
            <text:p>64974283</text:p>
          </table:table-cell>
          <table:table-cell table:style-name="ce8" office:value-type="string" calcext:value-type="string">
            <text:p>1965-04-1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7965 Academy Street </text:p>
          </table:table-cell>
          <table:table-cell table:style-name="ce8" office:value-type="string" calcext:value-type="string">
            <text:p>2034-04-15</text:p>
          </table:table-cell>
        </table:table-row>
        <table:table-row table:style-name="ro5"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table:style-name="ce13" table:formula="of:=RANDBETWEEN(10000000;100000000)" office:value-type="float" office:value="78999532" calcext:value-type="float">
            <text:p>78999532</text:p>
          </table:table-cell>
          <table:table-cell table:style-name="ce8" office:value-type="string" calcext:value-type="string">
            <text:p>1967-02-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West Springfield, MA 01089</text:p>
          </table:table-cell>
          <table:table-cell table:style-name="ce8" office:value-type="string" calcext:value-type="string">
            <text:p>2034-06-02</text:p>
          </table:table-cell>
        </table:table-row>
        <table:table-row table:style-name="ro5"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table:style-name="ce13" table:formula="of:=RANDBETWEEN(10000000;100000000)" office:value-type="float" office:value="92519230" calcext:value-type="float">
            <text:p>92519230</text:p>
          </table:table-cell>
          <table:table-cell table:style-name="ce8" office:value-type="string" calcext:value-type="string">
            <text:p>1967-11-20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7049 Bradford Court </text:p>
          </table:table-cell>
          <table:table-cell table:style-name="ce8" office:value-type="string" calcext:value-type="string">
            <text:p>2034-06-14</text:p>
          </table:table-cell>
        </table:table-row>
        <table:table-row table:style-name="ro5"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table:style-name="ce13" table:formula="of:=RANDBETWEEN(10000000;100000000)" office:value-type="float" office:value="73147592" calcext:value-type="float">
            <text:p>73147592</text:p>
          </table:table-cell>
          <table:table-cell table:style-name="ce8" office:value-type="string" calcext:value-type="string">
            <text:p>1973-12-12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Shakopee, MN 55379</text:p>
          </table:table-cell>
          <table:table-cell table:style-name="ce8" office:value-type="string" calcext:value-type="string">
            <text:p>2034-06-20</text:p>
          </table:table-cell>
        </table:table-row>
        <table:table-row table:style-name="ro5"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table:style-name="ce13" table:formula="of:=RANDBETWEEN(10000000;100000000)" office:value-type="float" office:value="53723110" calcext:value-type="float">
            <text:p>53723110</text:p>
          </table:table-cell>
          <table:table-cell table:style-name="ce8" office:value-type="string" calcext:value-type="string">
            <text:p>1975-06-0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9414 Fawn St. </text:p>
          </table:table-cell>
          <table:table-cell table:style-name="ce8" office:value-type="string" calcext:value-type="string">
            <text:p>2034-08-14</text:p>
          </table:table-cell>
        </table:table-row>
        <table:table-row table:style-name="ro5"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3" table:formula="of:=RANDBETWEEN(10000000;100000000)" office:value-type="float" office:value="54223092" calcext:value-type="float">
            <text:p>54223092</text:p>
          </table:table-cell>
          <table:table-cell table:style-name="ce8" office:value-type="string" calcext:value-type="string">
            <text:p>1975-07-1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West Bloomfield, MI 48322</text:p>
          </table:table-cell>
          <table:table-cell table:style-name="ce8" office:value-type="string" calcext:value-type="string">
            <text:p>2034-10-30</text:p>
          </table:table-cell>
        </table:table-row>
        <table:table-row table:style-name="ro5"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3" table:formula="of:=RANDBETWEEN(10000000;100000000)" office:value-type="float" office:value="85783727" calcext:value-type="float">
            <text:p>85783727</text:p>
          </table:table-cell>
          <table:table-cell table:style-name="ce8" office:value-type="string" calcext:value-type="string">
            <text:p>1975-10-2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44 Shadow Brook Ave. </text:p>
          </table:table-cell>
          <table:table-cell table:style-name="ce8" office:value-type="string" calcext:value-type="string">
            <text:p>2034-12-17</text:p>
          </table:table-cell>
        </table:table-row>
        <table:table-row table:style-name="ro5"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3" table:formula="of:=RANDBETWEEN(10000000;100000000)" office:value-type="float" office:value="72438987" calcext:value-type="float">
            <text:p>72438987</text:p>
          </table:table-cell>
          <table:table-cell table:style-name="ce8" office:value-type="string" calcext:value-type="string">
            <text:p>1975-12-3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Adrian, MI 49221</text:p>
          </table:table-cell>
          <table:table-cell table:style-name="ce8" office:value-type="string" calcext:value-type="string">
            <text:p>2035-06-10</text:p>
          </table:table-cell>
        </table:table-row>
        <table:table-row table:style-name="ro5"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3" table:formula="of:=RANDBETWEEN(10000000;100000000)" office:value-type="float" office:value="48384372" calcext:value-type="float">
            <text:p>48384372</text:p>
          </table:table-cell>
          <table:table-cell table:style-name="ce8" office:value-type="string" calcext:value-type="string">
            <text:p>1982-03-0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036 Harvey Street </text:p>
          </table:table-cell>
          <table:table-cell table:style-name="ce8" office:value-type="string" calcext:value-type="string">
            <text:p>2035-06-26</text:p>
          </table:table-cell>
        </table:table-row>
        <table:table-row table:style-name="ro5"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3" table:formula="of:=RANDBETWEEN(10000000;100000000)" office:value-type="float" office:value="69538096" calcext:value-type="float">
            <text:p>69538096</text:p>
          </table:table-cell>
          <table:table-cell table:style-name="ce8" office:value-type="string" calcext:value-type="string">
            <text:p>1983-06-07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Zionsville, IN 46077</text:p>
          </table:table-cell>
          <table:table-cell table:style-name="ce8" office:value-type="string" calcext:value-type="string">
            <text:p>2035-07-27</text:p>
          </table:table-cell>
        </table:table-row>
        <table:table-row table:style-name="ro5"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3" table:formula="of:=RANDBETWEEN(10000000;100000000)" office:value-type="float" office:value="77037037" calcext:value-type="float">
            <text:p>77037037</text:p>
          </table:table-cell>
          <table:table-cell table:style-name="ce8" office:value-type="string" calcext:value-type="string">
            <text:p>1989-03-23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62 St Paul St. </text:p>
          </table:table-cell>
          <table:table-cell table:style-name="ce8" office:value-type="string" calcext:value-type="string">
            <text:p>2035-08-06</text:p>
          </table:table-cell>
        </table:table-row>
        <table:table-row table:style-name="ro5"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table:style-name="ce13" table:formula="of:=RANDBETWEEN(10000000;100000000)" office:value-type="float" office:value="23957194" calcext:value-type="float">
            <text:p>23957194</text:p>
          </table:table-cell>
          <table:table-cell table:style-name="ce8" office:value-type="string" calcext:value-type="string">
            <text:p>1990-05-0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Venice, FL 34293</text:p>
          </table:table-cell>
          <table:table-cell table:style-name="ce8" office:value-type="string" calcext:value-type="string">
            <text:p>2035-10-24</text:p>
          </table:table-cell>
        </table:table-row>
        <table:table-row table:style-name="ro5"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table:style-name="ce13" table:formula="of:=RANDBETWEEN(10000000;100000000)" office:value-type="float" office:value="74831206" calcext:value-type="float">
            <text:p>74831206</text:p>
          </table:table-cell>
          <table:table-cell table:style-name="ce8" office:value-type="string" calcext:value-type="string">
            <text:p>1990-07-24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893 South Stonybrook Dr. </text:p>
          </table:table-cell>
          <table:table-cell table:style-name="ce8" office:value-type="string" calcext:value-type="string">
            <text:p>2035-11-17</text:p>
          </table:table-cell>
        </table:table-row>
        <table:table-row table:style-name="ro5"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table:style-name="ce13" table:formula="of:=RANDBETWEEN(10000000;100000000)" office:value-type="float" office:value="93802123" calcext:value-type="float">
            <text:p>93802123</text:p>
          </table:table-cell>
          <table:table-cell table:style-name="ce8" office:value-type="string" calcext:value-type="string">
            <text:p>1994-03-0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Nottingham, MD 21236</text:p>
          </table:table-cell>
          <table:table-cell table:style-name="ce8" office:value-type="string" calcext:value-type="string">
            <text:p>2036-01-28</text:p>
          </table:table-cell>
        </table:table-row>
        <table:table-row table:style-name="ro5"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table:style-name="ce13" table:formula="of:=RANDBETWEEN(10000000;100000000)" office:value-type="float" office:value="80604763" calcext:value-type="float">
            <text:p>80604763</text:p>
          </table:table-cell>
          <table:table-cell table:style-name="ce8" office:value-type="string" calcext:value-type="string">
            <text:p>1994-09-0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8966 High Drive </text:p>
          </table:table-cell>
          <table:table-cell table:style-name="ce8" office:value-type="string" calcext:value-type="string">
            <text:p>2036-02-14</text:p>
          </table:table-cell>
        </table:table-row>
        <table:table-row table:style-name="ro5"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table:style-name="ce13" table:formula="of:=RANDBETWEEN(10000000;100000000)" office:value-type="float" office:value="60714234" calcext:value-type="float">
            <text:p>60714234</text:p>
          </table:table-cell>
          <table:table-cell table:style-name="ce8" office:value-type="string" calcext:value-type="string">
            <text:p>1996-09-25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Woodbridge, VA 22191</text:p>
          </table:table-cell>
          <table:table-cell table:style-name="ce8" office:value-type="string" calcext:value-type="string">
            <text:p>2036-03-20</text:p>
          </table:table-cell>
        </table:table-row>
        <table:table-row table:style-name="ro5"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table:style-name="ce13" table:formula="of:=RANDBETWEEN(10000000;100000000)" office:value-type="float" office:value="98430334" calcext:value-type="float">
            <text:p>98430334</text:p>
          </table:table-cell>
          <table:table-cell table:style-name="ce8" office:value-type="string" calcext:value-type="string">
            <text:p>1998-02-18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417 North Cedar St. </text:p>
          </table:table-cell>
          <table:table-cell table:style-name="ce8" office:value-type="string" calcext:value-type="string">
            <text:p>2036-04-06</text:p>
          </table:table-cell>
        </table:table-row>
        <table:table-row table:style-name="ro5"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table:style-name="ce13" table:formula="of:=RANDBETWEEN(10000000;100000000)" office:value-type="float" office:value="66436924" calcext:value-type="float">
            <text:p>66436924</text:p>
          </table:table-cell>
          <table:table-cell table:style-name="ce8" office:value-type="string" calcext:value-type="string">
            <text:p>1999-02-16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eadville, PA 16335</text:p>
          </table:table-cell>
          <table:table-cell table:style-name="ce8" office:value-type="string" calcext:value-type="string">
            <text:p>2036-04-09</text:p>
          </table:table-cell>
        </table:table-row>
        <table:table-row table:style-name="ro5"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table:style-name="ce13" table:formula="of:=RANDBETWEEN(10000000;100000000)" office:value-type="float" office:value="41059361" calcext:value-type="float">
            <text:p>41059361</text:p>
          </table:table-cell>
          <table:table-cell table:style-name="ce8" office:value-type="string" calcext:value-type="string">
            <text:p>2000-04-0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794 Old Cobblestone Ave. </text:p>
          </table:table-cell>
          <table:table-cell table:style-name="ce8" office:value-type="string" calcext:value-type="string">
            <text:p>2036-05-01</text:p>
          </table:table-cell>
        </table:table-row>
        <table:table-row table:style-name="ro5"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table:style-name="ce13" table:formula="of:=RANDBETWEEN(10000000;100000000)" office:value-type="float" office:value="46239964" calcext:value-type="float">
            <text:p>46239964</text:p>
          </table:table-cell>
          <table:table-cell table:style-name="ce8" office:value-type="string" calcext:value-type="string">
            <text:p>2000-09-1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Nashville, TN 37205</text:p>
          </table:table-cell>
          <table:table-cell table:style-name="ce8" office:value-type="string" calcext:value-type="string">
            <text:p>2036-07-05</text:p>
          </table:table-cell>
        </table:table-row>
        <table:table-row table:style-name="ro5"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table:style-name="ce13" table:formula="of:=RANDBETWEEN(10000000;100000000)" office:value-type="float" office:value="79457904" calcext:value-type="float">
            <text:p>79457904</text:p>
          </table:table-cell>
          <table:table-cell table:style-name="ce8" office:value-type="string" calcext:value-type="string">
            <text:p>2002-05-0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552 Beach Ave. </text:p>
          </table:table-cell>
          <table:table-cell table:style-name="ce8" office:value-type="string" calcext:value-type="string">
            <text:p>2036-07-16</text:p>
          </table:table-cell>
        </table:table-row>
        <table:table-row table:style-name="ro5"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table:style-name="ce13" table:formula="of:=RANDBETWEEN(10000000;100000000)" office:value-type="float" office:value="50285500" calcext:value-type="float">
            <text:p>50285500</text:p>
          </table:table-cell>
          <table:table-cell table:style-name="ce8" office:value-type="string" calcext:value-type="string">
            <text:p>2004-03-1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West Haven, CT 06516</text:p>
          </table:table-cell>
          <table:table-cell table:style-name="ce8" office:value-type="string" calcext:value-type="string">
            <text:p>2036-08-27</text:p>
          </table:table-cell>
        </table:table-row>
        <table:table-row table:style-name="ro5"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table:style-name="ce13" table:formula="of:=RANDBETWEEN(10000000;100000000)" office:value-type="float" office:value="81760593" calcext:value-type="float">
            <text:p>81760593</text:p>
          </table:table-cell>
          <table:table-cell table:style-name="ce8" office:value-type="string" calcext:value-type="string">
            <text:p>2004-07-1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567 Brickyard St. </text:p>
          </table:table-cell>
          <table:table-cell table:style-name="ce8" office:value-type="string" calcext:value-type="string">
            <text:p>2036-09-29</text:p>
          </table:table-cell>
        </table:table-row>
        <table:table-row table:style-name="ro5"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table:style-name="ce13" table:formula="of:=RANDBETWEEN(10000000;100000000)" office:value-type="float" office:value="19115784" calcext:value-type="float">
            <text:p>19115784</text:p>
          </table:table-cell>
          <table:table-cell table:style-name="ce8" office:value-type="string" calcext:value-type="string">
            <text:p>2005-05-04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East Brunswick, NJ 08816</text:p>
          </table:table-cell>
          <table:table-cell table:style-name="ce8" office:value-type="string" calcext:value-type="string">
            <text:p>2036-11-07</text:p>
          </table:table-cell>
        </table:table-row>
        <table:table-row table:style-name="ro5"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3" table:formula="of:=RANDBETWEEN(10000000;100000000)" office:value-type="float" office:value="45562385" calcext:value-type="float">
            <text:p>45562385</text:p>
          </table:table-cell>
          <table:table-cell table:style-name="ce8" office:value-type="string" calcext:value-type="string">
            <text:p>1965-05-26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474 Primrose Rd. </text:p>
          </table:table-cell>
          <table:table-cell table:style-name="ce8" office:value-type="string" calcext:value-type="string">
            <text:p>2036-11-08</text:p>
          </table:table-cell>
        </table:table-row>
        <table:table-row table:style-name="ro5"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3" table:formula="of:=RANDBETWEEN(10000000;100000000)" office:value-type="float" office:value="90738194" calcext:value-type="float">
            <text:p>90738194</text:p>
          </table:table-cell>
          <table:table-cell table:style-name="ce8" office:value-type="string" calcext:value-type="string">
            <text:p>1966-06-15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New Berlin, WI 53151</text:p>
          </table:table-cell>
          <table:table-cell table:style-name="ce8" office:value-type="string" calcext:value-type="string">
            <text:p>2034-01-16</text:p>
          </table:table-cell>
        </table:table-row>
        <table:table-row table:style-name="ro5"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table:style-name="ce13" table:formula="of:=RANDBETWEEN(10000000;100000000)" office:value-type="float" office:value="92724448" calcext:value-type="float">
            <text:p>92724448</text:p>
          </table:table-cell>
          <table:table-cell table:style-name="ce8" office:value-type="string" calcext:value-type="string">
            <text:p>1966-08-2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14 N. Southampton Dr. </text:p>
          </table:table-cell>
          <table:table-cell table:style-name="ce8" office:value-type="string" calcext:value-type="string">
            <text:p>2034-02-03</text:p>
          </table:table-cell>
        </table:table-row>
        <table:table-row table:style-name="ro5"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table:style-name="ce13" table:formula="of:=RANDBETWEEN(10000000;100000000)" office:value-type="float" office:value="33282018" calcext:value-type="float">
            <text:p>33282018</text:p>
          </table:table-cell>
          <table:table-cell table:style-name="ce8" office:value-type="string" calcext:value-type="string">
            <text:p>1968-01-1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Orchard Park, NY 14127</text:p>
          </table:table-cell>
          <table:table-cell table:style-name="ce8" office:value-type="string" calcext:value-type="string">
            <text:p>2034-02-12</text:p>
          </table:table-cell>
        </table:table-row>
        <table:table-row table:style-name="ro5"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table:style-name="ce13" table:formula="of:=RANDBETWEEN(10000000;100000000)" office:value-type="float" office:value="30120390" calcext:value-type="float">
            <text:p>30120390</text:p>
          </table:table-cell>
          <table:table-cell table:style-name="ce8" office:value-type="string" calcext:value-type="string">
            <text:p>1970-09-1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34 Cross St.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5"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table:style-name="ce13" table:formula="of:=RANDBETWEEN(10000000;100000000)" office:value-type="float" office:value="82102489" calcext:value-type="float">
            <text:p>82102489</text:p>
          </table:table-cell>
          <table:table-cell table:style-name="ce8" office:value-type="string" calcext:value-type="string">
            <text:p>1971-06-15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Cheshire, CT 06410</text:p>
          </table:table-cell>
          <table:table-cell table:style-name="ce8" office:value-type="string" calcext:value-type="string">
            <text:p>2034-06-10</text:p>
          </table:table-cell>
        </table:table-row>
        <table:table-row table:style-name="ro5"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table:style-name="ce13" table:formula="of:=RANDBETWEEN(10000000;100000000)" office:value-type="float" office:value="45971635" calcext:value-type="float">
            <text:p>45971635</text:p>
          </table:table-cell>
          <table:table-cell table:style-name="ce8" office:value-type="string" calcext:value-type="string">
            <text:p>1972-06-09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7810 Marshall Ave. </text:p>
          </table:table-cell>
          <table:table-cell table:style-name="ce8" office:value-type="string" calcext:value-type="string">
            <text:p>2034-06-26</text:p>
          </table:table-cell>
        </table:table-row>
        <table:table-row table:style-name="ro5"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table:style-name="ce13" table:formula="of:=RANDBETWEEN(10000000;100000000)" office:value-type="float" office:value="18168537" calcext:value-type="float">
            <text:p>18168537</text:p>
          </table:table-cell>
          <table:table-cell table:style-name="ce8" office:value-type="string" calcext:value-type="string">
            <text:p>1972-08-11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Georgetown, SC 29440</text:p>
          </table:table-cell>
          <table:table-cell table:style-name="ce8" office:value-type="string" calcext:value-type="string">
            <text:p>2034-09-21</text:p>
          </table:table-cell>
        </table:table-row>
        <table:table-row table:style-name="ro5"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table:style-name="ce13" table:formula="of:=RANDBETWEEN(10000000;100000000)" office:value-type="float" office:value="31970858" calcext:value-type="float">
            <text:p>31970858</text:p>
          </table:table-cell>
          <table:table-cell table:style-name="ce8" office:value-type="string" calcext:value-type="string">
            <text:p>1975-01-1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466 Lakeview Street </text:p>
          </table:table-cell>
          <table:table-cell table:style-name="ce8" office:value-type="string" calcext:value-type="string">
            <text:p>2034-11-18</text:p>
          </table:table-cell>
        </table:table-row>
        <table:table-row table:style-name="ro5"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table:style-name="ce13" table:formula="of:=RANDBETWEEN(10000000;100000000)" office:value-type="float" office:value="93639529" calcext:value-type="float">
            <text:p>93639529</text:p>
          </table:table-cell>
          <table:table-cell table:style-name="ce8" office:value-type="string" calcext:value-type="string">
            <text:p>1975-07-3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Lorton, VA 22079</text:p>
          </table:table-cell>
          <table:table-cell table:style-name="ce8" office:value-type="string" calcext:value-type="string">
            <text:p>2035-02-23</text:p>
          </table:table-cell>
        </table:table-row>
        <table:table-row table:style-name="ro5"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table:style-name="ce13" table:formula="of:=RANDBETWEEN(10000000;100000000)" office:value-type="float" office:value="11965875" calcext:value-type="float">
            <text:p>11965875</text:p>
          </table:table-cell>
          <table:table-cell table:style-name="ce8" office:value-type="string" calcext:value-type="string">
            <text:p>1980-04-1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1 Baker Court </text:p>
          </table:table-cell>
          <table:table-cell table:style-name="ce8" office:value-type="string" calcext:value-type="string">
            <text:p>2035-03-06</text:p>
          </table:table-cell>
        </table:table-row>
        <table:table-row table:style-name="ro5"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table:style-name="ce13" table:formula="of:=RANDBETWEEN(10000000;100000000)" office:value-type="float" office:value="67598197" calcext:value-type="float">
            <text:p>67598197</text:p>
          </table:table-cell>
          <table:table-cell table:style-name="ce8" office:value-type="string" calcext:value-type="string">
            <text:p>1980-06-1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Lake Villa, IL 60046</text:p>
          </table:table-cell>
          <table:table-cell table:style-name="ce8" office:value-type="string" calcext:value-type="string">
            <text:p>2035-05-28</text:p>
          </table:table-cell>
        </table:table-row>
        <table:table-row table:style-name="ro5"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table:style-name="ce13" table:formula="of:=RANDBETWEEN(10000000;100000000)" office:value-type="float" office:value="81603561" calcext:value-type="float">
            <text:p>81603561</text:p>
          </table:table-cell>
          <table:table-cell table:style-name="ce8" office:value-type="string" calcext:value-type="string">
            <text:p>1984-04-2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951 Lyme Road </text:p>
          </table:table-cell>
          <table:table-cell table:style-name="ce8" office:value-type="string" calcext:value-type="string">
            <text:p>2035-06-30</text:p>
          </table:table-cell>
        </table:table-row>
        <table:table-row table:style-name="ro5"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table:style-name="ce13" table:formula="of:=RANDBETWEEN(10000000;100000000)" office:value-type="float" office:value="59469076" calcext:value-type="float">
            <text:p>59469076</text:p>
          </table:table-cell>
          <table:table-cell table:style-name="ce8" office:value-type="string" calcext:value-type="string">
            <text:p>1985-08-22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Elkridge, MD 21075</text:p>
          </table:table-cell>
          <table:table-cell table:style-name="ce8" office:value-type="string" calcext:value-type="string">
            <text:p>2035-07-20</text:p>
          </table:table-cell>
        </table:table-row>
        <table:table-row table:style-name="ro5"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table:style-name="ce13" table:formula="of:=RANDBETWEEN(10000000;100000000)" office:value-type="float" office:value="22234559" calcext:value-type="float">
            <text:p>22234559</text:p>
          </table:table-cell>
          <table:table-cell table:style-name="ce8" office:value-type="string" calcext:value-type="string">
            <text:p>1985-11-11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58 Franklin Drive </text:p>
          </table:table-cell>
          <table:table-cell table:style-name="ce8" office:value-type="string" calcext:value-type="string">
            <text:p>2035-07-26</text:p>
          </table:table-cell>
        </table:table-row>
        <table:table-row table:style-name="ro5"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69149313" calcext:value-type="float">
            <text:p>69149313</text:p>
          </table:table-cell>
          <table:table-cell table:style-name="ce8" office:value-type="string" calcext:value-type="string">
            <text:p>1994-08-0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New York, NY 10002</text:p>
          </table:table-cell>
          <table:table-cell table:style-name="ce8" office:value-type="string" calcext:value-type="string">
            <text:p>2035-08-09</text:p>
          </table:table-cell>
        </table:table-row>
        <table:table-row table:style-name="ro5"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45983514" calcext:value-type="float">
            <text:p>45983514</text:p>
          </table:table-cell>
          <table:table-cell table:style-name="ce8" office:value-type="string" calcext:value-type="string">
            <text:p>1996-01-0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884 Glenridge Ave. </text:p>
          </table:table-cell>
          <table:table-cell table:style-name="ce8" office:value-type="string" calcext:value-type="string">
            <text:p>2035-08-16</text:p>
          </table:table-cell>
        </table:table-row>
        <table:table-row table:style-name="ro5"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38027637" calcext:value-type="float">
            <text:p>38027637</text:p>
          </table:table-cell>
          <table:table-cell table:style-name="ce8" office:value-type="string" calcext:value-type="string">
            <text:p>1996-08-0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Casselberry, FL 32707</text:p>
          </table:table-cell>
          <table:table-cell table:style-name="ce8" office:value-type="string" calcext:value-type="string">
            <text:p>2035-12-13</text:p>
          </table:table-cell>
        </table:table-row>
        <table:table-row table:style-name="ro5"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table:style-name="ce13" table:formula="of:=RANDBETWEEN(10000000;100000000)" office:value-type="float" office:value="67629392" calcext:value-type="float">
            <text:p>67629392</text:p>
          </table:table-cell>
          <table:table-cell table:style-name="ce8" office:value-type="string" calcext:value-type="string">
            <text:p>2003-08-0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367 West Cedarwood Street </text:p>
          </table:table-cell>
          <table:table-cell table:style-name="ce8" office:value-type="string" calcext:value-type="string">
            <text:p>2036-01-27</text:p>
          </table:table-cell>
        </table:table-row>
        <table:table-row table:style-name="ro5"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table:style-name="ce13" table:formula="of:=RANDBETWEEN(10000000;100000000)" office:value-type="float" office:value="53331386" calcext:value-type="float">
            <text:p>53331386</text:p>
          </table:table-cell>
          <table:table-cell table:style-name="ce8" office:value-type="string" calcext:value-type="string">
            <text:p>2004-05-2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Lawrenceville, GA 30043</text:p>
          </table:table-cell>
          <table:table-cell table:style-name="ce8" office:value-type="string" calcext:value-type="string">
            <text:p>2036-02-18</text:p>
          </table:table-cell>
        </table:table-row>
        <table:table-row table:style-name="ro5"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table:style-name="ce13" table:formula="of:=RANDBETWEEN(10000000;100000000)" office:value-type="float" office:value="16992929" calcext:value-type="float">
            <text:p>16992929</text:p>
          </table:table-cell>
          <table:table-cell table:style-name="ce8" office:value-type="string" calcext:value-type="string">
            <text:p>2005-10-2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15 SW. Gates Street </text:p>
          </table:table-cell>
          <table:table-cell table:style-name="ce8" office:value-type="string" calcext:value-type="string">
            <text:p>2036-04-08</text:p>
          </table:table-cell>
        </table:table-row>
        <table:table-row table:style-name="ro5"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table:style-name="ce13" table:formula="of:=RANDBETWEEN(10000000;100000000)" office:value-type="float" office:value="75273045" calcext:value-type="float">
            <text:p>75273045</text:p>
          </table:table-cell>
          <table:table-cell table:style-name="ce8" office:value-type="string" calcext:value-type="string">
            <text:p>2007-03-0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iami Gardens, FL 33056</text:p>
          </table:table-cell>
          <table:table-cell table:style-name="ce8" office:value-type="string" calcext:value-type="string">
            <text:p>2036-04-22</text:p>
          </table:table-cell>
        </table:table-row>
        <table:table-row table:style-name="ro5"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table:style-name="ce13" table:formula="of:=RANDBETWEEN(10000000;100000000)" office:value-type="float" office:value="22146132" calcext:value-type="float">
            <text:p>22146132</text:p>
          </table:table-cell>
          <table:table-cell table:style-name="ce8" office:value-type="string" calcext:value-type="string">
            <text:p>2011-01-0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3 Cedarwood Street </text:p>
          </table:table-cell>
          <table:table-cell table:style-name="ce8" office:value-type="string" calcext:value-type="string">
            <text:p>2036-06-26</text:p>
          </table:table-cell>
        </table:table-row>
        <table:table-row table:style-name="ro5"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table:style-name="ce13" table:formula="of:=RANDBETWEEN(10000000;100000000)" office:value-type="float" office:value="81066755" calcext:value-type="float">
            <text:p>81066755</text:p>
          </table:table-cell>
          <table:table-cell table:style-name="ce8" office:value-type="string" calcext:value-type="string">
            <text:p>2011-02-1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Bedford, OH 44146</text:p>
          </table:table-cell>
          <table:table-cell table:style-name="ce8" office:value-type="string" calcext:value-type="string">
            <text:p>2036-08-10</text:p>
          </table:table-cell>
        </table:table-row>
        <table:table-row table:style-name="ro5"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table:style-name="ce13" table:formula="of:=RANDBETWEEN(10000000;100000000)" office:value-type="float" office:value="67842770" calcext:value-type="float">
            <text:p>67842770</text:p>
          </table:table-cell>
          <table:table-cell table:style-name="ce8" office:value-type="string" calcext:value-type="string">
            <text:p>2011-05-2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822 High Noon Street </text:p>
          </table:table-cell>
          <table:table-cell table:style-name="ce8" office:value-type="string" calcext:value-type="string">
            <text:p>2036-08-13</text:p>
          </table:table-cell>
        </table:table-row>
        <table:table-row table:style-name="ro5"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table:style-name="ce13" table:formula="of:=RANDBETWEEN(10000000;100000000)" office:value-type="float" office:value="63858373" calcext:value-type="float">
            <text:p>63858373</text:p>
          </table:table-cell>
          <table:table-cell table:style-name="ce8" office:value-type="string" calcext:value-type="string">
            <text:p>1965-06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Madison Heights, MI 48071</text:p>
          </table:table-cell>
          <table:table-cell table:style-name="ce8" office:value-type="string" calcext:value-type="string">
            <text:p>2036-11-05</text:p>
          </table:table-cell>
        </table:table-row>
        <table:table-row table:style-name="ro5"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table:style-name="ce13" table:formula="of:=RANDBETWEEN(10000000;100000000)" office:value-type="float" office:value="87868201" calcext:value-type="float">
            <text:p>87868201</text:p>
          </table:table-cell>
          <table:table-cell table:style-name="ce8" office:value-type="string" calcext:value-type="string">
            <text:p>1965-09-20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22 North Brown Street </text:p>
          </table:table-cell>
          <table:table-cell table:style-name="ce8" office:value-type="string" calcext:value-type="string">
            <text:p>2034-01-27</text:p>
          </table:table-cell>
        </table:table-row>
        <table:table-row table:style-name="ro5"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table:style-name="ce13" table:formula="of:=RANDBETWEEN(10000000;100000000)" office:value-type="float" office:value="38583085" calcext:value-type="float">
            <text:p>38583085</text:p>
          </table:table-cell>
          <table:table-cell table:style-name="ce8" office:value-type="string" calcext:value-type="string">
            <text:p>1968-08-05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Winston Salem, NC 27103</text:p>
          </table:table-cell>
          <table:table-cell table:style-name="ce8" office:value-type="string" calcext:value-type="string">
            <text:p>2034-02-08</text:p>
          </table:table-cell>
        </table:table-row>
        <table:table-row table:style-name="ro5"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3" table:formula="of:=RANDBETWEEN(10000000;100000000)" office:value-type="float" office:value="44753631" calcext:value-type="float">
            <text:p>44753631</text:p>
          </table:table-cell>
          <table:table-cell table:style-name="ce8" office:value-type="string" calcext:value-type="string">
            <text:p>1969-07-22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351 E. Young St. </text:p>
          </table:table-cell>
          <table:table-cell table:style-name="ce8" office:value-type="string" calcext:value-type="string">
            <text:p>2034-07-19</text:p>
          </table:table-cell>
        </table:table-row>
        <table:table-row table:style-name="ro5"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3" table:formula="of:=RANDBETWEEN(10000000;100000000)" office:value-type="float" office:value="11782546" calcext:value-type="float">
            <text:p>11782546</text:p>
          </table:table-cell>
          <table:table-cell table:style-name="ce8" office:value-type="string" calcext:value-type="string">
            <text:p>1971-12-2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Tupelo, MS 38801</text:p>
          </table:table-cell>
          <table:table-cell table:style-name="ce8" office:value-type="string" calcext:value-type="string">
            <text:p>2034-08-05</text:p>
          </table:table-cell>
        </table:table-row>
        <table:table-row table:style-name="ro5"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table:style-name="ce13" table:formula="of:=RANDBETWEEN(10000000;100000000)" office:value-type="float" office:value="85874743" calcext:value-type="float">
            <text:p>85874743</text:p>
          </table:table-cell>
          <table:table-cell table:style-name="ce8" office:value-type="string" calcext:value-type="string">
            <text:p>1974-08-3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7497 Pheasant Street </text:p>
          </table:table-cell>
          <table:table-cell table:style-name="ce8" office:value-type="string" calcext:value-type="string">
            <text:p>2034-09-18</text:p>
          </table:table-cell>
        </table:table-row>
        <table:table-row table:style-name="ro5"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table:style-name="ce13" table:formula="of:=RANDBETWEEN(10000000;100000000)" office:value-type="float" office:value="96479428" calcext:value-type="float">
            <text:p>96479428</text:p>
          </table:table-cell>
          <table:table-cell table:style-name="ce8" office:value-type="string" calcext:value-type="string">
            <text:p>1975-06-1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Palm Harbor, FL 34683</text:p>
          </table:table-cell>
          <table:table-cell table:style-name="ce8" office:value-type="string" calcext:value-type="string">
            <text:p>2035-02-09</text:p>
          </table:table-cell>
        </table:table-row>
        <table:table-row table:style-name="ro5"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table:style-name="ce13" table:formula="of:=RANDBETWEEN(10000000;100000000)" office:value-type="float" office:value="26389204" calcext:value-type="float">
            <text:p>26389204</text:p>
          </table:table-cell>
          <table:table-cell table:style-name="ce8" office:value-type="string" calcext:value-type="string">
            <text:p>1977-02-2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60 Leatherwood Ave. </text:p>
          </table:table-cell>
          <table:table-cell table:style-name="ce8" office:value-type="string" calcext:value-type="string">
            <text:p>2035-03-25</text:p>
          </table:table-cell>
        </table:table-row>
        <table:table-row table:style-name="ro5"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table:style-name="ce13" table:formula="of:=RANDBETWEEN(10000000;100000000)" office:value-type="float" office:value="19597457" calcext:value-type="float">
            <text:p>19597457</text:p>
          </table:table-cell>
          <table:table-cell table:style-name="ce8" office:value-type="string" calcext:value-type="string">
            <text:p>1979-03-2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Maumee, OH 43537</text:p>
          </table:table-cell>
          <table:table-cell table:style-name="ce8" office:value-type="string" calcext:value-type="string">
            <text:p>2035-03-28</text:p>
          </table:table-cell>
        </table:table-row>
        <table:table-row table:style-name="ro5"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60293409" calcext:value-type="float">
            <text:p>60293409</text:p>
          </table:table-cell>
          <table:table-cell table:style-name="ce8" office:value-type="string" calcext:value-type="string">
            <text:p>1981-11-20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54 Lyme Road </text:p>
          </table:table-cell>
          <table:table-cell table:style-name="ce8" office:value-type="string" calcext:value-type="string">
            <text:p>2035-04-18</text:p>
          </table:table-cell>
        </table:table-row>
        <table:table-row table:style-name="ro5"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36765740" calcext:value-type="float">
            <text:p>36765740</text:p>
          </table:table-cell>
          <table:table-cell table:style-name="ce8" office:value-type="string" calcext:value-type="string">
            <text:p>1982-09-23</text:p>
          </table:table-cell>
          <table:table-cell office:value-type="string" calcext:value-type="string">
            <text:p>Ho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Thibodaux, LA 70301</text:p>
          </table:table-cell>
          <table:table-cell table:style-name="ce8" office:value-type="string" calcext:value-type="string">
            <text:p>2035-04-24</text:p>
          </table:table-cell>
        </table:table-row>
        <table:table-row table:style-name="ro5"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72853318" calcext:value-type="float">
            <text:p>72853318</text:p>
          </table:table-cell>
          <table:table-cell table:style-name="ce8" office:value-type="string" calcext:value-type="string">
            <text:p>1983-04-2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201 Old Arrowhead Street </text:p>
          </table:table-cell>
          <table:table-cell table:style-name="ce8" office:value-type="string" calcext:value-type="string">
            <text:p>2035-06-27</text:p>
          </table:table-cell>
        </table:table-row>
        <table:table-row table:style-name="ro5"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table:style-name="ce13" table:formula="of:=RANDBETWEEN(10000000;100000000)" office:value-type="float" office:value="14269420" calcext:value-type="float">
            <text:p>14269420</text:p>
          </table:table-cell>
          <table:table-cell table:style-name="ce8" office:value-type="string" calcext:value-type="string">
            <text:p>1986-10-1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Mason, OH 45040</text:p>
          </table:table-cell>
          <table:table-cell table:style-name="ce8" office:value-type="string" calcext:value-type="string">
            <text:p>2035-08-13</text:p>
          </table:table-cell>
        </table:table-row>
        <table:table-row table:style-name="ro5"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table:style-name="ce13" table:formula="of:=RANDBETWEEN(10000000;100000000)" office:value-type="float" office:value="69195520" calcext:value-type="float">
            <text:p>69195520</text:p>
          </table:table-cell>
          <table:table-cell table:style-name="ce8" office:value-type="string" calcext:value-type="string">
            <text:p>1990-01-2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17 Ketch Harbour St. </text:p>
          </table:table-cell>
          <table:table-cell table:style-name="ce8" office:value-type="string" calcext:value-type="string">
            <text:p>2035-09-14</text:p>
          </table:table-cell>
        </table:table-row>
        <table:table-row table:style-name="ro5"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3" table:formula="of:=RANDBETWEEN(10000000;100000000)" office:value-type="float" office:value="13570500" calcext:value-type="float">
            <text:p>13570500</text:p>
          </table:table-cell>
          <table:table-cell table:style-name="ce8" office:value-type="string" calcext:value-type="string">
            <text:p>1990-12-0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Longview, TX 75604</text:p>
          </table:table-cell>
          <table:table-cell table:style-name="ce8" office:value-type="string" calcext:value-type="string">
            <text:p>2035-10-06</text:p>
          </table:table-cell>
        </table:table-row>
        <table:table-row table:style-name="ro5"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3" table:formula="of:=RANDBETWEEN(10000000;100000000)" office:value-type="float" office:value="35805883" calcext:value-type="float">
            <text:p>35805883</text:p>
          </table:table-cell>
          <table:table-cell table:style-name="ce8" office:value-type="string" calcext:value-type="string">
            <text:p>1991-08-2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205 Carson Street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5"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table:style-name="ce13" table:formula="of:=RANDBETWEEN(10000000;100000000)" office:value-type="float" office:value="59084000" calcext:value-type="float">
            <text:p>59084000</text:p>
          </table:table-cell>
          <table:table-cell table:style-name="ce8" office:value-type="string" calcext:value-type="string">
            <text:p>1993-09-21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Tucson, AZ 85718</text:p>
          </table:table-cell>
          <table:table-cell table:style-name="ce8" office:value-type="string" calcext:value-type="string">
            <text:p>2035-12-08</text:p>
          </table:table-cell>
        </table:table-row>
        <table:table-row table:style-name="ro5"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table:style-name="ce13" table:formula="of:=RANDBETWEEN(10000000;100000000)" office:value-type="float" office:value="68970053" calcext:value-type="float">
            <text:p>68970053</text:p>
          </table:table-cell>
          <table:table-cell table:style-name="ce8" office:value-type="string" calcext:value-type="string">
            <text:p>1995-05-17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1 Shirley Drive </text:p>
          </table:table-cell>
          <table:table-cell table:style-name="ce8" office:value-type="string" calcext:value-type="string">
            <text:p>2035-12-12</text:p>
          </table:table-cell>
        </table:table-row>
        <table:table-row table:style-name="ro5"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table:style-name="ce13" table:formula="of:=RANDBETWEEN(10000000;100000000)" office:value-type="float" office:value="50531318" calcext:value-type="float">
            <text:p>50531318</text:p>
          </table:table-cell>
          <table:table-cell table:style-name="ce8" office:value-type="string" calcext:value-type="string">
            <text:p>1996-01-2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Lake Mary, FL 32746</text:p>
          </table:table-cell>
          <table:table-cell table:style-name="ce8" office:value-type="string" calcext:value-type="string">
            <text:p>2036-01-10</text:p>
          </table:table-cell>
        </table:table-row>
        <table:table-row table:style-name="ro5"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3" table:formula="of:=RANDBETWEEN(10000000;100000000)" office:value-type="float" office:value="73277665" calcext:value-type="float">
            <text:p>73277665</text:p>
          </table:table-cell>
          <table:table-cell table:style-name="ce8" office:value-type="string" calcext:value-type="string">
            <text:p>1999-12-1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235 Orchard Dr. </text:p>
          </table:table-cell>
          <table:table-cell table:style-name="ce8" office:value-type="string" calcext:value-type="string">
            <text:p>2036-01-19</text:p>
          </table:table-cell>
        </table:table-row>
        <table:table-row table:style-name="ro5"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3" table:formula="of:=RANDBETWEEN(10000000;100000000)" office:value-type="float" office:value="26893820" calcext:value-type="float">
            <text:p>26893820</text:p>
          </table:table-cell>
          <table:table-cell table:style-name="ce8" office:value-type="string" calcext:value-type="string">
            <text:p>2002-05-0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Kennesaw, GA 30144</text:p>
          </table:table-cell>
          <table:table-cell table:style-name="ce8" office:value-type="string" calcext:value-type="string">
            <text:p>2036-04-24</text:p>
          </table:table-cell>
        </table:table-row>
        <table:table-row table:style-name="ro5"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table:style-name="ce13" table:formula="of:=RANDBETWEEN(10000000;100000000)" office:value-type="float" office:value="97873062" calcext:value-type="float">
            <text:p>97873062</text:p>
          </table:table-cell>
          <table:table-cell table:style-name="ce8" office:value-type="string" calcext:value-type="string">
            <text:p>2005-04-0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67 Vermont Street </text:p>
          </table:table-cell>
          <table:table-cell table:style-name="ce8" office:value-type="string" calcext:value-type="string">
            <text:p>2036-05-15</text:p>
          </table:table-cell>
        </table:table-row>
        <table:table-row table:style-name="ro5"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13129829" calcext:value-type="float">
            <text:p>13129829</text:p>
          </table:table-cell>
          <table:table-cell table:style-name="ce8" office:value-type="string" calcext:value-type="string">
            <text:p>2007-01-2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Germantown, MD 20874</text:p>
          </table:table-cell>
          <table:table-cell table:style-name="ce8" office:value-type="string" calcext:value-type="string">
            <text:p>2036-08-08</text:p>
          </table:table-cell>
        </table:table-row>
        <table:table-row table:style-name="ro5"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48711887" calcext:value-type="float">
            <text:p>48711887</text:p>
          </table:table-cell>
          <table:table-cell table:style-name="ce8" office:value-type="string" calcext:value-type="string">
            <text:p>2010-09-23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487 W. Foxrun Street </text:p>
          </table:table-cell>
          <table:table-cell table:style-name="ce8" office:value-type="string" calcext:value-type="string">
            <text:p>2036-08-24</text:p>
          </table:table-cell>
        </table:table-row>
        <table:table-row table:style-name="ro5"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98461696" calcext:value-type="float">
            <text:p>98461696</text:p>
          </table:table-cell>
          <table:table-cell table:style-name="ce8" office:value-type="string" calcext:value-type="string">
            <text:p>2011-09-1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Glen Allen, VA 23059</text:p>
          </table:table-cell>
          <table:table-cell table:style-name="ce8" office:value-type="string" calcext:value-type="string">
            <text:p>2036-09-28</text:p>
          </table:table-cell>
        </table:table-row>
        <table:table-row table:style-name="ro5"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table:style-name="ce13" table:formula="of:=RANDBETWEEN(10000000;100000000)" office:value-type="float" office:value="86530816" calcext:value-type="float">
            <text:p>86530816</text:p>
          </table:table-cell>
          <table:table-cell table:style-name="ce8" office:value-type="string" calcext:value-type="string">
            <text:p>1968-01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637 Elizabeth Dr. </text:p>
          </table:table-cell>
          <table:table-cell table:style-name="ce8" office:value-type="string" calcext:value-type="string">
            <text:p>2036-11-01</text:p>
          </table:table-cell>
        </table:table-row>
        <table:table-row table:style-name="ro5"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66416924" calcext:value-type="float">
            <text:p>66416924</text:p>
          </table:table-cell>
          <table:table-cell table:style-name="ce8" office:value-type="string" calcext:value-type="string">
            <text:p>1969-09-1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Arlington, MA 02474</text:p>
          </table:table-cell>
          <table:table-cell table:style-name="ce8" office:value-type="string" calcext:value-type="string">
            <text:p>2034-01-27</text:p>
          </table:table-cell>
        </table:table-row>
        <table:table-row table:style-name="ro5"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53679226" calcext:value-type="float">
            <text:p>53679226</text:p>
          </table:table-cell>
          <table:table-cell table:style-name="ce8" office:value-type="string" calcext:value-type="string">
            <text:p>1970-10-0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4 Division Circle </text:p>
          </table:table-cell>
          <table:table-cell table:style-name="ce8" office:value-type="string" calcext:value-type="string">
            <text:p>2034-02-08</text:p>
          </table:table-cell>
        </table:table-row>
        <table:table-row table:style-name="ro5"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50205077" calcext:value-type="float">
            <text:p>50205077</text:p>
          </table:table-cell>
          <table:table-cell table:style-name="ce8" office:value-type="string" calcext:value-type="string">
            <text:p>1973-05-11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Apt 726 </text:p>
          </table:table-cell>
          <table:table-cell table:style-name="ce8" office:value-type="string" calcext:value-type="string">
            <text:p>2034-07-19</text:p>
          </table:table-cell>
        </table:table-row>
        <table:table-row table:style-name="ro5"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table:style-name="ce13" table:formula="of:=RANDBETWEEN(10000000;100000000)" office:value-type="float" office:value="71719013" calcext:value-type="float">
            <text:p>71719013</text:p>
          </table:table-cell>
          <table:table-cell table:style-name="ce8" office:value-type="string" calcext:value-type="string">
            <text:p>1979-01-02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Harrison Township, MI 48045</text:p>
          </table:table-cell>
          <table:table-cell table:style-name="ce8" office:value-type="string" calcext:value-type="string">
            <text:p>2034-08-05</text:p>
          </table:table-cell>
        </table:table-row>
        <table:table-row table:style-name="ro5"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table:style-name="ce13" table:formula="of:=RANDBETWEEN(10000000;100000000)" office:value-type="float" office:value="88090188" calcext:value-type="float">
            <text:p>88090188</text:p>
          </table:table-cell>
          <table:table-cell table:style-name="ce8" office:value-type="string" calcext:value-type="string">
            <text:p>1981-12-08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22 Marlborough Street </text:p>
          </table:table-cell>
          <table:table-cell table:style-name="ce8" office:value-type="string" calcext:value-type="string">
            <text:p>2034-09-18</text:p>
          </table:table-cell>
        </table:table-row>
        <table:table-row table:style-name="ro5"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table:style-name="ce13" table:formula="of:=RANDBETWEEN(10000000;100000000)" office:value-type="float" office:value="35934887" calcext:value-type="float">
            <text:p>35934887</text:p>
          </table:table-cell>
          <table:table-cell table:style-name="ce8" office:value-type="string" calcext:value-type="string">
            <text:p>1983-11-23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Plainfield, NJ 07060</text:p>
          </table:table-cell>
          <table:table-cell table:style-name="ce8" office:value-type="string" calcext:value-type="string">
            <text:p>2035-02-09</text:p>
          </table:table-cell>
        </table:table-row>
        <table:table-row table:style-name="ro5"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table:style-name="ce13" table:formula="of:=RANDBETWEEN(10000000;100000000)" office:value-type="float" office:value="80365311" calcext:value-type="float">
            <text:p>80365311</text:p>
          </table:table-cell>
          <table:table-cell table:style-name="ce8" office:value-type="string" calcext:value-type="string">
            <text:p>1987-01-22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9164 Brickell St. </text:p>
          </table:table-cell>
          <table:table-cell table:style-name="ce8" office:value-type="string" calcext:value-type="string">
            <text:p>2035-03-25</text:p>
          </table:table-cell>
        </table:table-row>
        <table:table-row table:style-name="ro5"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table:style-name="ce13" table:formula="of:=RANDBETWEEN(10000000;100000000)" office:value-type="float" office:value="95692885" calcext:value-type="float">
            <text:p>95692885</text:p>
          </table:table-cell>
          <table:table-cell table:style-name="ce8" office:value-type="string" calcext:value-type="string">
            <text:p>1988-11-10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Andover, MA 01810</text:p>
          </table:table-cell>
          <table:table-cell table:style-name="ce8" office:value-type="string" calcext:value-type="string">
            <text:p>2035-03-28</text:p>
          </table:table-cell>
        </table:table-row>
        <table:table-row table:style-name="ro5"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table:style-name="ce13" table:formula="of:=RANDBETWEEN(10000000;100000000)" office:value-type="float" office:value="18342673" calcext:value-type="float">
            <text:p>18342673</text:p>
          </table:table-cell>
          <table:table-cell table:style-name="ce8" office:value-type="string" calcext:value-type="string">
            <text:p>1989-02-1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53 Alderwood Street </text:p>
          </table:table-cell>
          <table:table-cell table:style-name="ce8" office:value-type="string" calcext:value-type="string">
            <text:p>2035-04-18</text:p>
          </table:table-cell>
        </table:table-row>
        <table:table-row table:style-name="ro5"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table:style-name="ce13" table:formula="of:=RANDBETWEEN(10000000;100000000)" office:value-type="float" office:value="43864482" calcext:value-type="float">
            <text:p>43864482</text:p>
          </table:table-cell>
          <table:table-cell table:style-name="ce8" office:value-type="string" calcext:value-type="string">
            <text:p>1989-03-1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San Diego, CA 92111</text:p>
          </table:table-cell>
          <table:table-cell table:style-name="ce8" office:value-type="string" calcext:value-type="string">
            <text:p>2035-04-24</text:p>
          </table:table-cell>
        </table:table-row>
        <table:table-row table:style-name="ro5"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table:style-name="ce13" table:formula="of:=RANDBETWEEN(10000000;100000000)" office:value-type="float" office:value="51411527" calcext:value-type="float">
            <text:p>51411527</text:p>
          </table:table-cell>
          <table:table-cell table:style-name="ce8" office:value-type="string" calcext:value-type="string">
            <text:p>1991-02-20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9 Wakehurst Lane </text:p>
          </table:table-cell>
          <table:table-cell table:style-name="ce8" office:value-type="string" calcext:value-type="string">
            <text:p>2035-06-27</text:p>
          </table:table-cell>
        </table:table-row>
        <table:table-row table:style-name="ro5"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table:style-name="ce13" table:formula="of:=RANDBETWEEN(10000000;100000000)" office:value-type="float" office:value="57311314" calcext:value-type="float">
            <text:p>57311314</text:p>
          </table:table-cell>
          <table:table-cell table:style-name="ce8" office:value-type="string" calcext:value-type="string">
            <text:p>1991-12-1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Nanuet, NY 10954</text:p>
          </table:table-cell>
          <table:table-cell table:style-name="ce8" office:value-type="string" calcext:value-type="string">
            <text:p>2035-08-13</text:p>
          </table:table-cell>
        </table:table-row>
        <table:table-row table:style-name="ro5"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table:style-name="ce13" table:formula="of:=RANDBETWEEN(10000000;100000000)" office:value-type="float" office:value="82430010" calcext:value-type="float">
            <text:p>82430010</text:p>
          </table:table-cell>
          <table:table-cell table:style-name="ce8" office:value-type="string" calcext:value-type="string">
            <text:p>1992-10-1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83 W. Devonshire Ave. </text:p>
          </table:table-cell>
          <table:table-cell table:style-name="ce8" office:value-type="string" calcext:value-type="string">
            <text:p>2035-09-14</text:p>
          </table:table-cell>
        </table:table-row>
        <table:table-row table:style-name="ro5"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table:style-name="ce13" table:formula="of:=RANDBETWEEN(10000000;100000000)" office:value-type="float" office:value="28385414" calcext:value-type="float">
            <text:p>28385414</text:p>
          </table:table-cell>
          <table:table-cell table:style-name="ce8" office:value-type="string" calcext:value-type="string">
            <text:p>1993-04-05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Deland, FL 32720</text:p>
          </table:table-cell>
          <table:table-cell table:style-name="ce8" office:value-type="string" calcext:value-type="string">
            <text:p>2035-10-06</text:p>
          </table:table-cell>
        </table:table-row>
        <table:table-row table:style-name="ro5"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3" table:formula="of:=RANDBETWEEN(10000000;100000000)" office:value-type="float" office:value="93352392" calcext:value-type="float">
            <text:p>93352392</text:p>
          </table:table-cell>
          <table:table-cell table:style-name="ce8" office:value-type="string" calcext:value-type="string">
            <text:p>1993-04-27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7843 Riverside Rd.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5"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3" table:formula="of:=RANDBETWEEN(10000000;100000000)" office:value-type="float" office:value="32153490" calcext:value-type="float">
            <text:p>32153490</text:p>
          </table:table-cell>
          <table:table-cell table:style-name="ce8" office:value-type="string" calcext:value-type="string">
            <text:p>1994-01-18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Pataskala, OH 43062</text:p>
          </table:table-cell>
          <table:table-cell table:style-name="ce8" office:value-type="string" calcext:value-type="string">
            <text:p>2035-12-08</text:p>
          </table:table-cell>
        </table:table-row>
        <table:table-row table:style-name="ro5"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table:style-name="ce13" table:formula="of:=RANDBETWEEN(10000000;100000000)" office:value-type="float" office:value="21212518" calcext:value-type="float">
            <text:p>21212518</text:p>
          </table:table-cell>
          <table:table-cell table:style-name="ce8" office:value-type="string" calcext:value-type="string">
            <text:p>1994-09-06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100 East Pulaski St. </text:p>
          </table:table-cell>
          <table:table-cell table:style-name="ce8" office:value-type="string" calcext:value-type="string">
            <text:p>2035-12-12</text:p>
          </table:table-cell>
        </table:table-row>
        <table:table-row table:style-name="ro5"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table:style-name="ce13" table:formula="of:=RANDBETWEEN(10000000;100000000)" office:value-type="float" office:value="94513508" calcext:value-type="float">
            <text:p>94513508</text:p>
          </table:table-cell>
          <table:table-cell table:style-name="ce8" office:value-type="string" calcext:value-type="string">
            <text:p>1995-04-13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Kalispell, MT 59901</text:p>
          </table:table-cell>
          <table:table-cell table:style-name="ce8" office:value-type="string" calcext:value-type="string">
            <text:p>2036-01-10</text:p>
          </table:table-cell>
        </table:table-row>
        <table:table-row table:style-name="ro5"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table:style-name="ce13" table:formula="of:=RANDBETWEEN(10000000;100000000)" office:value-type="float" office:value="36820596" calcext:value-type="float">
            <text:p>36820596</text:p>
          </table:table-cell>
          <table:table-cell table:style-name="ce8" office:value-type="string" calcext:value-type="string">
            <text:p>1996-12-19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3 Wild Horse Lane </text:p>
          </table:table-cell>
          <table:table-cell table:style-name="ce8" office:value-type="string" calcext:value-type="string">
            <text:p>2036-01-19</text:p>
          </table:table-cell>
        </table:table-row>
        <table:table-row table:style-name="ro5"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table:style-name="ce13" table:formula="of:=RANDBETWEEN(10000000;100000000)" office:value-type="float" office:value="77714417" calcext:value-type="float">
            <text:p>77714417</text:p>
          </table:table-cell>
          <table:table-cell table:style-name="ce8" office:value-type="string" calcext:value-type="string">
            <text:p>1999-10-18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Lakeland, FL 33801</text:p>
          </table:table-cell>
          <table:table-cell table:style-name="ce8" office:value-type="string" calcext:value-type="string">
            <text:p>2036-04-24</text:p>
          </table:table-cell>
        </table:table-row>
        <table:table-row table:style-name="ro5"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table:style-name="ce13" table:formula="of:=RANDBETWEEN(10000000;100000000)" office:value-type="float" office:value="16943474" calcext:value-type="float">
            <text:p>16943474</text:p>
          </table:table-cell>
          <table:table-cell table:style-name="ce8" office:value-type="string" calcext:value-type="string">
            <text:p>2000-06-20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269 Shore Street </text:p>
          </table:table-cell>
          <table:table-cell table:style-name="ce8" office:value-type="string" calcext:value-type="string">
            <text:p>2036-05-15</text:p>
          </table:table-cell>
        </table:table-row>
        <table:table-row table:style-name="ro5"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table:style-name="ce13" table:formula="of:=RANDBETWEEN(10000000;100000000)" office:value-type="float" office:value="98361798" calcext:value-type="float">
            <text:p>98361798</text:p>
          </table:table-cell>
          <table:table-cell table:style-name="ce8" office:value-type="string" calcext:value-type="string">
            <text:p>2004-04-20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Streamwood, IL 60107</text:p>
          </table:table-cell>
          <table:table-cell table:style-name="ce8" office:value-type="string" calcext:value-type="string">
            <text:p>2036-08-08</text:p>
          </table:table-cell>
        </table:table-row>
        <table:table-row table:style-name="ro5"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table:style-name="ce13" table:formula="of:=RANDBETWEEN(10000000;100000000)" office:value-type="float" office:value="48747913" calcext:value-type="float">
            <text:p>48747913</text:p>
          </table:table-cell>
          <table:table-cell table:style-name="ce8" office:value-type="string" calcext:value-type="string">
            <text:p>2008-01-28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51 Ivy Ave. </text:p>
          </table:table-cell>
          <table:table-cell table:style-name="ce8" office:value-type="string" calcext:value-type="string">
            <text:p>2036-08-24</text:p>
          </table:table-cell>
        </table:table-row>
        <table:table-row table:style-name="ro5"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table:style-name="ce13" table:formula="of:=RANDBETWEEN(10000000;100000000)" office:value-type="float" office:value="60357794" calcext:value-type="float">
            <text:p>60357794</text:p>
          </table:table-cell>
          <table:table-cell table:style-name="ce8" office:value-type="string" calcext:value-type="string">
            <text:p>1966-11-22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Pittsfield, MA 01201</text:p>
          </table:table-cell>
          <table:table-cell table:style-name="ce8" office:value-type="string" calcext:value-type="string">
            <text:p>2036-09-28</text:p>
          </table:table-cell>
        </table:table-row>
        <table:table-row table:style-name="ro5"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table:style-name="ce13" table:formula="of:=RANDBETWEEN(10000000;100000000)" office:value-type="float" office:value="14912309" calcext:value-type="float">
            <text:p>14912309</text:p>
          </table:table-cell>
          <table:table-cell table:style-name="ce8" office:value-type="string" calcext:value-type="string">
            <text:p>1967-10-17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7918 Cherry Hill Dr. </text:p>
          </table:table-cell>
          <table:table-cell table:style-name="ce8" office:value-type="string" calcext:value-type="string">
            <text:p>2036-11-01</text:p>
          </table:table-cell>
        </table:table-row>
        <table:table-row table:style-name="ro5"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77168053" calcext:value-type="float">
            <text:p>77168053</text:p>
          </table:table-cell>
          <table:table-cell table:style-name="ce8" office:value-type="string" calcext:value-type="string">
            <text:p>1968-07-24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Evansville, IN 47711</text:p>
          </table:table-cell>
          <table:table-cell table:style-name="ce8" office:value-type="string" calcext:value-type="string">
            <text:p>2034-01-08</text:p>
          </table:table-cell>
        </table:table-row>
        <table:table-row table:style-name="ro5"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70291743" calcext:value-type="float">
            <text:p>70291743</text:p>
          </table:table-cell>
          <table:table-cell table:style-name="ce8" office:value-type="string" calcext:value-type="string">
            <text:p>1969-09-11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72 Ashley Street </text:p>
          </table:table-cell>
          <table:table-cell table:style-name="ce8" office:value-type="string" calcext:value-type="string">
            <text:p>2034-03-07</text:p>
          </table:table-cell>
        </table:table-row>
        <table:table-row table:style-name="ro5"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74374264" calcext:value-type="float">
            <text:p>74374264</text:p>
          </table:table-cell>
          <table:table-cell table:style-name="ce8" office:value-type="string" calcext:value-type="string">
            <text:p>1971-06-16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Neenah, WI 54956</text:p>
          </table:table-cell>
          <table:table-cell table:style-name="ce8" office:value-type="string" calcext:value-type="string">
            <text:p>2034-03-10</text:p>
          </table:table-cell>
        </table:table-row>
        <table:table-row table:style-name="ro5"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table:style-name="ce13" table:formula="of:=RANDBETWEEN(10000000;100000000)" office:value-type="float" office:value="20589688" calcext:value-type="float">
            <text:p>20589688</text:p>
          </table:table-cell>
          <table:table-cell table:style-name="ce8" office:value-type="string" calcext:value-type="string">
            <text:p>1972-09-20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34 W. York Drive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5"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table:style-name="ce13" table:formula="of:=RANDBETWEEN(10000000;100000000)" office:value-type="float" office:value="91946787" calcext:value-type="float">
            <text:p>91946787</text:p>
          </table:table-cell>
          <table:table-cell table:style-name="ce8" office:value-type="string" calcext:value-type="string">
            <text:p>1973-08-01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Gurnee, IL 60031</text:p>
          </table:table-cell>
          <table:table-cell table:style-name="ce8" office:value-type="string" calcext:value-type="string">
            <text:p>2034-06-14</text:p>
          </table:table-cell>
        </table:table-row>
        <table:table-row table:style-name="ro5"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table:style-name="ce13" table:formula="of:=RANDBETWEEN(10000000;100000000)" office:value-type="float" office:value="13544770" calcext:value-type="float">
            <text:p>13544770</text:p>
          </table:table-cell>
          <table:table-cell table:style-name="ce8" office:value-type="string" calcext:value-type="string">
            <text:p>1974-08-26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530 Oklahoma St. </text:p>
          </table:table-cell>
          <table:table-cell table:style-name="ce8" office:value-type="string" calcext:value-type="string">
            <text:p>2034-07-07</text:p>
          </table:table-cell>
        </table:table-row>
        <table:table-row table:style-name="ro5"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table:style-name="ce13" table:formula="of:=RANDBETWEEN(10000000;100000000)" office:value-type="float" office:value="72378042" calcext:value-type="float">
            <text:p>72378042</text:p>
          </table:table-cell>
          <table:table-cell table:style-name="ce8" office:value-type="string" calcext:value-type="string">
            <text:p>1975-07-15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Fresno, CA 93706</text:p>
          </table:table-cell>
          <table:table-cell table:style-name="ce8" office:value-type="string" calcext:value-type="string">
            <text:p>2034-07-14</text:p>
          </table:table-cell>
        </table:table-row>
        <table:table-row table:style-name="ro5"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table:style-name="ce13" table:formula="of:=RANDBETWEEN(10000000;100000000)" office:value-type="float" office:value="67425361" calcext:value-type="float">
            <text:p>67425361</text:p>
          </table:table-cell>
          <table:table-cell table:style-name="ce8" office:value-type="string" calcext:value-type="string">
            <text:p>1978-04-12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211 Gregory Drive </text:p>
          </table:table-cell>
          <table:table-cell table:style-name="ce8" office:value-type="string" calcext:value-type="string">
            <text:p>2034-10-21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82-12-30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Hoboken, NJ 07030</text:p>
          </table:table-cell>
          <table:table-cell table:style-name="ce8" office:value-type="string" calcext:value-type="string">
            <text:p>2034-10-25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84-04-03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7772 East Tunnel Street </text:p>
          </table:table-cell>
          <table:table-cell table:style-name="ce8" office:value-type="string" calcext:value-type="string">
            <text:p>2034-11-14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85-05-09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Merrillville, IN 46410</text:p>
          </table:table-cell>
          <table:table-cell table:style-name="ce8" office:value-type="string" calcext:value-type="string">
            <text:p>2034-12-05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1-12-11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31 Lantern Avenue </text:p>
          </table:table-cell>
          <table:table-cell table:style-name="ce8" office:value-type="string" calcext:value-type="string">
            <text:p>2034-12-09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5-03-0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Lansing, MI 48910</text:p>
          </table:table-cell>
          <table:table-cell table:style-name="ce8" office:value-type="string" calcext:value-type="string">
            <text:p>2035-02-27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5-03-24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839 Iroquois Street </text:p>
          </table:table-cell>
          <table:table-cell table:style-name="ce8" office:value-type="string" calcext:value-type="string">
            <text:p>2035-03-20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5-05-2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Chambersburg, PA 17201</text:p>
          </table:table-cell>
          <table:table-cell table:style-name="ce8" office:value-type="string" calcext:value-type="string">
            <text:p>2035-03-31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5-09-12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9787 Summer St. </text:p>
          </table:table-cell>
          <table:table-cell table:style-name="ce8" office:value-type="string" calcext:value-type="string">
            <text:p>2035-04-01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1997-09-17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Olympia, WA 98512</text:p>
          </table:table-cell>
          <table:table-cell table:style-name="ce8" office:value-type="string" calcext:value-type="string">
            <text:p>2035-04-19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01-11-01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9744 Hill Field Dr. </text:p>
          </table:table-cell>
          <table:table-cell table:style-name="ce8" office:value-type="string" calcext:value-type="string">
            <text:p>2035-07-10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03-10-06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Gloucester, MA 01930</text:p>
          </table:table-cell>
          <table:table-cell table:style-name="ce8" office:value-type="string" calcext:value-type="string">
            <text:p>2035-08-16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07-09-10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352 E. High St. </text:p>
          </table:table-cell>
          <table:table-cell table:style-name="ce8" office:value-type="string" calcext:value-type="string">
            <text:p>2035-09-03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08-02-25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Alexandria, VA 22304</text:p>
          </table:table-cell>
          <table:table-cell table:style-name="ce8" office:value-type="string" calcext:value-type="string">
            <text:p>2035-09-20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08-11-07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9236 School Dr. </text:p>
          </table:table-cell>
          <table:table-cell table:style-name="ce8" office:value-type="string" calcext:value-type="string">
            <text:p>2036-01-23</text:p>
          </table:table-cell>
        </table:table-row>
        <table:table-row table:style-name="ro5">
          <table:table-cell table:number-columns-repeated="5"/>
          <table:table-cell table:style-name="ce8" office:value-type="string" calcext:value-type="string">
            <text:p>2011-11-21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Greensboro, NC 27405</text:p>
          </table:table-cell>
          <table:table-cell table:style-name="ce8" office:value-type="string" calcext:value-type="string">
            <text:p>2036-10-03</text:p>
          </table:table-cell>
        </table:table-row>
        <table:table-row table:style-name="ro5">
          <table:table-cell table:number-columns-repeated="8"/>
          <table:table-cell table:style-name="ce12" office:value-type="string" calcext:value-type="string">
            <text:p>527 Eagle Dr. </text:p>
          </table:table-cell>
          <table:table-cell table:style-name="ce8" office:value-type="string" calcext:value-type="string">
            <text:p>2036-11-24</text:p>
          </table:table-cell>
        </table:table-row>
        <table:table-row table:style-name="ro5">
          <table:table-cell table:number-columns-repeated="8"/>
          <table:table-cell table:style-name="ce12" office:value-type="string" calcext:value-type="string">
            <text:p>Alpharetta, GA 30004</text:p>
          </table:table-cell>
          <table:table-cell table:style-name="ce8" office:value-type="string" calcext:value-type="string">
            <text:p>2036-12-08</text:p>
          </table:table-cell>
        </table:table-row>
        <table:table-row table:style-name="ro5">
          <table:table-cell table:number-columns-repeated="8"/>
          <table:table-cell table:style-name="ce12" office:value-type="string" calcext:value-type="string">
            <text:p>649 Alderwood Ave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Feasterville Trevose, PA 19053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81 Spruce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Buckeye, AZ 85326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761 Tarkiln Hill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Rolling Meadows, IL 6000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8048 Wakehurst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Emporia, KS 66801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95 Highland Ave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Conyers, GA 30012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37 Heritage Lan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Libertyville, IL 6004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8210 W. Oak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Millington, TN 38053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 Tarkiln Hill Dr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Rossville, GA 30741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8486 Hartford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Drexel Hill, PA 19026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 North Helen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Port Chester, NY 10573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0 New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Hightstown, NJ 08520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36 Gates Ave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Pembroke Pines, FL 3302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034 Hawthorne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Massillon, OH 44646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56 N. Wilson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Forest Hills, NY 11375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 Swanson Circl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East Stroudsburg, PA 18301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7 Lafayette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Stoughton, MA 02072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92 William Road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Fuquay Varina, NC 27526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8074 Military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Westminster, MD 21157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917 N. Jones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Bethel Park, PA 15102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8565 Shipley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Mansfield, MA 0204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16 Evergreen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Farmington, MI 48331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021 Shore Driv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Ashland, OH 44805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800 Homestead Ave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East Hartford, CT 0611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214 Stillwater Lan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Stratford, CT 06614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8 Cypress Dr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Fairhope, AL 36532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093 Airport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New Baltimore, MI 48047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131 W. San Pablo Lan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Petersburg, VA 23803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488 Crescent St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Saint Paul, MN 55104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116 Edgewood Drive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West Deptford, NJ 08096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9945 Myrtle Ave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Richmond Hill, NY 11418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23 West Talbot Street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Charlotte, NC 28205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715 Lake Rd. 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Bear, DE 19701</text:p>
          </table:table-cell>
          <table:table-cell/>
        </table:table-row>
        <table:table-row table:style-name="ro3" table:number-rows-repeated="1048358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Lugar" table:style-name="ta4">
        <office:forms form:automatic-focus="false" form:apply-design-mode="false"/>
        <table:table-column table:style-name="co28" table:default-cell-style-name="Default"/>
        <table:table-column table:style-name="co38" table:default-cell-style-name="ce1"/>
        <table:table-column table:style-name="co28" table:default-cell-style-name="Default"/>
        <table:table-column table:style-name="co39" table:default-cell-style-name="ce1"/>
        <table:table-column table:style-name="co28" table:default-cell-style-name="Default"/>
        <table:table-column table:style-name="co32" table:default-cell-style-name="ce1"/>
        <table:table-column table:style-name="co28" table:number-columns-repeated="1018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table:style-name="ce1" office:value-type="string" calcext:value-type="string">
            <text:p>tipo</text:p>
          </table:table-cell>
          <table:table-cell office:value-type="string" calcext:value-type="string">
            <text:p>region</text:p>
          </table:table-cell>
          <table:table-cell table:style-name="ce1" office:value-type="string" calcext:value-type="string">
            <text:p>fk_lugar</text:p>
          </table:table-cell>
          <table:table-cell office:value-type="string" calcext:value-type="string">
            <text:p>INSERT INTO lugar (nombre, tipo, region, fk_lugar) VALUES</text:p>
          </table:table-cell>
          <table:table-cell table:number-columns-repeated="10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Irland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4];&quot;', '&quot;;[.C4];&quot;','&quot;;[.D4];&quot;', &quot;;[.E4];&quot;),&quot;)" office:value-type="string" office:string-value="('Irlanda', 'Pais','europa', null)," calcext:value-type="string">
            <text:p>('Irlanda', 'Pais','europa', null),</text:p>
          </table:table-cell>
          <table:table-cell table:number-columns-repeated="1018"/>
        </table:table-row>
        <table:table-row table:style-name="ro3">
          <table:table-cell table:style-name="ce1" table:formula="of:=[.A4]+1" office:value-type="float" office:value="2" calcext:value-type="float">
            <text:p>2</text:p>
          </table:table-cell>
          <table:table-cell office:value-type="string" calcext:value-type="string">
            <text:p>Holand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5];&quot;', '&quot;;[.C5];&quot;','&quot;;[.D5];&quot;', &quot;;[.E5];&quot;),&quot;)" office:value-type="string" office:string-value="('Holanda', 'Pais','europa', null)," calcext:value-type="string">
            <text:p>('Holanda', 'Pais','europa', null),</text:p>
          </table:table-cell>
          <table:table-cell table:number-columns-repeated="1018"/>
        </table:table-row>
        <table:table-row table:style-name="ro2">
          <table:table-cell table:style-name="ce1" table:formula="of:=[.A5]+1" office:value-type="float" office:value="3" calcext:value-type="float">
            <text:p>3</text:p>
          </table:table-cell>
          <table:table-cell office:value-type="string" calcext:value-type="string">
            <text:p>Groenlandi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merica_norte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6];&quot;', '&quot;;[.C6];&quot;','&quot;;[.D6];&quot;', &quot;;[.E6];&quot;),&quot;)" office:value-type="string" office:string-value="('Groenlandia', 'Pais','america_norte', null)," calcext:value-type="string">
            <text:p>('Groenlandia', 'Pais','america_norte', null),</text:p>
          </table:table-cell>
          <table:table-cell table:number-columns-repeated="1018"/>
        </table:table-row>
        <table:table-row table:style-name="ro2">
          <table:table-cell table:style-name="ce1" table:formula="of:=[.A6]+1" office:value-type="float" office:value="4" calcext:value-type="float">
            <text:p>4</text:p>
          </table:table-cell>
          <table:table-cell office:value-type="string" calcext:value-type="string">
            <text:p>Argentin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merica_sur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7];&quot;', '&quot;;[.C7];&quot;','&quot;;[.D7];&quot;', &quot;;[.E7];&quot;),&quot;)" office:value-type="string" office:string-value="('Argentina', 'Pais','america_sur', null)," calcext:value-type="string">
            <text:p>('Argentina', 'Pais','america_sur', null),</text:p>
          </table:table-cell>
          <table:table-cell table:number-columns-repeated="1018"/>
        </table:table-row>
        <table:table-row table:style-name="ro2">
          <table:table-cell table:style-name="ce1" table:formula="of:=[.A7]+1" office:value-type="float" office:value="5" calcext:value-type="float">
            <text:p>5</text:p>
          </table:table-cell>
          <table:table-cell office:value-type="string" calcext:value-type="string">
            <text:p>Taiwán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si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8];&quot;', '&quot;;[.C8];&quot;','&quot;;[.D8];&quot;', &quot;;[.E8];&quot;),&quot;)" office:value-type="string" office:string-value="('Taiwán', 'Pais','asia', null)," calcext:value-type="string">
            <text:p>('Taiwán', 'Pais','asia', null),</text:p>
          </table:table-cell>
          <table:table-cell table:number-columns-repeated="1018"/>
        </table:table-row>
        <table:table-row table:style-name="ro2">
          <table:table-cell table:style-name="ce1" table:formula="of:=[.A8]+1" office:value-type="float" office:value="6" calcext:value-type="float">
            <text:p>6</text:p>
          </table:table-cell>
          <table:table-cell office:value-type="string" calcext:value-type="string">
            <text:p>Malasi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si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9];&quot;', '&quot;;[.C9];&quot;','&quot;;[.D9];&quot;', &quot;;[.E9];&quot;),&quot;)" office:value-type="string" office:string-value="('Malasia', 'Pais','asia', null)," calcext:value-type="string">
            <text:p>('Malasia', 'Pais','asia', null),</text:p>
          </table:table-cell>
          <table:table-cell table:number-columns-repeated="1018"/>
        </table:table-row>
        <table:table-row table:style-name="ro2">
          <table:table-cell table:style-name="ce1" table:formula="of:=[.A9]+1" office:value-type="float" office:value="7" calcext:value-type="float">
            <text:p>7</text:p>
          </table:table-cell>
          <table:table-cell office:value-type="string" calcext:value-type="string">
            <text:p>Ugand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fric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10];&quot;', '&quot;;[.C10];&quot;','&quot;;[.D10];&quot;', &quot;;[.E10];&quot;),&quot;)" office:value-type="string" office:string-value="('Uganda', 'Pais','africa', null)," calcext:value-type="string">
            <text:p>('Uganda', 'Pais','africa', null),</text:p>
          </table:table-cell>
          <table:table-cell table:number-columns-repeated="1018"/>
        </table:table-row>
        <table:table-row table:style-name="ro2">
          <table:table-cell table:style-name="ce1" table:formula="of:=[.A10]+1" office:value-type="float" office:value="8" calcext:value-type="float">
            <text:p>8</text:p>
          </table:table-cell>
          <table:table-cell office:value-type="string" calcext:value-type="string">
            <text:p>Zimbabue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afric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11];&quot;', '&quot;;[.C11];&quot;','&quot;;[.D11];&quot;', &quot;;[.E11];&quot;),&quot;)" office:value-type="string" office:string-value="('Zimbabue', 'Pais','africa', null)," calcext:value-type="string">
            <text:p>('Zimbabue', 'Pais','africa', null),</text:p>
          </table:table-cell>
          <table:table-cell table:number-columns-repeated="1018"/>
        </table:table-row>
        <table:table-row table:style-name="ro2">
          <table:table-cell table:style-name="ce1" table:formula="of:=[.A11]+1"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oceani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12];&quot;', '&quot;;[.C12];&quot;','&quot;;[.D12];&quot;', &quot;;[.E12];&quot;),&quot;)" office:value-type="string" office:string-value="('Australia', 'Pais','oceania', null)," calcext:value-type="string">
            <text:p>('Australia', 'Pais','oceania', null),</text:p>
          </table:table-cell>
          <table:table-cell table:number-columns-repeated="1018"/>
        </table:table-row>
        <table:table-row table:style-name="ro2">
          <table:table-cell table:style-name="ce1" table:formula="of:=[.A12]+1" office:value-type="float" office:value="10" calcext:value-type="float">
            <text:p>10</text:p>
          </table:table-cell>
          <table:table-cell office:value-type="string" calcext:value-type="string">
            <text:p>Dublin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('&quot;;[.B13];&quot;', '&quot;;[.C13];&quot;','&quot;;[.D13];&quot;', &quot;;[.E13];&quot;),&quot;)" office:value-type="string" office:string-value="('Dublin', 'Ciudad','null', 1)," calcext:value-type="string">
            <text:p>('Dublin', 'Ciudad','null', 1),</text:p>
          </table:table-cell>
          <table:table-cell table:number-columns-repeated="3"/>
          <table:table-cell table:style-name="ce1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1" table:formula="of:=[.A13]+1" office:value-type="float" office:value="11" calcext:value-type="float">
            <text:p>11</text:p>
          </table:table-cell>
          <table:table-cell office:value-type="string" calcext:value-type="string">
            <text:p>Cork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('&quot;;[.B14];&quot;', '&quot;;[.C14];&quot;','&quot;;[.D14];&quot;', &quot;;[.E14];&quot;),&quot;)" office:value-type="string" office:string-value="('Cork', 'Ciudad','null', 1)," calcext:value-type="string">
            <text:p>('Cork', 'Ciudad','null', 1),</text:p>
          </table:table-cell>
          <table:table-cell table:number-columns-repeated="3"/>
          <table:table-cell table:style-name="ce1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1" table:formula="of:=[.A14]+1" office:value-type="float" office:value="12" calcext:value-type="float">
            <text:p>12</text:p>
          </table:table-cell>
          <table:table-cell office:value-type="string" calcext:value-type="string">
            <text:p>Galway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formula="of:=CONCATENATE(&quot;('&quot;;[.B15];&quot;', '&quot;;[.C15];&quot;','&quot;;[.D15];&quot;', &quot;;[.E15];&quot;),&quot;)" office:value-type="string" office:string-value="('Galway', 'Ciudad','null', 1)," calcext:value-type="string">
            <text:p>('Galway', 'Ciudad','null', 1),</text:p>
          </table:table-cell>
          <table:table-cell table:number-columns-repeated="3"/>
          <table:table-cell table:style-name="ce1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1" table:formula="of:=[.A15]+1"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2" calcext:value-type="float">
            <text:p>2</text:p>
          </table:table-cell>
          <table:table-cell table:formula="of:=CONCATENATE(&quot;('&quot;;[.B16];&quot;', '&quot;;[.C16];&quot;','&quot;;[.D16];&quot;', &quot;;[.E16];&quot;),&quot;)" office:value-type="string" office:string-value="('Amsterdam', 'Ciudad','null', 2)," calcext:value-type="string">
            <text:p>('Amsterdam', 'Ciudad','null', 2),</text:p>
          </table:table-cell>
          <table:table-cell table:number-columns-repeated="3"/>
          <table:table-cell table:style-name="ce1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1" table:formula="of:=[.A16]+1" office:value-type="float" office:value="14" calcext:value-type="float">
            <text:p>14</text:p>
          </table:table-cell>
          <table:table-cell office:value-type="string" calcext:value-type="string">
            <text:p>Roterdam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2" calcext:value-type="float">
            <text:p>2</text:p>
          </table:table-cell>
          <table:table-cell table:formula="of:=CONCATENATE(&quot;('&quot;;[.B17];&quot;', '&quot;;[.C17];&quot;','&quot;;[.D17];&quot;', &quot;;[.E17];&quot;),&quot;)" office:value-type="string" office:string-value="('Roterdam', 'Ciudad','null', 2)," calcext:value-type="string">
            <text:p>('Roterdam', 'Ciudad','null', 2),</text:p>
          </table:table-cell>
          <table:table-cell table:number-columns-repeated="3"/>
          <table:table-cell table:style-name="ce1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1" table:formula="of:=[.A17]+1" office:value-type="float" office:value="15" calcext:value-type="float">
            <text:p>15</text:p>
          </table:table-cell>
          <table:table-cell office:value-type="string" calcext:value-type="string">
            <text:p>Haarlam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2" calcext:value-type="float">
            <text:p>2</text:p>
          </table:table-cell>
          <table:table-cell table:formula="of:=CONCATENATE(&quot;('&quot;;[.B18];&quot;', '&quot;;[.C18];&quot;','&quot;;[.D18];&quot;', &quot;;[.E18];&quot;),&quot;)" office:value-type="string" office:string-value="('Haarlam', 'Ciudad','null', 2)," calcext:value-type="string">
            <text:p>('Haarlam', 'Ciudad','null', 2),</text:p>
          </table:table-cell>
          <table:table-cell table:number-columns-repeated="3"/>
          <table:table-cell table:style-name="ce1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1" table:formula="of:=[.A18]+1" office:value-type="float" office:value="16" calcext:value-type="float">
            <text:p>16</text:p>
          </table:table-cell>
          <table:table-cell office:value-type="string" calcext:value-type="string">
            <text:p>Nuuk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" calcext:value-type="float">
            <text:p>3</text:p>
          </table:table-cell>
          <table:table-cell table:formula="of:=CONCATENATE(&quot;('&quot;;[.B19];&quot;', '&quot;;[.C19];&quot;','&quot;;[.D19];&quot;', &quot;;[.E19];&quot;),&quot;)" office:value-type="string" office:string-value="('Nuuk', 'Ciudad','null', 3)," calcext:value-type="string">
            <text:p>('Nuuk', 'Ciudad','null', 3),</text:p>
          </table:table-cell>
          <table:table-cell table:number-columns-repeated="3"/>
          <table:table-cell table:style-name="ce1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1" table:formula="of:=[.A19]+1" office:value-type="float" office:value="17" calcext:value-type="float">
            <text:p>17</text:p>
          </table:table-cell>
          <table:table-cell office:value-type="string" calcext:value-type="string">
            <text:p>Qaqortoq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" calcext:value-type="float">
            <text:p>3</text:p>
          </table:table-cell>
          <table:table-cell table:formula="of:=CONCATENATE(&quot;('&quot;;[.B20];&quot;', '&quot;;[.C20];&quot;','&quot;;[.D20];&quot;', &quot;;[.E20];&quot;),&quot;)" office:value-type="string" office:string-value="('Qaqortoq', 'Ciudad','null', 3)," calcext:value-type="string">
            <text:p>('Qaqortoq', 'Ciudad','null', 3),</text:p>
          </table:table-cell>
          <table:table-cell table:number-columns-repeated="3"/>
          <table:table-cell table:style-name="ce1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1" table:formula="of:=[.A20]+1" office:value-type="float" office:value="18" calcext:value-type="float">
            <text:p>18</text:p>
          </table:table-cell>
          <table:table-cell office:value-type="string" calcext:value-type="string">
            <text:p>Sisimiut 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" calcext:value-type="float">
            <text:p>3</text:p>
          </table:table-cell>
          <table:table-cell table:formula="of:=CONCATENATE(&quot;('&quot;;[.B21];&quot;', '&quot;;[.C21];&quot;','&quot;;[.D21];&quot;', &quot;;[.E21];&quot;),&quot;)" office:value-type="string" office:string-value="('Sisimiut ', 'Ciudad','null', 3)," calcext:value-type="string">
            <text:p>('Sisimiut ', 'Ciudad','null', 3),</text:p>
          </table:table-cell>
          <table:table-cell table:number-columns-repeated="3"/>
          <table:table-cell table:style-name="ce1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1" table:formula="of:=[.A21]+1" office:value-type="float" office:value="19" calcext:value-type="float">
            <text:p>19</text:p>
          </table:table-cell>
          <table:table-cell office:value-type="string" calcext:value-type="string">
            <text:p>Buenos Aires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4" calcext:value-type="float">
            <text:p>4</text:p>
          </table:table-cell>
          <table:table-cell table:formula="of:=CONCATENATE(&quot;('&quot;;[.B22];&quot;', '&quot;;[.C22];&quot;','&quot;;[.D22];&quot;', &quot;;[.E22];&quot;),&quot;)" office:value-type="string" office:string-value="('Buenos Aires', 'Ciudad','null', 4)," calcext:value-type="string">
            <text:p>('Buenos Aires', 'Ciudad','null', 4),</text:p>
          </table:table-cell>
          <table:table-cell table:number-columns-repeated="3"/>
          <table:table-cell table:style-name="ce1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1" table:formula="of:=[.A22]+1" office:value-type="float" office:value="20" calcext:value-type="float">
            <text:p>20</text:p>
          </table:table-cell>
          <table:table-cell office:value-type="string" calcext:value-type="string">
            <text:p>Ciudad de Cordob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4" calcext:value-type="float">
            <text:p>4</text:p>
          </table:table-cell>
          <table:table-cell table:formula="of:=CONCATENATE(&quot;('&quot;;[.B23];&quot;', '&quot;;[.C23];&quot;','&quot;;[.D23];&quot;', &quot;;[.E23];&quot;),&quot;)" office:value-type="string" office:string-value="('Ciudad de Cordoba', 'Ciudad','null', 4)," calcext:value-type="string">
            <text:p>('Ciudad de Cordoba', 'Ciudad','null', 4),</text:p>
          </table:table-cell>
          <table:table-cell table:number-columns-repeated="3"/>
          <table:table-cell table:style-name="ce1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1" table:formula="of:=[.A23]+1" office:value-type="float" office:value="21" calcext:value-type="float">
            <text:p>21</text:p>
          </table:table-cell>
          <table:table-cell office:value-type="string" calcext:value-type="string">
            <text:p>Rosario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4" calcext:value-type="float">
            <text:p>4</text:p>
          </table:table-cell>
          <table:table-cell table:formula="of:=CONCATENATE(&quot;('&quot;;[.B24];&quot;', '&quot;;[.C24];&quot;','&quot;;[.D24];&quot;', &quot;;[.E24];&quot;),&quot;)" office:value-type="string" office:string-value="('Rosario', 'Ciudad','null', 4)," calcext:value-type="string">
            <text:p>('Rosario', 'Ciudad','null', 4),</text:p>
          </table:table-cell>
          <table:table-cell table:number-columns-repeated="3"/>
          <table:table-cell table:style-name="ce1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1" table:formula="of:=[.A24]+1" office:value-type="float" office:value="22" calcext:value-type="float">
            <text:p>22</text:p>
          </table:table-cell>
          <table:table-cell office:value-type="string" calcext:value-type="string">
            <text:p>Taipei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5" calcext:value-type="float">
            <text:p>5</text:p>
          </table:table-cell>
          <table:table-cell table:formula="of:=CONCATENATE(&quot;('&quot;;[.B25];&quot;', '&quot;;[.C25];&quot;','&quot;;[.D25];&quot;', &quot;;[.E25];&quot;),&quot;)" office:value-type="string" office:string-value="('Taipei', 'Ciudad','null', 5)," calcext:value-type="string">
            <text:p>('Taipei', 'Ciudad','null', 5),</text:p>
          </table:table-cell>
          <table:table-cell table:number-columns-repeated="3"/>
          <table:table-cell table:style-name="ce1" office:value-type="string" calcext:value-type="string">
            <text:p>Taiwán</text:p>
          </table:table-cell>
          <table:table-cell table:number-columns-repeated="1014"/>
        </table:table-row>
        <table:table-row table:style-name="ro2">
          <table:table-cell table:style-name="ce1" table:formula="of:=[.A25]+1" office:value-type="float" office:value="23" calcext:value-type="float">
            <text:p>23</text:p>
          </table:table-cell>
          <table:table-cell office:value-type="string" calcext:value-type="string">
            <text:p>Tainan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5" calcext:value-type="float">
            <text:p>5</text:p>
          </table:table-cell>
          <table:table-cell table:formula="of:=CONCATENATE(&quot;('&quot;;[.B26];&quot;', '&quot;;[.C26];&quot;','&quot;;[.D26];&quot;', &quot;;[.E26];&quot;),&quot;)" office:value-type="string" office:string-value="('Tainan', 'Ciudad','null', 5)," calcext:value-type="string">
            <text:p>('Tainan', 'Ciudad','null', 5),</text:p>
          </table:table-cell>
          <table:table-cell table:number-columns-repeated="3"/>
          <table:table-cell table:style-name="ce1" office:value-type="string" calcext:value-type="string">
            <text:p>Taiwán</text:p>
          </table:table-cell>
          <table:table-cell table:number-columns-repeated="1014"/>
        </table:table-row>
        <table:table-row table:style-name="ro4">
          <table:table-cell table:style-name="ce1" table:formula="of:=[.A26]+1" office:value-type="float" office:value="24" calcext:value-type="float">
            <text:p>24</text:p>
          </table:table-cell>
          <table:table-cell table:style-name="ce15" office:value-type="string" calcext:value-type="string">
            <text:p>Kaohsiung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5" calcext:value-type="float">
            <text:p>5</text:p>
          </table:table-cell>
          <table:table-cell table:formula="of:=CONCATENATE(&quot;('&quot;;[.B27];&quot;', '&quot;;[.C27];&quot;','&quot;;[.D27];&quot;', &quot;;[.E27];&quot;),&quot;)" office:value-type="string" office:string-value="('Kaohsiung', 'Ciudad','null', 5)," calcext:value-type="string">
            <text:p>('Kaohsiung', 'Ciudad','null', 5),</text:p>
          </table:table-cell>
          <table:table-cell table:number-columns-repeated="3"/>
          <table:table-cell table:style-name="ce1" office:value-type="string" calcext:value-type="string">
            <text:p>Taiwán</text:p>
          </table:table-cell>
          <table:table-cell table:number-columns-repeated="1014"/>
        </table:table-row>
        <table:table-row table:style-name="ro4">
          <table:table-cell table:style-name="ce1" table:formula="of:=[.A27]+1" office:value-type="float" office:value="25" calcext:value-type="float">
            <text:p>25</text:p>
          </table:table-cell>
          <table:table-cell table:style-name="ce15" office:value-type="string" calcext:value-type="string">
            <text:p>Kuala Lumpur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formula="of:=CONCATENATE(&quot;('&quot;;[.B28];&quot;', '&quot;;[.C28];&quot;','&quot;;[.D28];&quot;', &quot;;[.E28];&quot;),&quot;)" office:value-type="string" office:string-value="('Kuala Lumpur', 'Ciudad','null', 6)," calcext:value-type="string">
            <text:p>('Kuala Lumpur', 'Ciudad','null', 6),</text:p>
          </table:table-cell>
          <table:table-cell table:number-columns-repeated="3"/>
          <table:table-cell table:style-name="ce1" office:value-type="string" calcext:value-type="string">
            <text:p>Malasia</text:p>
          </table:table-cell>
          <table:table-cell table:number-columns-repeated="1014"/>
        </table:table-row>
        <table:table-row table:style-name="ro4">
          <table:table-cell table:style-name="ce1" table:formula="of:=[.A28]+1" office:value-type="float" office:value="26" calcext:value-type="float">
            <text:p>26</text:p>
          </table:table-cell>
          <table:table-cell table:style-name="ce15" office:value-type="string" calcext:value-type="string">
            <text:p>Malac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formula="of:=CONCATENATE(&quot;('&quot;;[.B29];&quot;', '&quot;;[.C29];&quot;','&quot;;[.D29];&quot;', &quot;;[.E29];&quot;),&quot;)" office:value-type="string" office:string-value="('Malaca', 'Ciudad','null', 6)," calcext:value-type="string">
            <text:p>('Malaca', 'Ciudad','null', 6),</text:p>
          </table:table-cell>
          <table:table-cell table:number-columns-repeated="3"/>
          <table:table-cell table:style-name="ce1" office:value-type="string" calcext:value-type="string">
            <text:p>Malasia</text:p>
          </table:table-cell>
          <table:table-cell table:number-columns-repeated="1014"/>
        </table:table-row>
        <table:table-row table:style-name="ro4">
          <table:table-cell table:style-name="ce1" table:formula="of:=[.A29]+1" office:value-type="float" office:value="27" calcext:value-type="float">
            <text:p>27</text:p>
          </table:table-cell>
          <table:table-cell table:style-name="ce15" office:value-type="string" calcext:value-type="string">
            <text:p>Pulau Pinang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formula="of:=CONCATENATE(&quot;('&quot;;[.B30];&quot;', '&quot;;[.C30];&quot;','&quot;;[.D30];&quot;', &quot;;[.E30];&quot;),&quot;)" office:value-type="string" office:string-value="('Pulau Pinang', 'Ciudad','null', 6)," calcext:value-type="string">
            <text:p>('Pulau Pinang', 'Ciudad','null', 6),</text:p>
          </table:table-cell>
          <table:table-cell table:number-columns-repeated="3"/>
          <table:table-cell table:style-name="ce1" office:value-type="string" calcext:value-type="string">
            <text:p>Malasia</text:p>
          </table:table-cell>
          <table:table-cell table:number-columns-repeated="1014"/>
        </table:table-row>
        <table:table-row table:style-name="ro4">
          <table:table-cell table:style-name="ce1" table:formula="of:=[.A30]+1" office:value-type="float" office:value="28" calcext:value-type="float">
            <text:p>28</text:p>
          </table:table-cell>
          <table:table-cell table:style-name="ce15" office:value-type="string" calcext:value-type="string">
            <text:p>Kampal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7" calcext:value-type="float">
            <text:p>7</text:p>
          </table:table-cell>
          <table:table-cell table:formula="of:=CONCATENATE(&quot;('&quot;;[.B31];&quot;', '&quot;;[.C31];&quot;','&quot;;[.D31];&quot;', &quot;;[.E31];&quot;),&quot;)" office:value-type="string" office:string-value="('Kampala', 'Ciudad','null', 7)," calcext:value-type="string">
            <text:p>('Kampala', 'Ciudad','null', 7),</text:p>
          </table:table-cell>
          <table:table-cell table:number-columns-repeated="3"/>
          <table:table-cell table:style-name="ce1" office:value-type="string" calcext:value-type="string">
            <text:p>Uganda</text:p>
          </table:table-cell>
          <table:table-cell table:number-columns-repeated="1014"/>
        </table:table-row>
        <table:table-row table:style-name="ro2">
          <table:table-cell table:style-name="ce1" table:formula="of:=[.A31]+1" office:value-type="float" office:value="29" calcext:value-type="float">
            <text:p>29</text:p>
          </table:table-cell>
          <table:table-cell office:value-type="string" calcext:value-type="string">
            <text:p>Entebbe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7" calcext:value-type="float">
            <text:p>7</text:p>
          </table:table-cell>
          <table:table-cell table:formula="of:=CONCATENATE(&quot;('&quot;;[.B32];&quot;', '&quot;;[.C32];&quot;','&quot;;[.D32];&quot;', &quot;;[.E32];&quot;),&quot;)" office:value-type="string" office:string-value="('Entebbe', 'Ciudad','null', 7)," calcext:value-type="string">
            <text:p>('Entebbe', 'Ciudad','null', 7),</text:p>
          </table:table-cell>
          <table:table-cell table:number-columns-repeated="3"/>
          <table:table-cell table:style-name="ce1" office:value-type="string" calcext:value-type="string">
            <text:p>Uganda</text:p>
          </table:table-cell>
          <table:table-cell table:number-columns-repeated="1014"/>
        </table:table-row>
        <table:table-row table:style-name="ro4">
          <table:table-cell table:style-name="ce1" table:formula="of:=[.A32]+1" office:value-type="float" office:value="30" calcext:value-type="float">
            <text:p>30</text:p>
          </table:table-cell>
          <table:table-cell table:style-name="ce15" office:value-type="string" calcext:value-type="string">
            <text:p>Kasese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7" calcext:value-type="float">
            <text:p>7</text:p>
          </table:table-cell>
          <table:table-cell table:formula="of:=CONCATENATE(&quot;('&quot;;[.B33];&quot;', '&quot;;[.C33];&quot;','&quot;;[.D33];&quot;', &quot;;[.E33];&quot;),&quot;)" office:value-type="string" office:string-value="('Kasese', 'Ciudad','null', 7)," calcext:value-type="string">
            <text:p>('Kasese', 'Ciudad','null', 7),</text:p>
          </table:table-cell>
          <table:table-cell table:number-columns-repeated="3"/>
          <table:table-cell table:style-name="ce1" office:value-type="string" calcext:value-type="string">
            <text:p>Uganda</text:p>
          </table:table-cell>
          <table:table-cell table:number-columns-repeated="1014"/>
        </table:table-row>
        <table:table-row table:style-name="ro4">
          <table:table-cell table:style-name="ce1" table:formula="of:=[.A33]+1" office:value-type="float" office:value="31" calcext:value-type="float">
            <text:p>31</text:p>
          </table:table-cell>
          <table:table-cell table:style-name="ce15" office:value-type="string" calcext:value-type="string">
            <text:p>Harare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formula="of:=CONCATENATE(&quot;('&quot;;[.B34];&quot;', '&quot;;[.C34];&quot;','&quot;;[.D34];&quot;', &quot;;[.E34];&quot;),&quot;)" office:value-type="string" office:string-value="('Harare', 'Ciudad','null', 8)," calcext:value-type="string">
            <text:p>('Harare', 'Ciudad','null', 8),</text:p>
          </table:table-cell>
          <table:table-cell table:number-columns-repeated="3"/>
          <table:table-cell table:style-name="ce1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1" table:formula="of:=[.A34]+1" office:value-type="float" office:value="32" calcext:value-type="float">
            <text:p>32</text:p>
          </table:table-cell>
          <table:table-cell office:value-type="string" calcext:value-type="string">
            <text:p>Bulawayo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formula="of:=CONCATENATE(&quot;('&quot;;[.B35];&quot;', '&quot;;[.C35];&quot;','&quot;;[.D35];&quot;', &quot;;[.E35];&quot;),&quot;)" office:value-type="string" office:string-value="('Bulawayo', 'Ciudad','null', 8)," calcext:value-type="string">
            <text:p>('Bulawayo', 'Ciudad','null', 8),</text:p>
          </table:table-cell>
          <table:table-cell table:number-columns-repeated="3"/>
          <table:table-cell table:style-name="ce1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1" table:formula="of:=[.A35]+1" office:value-type="float" office:value="33" calcext:value-type="float">
            <text:p>33</text:p>
          </table:table-cell>
          <table:table-cell office:value-type="string" calcext:value-type="string">
            <text:p>Chitungwiz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formula="of:=CONCATENATE(&quot;('&quot;;[.B36];&quot;', '&quot;;[.C36];&quot;','&quot;;[.D36];&quot;', &quot;;[.E36];&quot;),&quot;)" office:value-type="string" office:string-value="('Chitungwiza', 'Ciudad','null', 8)," calcext:value-type="string">
            <text:p>('Chitungwiza', 'Ciudad','null', 8),</text:p>
          </table:table-cell>
          <table:table-cell table:number-columns-repeated="3"/>
          <table:table-cell table:style-name="ce1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1" table:formula="of:=[.A36]+1" office:value-type="float" office:value="34" calcext:value-type="float">
            <text:p>34</text:p>
          </table:table-cell>
          <table:table-cell office:value-type="string" calcext:value-type="string">
            <text:p>Sidney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9" calcext:value-type="float">
            <text:p>9</text:p>
          </table:table-cell>
          <table:table-cell table:formula="of:=CONCATENATE(&quot;('&quot;;[.B37];&quot;', '&quot;;[.C37];&quot;','&quot;;[.D37];&quot;', &quot;;[.E37];&quot;),&quot;)" office:value-type="string" office:string-value="('Sidney', 'Ciudad','null', 9)," calcext:value-type="string">
            <text:p>('Sidney', 'Ciudad','null', 9),</text:p>
          </table:table-cell>
          <table:table-cell table:number-columns-repeated="3"/>
          <table:table-cell table:style-name="ce1" office:value-type="string" calcext:value-type="string">
            <text:p>Australia</text:p>
          </table:table-cell>
          <table:table-cell table:number-columns-repeated="1014"/>
        </table:table-row>
        <table:table-row table:style-name="ro2">
          <table:table-cell table:style-name="ce1" table:formula="of:=[.A37]+1" office:value-type="float" office:value="35" calcext:value-type="float">
            <text:p>35</text:p>
          </table:table-cell>
          <table:table-cell office:value-type="string" calcext:value-type="string">
            <text:p>Perth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9" calcext:value-type="float">
            <text:p>9</text:p>
          </table:table-cell>
          <table:table-cell table:formula="of:=CONCATENATE(&quot;('&quot;;[.B38];&quot;', '&quot;;[.C38];&quot;','&quot;;[.D38];&quot;', &quot;;[.E38];&quot;),&quot;)" office:value-type="string" office:string-value="('Perth', 'Ciudad','null', 9)," calcext:value-type="string">
            <text:p>('Perth', 'Ciudad','null', 9),</text:p>
          </table:table-cell>
          <table:table-cell table:number-columns-repeated="3"/>
          <table:table-cell table:style-name="ce1" office:value-type="string" calcext:value-type="string">
            <text:p>Australia</text:p>
          </table:table-cell>
          <table:table-cell table:number-columns-repeated="1014"/>
        </table:table-row>
        <table:table-row table:style-name="ro2">
          <table:table-cell table:style-name="ce1" table:formula="of:=[.A38]+1" office:value-type="float" office:value="36" calcext:value-type="float">
            <text:p>36</text:p>
          </table:table-cell>
          <table:table-cell office:value-type="string" calcext:value-type="string">
            <text:p>Gold Coast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9" calcext:value-type="float">
            <text:p>9</text:p>
          </table:table-cell>
          <table:table-cell table:formula="of:=CONCATENATE(&quot;('&quot;;[.B39];&quot;', '&quot;;[.C39];&quot;','&quot;;[.D39];&quot;', &quot;;[.E39];&quot;),&quot;)" office:value-type="string" office:string-value="('Gold Coast', 'Ciudad','null', 9)," calcext:value-type="string">
            <text:p>('Gold Coast', 'Ciudad','null', 9),</text:p>
          </table:table-cell>
          <table:table-cell table:number-columns-repeated="3"/>
          <table:table-cell table:style-name="ce1" office:value-type="string" calcext:value-type="string">
            <text:p>Australia</text:p>
          </table:table-cell>
          <table:table-cell table:number-columns-repeated="1014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Suiza</text:p>
          </table:table-cell>
          <table:table-cell table:style-name="ce1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1" office:value-type="string" calcext:value-type="string">
            <text:p>null</text:p>
          </table:table-cell>
          <table:table-cell table:formula="of:=CONCATENATE(&quot;('&quot;;[.B40];&quot;', '&quot;;[.C40];&quot;','&quot;;[.D40];&quot;', &quot;;[.E40];&quot;),&quot;)" office:value-type="string" office:string-value="('Suiza', 'Pais','europa', null)," calcext:value-type="string">
            <text:p>('Suiza', 'Pais','europa', null),</text:p>
          </table:table-cell>
          <table:table-cell table:number-columns-repeated="1018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Ginebra</text:p>
          </table:table-cell>
          <table:table-cell table:style-name="ce1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1" office:value-type="float" office:value="37" calcext:value-type="float">
            <text:p>37</text:p>
          </table:table-cell>
          <table:table-cell table:formula="of:=CONCATENATE(&quot;('&quot;;[.B41];&quot;', '&quot;;[.C41];&quot;','&quot;;[.D41];&quot;', &quot;;[.E41];&quot;),&quot;)" office:value-type="string" office:string-value="('Ginebra', 'Ciudad','null', 37)," calcext:value-type="string">
            <text:p>('Ginebra', 'Ciudad','null', 37),</text:p>
          </table:table-cell>
          <table:table-cell table:number-columns-repeated="3"/>
          <table:table-cell table:style-name="ce1" office:value-type="string" calcext:value-type="string">
            <text:p>Suiza</text:p>
          </table:table-cell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efonos" table:style-name="ta5">
        <office:forms form:automatic-focus="false" form:apply-design-mode="false"/>
        <table:table-column table:style-name="co28" table:number-columns-repeated="3" table:default-cell-style-name="Default"/>
        <table:table-column table:style-name="co40" table:default-cell-style-name="ce1"/>
        <table:table-column table:style-name="co28" table:default-cell-style-name="Default"/>
        <table:table-column table:style-name="co41" table:default-cell-style-name="ce1"/>
        <table:table-column table:style-name="co28" table:number-columns-repeated="1018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90021" calcext:value-type="float">
            <text:p>4122390021</text:p>
          </table:table-cell>
          <table:table-cell table:style-name="ce1" office:value-type="string" calcext:value-type="string">
            <text:p>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699623" calcext:value-type="float">
            <text:p>4126699623</text:p>
          </table:table-cell>
          <table:table-cell table:style-name="ce1" office:value-type="string" calcext:value-type="string">
            <text:p>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229016" calcext:value-type="float">
            <text:p>4121229016</text:p>
          </table:table-cell>
          <table:table-cell table:style-name="ce1" office:value-type="string" calcext:value-type="string">
            <text:p>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948307" calcext:value-type="float">
            <text:p>4123948307</text:p>
          </table:table-cell>
          <table:table-cell table:style-name="ce1" office:value-type="string" calcext:value-type="string">
            <text:p>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018092" calcext:value-type="float">
            <text:p>4125018092</text:p>
          </table:table-cell>
          <table:table-cell table:style-name="ce1" office:value-type="string" calcext:value-type="string">
            <text:p>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189159" calcext:value-type="float">
            <text:p>4121189159</text:p>
          </table:table-cell>
          <table:table-cell table:style-name="ce1" office:value-type="string" calcext:value-type="string">
            <text:p>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371835" calcext:value-type="float">
            <text:p>4163371835</text:p>
          </table:table-cell>
          <table:table-cell table:style-name="ce1" office:value-type="string" calcext:value-type="string">
            <text:p>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974650" calcext:value-type="float">
            <text:p>4123974650</text:p>
          </table:table-cell>
          <table:table-cell table:style-name="ce1" office:value-type="string" calcext:value-type="string">
            <text:p>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049959" calcext:value-type="float">
            <text:p>4143049959</text:p>
          </table:table-cell>
          <table:table-cell table:style-name="ce1" office:value-type="string" calcext:value-type="string">
            <text:p>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319978" calcext:value-type="float">
            <text:p>4141319978</text:p>
          </table:table-cell>
          <table:table-cell table:style-name="ce1" office:value-type="string" calcext:value-type="string">
            <text:p>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123924" calcext:value-type="float">
            <text:p>4148123924</text:p>
          </table:table-cell>
          <table:table-cell table:style-name="ce1" office:value-type="string" calcext:value-type="string">
            <text:p>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19514" calcext:value-type="float">
            <text:p>4167319514</text:p>
          </table:table-cell>
          <table:table-cell table:style-name="ce1" office:value-type="string" calcext:value-type="string">
            <text:p>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999846" calcext:value-type="float">
            <text:p>4148999846</text:p>
          </table:table-cell>
          <table:table-cell table:style-name="ce1" office:value-type="string" calcext:value-type="string">
            <text:p>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345573" calcext:value-type="float">
            <text:p>4126345573</text:p>
          </table:table-cell>
          <table:table-cell table:style-name="ce1" office:value-type="string" calcext:value-type="string">
            <text:p>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450120" calcext:value-type="float">
            <text:p>4161450120</text:p>
          </table:table-cell>
          <table:table-cell table:style-name="ce1" office:value-type="string" calcext:value-type="string">
            <text:p>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977631" calcext:value-type="float">
            <text:p>4143977631</text:p>
          </table:table-cell>
          <table:table-cell table:style-name="ce1" office:value-type="string" calcext:value-type="string">
            <text:p>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292334" calcext:value-type="float">
            <text:p>4141292334</text:p>
          </table:table-cell>
          <table:table-cell table:style-name="ce1" office:value-type="string" calcext:value-type="string">
            <text:p>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609837" calcext:value-type="float">
            <text:p>4143609837</text:p>
          </table:table-cell>
          <table:table-cell table:style-name="ce1" office:value-type="string" calcext:value-type="string">
            <text:p>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343360" calcext:value-type="float">
            <text:p>4125343360</text:p>
          </table:table-cell>
          <table:table-cell table:style-name="ce1" office:value-type="string" calcext:value-type="string">
            <text:p>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08908" calcext:value-type="float">
            <text:p>4242908908</text:p>
          </table:table-cell>
          <table:table-cell table:style-name="ce1" office:value-type="string" calcext:value-type="string">
            <text:p>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109538" calcext:value-type="float">
            <text:p>4242109538</text:p>
          </table:table-cell>
          <table:table-cell table:style-name="ce1" office:value-type="string" calcext:value-type="string">
            <text:p>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830298" calcext:value-type="float">
            <text:p>4146830298</text:p>
          </table:table-cell>
          <table:table-cell table:style-name="ce1" office:value-type="string" calcext:value-type="string">
            <text:p>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66865" calcext:value-type="float">
            <text:p>4124866865</text:p>
          </table:table-cell>
          <table:table-cell table:style-name="ce1" office:value-type="string" calcext:value-type="string">
            <text:p>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92031" calcext:value-type="float">
            <text:p>4122392031</text:p>
          </table:table-cell>
          <table:table-cell table:style-name="ce1" office:value-type="string" calcext:value-type="string">
            <text:p>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952857" calcext:value-type="float">
            <text:p>4163952857</text:p>
          </table:table-cell>
          <table:table-cell table:style-name="ce1" office:value-type="string" calcext:value-type="string">
            <text:p>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676921" calcext:value-type="float">
            <text:p>4167676921</text:p>
          </table:table-cell>
          <table:table-cell table:style-name="ce1" office:value-type="string" calcext:value-type="string">
            <text:p>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91221" calcext:value-type="float">
            <text:p>4147291221</text:p>
          </table:table-cell>
          <table:table-cell table:style-name="ce1" office:value-type="string" calcext:value-type="string">
            <text:p>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392478" calcext:value-type="float">
            <text:p>4144392478</text:p>
          </table:table-cell>
          <table:table-cell table:style-name="ce1" office:value-type="string" calcext:value-type="string">
            <text:p>28);</text:p>
          </table:table-cell>
          <table:table-cell office:value-type="string" calcext:value-type="string">
            <text:p>&lt;---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080460" calcext:value-type="float">
            <text:p>4161080460</text:p>
          </table:table-cell>
          <table:table-cell table:style-name="ce1" office:value-type="string" calcext:value-type="string">
            <text:p>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909350" calcext:value-type="float">
            <text:p>4126909350</text:p>
          </table:table-cell>
          <table:table-cell table:style-name="ce1" office:value-type="string" calcext:value-type="string">
            <text:p>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416359" calcext:value-type="float">
            <text:p>4141416359</text:p>
          </table:table-cell>
          <table:table-cell table:style-name="ce1" office:value-type="string" calcext:value-type="string">
            <text:p>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630352" calcext:value-type="float">
            <text:p>4249630352</text:p>
          </table:table-cell>
          <table:table-cell table:style-name="ce1" office:value-type="string" calcext:value-type="string">
            <text:p>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170810" calcext:value-type="float">
            <text:p>4246170810</text:p>
          </table:table-cell>
          <table:table-cell table:style-name="ce1" office:value-type="string" calcext:value-type="string">
            <text:p>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58290" calcext:value-type="float">
            <text:p>4167058290</text:p>
          </table:table-cell>
          <table:table-cell table:style-name="ce1" office:value-type="string" calcext:value-type="string">
            <text:p>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24557" calcext:value-type="float">
            <text:p>4124224557</text:p>
          </table:table-cell>
          <table:table-cell table:style-name="ce1" office:value-type="string" calcext:value-type="string">
            <text:p>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270841" calcext:value-type="float">
            <text:p>4249270841</text:p>
          </table:table-cell>
          <table:table-cell table:style-name="ce1" office:value-type="string" calcext:value-type="string">
            <text:p>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48734" calcext:value-type="float">
            <text:p>4121948734</text:p>
          </table:table-cell>
          <table:table-cell table:style-name="ce1" office:value-type="string" calcext:value-type="string">
            <text:p>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375628" calcext:value-type="float">
            <text:p>4128375628</text:p>
          </table:table-cell>
          <table:table-cell table:style-name="ce1" office:value-type="string" calcext:value-type="string">
            <text:p>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172324" calcext:value-type="float">
            <text:p>4145172324</text:p>
          </table:table-cell>
          <table:table-cell table:style-name="ce1" office:value-type="string" calcext:value-type="string">
            <text:p>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941547" calcext:value-type="float">
            <text:p>4143941547</text:p>
          </table:table-cell>
          <table:table-cell table:style-name="ce1" office:value-type="string" calcext:value-type="string">
            <text:p>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66191" calcext:value-type="float">
            <text:p>4127166191</text:p>
          </table:table-cell>
          <table:table-cell table:style-name="ce1" office:value-type="string" calcext:value-type="string">
            <text:p>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56384" calcext:value-type="float">
            <text:p>4128656384</text:p>
          </table:table-cell>
          <table:table-cell table:style-name="ce1" office:value-type="string" calcext:value-type="string">
            <text:p>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533212" calcext:value-type="float">
            <text:p>4144533212</text:p>
          </table:table-cell>
          <table:table-cell table:style-name="ce1" office:value-type="string" calcext:value-type="string">
            <text:p>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219883" calcext:value-type="float">
            <text:p>4162219883</text:p>
          </table:table-cell>
          <table:table-cell table:style-name="ce1" office:value-type="string" calcext:value-type="string">
            <text:p>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415929" calcext:value-type="float">
            <text:p>4141415929</text:p>
          </table:table-cell>
          <table:table-cell table:style-name="ce1" office:value-type="string" calcext:value-type="string">
            <text:p>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584943" calcext:value-type="float">
            <text:p>4242584943</text:p>
          </table:table-cell>
          <table:table-cell table:style-name="ce1" office:value-type="string" calcext:value-type="string">
            <text:p>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26804" calcext:value-type="float">
            <text:p>4167026804</text:p>
          </table:table-cell>
          <table:table-cell table:style-name="ce1" office:value-type="string" calcext:value-type="string">
            <text:p>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453786" calcext:value-type="float">
            <text:p>4247453786</text:p>
          </table:table-cell>
          <table:table-cell table:style-name="ce1" office:value-type="string" calcext:value-type="string">
            <text:p>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833863" calcext:value-type="float">
            <text:p>4162833863</text:p>
          </table:table-cell>
          <table:table-cell table:style-name="ce1" office:value-type="string" calcext:value-type="string">
            <text:p>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420879" calcext:value-type="float">
            <text:p>4165420879</text:p>
          </table:table-cell>
          <table:table-cell table:style-name="ce1" office:value-type="string" calcext:value-type="string">
            <text:p>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47938" calcext:value-type="float">
            <text:p>4124647938</text:p>
          </table:table-cell>
          <table:table-cell table:style-name="ce1" office:value-type="string" calcext:value-type="string">
            <text:p>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063079" calcext:value-type="float">
            <text:p>4125063079</text:p>
          </table:table-cell>
          <table:table-cell table:style-name="ce1" office:value-type="string" calcext:value-type="string">
            <text:p>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08369" calcext:value-type="float">
            <text:p>4243008369</text:p>
          </table:table-cell>
          <table:table-cell table:style-name="ce1" office:value-type="string" calcext:value-type="string">
            <text:p>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227118" calcext:value-type="float">
            <text:p>4164227118</text:p>
          </table:table-cell>
          <table:table-cell table:style-name="ce1" office:value-type="string" calcext:value-type="string">
            <text:p>54);</text:p>
          </table:table-cell>
          <table:table-cell office:value-type="string" calcext:value-type="string">
            <text:p>&lt;--Telefono jefe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75489" calcext:value-type="float">
            <text:p>4149275489</text:p>
          </table:table-cell>
          <table:table-cell table:style-name="ce1" office:value-type="string" calcext:value-type="string">
            <text:p>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697839" calcext:value-type="float">
            <text:p>4161697839</text:p>
          </table:table-cell>
          <table:table-cell table:style-name="ce1" office:value-type="string" calcext:value-type="string">
            <text:p>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669811" calcext:value-type="float">
            <text:p>4142669811</text:p>
          </table:table-cell>
          <table:table-cell table:style-name="ce1" office:value-type="string" calcext:value-type="string">
            <text:p>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566000" calcext:value-type="float">
            <text:p>4129566000</text:p>
          </table:table-cell>
          <table:table-cell table:style-name="ce1" office:value-type="string" calcext:value-type="string">
            <text:p>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423998" calcext:value-type="float">
            <text:p>4148423998</text:p>
          </table:table-cell>
          <table:table-cell table:style-name="ce1" office:value-type="string" calcext:value-type="string">
            <text:p>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656594" calcext:value-type="float">
            <text:p>4148656594</text:p>
          </table:table-cell>
          <table:table-cell table:style-name="ce1" office:value-type="string" calcext:value-type="string">
            <text:p>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39412" calcext:value-type="float">
            <text:p>4167339412</text:p>
          </table:table-cell>
          <table:table-cell table:style-name="ce1" office:value-type="string" calcext:value-type="string">
            <text:p>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393239" calcext:value-type="float">
            <text:p>4141393239</text:p>
          </table:table-cell>
          <table:table-cell table:style-name="ce1" office:value-type="string" calcext:value-type="string">
            <text:p>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69159" calcext:value-type="float">
            <text:p>4167169159</text:p>
          </table:table-cell>
          <table:table-cell table:style-name="ce1" office:value-type="string" calcext:value-type="string">
            <text:p>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417666" calcext:value-type="float">
            <text:p>4149417666</text:p>
          </table:table-cell>
          <table:table-cell table:style-name="ce1" office:value-type="string" calcext:value-type="string">
            <text:p>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93317" calcext:value-type="float">
            <text:p>4122793317</text:p>
          </table:table-cell>
          <table:table-cell table:style-name="ce1" office:value-type="string" calcext:value-type="string">
            <text:p>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832665" calcext:value-type="float">
            <text:p>4244832665</text:p>
          </table:table-cell>
          <table:table-cell table:style-name="ce1" office:value-type="string" calcext:value-type="string">
            <text:p>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388369" calcext:value-type="float">
            <text:p>4166388369</text:p>
          </table:table-cell>
          <table:table-cell table:style-name="ce1" office:value-type="string" calcext:value-type="string">
            <text:p>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07715" calcext:value-type="float">
            <text:p>4143307715</text:p>
          </table:table-cell>
          <table:table-cell table:style-name="ce1" office:value-type="string" calcext:value-type="string">
            <text:p>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556851" calcext:value-type="float">
            <text:p>4144556851</text:p>
          </table:table-cell>
          <table:table-cell table:style-name="ce1" office:value-type="string" calcext:value-type="string">
            <text:p>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468763" calcext:value-type="float">
            <text:p>4124468763</text:p>
          </table:table-cell>
          <table:table-cell table:style-name="ce1" office:value-type="string" calcext:value-type="string">
            <text:p>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453879" calcext:value-type="float">
            <text:p>4122453879</text:p>
          </table:table-cell>
          <table:table-cell table:style-name="ce1" office:value-type="string" calcext:value-type="string">
            <text:p>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706194" calcext:value-type="float">
            <text:p>4148706194</text:p>
          </table:table-cell>
          <table:table-cell table:style-name="ce1" office:value-type="string" calcext:value-type="string">
            <text:p>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705701" calcext:value-type="float">
            <text:p>4121705701</text:p>
          </table:table-cell>
          <table:table-cell table:style-name="ce1" office:value-type="string" calcext:value-type="string">
            <text:p>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468253" calcext:value-type="float">
            <text:p>4147468253</text:p>
          </table:table-cell>
          <table:table-cell table:style-name="ce1" office:value-type="string" calcext:value-type="string">
            <text:p>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881705" calcext:value-type="float">
            <text:p>4148881705</text:p>
          </table:table-cell>
          <table:table-cell table:style-name="ce1" office:value-type="string" calcext:value-type="string">
            <text:p>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534802" calcext:value-type="float">
            <text:p>4124534802</text:p>
          </table:table-cell>
          <table:table-cell table:style-name="ce1" office:value-type="string" calcext:value-type="string">
            <text:p>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820142" calcext:value-type="float">
            <text:p>4149820142</text:p>
          </table:table-cell>
          <table:table-cell table:style-name="ce1" office:value-type="string" calcext:value-type="string">
            <text:p>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928205" calcext:value-type="float">
            <text:p>4167928205</text:p>
          </table:table-cell>
          <table:table-cell table:style-name="ce1" office:value-type="string" calcext:value-type="string">
            <text:p>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874357" calcext:value-type="float">
            <text:p>4125874357</text:p>
          </table:table-cell>
          <table:table-cell table:style-name="ce1" office:value-type="string" calcext:value-type="string">
            <text:p>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17935" calcext:value-type="float">
            <text:p>4128117935</text:p>
          </table:table-cell>
          <table:table-cell table:style-name="ce1" office:value-type="string" calcext:value-type="string">
            <text:p>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871125" calcext:value-type="float">
            <text:p>4125871125</text:p>
          </table:table-cell>
          <table:table-cell table:style-name="ce1" office:value-type="string" calcext:value-type="string">
            <text:p>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261660" calcext:value-type="float">
            <text:p>4167261660</text:p>
          </table:table-cell>
          <table:table-cell table:style-name="ce1" office:value-type="string" calcext:value-type="string">
            <text:p>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59954" calcext:value-type="float">
            <text:p>4123559954</text:p>
          </table:table-cell>
          <table:table-cell table:style-name="ce1" office:value-type="string" calcext:value-type="string">
            <text:p>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168039" calcext:value-type="float">
            <text:p>4124168039</text:p>
          </table:table-cell>
          <table:table-cell table:style-name="ce1" office:value-type="string" calcext:value-type="string">
            <text:p>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72066" calcext:value-type="float">
            <text:p>4167372066</text:p>
          </table:table-cell>
          <table:table-cell table:style-name="ce1" office:value-type="string" calcext:value-type="string">
            <text:p>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12681" calcext:value-type="float">
            <text:p>4166612681</text:p>
          </table:table-cell>
          <table:table-cell table:style-name="ce1" office:value-type="string" calcext:value-type="string">
            <text:p>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900652" calcext:value-type="float">
            <text:p>4248900652</text:p>
          </table:table-cell>
          <table:table-cell table:style-name="ce1" office:value-type="string" calcext:value-type="string">
            <text:p>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438619" calcext:value-type="float">
            <text:p>4148438619</text:p>
          </table:table-cell>
          <table:table-cell table:style-name="ce1" office:value-type="string" calcext:value-type="string">
            <text:p>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181758" calcext:value-type="float">
            <text:p>4243181758</text:p>
          </table:table-cell>
          <table:table-cell table:style-name="ce1" office:value-type="string" calcext:value-type="string">
            <text:p>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709376" calcext:value-type="float">
            <text:p>4167709376</text:p>
          </table:table-cell>
          <table:table-cell table:style-name="ce1" office:value-type="string" calcext:value-type="string">
            <text:p>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443197" calcext:value-type="float">
            <text:p>4243443197</text:p>
          </table:table-cell>
          <table:table-cell table:style-name="ce1" office:value-type="string" calcext:value-type="string">
            <text:p>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11783" calcext:value-type="float">
            <text:p>4165511783</text:p>
          </table:table-cell>
          <table:table-cell table:style-name="ce1" office:value-type="string" calcext:value-type="string">
            <text:p>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728311" calcext:value-type="float">
            <text:p>4127728311</text:p>
          </table:table-cell>
          <table:table-cell table:style-name="ce1" office:value-type="string" calcext:value-type="string">
            <text:p>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897204" calcext:value-type="float">
            <text:p>4145897204</text:p>
          </table:table-cell>
          <table:table-cell table:style-name="ce1" office:value-type="string" calcext:value-type="string">
            <text:p>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199193" calcext:value-type="float">
            <text:p>4125199193</text:p>
          </table:table-cell>
          <table:table-cell table:style-name="ce1" office:value-type="string" calcext:value-type="string">
            <text:p>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759286" calcext:value-type="float">
            <text:p>4147759286</text:p>
          </table:table-cell>
          <table:table-cell table:style-name="ce1" office:value-type="string" calcext:value-type="string">
            <text:p>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896106" calcext:value-type="float">
            <text:p>4127896106</text:p>
          </table:table-cell>
          <table:table-cell table:style-name="ce1" office:value-type="string" calcext:value-type="string">
            <text:p>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95940" calcext:value-type="float">
            <text:p>4165595940</text:p>
          </table:table-cell>
          <table:table-cell table:style-name="ce1" office:value-type="string" calcext:value-type="string">
            <text:p>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713892" calcext:value-type="float">
            <text:p>4167713892</text:p>
          </table:table-cell>
          <table:table-cell table:style-name="ce1" office:value-type="string" calcext:value-type="string">
            <text:p>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206919" calcext:value-type="float">
            <text:p>4142206919</text:p>
          </table:table-cell>
          <table:table-cell table:style-name="ce1" office:value-type="string" calcext:value-type="string">
            <text:p>1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31604" calcext:value-type="float">
            <text:p>4129331604</text:p>
          </table:table-cell>
          <table:table-cell table:style-name="ce1" office:value-type="string" calcext:value-type="string">
            <text:p>1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109430" calcext:value-type="float">
            <text:p>4122109430</text:p>
          </table:table-cell>
          <table:table-cell table:style-name="ce1" office:value-type="string" calcext:value-type="string">
            <text:p>1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338258" calcext:value-type="float">
            <text:p>4142338258</text:p>
          </table:table-cell>
          <table:table-cell table:style-name="ce1" office:value-type="string" calcext:value-type="string">
            <text:p>1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551066" calcext:value-type="float">
            <text:p>4166551066</text:p>
          </table:table-cell>
          <table:table-cell table:style-name="ce1" office:value-type="string" calcext:value-type="string">
            <text:p>1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562597" calcext:value-type="float">
            <text:p>4247562597</text:p>
          </table:table-cell>
          <table:table-cell table:style-name="ce1" office:value-type="string" calcext:value-type="string">
            <text:p>1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393767" calcext:value-type="float">
            <text:p>4241393767</text:p>
          </table:table-cell>
          <table:table-cell table:style-name="ce1" office:value-type="string" calcext:value-type="string">
            <text:p>1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48253" calcext:value-type="float">
            <text:p>4129348253</text:p>
          </table:table-cell>
          <table:table-cell table:style-name="ce1" office:value-type="string" calcext:value-type="string">
            <text:p>1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480061" calcext:value-type="float">
            <text:p>4242480061</text:p>
          </table:table-cell>
          <table:table-cell table:style-name="ce1" office:value-type="string" calcext:value-type="string">
            <text:p>1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211111" calcext:value-type="float">
            <text:p>4167211111</text:p>
          </table:table-cell>
          <table:table-cell table:style-name="ce1" office:value-type="string" calcext:value-type="string">
            <text:p>1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783921" calcext:value-type="float">
            <text:p>4166783921</text:p>
          </table:table-cell>
          <table:table-cell table:style-name="ce1" office:value-type="string" calcext:value-type="string">
            <text:p>1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959888" calcext:value-type="float">
            <text:p>4144959888</text:p>
          </table:table-cell>
          <table:table-cell table:style-name="ce1" office:value-type="string" calcext:value-type="string">
            <text:p>1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743278" calcext:value-type="float">
            <text:p>4124743278</text:p>
          </table:table-cell>
          <table:table-cell table:style-name="ce1" office:value-type="string" calcext:value-type="string">
            <text:p>1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801433" calcext:value-type="float">
            <text:p>4244801433</text:p>
          </table:table-cell>
          <table:table-cell table:style-name="ce1" office:value-type="string" calcext:value-type="string">
            <text:p>1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12236" calcext:value-type="float">
            <text:p>4143312236</text:p>
          </table:table-cell>
          <table:table-cell table:style-name="ce1" office:value-type="string" calcext:value-type="string">
            <text:p>1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423907" calcext:value-type="float">
            <text:p>4164423907</text:p>
          </table:table-cell>
          <table:table-cell table:style-name="ce1" office:value-type="string" calcext:value-type="string">
            <text:p>1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209897" calcext:value-type="float">
            <text:p>4169209897</text:p>
          </table:table-cell>
          <table:table-cell table:style-name="ce1" office:value-type="string" calcext:value-type="string">
            <text:p>1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025290" calcext:value-type="float">
            <text:p>4163025290</text:p>
          </table:table-cell>
          <table:table-cell table:style-name="ce1" office:value-type="string" calcext:value-type="string">
            <text:p>1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758082" calcext:value-type="float">
            <text:p>4142758082</text:p>
          </table:table-cell>
          <table:table-cell table:style-name="ce1" office:value-type="string" calcext:value-type="string">
            <text:p>1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850853" calcext:value-type="float">
            <text:p>4142850853</text:p>
          </table:table-cell>
          <table:table-cell table:style-name="ce1" office:value-type="string" calcext:value-type="string">
            <text:p>1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159276" calcext:value-type="float">
            <text:p>4162159276</text:p>
          </table:table-cell>
          <table:table-cell table:style-name="ce1" office:value-type="string" calcext:value-type="string">
            <text:p>1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961525" calcext:value-type="float">
            <text:p>4148961525</text:p>
          </table:table-cell>
          <table:table-cell table:style-name="ce1" office:value-type="string" calcext:value-type="string">
            <text:p>1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52417" calcext:value-type="float">
            <text:p>4143352417</text:p>
          </table:table-cell>
          <table:table-cell table:style-name="ce1" office:value-type="string" calcext:value-type="string">
            <text:p>1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326459" calcext:value-type="float">
            <text:p>4143326459</text:p>
          </table:table-cell>
          <table:table-cell table:style-name="ce1" office:value-type="string" calcext:value-type="string">
            <text:p>1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534811" calcext:value-type="float">
            <text:p>4244534811</text:p>
          </table:table-cell>
          <table:table-cell table:style-name="ce1" office:value-type="string" calcext:value-type="string">
            <text:p>1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589746" calcext:value-type="float">
            <text:p>4248589746</text:p>
          </table:table-cell>
          <table:table-cell table:style-name="ce1" office:value-type="string" calcext:value-type="string">
            <text:p>1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20962" calcext:value-type="float">
            <text:p>4128120962</text:p>
          </table:table-cell>
          <table:table-cell table:style-name="ce1" office:value-type="string" calcext:value-type="string">
            <text:p>1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574781" calcext:value-type="float">
            <text:p>4245574781</text:p>
          </table:table-cell>
          <table:table-cell table:style-name="ce1" office:value-type="string" calcext:value-type="string">
            <text:p>1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382768" calcext:value-type="float">
            <text:p>4247382768</text:p>
          </table:table-cell>
          <table:table-cell table:style-name="ce1" office:value-type="string" calcext:value-type="string">
            <text:p>1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25429" calcext:value-type="float">
            <text:p>4163125429</text:p>
          </table:table-cell>
          <table:table-cell table:style-name="ce1" office:value-type="string" calcext:value-type="string">
            <text:p>1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996463" calcext:value-type="float">
            <text:p>4143996463</text:p>
          </table:table-cell>
          <table:table-cell table:style-name="ce1" office:value-type="string" calcext:value-type="string">
            <text:p>1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52389" calcext:value-type="float">
            <text:p>4168652389</text:p>
          </table:table-cell>
          <table:table-cell table:style-name="ce1" office:value-type="string" calcext:value-type="string">
            <text:p>1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135312" calcext:value-type="float">
            <text:p>4144135312</text:p>
          </table:table-cell>
          <table:table-cell table:style-name="ce1" office:value-type="string" calcext:value-type="string">
            <text:p>1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808770" calcext:value-type="float">
            <text:p>4168808770</text:p>
          </table:table-cell>
          <table:table-cell table:style-name="ce1" office:value-type="string" calcext:value-type="string">
            <text:p>1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71958" calcext:value-type="float">
            <text:p>4167171958</text:p>
          </table:table-cell>
          <table:table-cell table:style-name="ce1" office:value-type="string" calcext:value-type="string">
            <text:p>1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485841" calcext:value-type="float">
            <text:p>4149485841</text:p>
          </table:table-cell>
          <table:table-cell table:style-name="ce1" office:value-type="string" calcext:value-type="string">
            <text:p>1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786901" calcext:value-type="float">
            <text:p>4245786901</text:p>
          </table:table-cell>
          <table:table-cell table:style-name="ce1" office:value-type="string" calcext:value-type="string">
            <text:p>1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672401" calcext:value-type="float">
            <text:p>4244672401</text:p>
          </table:table-cell>
          <table:table-cell table:style-name="ce1" office:value-type="string" calcext:value-type="string">
            <text:p>1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771354" calcext:value-type="float">
            <text:p>4141771354</text:p>
          </table:table-cell>
          <table:table-cell table:style-name="ce1" office:value-type="string" calcext:value-type="string">
            <text:p>1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446876" calcext:value-type="float">
            <text:p>4145446876</text:p>
          </table:table-cell>
          <table:table-cell table:style-name="ce1" office:value-type="string" calcext:value-type="string">
            <text:p>1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986470" calcext:value-type="float">
            <text:p>4243986470</text:p>
          </table:table-cell>
          <table:table-cell table:style-name="ce1" office:value-type="string" calcext:value-type="string">
            <text:p>1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806689" calcext:value-type="float">
            <text:p>4167806689</text:p>
          </table:table-cell>
          <table:table-cell table:style-name="ce1" office:value-type="string" calcext:value-type="string">
            <text:p>1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23383" calcext:value-type="float">
            <text:p>4129723383</text:p>
          </table:table-cell>
          <table:table-cell table:style-name="ce1" office:value-type="string" calcext:value-type="string">
            <text:p>1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717404" calcext:value-type="float">
            <text:p>4127717404</text:p>
          </table:table-cell>
          <table:table-cell table:style-name="ce1" office:value-type="string" calcext:value-type="string">
            <text:p>1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81907" calcext:value-type="float">
            <text:p>4129781907</text:p>
          </table:table-cell>
          <table:table-cell table:style-name="ce1" office:value-type="string" calcext:value-type="string">
            <text:p>1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49542" calcext:value-type="float">
            <text:p>4129349542</text:p>
          </table:table-cell>
          <table:table-cell table:style-name="ce1" office:value-type="string" calcext:value-type="string">
            <text:p>1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678642" calcext:value-type="float">
            <text:p>4141678642</text:p>
          </table:table-cell>
          <table:table-cell table:style-name="ce1" office:value-type="string" calcext:value-type="string">
            <text:p>1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82281" calcext:value-type="float">
            <text:p>4164782281</text:p>
          </table:table-cell>
          <table:table-cell table:style-name="ce1" office:value-type="string" calcext:value-type="string">
            <text:p>1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087895" calcext:value-type="float">
            <text:p>4123087895</text:p>
          </table:table-cell>
          <table:table-cell table:style-name="ce1" office:value-type="string" calcext:value-type="string">
            <text:p>1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53891" calcext:value-type="float">
            <text:p>4243053891</text:p>
          </table:table-cell>
          <table:table-cell table:style-name="ce1" office:value-type="string" calcext:value-type="string">
            <text:p>1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404415" calcext:value-type="float">
            <text:p>4144404415</text:p>
          </table:table-cell>
          <table:table-cell table:style-name="ce1" office:value-type="string" calcext:value-type="string">
            <text:p>1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887195" calcext:value-type="float">
            <text:p>4145887195</text:p>
          </table:table-cell>
          <table:table-cell table:style-name="ce1" office:value-type="string" calcext:value-type="string">
            <text:p>1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812909" calcext:value-type="float">
            <text:p>4149812909</text:p>
          </table:table-cell>
          <table:table-cell table:style-name="ce1" office:value-type="string" calcext:value-type="string">
            <text:p>1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310816" calcext:value-type="float">
            <text:p>4246310816</text:p>
          </table:table-cell>
          <table:table-cell table:style-name="ce1" office:value-type="string" calcext:value-type="string">
            <text:p>1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243146" calcext:value-type="float">
            <text:p>4146243146</text:p>
          </table:table-cell>
          <table:table-cell table:style-name="ce1" office:value-type="string" calcext:value-type="string">
            <text:p>1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228405" calcext:value-type="float">
            <text:p>4247228405</text:p>
          </table:table-cell>
          <table:table-cell table:style-name="ce1" office:value-type="string" calcext:value-type="string">
            <text:p>1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430471" calcext:value-type="float">
            <text:p>4246430471</text:p>
          </table:table-cell>
          <table:table-cell table:style-name="ce1" office:value-type="string" calcext:value-type="string">
            <text:p>1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033682" calcext:value-type="float">
            <text:p>4122033682</text:p>
          </table:table-cell>
          <table:table-cell table:style-name="ce1" office:value-type="string" calcext:value-type="string">
            <text:p>1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343297" calcext:value-type="float">
            <text:p>4165343297</text:p>
          </table:table-cell>
          <table:table-cell table:style-name="ce1" office:value-type="string" calcext:value-type="string">
            <text:p>1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71459" calcext:value-type="float">
            <text:p>4121971459</text:p>
          </table:table-cell>
          <table:table-cell table:style-name="ce1" office:value-type="string" calcext:value-type="string">
            <text:p>1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886971" calcext:value-type="float">
            <text:p>4245886971</text:p>
          </table:table-cell>
          <table:table-cell table:style-name="ce1" office:value-type="string" calcext:value-type="string">
            <text:p>1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44394" calcext:value-type="float">
            <text:p>4149344394</text:p>
          </table:table-cell>
          <table:table-cell table:style-name="ce1" office:value-type="string" calcext:value-type="string">
            <text:p>1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162697" calcext:value-type="float">
            <text:p>4147162697</text:p>
          </table:table-cell>
          <table:table-cell table:style-name="ce1" office:value-type="string" calcext:value-type="string">
            <text:p>1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799169" calcext:value-type="float">
            <text:p>4169799169</text:p>
          </table:table-cell>
          <table:table-cell table:style-name="ce1" office:value-type="string" calcext:value-type="string">
            <text:p>1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398486" calcext:value-type="float">
            <text:p>4123398486</text:p>
          </table:table-cell>
          <table:table-cell table:style-name="ce1" office:value-type="string" calcext:value-type="string">
            <text:p>1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568694" calcext:value-type="float">
            <text:p>4247568694</text:p>
          </table:table-cell>
          <table:table-cell table:style-name="ce1" office:value-type="string" calcext:value-type="string">
            <text:p>1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188303" calcext:value-type="float">
            <text:p>4144188303</text:p>
          </table:table-cell>
          <table:table-cell table:style-name="ce1" office:value-type="string" calcext:value-type="string">
            <text:p>1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139383" calcext:value-type="float">
            <text:p>4166139383</text:p>
          </table:table-cell>
          <table:table-cell table:style-name="ce1" office:value-type="string" calcext:value-type="string">
            <text:p>1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03019" calcext:value-type="float">
            <text:p>4163103019</text:p>
          </table:table-cell>
          <table:table-cell table:style-name="ce1" office:value-type="string" calcext:value-type="string">
            <text:p>1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687984" calcext:value-type="float">
            <text:p>4127687984</text:p>
          </table:table-cell>
          <table:table-cell table:style-name="ce1" office:value-type="string" calcext:value-type="string">
            <text:p>1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978951" calcext:value-type="float">
            <text:p>4128978951</text:p>
          </table:table-cell>
          <table:table-cell table:style-name="ce1" office:value-type="string" calcext:value-type="string">
            <text:p>1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366948" calcext:value-type="float">
            <text:p>4169366948</text:p>
          </table:table-cell>
          <table:table-cell table:style-name="ce1" office:value-type="string" calcext:value-type="string">
            <text:p>1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777878" calcext:value-type="float">
            <text:p>4143777878</text:p>
          </table:table-cell>
          <table:table-cell table:style-name="ce1" office:value-type="string" calcext:value-type="string">
            <text:p>1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118527" calcext:value-type="float">
            <text:p>4245118527</text:p>
          </table:table-cell>
          <table:table-cell table:style-name="ce1" office:value-type="string" calcext:value-type="string">
            <text:p>1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595591" calcext:value-type="float">
            <text:p>4125595591</text:p>
          </table:table-cell>
          <table:table-cell table:style-name="ce1" office:value-type="string" calcext:value-type="string">
            <text:p>1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248657" calcext:value-type="float">
            <text:p>4241248657</text:p>
          </table:table-cell>
          <table:table-cell table:style-name="ce1" office:value-type="string" calcext:value-type="string">
            <text:p>1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203904" calcext:value-type="float">
            <text:p>4243203904</text:p>
          </table:table-cell>
          <table:table-cell table:style-name="ce1" office:value-type="string" calcext:value-type="string">
            <text:p>1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113608" calcext:value-type="float">
            <text:p>4161113608</text:p>
          </table:table-cell>
          <table:table-cell table:style-name="ce1" office:value-type="string" calcext:value-type="string">
            <text:p>1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854476" calcext:value-type="float">
            <text:p>4164854476</text:p>
          </table:table-cell>
          <table:table-cell table:style-name="ce1" office:value-type="string" calcext:value-type="string">
            <text:p>1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767651" calcext:value-type="float">
            <text:p>4126767651</text:p>
          </table:table-cell>
          <table:table-cell table:style-name="ce1" office:value-type="string" calcext:value-type="string">
            <text:p>1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11099" calcext:value-type="float">
            <text:p>4164711099</text:p>
          </table:table-cell>
          <table:table-cell table:style-name="ce1" office:value-type="string" calcext:value-type="string">
            <text:p>1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553785" calcext:value-type="float">
            <text:p>4143553785</text:p>
          </table:table-cell>
          <table:table-cell table:style-name="ce1" office:value-type="string" calcext:value-type="string">
            <text:p>1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626866" calcext:value-type="float">
            <text:p>4144626866</text:p>
          </table:table-cell>
          <table:table-cell table:style-name="ce1" office:value-type="string" calcext:value-type="string">
            <text:p>1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67128" calcext:value-type="float">
            <text:p>4168667128</text:p>
          </table:table-cell>
          <table:table-cell table:style-name="ce1" office:value-type="string" calcext:value-type="string">
            <text:p>1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10460" calcext:value-type="float">
            <text:p>4124810460</text:p>
          </table:table-cell>
          <table:table-cell table:style-name="ce1" office:value-type="string" calcext:value-type="string">
            <text:p>1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998697" calcext:value-type="float">
            <text:p>4244998697</text:p>
          </table:table-cell>
          <table:table-cell table:style-name="ce1" office:value-type="string" calcext:value-type="string">
            <text:p>1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579426" calcext:value-type="float">
            <text:p>4249579426</text:p>
          </table:table-cell>
          <table:table-cell table:style-name="ce1" office:value-type="string" calcext:value-type="string">
            <text:p>1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918391" calcext:value-type="float">
            <text:p>4166918391</text:p>
          </table:table-cell>
          <table:table-cell table:style-name="ce1" office:value-type="string" calcext:value-type="string">
            <text:p>1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892461" calcext:value-type="float">
            <text:p>4145892461</text:p>
          </table:table-cell>
          <table:table-cell table:style-name="ce1" office:value-type="string" calcext:value-type="string">
            <text:p>1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999375" calcext:value-type="float">
            <text:p>4249999375</text:p>
          </table:table-cell>
          <table:table-cell table:style-name="ce1" office:value-type="string" calcext:value-type="string">
            <text:p>1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285953" calcext:value-type="float">
            <text:p>4148285953</text:p>
          </table:table-cell>
          <table:table-cell table:style-name="ce1" office:value-type="string" calcext:value-type="string">
            <text:p>1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639284" calcext:value-type="float">
            <text:p>4142639284</text:p>
          </table:table-cell>
          <table:table-cell table:style-name="ce1" office:value-type="string" calcext:value-type="string">
            <text:p>1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785047" calcext:value-type="float">
            <text:p>4123785047</text:p>
          </table:table-cell>
          <table:table-cell table:style-name="ce1" office:value-type="string" calcext:value-type="string">
            <text:p>1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964248" calcext:value-type="float">
            <text:p>4243964248</text:p>
          </table:table-cell>
          <table:table-cell table:style-name="ce1" office:value-type="string" calcext:value-type="string">
            <text:p>1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262091" calcext:value-type="float">
            <text:p>4246262091</text:p>
          </table:table-cell>
          <table:table-cell table:style-name="ce1" office:value-type="string" calcext:value-type="string">
            <text:p>1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14593" calcext:value-type="float">
            <text:p>4124614593</text:p>
          </table:table-cell>
          <table:table-cell table:style-name="ce1" office:value-type="string" calcext:value-type="string">
            <text:p>1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362151" calcext:value-type="float">
            <text:p>4141362151</text:p>
          </table:table-cell>
          <table:table-cell table:style-name="ce1" office:value-type="string" calcext:value-type="string">
            <text:p>1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93023" calcext:value-type="float">
            <text:p>4121993023</text:p>
          </table:table-cell>
          <table:table-cell table:style-name="ce1" office:value-type="string" calcext:value-type="string">
            <text:p>1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035615" calcext:value-type="float">
            <text:p>4245035615</text:p>
          </table:table-cell>
          <table:table-cell table:style-name="ce1" office:value-type="string" calcext:value-type="string">
            <text:p>1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016880" calcext:value-type="float">
            <text:p>4247016880</text:p>
          </table:table-cell>
          <table:table-cell table:style-name="ce1" office:value-type="string" calcext:value-type="string">
            <text:p>1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525162" calcext:value-type="float">
            <text:p>4128525162</text:p>
          </table:table-cell>
          <table:table-cell table:style-name="ce1" office:value-type="string" calcext:value-type="string">
            <text:p>2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73705" calcext:value-type="float">
            <text:p>4124673705</text:p>
          </table:table-cell>
          <table:table-cell table:style-name="ce1" office:value-type="string" calcext:value-type="string">
            <text:p>2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728611" calcext:value-type="float">
            <text:p>4161728611</text:p>
          </table:table-cell>
          <table:table-cell table:style-name="ce1" office:value-type="string" calcext:value-type="string">
            <text:p>2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534638" calcext:value-type="float">
            <text:p>4164534638</text:p>
          </table:table-cell>
          <table:table-cell table:style-name="ce1" office:value-type="string" calcext:value-type="string">
            <text:p>2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553615" calcext:value-type="float">
            <text:p>4143553615</text:p>
          </table:table-cell>
          <table:table-cell table:style-name="ce1" office:value-type="string" calcext:value-type="string">
            <text:p>2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268755" calcext:value-type="float">
            <text:p>4249268755</text:p>
          </table:table-cell>
          <table:table-cell table:style-name="ce1" office:value-type="string" calcext:value-type="string">
            <text:p>2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413065" calcext:value-type="float">
            <text:p>4246413065</text:p>
          </table:table-cell>
          <table:table-cell table:style-name="ce1" office:value-type="string" calcext:value-type="string">
            <text:p>2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251178" calcext:value-type="float">
            <text:p>4242251178</text:p>
          </table:table-cell>
          <table:table-cell table:style-name="ce1" office:value-type="string" calcext:value-type="string">
            <text:p>2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18347" calcext:value-type="float">
            <text:p>4122318347</text:p>
          </table:table-cell>
          <table:table-cell table:style-name="ce1" office:value-type="string" calcext:value-type="string">
            <text:p>2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646983" calcext:value-type="float">
            <text:p>4165646983</text:p>
          </table:table-cell>
          <table:table-cell table:style-name="ce1" office:value-type="string" calcext:value-type="string">
            <text:p>2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682939" calcext:value-type="float">
            <text:p>4146682939</text:p>
          </table:table-cell>
          <table:table-cell table:style-name="ce1" office:value-type="string" calcext:value-type="string">
            <text:p>2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751958" calcext:value-type="float">
            <text:p>4148751958</text:p>
          </table:table-cell>
          <table:table-cell table:style-name="ce1" office:value-type="string" calcext:value-type="string">
            <text:p>2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389836" calcext:value-type="float">
            <text:p>4142389836</text:p>
          </table:table-cell>
          <table:table-cell table:style-name="ce1" office:value-type="string" calcext:value-type="string">
            <text:p>2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029647" calcext:value-type="float">
            <text:p>4245029647</text:p>
          </table:table-cell>
          <table:table-cell table:style-name="ce1" office:value-type="string" calcext:value-type="string">
            <text:p>2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515580" calcext:value-type="float">
            <text:p>4243515580</text:p>
          </table:table-cell>
          <table:table-cell table:style-name="ce1" office:value-type="string" calcext:value-type="string">
            <text:p>2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224254" calcext:value-type="float">
            <text:p>4144224254</text:p>
          </table:table-cell>
          <table:table-cell table:style-name="ce1" office:value-type="string" calcext:value-type="string">
            <text:p>2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934704" calcext:value-type="float">
            <text:p>4165934704</text:p>
          </table:table-cell>
          <table:table-cell table:style-name="ce1" office:value-type="string" calcext:value-type="string">
            <text:p>2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56085" calcext:value-type="float">
            <text:p>4245456085</text:p>
          </table:table-cell>
          <table:table-cell table:style-name="ce1" office:value-type="string" calcext:value-type="string">
            <text:p>2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125989" calcext:value-type="float">
            <text:p>4242125989</text:p>
          </table:table-cell>
          <table:table-cell table:style-name="ce1" office:value-type="string" calcext:value-type="string">
            <text:p>2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574951" calcext:value-type="float">
            <text:p>4125574951</text:p>
          </table:table-cell>
          <table:table-cell table:style-name="ce1" office:value-type="string" calcext:value-type="string">
            <text:p>2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651646" calcext:value-type="float">
            <text:p>4249651646</text:p>
          </table:table-cell>
          <table:table-cell table:style-name="ce1" office:value-type="string" calcext:value-type="string">
            <text:p>2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186062" calcext:value-type="float">
            <text:p>4125186062</text:p>
          </table:table-cell>
          <table:table-cell table:style-name="ce1" office:value-type="string" calcext:value-type="string">
            <text:p>2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072625" calcext:value-type="float">
            <text:p>4163072625</text:p>
          </table:table-cell>
          <table:table-cell table:style-name="ce1" office:value-type="string" calcext:value-type="string">
            <text:p>2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58860" calcext:value-type="float">
            <text:p>4122758860</text:p>
          </table:table-cell>
          <table:table-cell table:style-name="ce1" office:value-type="string" calcext:value-type="string">
            <text:p>2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429176" calcext:value-type="float">
            <text:p>4241429176</text:p>
          </table:table-cell>
          <table:table-cell table:style-name="ce1" office:value-type="string" calcext:value-type="string">
            <text:p>2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751974" calcext:value-type="float">
            <text:p>4125751974</text:p>
          </table:table-cell>
          <table:table-cell table:style-name="ce1" office:value-type="string" calcext:value-type="string">
            <text:p>2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557324" calcext:value-type="float">
            <text:p>4249557324</text:p>
          </table:table-cell>
          <table:table-cell table:style-name="ce1" office:value-type="string" calcext:value-type="string">
            <text:p>2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859791" calcext:value-type="float">
            <text:p>4128859791</text:p>
          </table:table-cell>
          <table:table-cell table:style-name="ce1" office:value-type="string" calcext:value-type="string">
            <text:p>2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624767" calcext:value-type="float">
            <text:p>4143624767</text:p>
          </table:table-cell>
          <table:table-cell table:style-name="ce1" office:value-type="string" calcext:value-type="string">
            <text:p>2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815223" calcext:value-type="float">
            <text:p>4241815223</text:p>
          </table:table-cell>
          <table:table-cell table:style-name="ce1" office:value-type="string" calcext:value-type="string">
            <text:p>2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18486" calcext:value-type="float">
            <text:p>4243018486</text:p>
          </table:table-cell>
          <table:table-cell table:style-name="ce1" office:value-type="string" calcext:value-type="string">
            <text:p>2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034060" calcext:value-type="float">
            <text:p>4164034060</text:p>
          </table:table-cell>
          <table:table-cell table:style-name="ce1" office:value-type="string" calcext:value-type="string">
            <text:p>2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28352" calcext:value-type="float">
            <text:p>4242928352</text:p>
          </table:table-cell>
          <table:table-cell table:style-name="ce1" office:value-type="string" calcext:value-type="string">
            <text:p>2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06911" calcext:value-type="float">
            <text:p>4124806911</text:p>
          </table:table-cell>
          <table:table-cell table:style-name="ce1" office:value-type="string" calcext:value-type="string">
            <text:p>2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704044" calcext:value-type="float">
            <text:p>4163704044</text:p>
          </table:table-cell>
          <table:table-cell table:style-name="ce1" office:value-type="string" calcext:value-type="string">
            <text:p>2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387882" calcext:value-type="float">
            <text:p>4129387882</text:p>
          </table:table-cell>
          <table:table-cell table:style-name="ce1" office:value-type="string" calcext:value-type="string">
            <text:p>2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188512" calcext:value-type="float">
            <text:p>4166188512</text:p>
          </table:table-cell>
          <table:table-cell table:style-name="ce1" office:value-type="string" calcext:value-type="string">
            <text:p>2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01617" calcext:value-type="float">
            <text:p>4167101617</text:p>
          </table:table-cell>
          <table:table-cell table:style-name="ce1" office:value-type="string" calcext:value-type="string">
            <text:p>2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616709" calcext:value-type="float">
            <text:p>4247616709</text:p>
          </table:table-cell>
          <table:table-cell table:style-name="ce1" office:value-type="string" calcext:value-type="string">
            <text:p>2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628759" calcext:value-type="float">
            <text:p>4169628759</text:p>
          </table:table-cell>
          <table:table-cell table:style-name="ce1" office:value-type="string" calcext:value-type="string">
            <text:p>2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936787" calcext:value-type="float">
            <text:p>4126936787</text:p>
          </table:table-cell>
          <table:table-cell table:style-name="ce1" office:value-type="string" calcext:value-type="string">
            <text:p>2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344384" calcext:value-type="float">
            <text:p>4168344384</text:p>
          </table:table-cell>
          <table:table-cell table:style-name="ce1" office:value-type="string" calcext:value-type="string">
            <text:p>2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889312" calcext:value-type="float">
            <text:p>4123889312</text:p>
          </table:table-cell>
          <table:table-cell table:style-name="ce1" office:value-type="string" calcext:value-type="string">
            <text:p>2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769735" calcext:value-type="float">
            <text:p>4245769735</text:p>
          </table:table-cell>
          <table:table-cell table:style-name="ce1" office:value-type="string" calcext:value-type="string">
            <text:p>2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157248" calcext:value-type="float">
            <text:p>4241157248</text:p>
          </table:table-cell>
          <table:table-cell table:style-name="ce1" office:value-type="string" calcext:value-type="string">
            <text:p>2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512189" calcext:value-type="float">
            <text:p>4248512189</text:p>
          </table:table-cell>
          <table:table-cell table:style-name="ce1" office:value-type="string" calcext:value-type="string">
            <text:p>2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824677" calcext:value-type="float">
            <text:p>4122824677</text:p>
          </table:table-cell>
          <table:table-cell table:style-name="ce1" office:value-type="string" calcext:value-type="string">
            <text:p>2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622756" calcext:value-type="float">
            <text:p>4145622756</text:p>
          </table:table-cell>
          <table:table-cell table:style-name="ce1" office:value-type="string" calcext:value-type="string">
            <text:p>2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827888" calcext:value-type="float">
            <text:p>4147827888</text:p>
          </table:table-cell>
          <table:table-cell table:style-name="ce1" office:value-type="string" calcext:value-type="string">
            <text:p>2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232713" calcext:value-type="float">
            <text:p>4128232713</text:p>
          </table:table-cell>
          <table:table-cell table:style-name="ce1" office:value-type="string" calcext:value-type="string">
            <text:p>2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070528" calcext:value-type="float">
            <text:p>4128070528</text:p>
          </table:table-cell>
          <table:table-cell table:style-name="ce1" office:value-type="string" calcext:value-type="string">
            <text:p>2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190600" calcext:value-type="float">
            <text:p>4129190600</text:p>
          </table:table-cell>
          <table:table-cell table:style-name="ce1" office:value-type="string" calcext:value-type="string">
            <text:p>2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65937" calcext:value-type="float">
            <text:p>4164765937</text:p>
          </table:table-cell>
          <table:table-cell table:style-name="ce1" office:value-type="string" calcext:value-type="string">
            <text:p>2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454548" calcext:value-type="float">
            <text:p>4129454548</text:p>
          </table:table-cell>
          <table:table-cell table:style-name="ce1" office:value-type="string" calcext:value-type="string">
            <text:p>2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531449" calcext:value-type="float">
            <text:p>4246531449</text:p>
          </table:table-cell>
          <table:table-cell table:style-name="ce1" office:value-type="string" calcext:value-type="string">
            <text:p>2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36083" calcext:value-type="float">
            <text:p>4127136083</text:p>
          </table:table-cell>
          <table:table-cell table:style-name="ce1" office:value-type="string" calcext:value-type="string">
            <text:p>2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87875" calcext:value-type="float">
            <text:p>4163187875</text:p>
          </table:table-cell>
          <table:table-cell table:style-name="ce1" office:value-type="string" calcext:value-type="string">
            <text:p>2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765695" calcext:value-type="float">
            <text:p>4161765695</text:p>
          </table:table-cell>
          <table:table-cell table:style-name="ce1" office:value-type="string" calcext:value-type="string">
            <text:p>2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371280" calcext:value-type="float">
            <text:p>4242371280</text:p>
          </table:table-cell>
          <table:table-cell table:style-name="ce1" office:value-type="string" calcext:value-type="string">
            <text:p>2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668344" calcext:value-type="float">
            <text:p>4141668344</text:p>
          </table:table-cell>
          <table:table-cell table:style-name="ce1" office:value-type="string" calcext:value-type="string">
            <text:p>2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712116" calcext:value-type="float">
            <text:p>4163712116</text:p>
          </table:table-cell>
          <table:table-cell table:style-name="ce1" office:value-type="string" calcext:value-type="string">
            <text:p>2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349990" calcext:value-type="float">
            <text:p>4123349990</text:p>
          </table:table-cell>
          <table:table-cell table:style-name="ce1" office:value-type="string" calcext:value-type="string">
            <text:p>2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463372" calcext:value-type="float">
            <text:p>4161463372</text:p>
          </table:table-cell>
          <table:table-cell table:style-name="ce1" office:value-type="string" calcext:value-type="string">
            <text:p>2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764472" calcext:value-type="float">
            <text:p>4125764472</text:p>
          </table:table-cell>
          <table:table-cell table:style-name="ce1" office:value-type="string" calcext:value-type="string">
            <text:p>2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428551" calcext:value-type="float">
            <text:p>4162428551</text:p>
          </table:table-cell>
          <table:table-cell table:style-name="ce1" office:value-type="string" calcext:value-type="string">
            <text:p>2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140892" calcext:value-type="float">
            <text:p>4121140892</text:p>
          </table:table-cell>
          <table:table-cell table:style-name="ce1" office:value-type="string" calcext:value-type="string">
            <text:p>2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13301" calcext:value-type="float">
            <text:p>4166613301</text:p>
          </table:table-cell>
          <table:table-cell table:style-name="ce1" office:value-type="string" calcext:value-type="string">
            <text:p>2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459779" calcext:value-type="float">
            <text:p>4168459779</text:p>
          </table:table-cell>
          <table:table-cell table:style-name="ce1" office:value-type="string" calcext:value-type="string">
            <text:p>2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359815" calcext:value-type="float">
            <text:p>4242359815</text:p>
          </table:table-cell>
          <table:table-cell table:style-name="ce1" office:value-type="string" calcext:value-type="string">
            <text:p>2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762566" calcext:value-type="float">
            <text:p>4245762566</text:p>
          </table:table-cell>
          <table:table-cell table:style-name="ce1" office:value-type="string" calcext:value-type="string">
            <text:p>2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765801" calcext:value-type="float">
            <text:p>4166765801</text:p>
          </table:table-cell>
          <table:table-cell table:style-name="ce1" office:value-type="string" calcext:value-type="string">
            <text:p>2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35647" calcext:value-type="float">
            <text:p>4129735647</text:p>
          </table:table-cell>
          <table:table-cell table:style-name="ce1" office:value-type="string" calcext:value-type="string">
            <text:p>2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25949" calcext:value-type="float">
            <text:p>4245425949</text:p>
          </table:table-cell>
          <table:table-cell table:style-name="ce1" office:value-type="string" calcext:value-type="string">
            <text:p>2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762733" calcext:value-type="float">
            <text:p>4165762733</text:p>
          </table:table-cell>
          <table:table-cell table:style-name="ce1" office:value-type="string" calcext:value-type="string">
            <text:p>2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308143" calcext:value-type="float">
            <text:p>4165308143</text:p>
          </table:table-cell>
          <table:table-cell table:style-name="ce1" office:value-type="string" calcext:value-type="string">
            <text:p>2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548280" calcext:value-type="float">
            <text:p>4146548280</text:p>
          </table:table-cell>
          <table:table-cell table:style-name="ce1" office:value-type="string" calcext:value-type="string">
            <text:p>2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515182" calcext:value-type="float">
            <text:p>4241515182</text:p>
          </table:table-cell>
          <table:table-cell table:style-name="ce1" office:value-type="string" calcext:value-type="string">
            <text:p>2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665515" calcext:value-type="float">
            <text:p>4247665515</text:p>
          </table:table-cell>
          <table:table-cell table:style-name="ce1" office:value-type="string" calcext:value-type="string">
            <text:p>2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825856" calcext:value-type="float">
            <text:p>4166825856</text:p>
          </table:table-cell>
          <table:table-cell table:style-name="ce1" office:value-type="string" calcext:value-type="string">
            <text:p>2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222805" calcext:value-type="float">
            <text:p>4246222805</text:p>
          </table:table-cell>
          <table:table-cell table:style-name="ce1" office:value-type="string" calcext:value-type="string">
            <text:p>2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396626" calcext:value-type="float">
            <text:p>4121396626</text:p>
          </table:table-cell>
          <table:table-cell table:style-name="ce1" office:value-type="string" calcext:value-type="string">
            <text:p>2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983956" calcext:value-type="float">
            <text:p>4169983956</text:p>
          </table:table-cell>
          <table:table-cell table:style-name="ce1" office:value-type="string" calcext:value-type="string">
            <text:p>2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853688" calcext:value-type="float">
            <text:p>4167853688</text:p>
          </table:table-cell>
          <table:table-cell table:style-name="ce1" office:value-type="string" calcext:value-type="string">
            <text:p>2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410057" calcext:value-type="float">
            <text:p>4247410057</text:p>
          </table:table-cell>
          <table:table-cell table:style-name="ce1" office:value-type="string" calcext:value-type="string">
            <text:p>2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56325" calcext:value-type="float">
            <text:p>4123556325</text:p>
          </table:table-cell>
          <table:table-cell table:style-name="ce1" office:value-type="string" calcext:value-type="string">
            <text:p>2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16929" calcext:value-type="float">
            <text:p>4242916929</text:p>
          </table:table-cell>
          <table:table-cell table:style-name="ce1" office:value-type="string" calcext:value-type="string">
            <text:p>2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46459" calcext:value-type="float">
            <text:p>4168646459</text:p>
          </table:table-cell>
          <table:table-cell table:style-name="ce1" office:value-type="string" calcext:value-type="string">
            <text:p>2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91566" calcext:value-type="float">
            <text:p>4149391566</text:p>
          </table:table-cell>
          <table:table-cell table:style-name="ce1" office:value-type="string" calcext:value-type="string">
            <text:p>2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47279" calcext:value-type="float">
            <text:p>4122347279</text:p>
          </table:table-cell>
          <table:table-cell table:style-name="ce1" office:value-type="string" calcext:value-type="string">
            <text:p>2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254437" calcext:value-type="float">
            <text:p>4162254437</text:p>
          </table:table-cell>
          <table:table-cell table:style-name="ce1" office:value-type="string" calcext:value-type="string">
            <text:p>2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203065" calcext:value-type="float">
            <text:p>4142203065</text:p>
          </table:table-cell>
          <table:table-cell table:style-name="ce1" office:value-type="string" calcext:value-type="string">
            <text:p>2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309172" calcext:value-type="float">
            <text:p>4163309172</text:p>
          </table:table-cell>
          <table:table-cell table:style-name="ce1" office:value-type="string" calcext:value-type="string">
            <text:p>2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8990" calcext:value-type="float">
            <text:p>4166648990</text:p>
          </table:table-cell>
          <table:table-cell table:style-name="ce1" office:value-type="string" calcext:value-type="string">
            <text:p>2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451392" calcext:value-type="float">
            <text:p>4163451392</text:p>
          </table:table-cell>
          <table:table-cell table:style-name="ce1" office:value-type="string" calcext:value-type="string">
            <text:p>2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129127" calcext:value-type="float">
            <text:p>4142129127</text:p>
          </table:table-cell>
          <table:table-cell table:style-name="ce1" office:value-type="string" calcext:value-type="string">
            <text:p>2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166235" calcext:value-type="float">
            <text:p>4244166235</text:p>
          </table:table-cell>
          <table:table-cell table:style-name="ce1" office:value-type="string" calcext:value-type="string">
            <text:p>2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095686" calcext:value-type="float">
            <text:p>4147095686</text:p>
          </table:table-cell>
          <table:table-cell table:style-name="ce1" office:value-type="string" calcext:value-type="string">
            <text:p>2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199411" calcext:value-type="float">
            <text:p>4168199411</text:p>
          </table:table-cell>
          <table:table-cell table:style-name="ce1" office:value-type="string" calcext:value-type="string">
            <text:p>2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368683" calcext:value-type="float">
            <text:p>4243368683</text:p>
          </table:table-cell>
          <table:table-cell table:style-name="ce1" office:value-type="string" calcext:value-type="string">
            <text:p>2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376857" calcext:value-type="float">
            <text:p>4145376857</text:p>
          </table:table-cell>
          <table:table-cell table:style-name="ce1" office:value-type="string" calcext:value-type="string">
            <text:p>2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903726" calcext:value-type="float">
            <text:p>4147903726</text:p>
          </table:table-cell>
          <table:table-cell table:style-name="ce1" office:value-type="string" calcext:value-type="string">
            <text:p>3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598703" calcext:value-type="float">
            <text:p>4124598703</text:p>
          </table:table-cell>
          <table:table-cell table:style-name="ce1" office:value-type="string" calcext:value-type="string">
            <text:p>3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585057" calcext:value-type="float">
            <text:p>4144585057</text:p>
          </table:table-cell>
          <table:table-cell table:style-name="ce1" office:value-type="string" calcext:value-type="string">
            <text:p>3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582897" calcext:value-type="float">
            <text:p>4243582897</text:p>
          </table:table-cell>
          <table:table-cell table:style-name="ce1" office:value-type="string" calcext:value-type="string">
            <text:p>3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36196" calcext:value-type="float">
            <text:p>4149236196</text:p>
          </table:table-cell>
          <table:table-cell table:style-name="ce1" office:value-type="string" calcext:value-type="string">
            <text:p>3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582436" calcext:value-type="float">
            <text:p>4147582436</text:p>
          </table:table-cell>
          <table:table-cell table:style-name="ce1" office:value-type="string" calcext:value-type="string">
            <text:p>3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467445" calcext:value-type="float">
            <text:p>4123467445</text:p>
          </table:table-cell>
          <table:table-cell table:style-name="ce1" office:value-type="string" calcext:value-type="string">
            <text:p>3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910123" calcext:value-type="float">
            <text:p>4146910123</text:p>
          </table:table-cell>
          <table:table-cell table:style-name="ce1" office:value-type="string" calcext:value-type="string">
            <text:p>3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873450" calcext:value-type="float">
            <text:p>4143873450</text:p>
          </table:table-cell>
          <table:table-cell table:style-name="ce1" office:value-type="string" calcext:value-type="string">
            <text:p>3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440617" calcext:value-type="float">
            <text:p>4169440617</text:p>
          </table:table-cell>
          <table:table-cell table:style-name="ce1" office:value-type="string" calcext:value-type="string">
            <text:p>3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580066" calcext:value-type="float">
            <text:p>4147580066</text:p>
          </table:table-cell>
          <table:table-cell table:style-name="ce1" office:value-type="string" calcext:value-type="string">
            <text:p>3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185139" calcext:value-type="float">
            <text:p>4126185139</text:p>
          </table:table-cell>
          <table:table-cell table:style-name="ce1" office:value-type="string" calcext:value-type="string">
            <text:p>3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129044" calcext:value-type="float">
            <text:p>4123129044</text:p>
          </table:table-cell>
          <table:table-cell table:style-name="ce1" office:value-type="string" calcext:value-type="string">
            <text:p>3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303015" calcext:value-type="float">
            <text:p>4162303015</text:p>
          </table:table-cell>
          <table:table-cell table:style-name="ce1" office:value-type="string" calcext:value-type="string">
            <text:p>3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73441" calcext:value-type="float">
            <text:p>4124873441</text:p>
          </table:table-cell>
          <table:table-cell table:style-name="ce1" office:value-type="string" calcext:value-type="string">
            <text:p>3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006128" calcext:value-type="float">
            <text:p>4149006128</text:p>
          </table:table-cell>
          <table:table-cell table:style-name="ce1" office:value-type="string" calcext:value-type="string">
            <text:p>3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06355" calcext:value-type="float">
            <text:p>4149206355</text:p>
          </table:table-cell>
          <table:table-cell table:style-name="ce1" office:value-type="string" calcext:value-type="string">
            <text:p>3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935756" calcext:value-type="float">
            <text:p>4247935756</text:p>
          </table:table-cell>
          <table:table-cell table:style-name="ce1" office:value-type="string" calcext:value-type="string">
            <text:p>3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487845" calcext:value-type="float">
            <text:p>4162487845</text:p>
          </table:table-cell>
          <table:table-cell table:style-name="ce1" office:value-type="string" calcext:value-type="string">
            <text:p>3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542318" calcext:value-type="float">
            <text:p>4147542318</text:p>
          </table:table-cell>
          <table:table-cell table:style-name="ce1" office:value-type="string" calcext:value-type="string">
            <text:p>3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448442" calcext:value-type="float">
            <text:p>4147448442</text:p>
          </table:table-cell>
          <table:table-cell table:style-name="ce1" office:value-type="string" calcext:value-type="string">
            <text:p>3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919584" calcext:value-type="float">
            <text:p>4249919584</text:p>
          </table:table-cell>
          <table:table-cell table:style-name="ce1" office:value-type="string" calcext:value-type="string">
            <text:p>3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542385" calcext:value-type="float">
            <text:p>4149542385</text:p>
          </table:table-cell>
          <table:table-cell table:style-name="ce1" office:value-type="string" calcext:value-type="string">
            <text:p>3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28108" calcext:value-type="float">
            <text:p>4124228108</text:p>
          </table:table-cell>
          <table:table-cell table:style-name="ce1" office:value-type="string" calcext:value-type="string">
            <text:p>3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33251" calcext:value-type="float">
            <text:p>4243033251</text:p>
          </table:table-cell>
          <table:table-cell table:style-name="ce1" office:value-type="string" calcext:value-type="string">
            <text:p>3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0707" calcext:value-type="float">
            <text:p>4166640707</text:p>
          </table:table-cell>
          <table:table-cell table:style-name="ce1" office:value-type="string" calcext:value-type="string">
            <text:p>3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241576" calcext:value-type="float">
            <text:p>4246241576</text:p>
          </table:table-cell>
          <table:table-cell table:style-name="ce1" office:value-type="string" calcext:value-type="string">
            <text:p>3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67207" calcext:value-type="float">
            <text:p>4242967207</text:p>
          </table:table-cell>
          <table:table-cell table:style-name="ce1" office:value-type="string" calcext:value-type="string">
            <text:p>3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682767" calcext:value-type="float">
            <text:p>4241682767</text:p>
          </table:table-cell>
          <table:table-cell table:style-name="ce1" office:value-type="string" calcext:value-type="string">
            <text:p>3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707633" calcext:value-type="float">
            <text:p>4124707633</text:p>
          </table:table-cell>
          <table:table-cell table:style-name="ce1" office:value-type="string" calcext:value-type="string">
            <text:p>3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023033" calcext:value-type="float">
            <text:p>4162023033</text:p>
          </table:table-cell>
          <table:table-cell table:style-name="ce1" office:value-type="string" calcext:value-type="string">
            <text:p>3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642785" calcext:value-type="float">
            <text:p>4167642785</text:p>
          </table:table-cell>
          <table:table-cell table:style-name="ce1" office:value-type="string" calcext:value-type="string">
            <text:p>3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036848" calcext:value-type="float">
            <text:p>4242036848</text:p>
          </table:table-cell>
          <table:table-cell table:style-name="ce1" office:value-type="string" calcext:value-type="string">
            <text:p>3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41451" calcext:value-type="float">
            <text:p>4128641451</text:p>
          </table:table-cell>
          <table:table-cell table:style-name="ce1" office:value-type="string" calcext:value-type="string">
            <text:p>3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476526" calcext:value-type="float">
            <text:p>4168476526</text:p>
          </table:table-cell>
          <table:table-cell table:style-name="ce1" office:value-type="string" calcext:value-type="string">
            <text:p>3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203343" calcext:value-type="float">
            <text:p>4248203343</text:p>
          </table:table-cell>
          <table:table-cell table:style-name="ce1" office:value-type="string" calcext:value-type="string">
            <text:p>3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913930" calcext:value-type="float">
            <text:p>4121913930</text:p>
          </table:table-cell>
          <table:table-cell table:style-name="ce1" office:value-type="string" calcext:value-type="string">
            <text:p>3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835256" calcext:value-type="float">
            <text:p>4144835256</text:p>
          </table:table-cell>
          <table:table-cell table:style-name="ce1" office:value-type="string" calcext:value-type="string">
            <text:p>3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805178" calcext:value-type="float">
            <text:p>4141805178</text:p>
          </table:table-cell>
          <table:table-cell table:style-name="ce1" office:value-type="string" calcext:value-type="string">
            <text:p>3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67342" calcext:value-type="float">
            <text:p>4123567342</text:p>
          </table:table-cell>
          <table:table-cell table:style-name="ce1" office:value-type="string" calcext:value-type="string">
            <text:p>3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199339" calcext:value-type="float">
            <text:p>4243199339</text:p>
          </table:table-cell>
          <table:table-cell table:style-name="ce1" office:value-type="string" calcext:value-type="string">
            <text:p>3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920616" calcext:value-type="float">
            <text:p>4244920616</text:p>
          </table:table-cell>
          <table:table-cell table:style-name="ce1" office:value-type="string" calcext:value-type="string">
            <text:p>3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120537" calcext:value-type="float">
            <text:p>4121120537</text:p>
          </table:table-cell>
          <table:table-cell table:style-name="ce1" office:value-type="string" calcext:value-type="string">
            <text:p>3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390107" calcext:value-type="float">
            <text:p>4147390107</text:p>
          </table:table-cell>
          <table:table-cell table:style-name="ce1" office:value-type="string" calcext:value-type="string">
            <text:p>3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753022" calcext:value-type="float">
            <text:p>4121753022</text:p>
          </table:table-cell>
          <table:table-cell table:style-name="ce1" office:value-type="string" calcext:value-type="string">
            <text:p>3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70181" calcext:value-type="float">
            <text:p>4122370181</text:p>
          </table:table-cell>
          <table:table-cell table:style-name="ce1" office:value-type="string" calcext:value-type="string">
            <text:p>3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960821" calcext:value-type="float">
            <text:p>4165960821</text:p>
          </table:table-cell>
          <table:table-cell table:style-name="ce1" office:value-type="string" calcext:value-type="string">
            <text:p>3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609855" calcext:value-type="float">
            <text:p>4162609855</text:p>
          </table:table-cell>
          <table:table-cell table:style-name="ce1" office:value-type="string" calcext:value-type="string">
            <text:p>3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473509" calcext:value-type="float">
            <text:p>4166473509</text:p>
          </table:table-cell>
          <table:table-cell table:style-name="ce1" office:value-type="string" calcext:value-type="string">
            <text:p>3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546276" calcext:value-type="float">
            <text:p>4241546276</text:p>
          </table:table-cell>
          <table:table-cell table:style-name="ce1" office:value-type="string" calcext:value-type="string">
            <text:p>3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880765" calcext:value-type="float">
            <text:p>4127880765</text:p>
          </table:table-cell>
          <table:table-cell table:style-name="ce1" office:value-type="string" calcext:value-type="string">
            <text:p>3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496799" calcext:value-type="float">
            <text:p>4142496799</text:p>
          </table:table-cell>
          <table:table-cell table:style-name="ce1" office:value-type="string" calcext:value-type="string">
            <text:p>3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14967" calcext:value-type="float">
            <text:p>4167014967</text:p>
          </table:table-cell>
          <table:table-cell table:style-name="ce1" office:value-type="string" calcext:value-type="string">
            <text:p>3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790742" calcext:value-type="float">
            <text:p>4144790742</text:p>
          </table:table-cell>
          <table:table-cell table:style-name="ce1" office:value-type="string" calcext:value-type="string">
            <text:p>3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885592" calcext:value-type="float">
            <text:p>4128885592</text:p>
          </table:table-cell>
          <table:table-cell table:style-name="ce1" office:value-type="string" calcext:value-type="string">
            <text:p>3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689680" calcext:value-type="float">
            <text:p>4144689680</text:p>
          </table:table-cell>
          <table:table-cell table:style-name="ce1" office:value-type="string" calcext:value-type="string">
            <text:p>3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272732" calcext:value-type="float">
            <text:p>4145272732</text:p>
          </table:table-cell>
          <table:table-cell table:style-name="ce1" office:value-type="string" calcext:value-type="string">
            <text:p>3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987229" calcext:value-type="float">
            <text:p>4245987229</text:p>
          </table:table-cell>
          <table:table-cell table:style-name="ce1" office:value-type="string" calcext:value-type="string">
            <text:p>3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995925" calcext:value-type="float">
            <text:p>4144995925</text:p>
          </table:table-cell>
          <table:table-cell table:style-name="ce1" office:value-type="string" calcext:value-type="string">
            <text:p>3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606463" calcext:value-type="float">
            <text:p>4162606463</text:p>
          </table:table-cell>
          <table:table-cell table:style-name="ce1" office:value-type="string" calcext:value-type="string">
            <text:p>3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651781" calcext:value-type="float">
            <text:p>4129651781</text:p>
          </table:table-cell>
          <table:table-cell table:style-name="ce1" office:value-type="string" calcext:value-type="string">
            <text:p>3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776866" calcext:value-type="float">
            <text:p>4141776866</text:p>
          </table:table-cell>
          <table:table-cell table:style-name="ce1" office:value-type="string" calcext:value-type="string">
            <text:p>3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950415" calcext:value-type="float">
            <text:p>4142950415</text:p>
          </table:table-cell>
          <table:table-cell table:style-name="ce1" office:value-type="string" calcext:value-type="string">
            <text:p>3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583512" calcext:value-type="float">
            <text:p>4125583512</text:p>
          </table:table-cell>
          <table:table-cell table:style-name="ce1" office:value-type="string" calcext:value-type="string">
            <text:p>3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651401" calcext:value-type="float">
            <text:p>4242651401</text:p>
          </table:table-cell>
          <table:table-cell table:style-name="ce1" office:value-type="string" calcext:value-type="string">
            <text:p>3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857326" calcext:value-type="float">
            <text:p>4122857326</text:p>
          </table:table-cell>
          <table:table-cell table:style-name="ce1" office:value-type="string" calcext:value-type="string">
            <text:p>3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915150" calcext:value-type="float">
            <text:p>4245915150</text:p>
          </table:table-cell>
          <table:table-cell table:style-name="ce1" office:value-type="string" calcext:value-type="string">
            <text:p>3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72736" calcext:value-type="float">
            <text:p>4128172736</text:p>
          </table:table-cell>
          <table:table-cell table:style-name="ce1" office:value-type="string" calcext:value-type="string">
            <text:p>3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825894" calcext:value-type="float">
            <text:p>4142825894</text:p>
          </table:table-cell>
          <table:table-cell table:style-name="ce1" office:value-type="string" calcext:value-type="string">
            <text:p>3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300049" calcext:value-type="float">
            <text:p>4167300049</text:p>
          </table:table-cell>
          <table:table-cell table:style-name="ce1" office:value-type="string" calcext:value-type="string">
            <text:p>3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998760" calcext:value-type="float">
            <text:p>4242998760</text:p>
          </table:table-cell>
          <table:table-cell table:style-name="ce1" office:value-type="string" calcext:value-type="string">
            <text:p>3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229328" calcext:value-type="float">
            <text:p>4149229328</text:p>
          </table:table-cell>
          <table:table-cell table:style-name="ce1" office:value-type="string" calcext:value-type="string">
            <text:p>3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61720" calcext:value-type="float">
            <text:p>4168761720</text:p>
          </table:table-cell>
          <table:table-cell table:style-name="ce1" office:value-type="string" calcext:value-type="string">
            <text:p>3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758297" calcext:value-type="float">
            <text:p>4166758297</text:p>
          </table:table-cell>
          <table:table-cell table:style-name="ce1" office:value-type="string" calcext:value-type="string">
            <text:p>3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7537" calcext:value-type="float">
            <text:p>4166647537</text:p>
          </table:table-cell>
          <table:table-cell table:style-name="ce1" office:value-type="string" calcext:value-type="string">
            <text:p>3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56769" calcext:value-type="float">
            <text:p>4147256769</text:p>
          </table:table-cell>
          <table:table-cell table:style-name="ce1" office:value-type="string" calcext:value-type="string">
            <text:p>3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676267" calcext:value-type="float">
            <text:p>4147676267</text:p>
          </table:table-cell>
          <table:table-cell table:style-name="ce1" office:value-type="string" calcext:value-type="string">
            <text:p>3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035412" calcext:value-type="float">
            <text:p>4165035412</text:p>
          </table:table-cell>
          <table:table-cell table:style-name="ce1" office:value-type="string" calcext:value-type="string">
            <text:p>3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325890" calcext:value-type="float">
            <text:p>4125325890</text:p>
          </table:table-cell>
          <table:table-cell table:style-name="ce1" office:value-type="string" calcext:value-type="string">
            <text:p>3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918354" calcext:value-type="float">
            <text:p>4127918354</text:p>
          </table:table-cell>
          <table:table-cell table:style-name="ce1" office:value-type="string" calcext:value-type="string">
            <text:p>3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955220" calcext:value-type="float">
            <text:p>4249955220</text:p>
          </table:table-cell>
          <table:table-cell table:style-name="ce1" office:value-type="string" calcext:value-type="string">
            <text:p>3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4435082" calcext:value-type="float">
            <text:p>4244435082</text:p>
          </table:table-cell>
          <table:table-cell table:style-name="ce1" office:value-type="string" calcext:value-type="string">
            <text:p>3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953297" calcext:value-type="float">
            <text:p>4145953297</text:p>
          </table:table-cell>
          <table:table-cell table:style-name="ce1" office:value-type="string" calcext:value-type="string">
            <text:p>3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620793" calcext:value-type="float">
            <text:p>4247620793</text:p>
          </table:table-cell>
          <table:table-cell table:style-name="ce1" office:value-type="string" calcext:value-type="string">
            <text:p>3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358792" calcext:value-type="float">
            <text:p>4245358792</text:p>
          </table:table-cell>
          <table:table-cell table:style-name="ce1" office:value-type="string" calcext:value-type="string">
            <text:p>3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174145" calcext:value-type="float">
            <text:p>4169174145</text:p>
          </table:table-cell>
          <table:table-cell table:style-name="ce1" office:value-type="string" calcext:value-type="string">
            <text:p>3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179589" calcext:value-type="float">
            <text:p>4163179589</text:p>
          </table:table-cell>
          <table:table-cell table:style-name="ce1" office:value-type="string" calcext:value-type="string">
            <text:p>3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202268" calcext:value-type="float">
            <text:p>4145202268</text:p>
          </table:table-cell>
          <table:table-cell table:style-name="ce1" office:value-type="string" calcext:value-type="string">
            <text:p>3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578485" calcext:value-type="float">
            <text:p>4168578485</text:p>
          </table:table-cell>
          <table:table-cell table:style-name="ce1" office:value-type="string" calcext:value-type="string">
            <text:p>3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693478" calcext:value-type="float">
            <text:p>4129693478</text:p>
          </table:table-cell>
          <table:table-cell table:style-name="ce1" office:value-type="string" calcext:value-type="string">
            <text:p>3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80465" calcext:value-type="float">
            <text:p>4124880465</text:p>
          </table:table-cell>
          <table:table-cell table:style-name="ce1" office:value-type="string" calcext:value-type="string">
            <text:p>3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247631" calcext:value-type="float">
            <text:p>4142247631</text:p>
          </table:table-cell>
          <table:table-cell table:style-name="ce1" office:value-type="string" calcext:value-type="string">
            <text:p>3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001814" calcext:value-type="float">
            <text:p>4167001814</text:p>
          </table:table-cell>
          <table:table-cell table:style-name="ce1" office:value-type="string" calcext:value-type="string">
            <text:p>3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257835" calcext:value-type="float">
            <text:p>4122257835</text:p>
          </table:table-cell>
          <table:table-cell table:style-name="ce1" office:value-type="string" calcext:value-type="string">
            <text:p>3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43551" calcext:value-type="float">
            <text:p>4128643551</text:p>
          </table:table-cell>
          <table:table-cell table:style-name="ce1" office:value-type="string" calcext:value-type="string">
            <text:p>3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18086" calcext:value-type="float">
            <text:p>4168718086</text:p>
          </table:table-cell>
          <table:table-cell table:style-name="ce1" office:value-type="string" calcext:value-type="string">
            <text:p>3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220321" calcext:value-type="float">
            <text:p>4245220321</text:p>
          </table:table-cell>
          <table:table-cell table:style-name="ce1" office:value-type="string" calcext:value-type="string">
            <text:p>3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543347" calcext:value-type="float">
            <text:p>4127543347</text:p>
          </table:table-cell>
          <table:table-cell table:style-name="ce1" office:value-type="string" calcext:value-type="string">
            <text:p>3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14267" calcext:value-type="float">
            <text:p>4147214267</text:p>
          </table:table-cell>
          <table:table-cell table:style-name="ce1" office:value-type="string" calcext:value-type="string">
            <text:p>3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119986" calcext:value-type="float">
            <text:p>4165119986</text:p>
          </table:table-cell>
          <table:table-cell table:style-name="ce1" office:value-type="string" calcext:value-type="string">
            <text:p>3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720557" calcext:value-type="float">
            <text:p>4143720557</text:p>
          </table:table-cell>
          <table:table-cell table:style-name="ce1" office:value-type="string" calcext:value-type="string">
            <text:p>4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733293" calcext:value-type="float">
            <text:p>4123733293</text:p>
          </table:table-cell>
          <table:table-cell table:style-name="ce1" office:value-type="string" calcext:value-type="string">
            <text:p>4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431882" calcext:value-type="float">
            <text:p>4125431882</text:p>
          </table:table-cell>
          <table:table-cell table:style-name="ce1" office:value-type="string" calcext:value-type="string">
            <text:p>4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297436" calcext:value-type="float">
            <text:p>4147297436</text:p>
          </table:table-cell>
          <table:table-cell table:style-name="ce1" office:value-type="string" calcext:value-type="string">
            <text:p>4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894558" calcext:value-type="float">
            <text:p>4123894558</text:p>
          </table:table-cell>
          <table:table-cell table:style-name="ce1" office:value-type="string" calcext:value-type="string">
            <text:p>4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840625" calcext:value-type="float">
            <text:p>4242840625</text:p>
          </table:table-cell>
          <table:table-cell table:style-name="ce1" office:value-type="string" calcext:value-type="string">
            <text:p>4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854555" calcext:value-type="float">
            <text:p>4162854555</text:p>
          </table:table-cell>
          <table:table-cell table:style-name="ce1" office:value-type="string" calcext:value-type="string">
            <text:p>4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201017" calcext:value-type="float">
            <text:p>4141201017</text:p>
          </table:table-cell>
          <table:table-cell table:style-name="ce1" office:value-type="string" calcext:value-type="string">
            <text:p>4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417174" calcext:value-type="float">
            <text:p>4242417174</text:p>
          </table:table-cell>
          <table:table-cell table:style-name="ce1" office:value-type="string" calcext:value-type="string">
            <text:p>4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987562" calcext:value-type="float">
            <text:p>4141987562</text:p>
          </table:table-cell>
          <table:table-cell table:style-name="ce1" office:value-type="string" calcext:value-type="string">
            <text:p>4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284670" calcext:value-type="float">
            <text:p>4243284670</text:p>
          </table:table-cell>
          <table:table-cell table:style-name="ce1" office:value-type="string" calcext:value-type="string">
            <text:p>4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669852" calcext:value-type="float">
            <text:p>4125669852</text:p>
          </table:table-cell>
          <table:table-cell table:style-name="ce1" office:value-type="string" calcext:value-type="string">
            <text:p>4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614180" calcext:value-type="float">
            <text:p>4169614180</text:p>
          </table:table-cell>
          <table:table-cell table:style-name="ce1" office:value-type="string" calcext:value-type="string">
            <text:p>4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496216" calcext:value-type="float">
            <text:p>4123496216</text:p>
          </table:table-cell>
          <table:table-cell table:style-name="ce1" office:value-type="string" calcext:value-type="string">
            <text:p>4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760903" calcext:value-type="float">
            <text:p>4129760903</text:p>
          </table:table-cell>
          <table:table-cell table:style-name="ce1" office:value-type="string" calcext:value-type="string">
            <text:p>4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882105" calcext:value-type="float">
            <text:p>4243882105</text:p>
          </table:table-cell>
          <table:table-cell table:style-name="ce1" office:value-type="string" calcext:value-type="string">
            <text:p>4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13883" calcext:value-type="float">
            <text:p>4123513883</text:p>
          </table:table-cell>
          <table:table-cell table:style-name="ce1" office:value-type="string" calcext:value-type="string">
            <text:p>4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441398" calcext:value-type="float">
            <text:p>4164441398</text:p>
          </table:table-cell>
          <table:table-cell table:style-name="ce1" office:value-type="string" calcext:value-type="string">
            <text:p>4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238676" calcext:value-type="float">
            <text:p>4161238676</text:p>
          </table:table-cell>
          <table:table-cell table:style-name="ce1" office:value-type="string" calcext:value-type="string">
            <text:p>4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411479" calcext:value-type="float">
            <text:p>4127411479</text:p>
          </table:table-cell>
          <table:table-cell table:style-name="ce1" office:value-type="string" calcext:value-type="string">
            <text:p>4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893357" calcext:value-type="float">
            <text:p>4143893357</text:p>
          </table:table-cell>
          <table:table-cell table:style-name="ce1" office:value-type="string" calcext:value-type="string">
            <text:p>4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05241" calcext:value-type="float">
            <text:p>4165505241</text:p>
          </table:table-cell>
          <table:table-cell table:style-name="ce1" office:value-type="string" calcext:value-type="string">
            <text:p>4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135591" calcext:value-type="float">
            <text:p>4128135591</text:p>
          </table:table-cell>
          <table:table-cell table:style-name="ce1" office:value-type="string" calcext:value-type="string">
            <text:p>4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980780" calcext:value-type="float">
            <text:p>4168980780</text:p>
          </table:table-cell>
          <table:table-cell table:style-name="ce1" office:value-type="string" calcext:value-type="string">
            <text:p>4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226383" calcext:value-type="float">
            <text:p>4128226383</text:p>
          </table:table-cell>
          <table:table-cell table:style-name="ce1" office:value-type="string" calcext:value-type="string">
            <text:p>4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805361" calcext:value-type="float">
            <text:p>4124805361</text:p>
          </table:table-cell>
          <table:table-cell table:style-name="ce1" office:value-type="string" calcext:value-type="string">
            <text:p>4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952352" calcext:value-type="float">
            <text:p>4125952352</text:p>
          </table:table-cell>
          <table:table-cell table:style-name="ce1" office:value-type="string" calcext:value-type="string">
            <text:p>4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079338" calcext:value-type="float">
            <text:p>4241079338</text:p>
          </table:table-cell>
          <table:table-cell table:style-name="ce1" office:value-type="string" calcext:value-type="string">
            <text:p>4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968522" calcext:value-type="float">
            <text:p>4243968522</text:p>
          </table:table-cell>
          <table:table-cell table:style-name="ce1" office:value-type="string" calcext:value-type="string">
            <text:p>4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881181" calcext:value-type="float">
            <text:p>4141881181</text:p>
          </table:table-cell>
          <table:table-cell table:style-name="ce1" office:value-type="string" calcext:value-type="string">
            <text:p>4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366790" calcext:value-type="float">
            <text:p>4162366790</text:p>
          </table:table-cell>
          <table:table-cell table:style-name="ce1" office:value-type="string" calcext:value-type="string">
            <text:p>4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715525" calcext:value-type="float">
            <text:p>4165715525</text:p>
          </table:table-cell>
          <table:table-cell table:style-name="ce1" office:value-type="string" calcext:value-type="string">
            <text:p>4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064146" calcext:value-type="float">
            <text:p>4248064146</text:p>
          </table:table-cell>
          <table:table-cell table:style-name="ce1" office:value-type="string" calcext:value-type="string">
            <text:p>4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662495" calcext:value-type="float">
            <text:p>4124662495</text:p>
          </table:table-cell>
          <table:table-cell table:style-name="ce1" office:value-type="string" calcext:value-type="string">
            <text:p>4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850099" calcext:value-type="float">
            <text:p>4164850099</text:p>
          </table:table-cell>
          <table:table-cell table:style-name="ce1" office:value-type="string" calcext:value-type="string">
            <text:p>4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931847" calcext:value-type="float">
            <text:p>4168931847</text:p>
          </table:table-cell>
          <table:table-cell table:style-name="ce1" office:value-type="string" calcext:value-type="string">
            <text:p>4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163394" calcext:value-type="float">
            <text:p>4164163394</text:p>
          </table:table-cell>
          <table:table-cell table:style-name="ce1" office:value-type="string" calcext:value-type="string">
            <text:p>4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901548" calcext:value-type="float">
            <text:p>4248901548</text:p>
          </table:table-cell>
          <table:table-cell table:style-name="ce1" office:value-type="string" calcext:value-type="string">
            <text:p>4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609223" calcext:value-type="float">
            <text:p>4147609223</text:p>
          </table:table-cell>
          <table:table-cell table:style-name="ce1" office:value-type="string" calcext:value-type="string">
            <text:p>4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147844" calcext:value-type="float">
            <text:p>4241147844</text:p>
          </table:table-cell>
          <table:table-cell table:style-name="ce1" office:value-type="string" calcext:value-type="string">
            <text:p>4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123390" calcext:value-type="float">
            <text:p>4246123390</text:p>
          </table:table-cell>
          <table:table-cell table:style-name="ce1" office:value-type="string" calcext:value-type="string">
            <text:p>4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651863" calcext:value-type="float">
            <text:p>4128651863</text:p>
          </table:table-cell>
          <table:table-cell table:style-name="ce1" office:value-type="string" calcext:value-type="string">
            <text:p>4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775404" calcext:value-type="float">
            <text:p>4144775404</text:p>
          </table:table-cell>
          <table:table-cell table:style-name="ce1" office:value-type="string" calcext:value-type="string">
            <text:p>4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579207" calcext:value-type="float">
            <text:p>4122579207</text:p>
          </table:table-cell>
          <table:table-cell table:style-name="ce1" office:value-type="string" calcext:value-type="string">
            <text:p>4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04370" calcext:value-type="float">
            <text:p>4164704370</text:p>
          </table:table-cell>
          <table:table-cell table:style-name="ce1" office:value-type="string" calcext:value-type="string">
            <text:p>4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547392" calcext:value-type="float">
            <text:p>4162547392</text:p>
          </table:table-cell>
          <table:table-cell table:style-name="ce1" office:value-type="string" calcext:value-type="string">
            <text:p>4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015364" calcext:value-type="float">
            <text:p>4243015364</text:p>
          </table:table-cell>
          <table:table-cell table:style-name="ce1" office:value-type="string" calcext:value-type="string">
            <text:p>4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828723" calcext:value-type="float">
            <text:p>4141828723</text:p>
          </table:table-cell>
          <table:table-cell table:style-name="ce1" office:value-type="string" calcext:value-type="string">
            <text:p>4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90411" calcext:value-type="float">
            <text:p>4124290411</text:p>
          </table:table-cell>
          <table:table-cell table:style-name="ce1" office:value-type="string" calcext:value-type="string">
            <text:p>4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182991" calcext:value-type="float">
            <text:p>4245182991</text:p>
          </table:table-cell>
          <table:table-cell table:style-name="ce1" office:value-type="string" calcext:value-type="string">
            <text:p>4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631371" calcext:value-type="float">
            <text:p>4148631371</text:p>
          </table:table-cell>
          <table:table-cell table:style-name="ce1" office:value-type="string" calcext:value-type="string">
            <text:p>4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575919" calcext:value-type="float">
            <text:p>4242575919</text:p>
          </table:table-cell>
          <table:table-cell table:style-name="ce1" office:value-type="string" calcext:value-type="string">
            <text:p>4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856518" calcext:value-type="float">
            <text:p>4247856518</text:p>
          </table:table-cell>
          <table:table-cell table:style-name="ce1" office:value-type="string" calcext:value-type="string">
            <text:p>4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395471" calcext:value-type="float">
            <text:p>4166395471</text:p>
          </table:table-cell>
          <table:table-cell table:style-name="ce1" office:value-type="string" calcext:value-type="string">
            <text:p>4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956842" calcext:value-type="float">
            <text:p>4122956842</text:p>
          </table:table-cell>
          <table:table-cell table:style-name="ce1" office:value-type="string" calcext:value-type="string">
            <text:p>4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342678" calcext:value-type="float">
            <text:p>4243342678</text:p>
          </table:table-cell>
          <table:table-cell table:style-name="ce1" office:value-type="string" calcext:value-type="string">
            <text:p>4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040396" calcext:value-type="float">
            <text:p>4124040396</text:p>
          </table:table-cell>
          <table:table-cell table:style-name="ce1" office:value-type="string" calcext:value-type="string">
            <text:p>4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821547" calcext:value-type="float">
            <text:p>4162821547</text:p>
          </table:table-cell>
          <table:table-cell table:style-name="ce1" office:value-type="string" calcext:value-type="string">
            <text:p>4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810824" calcext:value-type="float">
            <text:p>4246810824</text:p>
          </table:table-cell>
          <table:table-cell table:style-name="ce1" office:value-type="string" calcext:value-type="string">
            <text:p>4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257898" calcext:value-type="float">
            <text:p>4121257898</text:p>
          </table:table-cell>
          <table:table-cell table:style-name="ce1" office:value-type="string" calcext:value-type="string">
            <text:p>4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144245" calcext:value-type="float">
            <text:p>4166144245</text:p>
          </table:table-cell>
          <table:table-cell table:style-name="ce1" office:value-type="string" calcext:value-type="string">
            <text:p>4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898856" calcext:value-type="float">
            <text:p>4122898856</text:p>
          </table:table-cell>
          <table:table-cell table:style-name="ce1" office:value-type="string" calcext:value-type="string">
            <text:p>4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799275" calcext:value-type="float">
            <text:p>4123799275</text:p>
          </table:table-cell>
          <table:table-cell table:style-name="ce1" office:value-type="string" calcext:value-type="string">
            <text:p>4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98918" calcext:value-type="float">
            <text:p>4168798918</text:p>
          </table:table-cell>
          <table:table-cell table:style-name="ce1" office:value-type="string" calcext:value-type="string">
            <text:p>4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698974" calcext:value-type="float">
            <text:p>4127698974</text:p>
          </table:table-cell>
          <table:table-cell table:style-name="ce1" office:value-type="string" calcext:value-type="string">
            <text:p>4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017548" calcext:value-type="float">
            <text:p>4147017548</text:p>
          </table:table-cell>
          <table:table-cell table:style-name="ce1" office:value-type="string" calcext:value-type="string">
            <text:p>4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52180" calcext:value-type="float">
            <text:p>4149352180</text:p>
          </table:table-cell>
          <table:table-cell table:style-name="ce1" office:value-type="string" calcext:value-type="string">
            <text:p>4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976768" calcext:value-type="float">
            <text:p>4128976768</text:p>
          </table:table-cell>
          <table:table-cell table:style-name="ce1" office:value-type="string" calcext:value-type="string">
            <text:p>4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939159" calcext:value-type="float">
            <text:p>4169939159</text:p>
          </table:table-cell>
          <table:table-cell table:style-name="ce1" office:value-type="string" calcext:value-type="string">
            <text:p>4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872303" calcext:value-type="float">
            <text:p>4166872303</text:p>
          </table:table-cell>
          <table:table-cell table:style-name="ce1" office:value-type="string" calcext:value-type="string">
            <text:p>4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78470" calcext:value-type="float">
            <text:p>4245478470</text:p>
          </table:table-cell>
          <table:table-cell table:style-name="ce1" office:value-type="string" calcext:value-type="string">
            <text:p>4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187140" calcext:value-type="float">
            <text:p>4168187140</text:p>
          </table:table-cell>
          <table:table-cell table:style-name="ce1" office:value-type="string" calcext:value-type="string">
            <text:p>4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062644" calcext:value-type="float">
            <text:p>4142062644</text:p>
          </table:table-cell>
          <table:table-cell table:style-name="ce1" office:value-type="string" calcext:value-type="string">
            <text:p>4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062787" calcext:value-type="float">
            <text:p>4164062787</text:p>
          </table:table-cell>
          <table:table-cell table:style-name="ce1" office:value-type="string" calcext:value-type="string">
            <text:p>4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425385" calcext:value-type="float">
            <text:p>4169425385</text:p>
          </table:table-cell>
          <table:table-cell table:style-name="ce1" office:value-type="string" calcext:value-type="string">
            <text:p>4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854880" calcext:value-type="float">
            <text:p>4148854880</text:p>
          </table:table-cell>
          <table:table-cell table:style-name="ce1" office:value-type="string" calcext:value-type="string">
            <text:p>4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609073" calcext:value-type="float">
            <text:p>4246609073</text:p>
          </table:table-cell>
          <table:table-cell table:style-name="ce1" office:value-type="string" calcext:value-type="string">
            <text:p>4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595505" calcext:value-type="float">
            <text:p>4165595505</text:p>
          </table:table-cell>
          <table:table-cell table:style-name="ce1" office:value-type="string" calcext:value-type="string">
            <text:p>4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915216" calcext:value-type="float">
            <text:p>4141915216</text:p>
          </table:table-cell>
          <table:table-cell table:style-name="ce1" office:value-type="string" calcext:value-type="string">
            <text:p>4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385460" calcext:value-type="float">
            <text:p>4149385460</text:p>
          </table:table-cell>
          <table:table-cell table:style-name="ce1" office:value-type="string" calcext:value-type="string">
            <text:p>4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705163" calcext:value-type="float">
            <text:p>4168705163</text:p>
          </table:table-cell>
          <table:table-cell table:style-name="ce1" office:value-type="string" calcext:value-type="string">
            <text:p>4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101433" calcext:value-type="float">
            <text:p>4141101433</text:p>
          </table:table-cell>
          <table:table-cell table:style-name="ce1" office:value-type="string" calcext:value-type="string">
            <text:p>4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375312" calcext:value-type="float">
            <text:p>4247375312</text:p>
          </table:table-cell>
          <table:table-cell table:style-name="ce1" office:value-type="string" calcext:value-type="string">
            <text:p>4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182811" calcext:value-type="float">
            <text:p>4165182811</text:p>
          </table:table-cell>
          <table:table-cell table:style-name="ce1" office:value-type="string" calcext:value-type="string">
            <text:p>4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928176" calcext:value-type="float">
            <text:p>4128928176</text:p>
          </table:table-cell>
          <table:table-cell table:style-name="ce1" office:value-type="string" calcext:value-type="string">
            <text:p>4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901161" calcext:value-type="float">
            <text:p>4124901161</text:p>
          </table:table-cell>
          <table:table-cell table:style-name="ce1" office:value-type="string" calcext:value-type="string">
            <text:p>4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515470" calcext:value-type="float">
            <text:p>4149515470</text:p>
          </table:table-cell>
          <table:table-cell table:style-name="ce1" office:value-type="string" calcext:value-type="string">
            <text:p>4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541711" calcext:value-type="float">
            <text:p>4127541711</text:p>
          </table:table-cell>
          <table:table-cell table:style-name="ce1" office:value-type="string" calcext:value-type="string">
            <text:p>4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062128" calcext:value-type="float">
            <text:p>4143062128</text:p>
          </table:table-cell>
          <table:table-cell table:style-name="ce1" office:value-type="string" calcext:value-type="string">
            <text:p>4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957788" calcext:value-type="float">
            <text:p>4146957788</text:p>
          </table:table-cell>
          <table:table-cell table:style-name="ce1" office:value-type="string" calcext:value-type="string">
            <text:p>4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138011" calcext:value-type="float">
            <text:p>4146138011</text:p>
          </table:table-cell>
          <table:table-cell table:style-name="ce1" office:value-type="string" calcext:value-type="string">
            <text:p>49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930226" calcext:value-type="float">
            <text:p>4126930226</text:p>
          </table:table-cell>
          <table:table-cell table:style-name="ce1" office:value-type="string" calcext:value-type="string">
            <text:p>49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673249" calcext:value-type="float">
            <text:p>4241673249</text:p>
          </table:table-cell>
          <table:table-cell table:style-name="ce1" office:value-type="string" calcext:value-type="string">
            <text:p>49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867087" calcext:value-type="float">
            <text:p>4161867087</text:p>
          </table:table-cell>
          <table:table-cell table:style-name="ce1" office:value-type="string" calcext:value-type="string">
            <text:p>49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875633" calcext:value-type="float">
            <text:p>4161875633</text:p>
          </table:table-cell>
          <table:table-cell table:style-name="ce1" office:value-type="string" calcext:value-type="string">
            <text:p>49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539214" calcext:value-type="float">
            <text:p>4129539214</text:p>
          </table:table-cell>
          <table:table-cell table:style-name="ce1" office:value-type="string" calcext:value-type="string">
            <text:p>49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591614" calcext:value-type="float">
            <text:p>4149591614</text:p>
          </table:table-cell>
          <table:table-cell table:style-name="ce1" office:value-type="string" calcext:value-type="string">
            <text:p>49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874938" calcext:value-type="float">
            <text:p>4127874938</text:p>
          </table:table-cell>
          <table:table-cell table:style-name="ce1" office:value-type="string" calcext:value-type="string">
            <text:p>49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185820" calcext:value-type="float">
            <text:p>4142185820</text:p>
          </table:table-cell>
          <table:table-cell table:style-name="ce1" office:value-type="string" calcext:value-type="string">
            <text:p>49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261604" calcext:value-type="float">
            <text:p>4169261604</text:p>
          </table:table-cell>
          <table:table-cell table:style-name="ce1" office:value-type="string" calcext:value-type="string">
            <text:p>49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653910" calcext:value-type="float">
            <text:p>4248653910</text:p>
          </table:table-cell>
          <table:table-cell table:style-name="ce1" office:value-type="string" calcext:value-type="string">
            <text:p>50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248991" calcext:value-type="float">
            <text:p>4161248991</text:p>
          </table:table-cell>
          <table:table-cell table:style-name="ce1" office:value-type="string" calcext:value-type="string">
            <text:p>50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2762018" calcext:value-type="float">
            <text:p>4242762018</text:p>
          </table:table-cell>
          <table:table-cell table:style-name="ce1" office:value-type="string" calcext:value-type="string">
            <text:p>50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436970" calcext:value-type="float">
            <text:p>4245436970</text:p>
          </table:table-cell>
          <table:table-cell table:style-name="ce1" office:value-type="string" calcext:value-type="string">
            <text:p>50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193829" calcext:value-type="float">
            <text:p>4247193829</text:p>
          </table:table-cell>
          <table:table-cell table:style-name="ce1" office:value-type="string" calcext:value-type="string">
            <text:p>50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3508935" calcext:value-type="float">
            <text:p>4123508935</text:p>
          </table:table-cell>
          <table:table-cell table:style-name="ce1" office:value-type="string" calcext:value-type="string">
            <text:p>50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816906" calcext:value-type="float">
            <text:p>4144816906</text:p>
          </table:table-cell>
          <table:table-cell table:style-name="ce1" office:value-type="string" calcext:value-type="string">
            <text:p>50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077068" calcext:value-type="float">
            <text:p>4148077068</text:p>
          </table:table-cell>
          <table:table-cell table:style-name="ce1" office:value-type="string" calcext:value-type="string">
            <text:p>50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7803745" calcext:value-type="float">
            <text:p>4247803745</text:p>
          </table:table-cell>
          <table:table-cell table:style-name="ce1" office:value-type="string" calcext:value-type="string">
            <text:p>50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1195185" calcext:value-type="float">
            <text:p>4141195185</text:p>
          </table:table-cell>
          <table:table-cell table:style-name="ce1" office:value-type="string" calcext:value-type="string">
            <text:p>50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721338" calcext:value-type="float">
            <text:p>4249721338</text:p>
          </table:table-cell>
          <table:table-cell table:style-name="ce1" office:value-type="string" calcext:value-type="string">
            <text:p>51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562933" calcext:value-type="float">
            <text:p>4122562933</text:p>
          </table:table-cell>
          <table:table-cell table:style-name="ce1" office:value-type="string" calcext:value-type="string">
            <text:p>51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27231" calcext:value-type="float">
            <text:p>4127127231</text:p>
          </table:table-cell>
          <table:table-cell table:style-name="ce1" office:value-type="string" calcext:value-type="string">
            <text:p>51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5908726" calcext:value-type="float">
            <text:p>4245908726</text:p>
          </table:table-cell>
          <table:table-cell table:style-name="ce1" office:value-type="string" calcext:value-type="string">
            <text:p>51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209402" calcext:value-type="float">
            <text:p>4128209402</text:p>
          </table:table-cell>
          <table:table-cell table:style-name="ce1" office:value-type="string" calcext:value-type="string">
            <text:p>51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840974" calcext:value-type="float">
            <text:p>4248840974</text:p>
          </table:table-cell>
          <table:table-cell table:style-name="ce1" office:value-type="string" calcext:value-type="string">
            <text:p>51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47510" calcext:value-type="float">
            <text:p>4166647510</text:p>
          </table:table-cell>
          <table:table-cell table:style-name="ce1" office:value-type="string" calcext:value-type="string">
            <text:p>51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437244" calcext:value-type="float">
            <text:p>4166437244</text:p>
          </table:table-cell>
          <table:table-cell table:style-name="ce1" office:value-type="string" calcext:value-type="string">
            <text:p>51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891210" calcext:value-type="float">
            <text:p>4168891210</text:p>
          </table:table-cell>
          <table:table-cell table:style-name="ce1" office:value-type="string" calcext:value-type="string">
            <text:p>51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216797" calcext:value-type="float">
            <text:p>4124216797</text:p>
          </table:table-cell>
          <table:table-cell table:style-name="ce1" office:value-type="string" calcext:value-type="string">
            <text:p>51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6670527" calcext:value-type="float">
            <text:p>4166670527</text:p>
          </table:table-cell>
          <table:table-cell table:style-name="ce1" office:value-type="string" calcext:value-type="string">
            <text:p>52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19462" calcext:value-type="float">
            <text:p>4167119462</text:p>
          </table:table-cell>
          <table:table-cell table:style-name="ce1" office:value-type="string" calcext:value-type="string">
            <text:p>52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4769912" calcext:value-type="float">
            <text:p>4164769912</text:p>
          </table:table-cell>
          <table:table-cell table:style-name="ce1" office:value-type="string" calcext:value-type="string">
            <text:p>52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944289" calcext:value-type="float">
            <text:p>4246944289</text:p>
          </table:table-cell>
          <table:table-cell table:style-name="ce1" office:value-type="string" calcext:value-type="string">
            <text:p>52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152495" calcext:value-type="float">
            <text:p>4167152495</text:p>
          </table:table-cell>
          <table:table-cell table:style-name="ce1" office:value-type="string" calcext:value-type="string">
            <text:p>52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411937" calcext:value-type="float">
            <text:p>4241411937</text:p>
          </table:table-cell>
          <table:table-cell table:style-name="ce1" office:value-type="string" calcext:value-type="string">
            <text:p>52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982529" calcext:value-type="float">
            <text:p>4165982529</text:p>
          </table:table-cell>
          <table:table-cell table:style-name="ce1" office:value-type="string" calcext:value-type="string">
            <text:p>52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170994" calcext:value-type="float">
            <text:p>4129170994</text:p>
          </table:table-cell>
          <table:table-cell table:style-name="ce1" office:value-type="string" calcext:value-type="string">
            <text:p>52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409213" calcext:value-type="float">
            <text:p>4169409213</text:p>
          </table:table-cell>
          <table:table-cell table:style-name="ce1" office:value-type="string" calcext:value-type="string">
            <text:p>52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1217929" calcext:value-type="float">
            <text:p>4121217929</text:p>
          </table:table-cell>
          <table:table-cell table:style-name="ce1" office:value-type="string" calcext:value-type="string">
            <text:p>52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3142096" calcext:value-type="float">
            <text:p>4143142096</text:p>
          </table:table-cell>
          <table:table-cell table:style-name="ce1" office:value-type="string" calcext:value-type="string">
            <text:p>53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466014" calcext:value-type="float">
            <text:p>4162466014</text:p>
          </table:table-cell>
          <table:table-cell table:style-name="ce1" office:value-type="string" calcext:value-type="string">
            <text:p>53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895543" calcext:value-type="float">
            <text:p>4248895543</text:p>
          </table:table-cell>
          <table:table-cell table:style-name="ce1" office:value-type="string" calcext:value-type="string">
            <text:p>53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22263" calcext:value-type="float">
            <text:p>4122722263</text:p>
          </table:table-cell>
          <table:table-cell table:style-name="ce1" office:value-type="string" calcext:value-type="string">
            <text:p>53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459616" calcext:value-type="float">
            <text:p>4142459616</text:p>
          </table:table-cell>
          <table:table-cell table:style-name="ce1" office:value-type="string" calcext:value-type="string">
            <text:p>53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2101751" calcext:value-type="float">
            <text:p>4142101751</text:p>
          </table:table-cell>
          <table:table-cell table:style-name="ce1" office:value-type="string" calcext:value-type="string">
            <text:p>53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6107939" calcext:value-type="float">
            <text:p>4126107939</text:p>
          </table:table-cell>
          <table:table-cell table:style-name="ce1" office:value-type="string" calcext:value-type="string">
            <text:p>53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033932" calcext:value-type="float">
            <text:p>4162033932</text:p>
          </table:table-cell>
          <table:table-cell table:style-name="ce1" office:value-type="string" calcext:value-type="string">
            <text:p>53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3245264" calcext:value-type="float">
            <text:p>4243245264</text:p>
          </table:table-cell>
          <table:table-cell table:style-name="ce1" office:value-type="string" calcext:value-type="string">
            <text:p>53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7680923" calcext:value-type="float">
            <text:p>4147680923</text:p>
          </table:table-cell>
          <table:table-cell table:style-name="ce1" office:value-type="string" calcext:value-type="string">
            <text:p>53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990843" calcext:value-type="float">
            <text:p>4163990843</text:p>
          </table:table-cell>
          <table:table-cell table:style-name="ce1" office:value-type="string" calcext:value-type="string">
            <text:p>54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374087" calcext:value-type="float">
            <text:p>4122374087</text:p>
          </table:table-cell>
          <table:table-cell table:style-name="ce1" office:value-type="string" calcext:value-type="string">
            <text:p>54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381319" calcext:value-type="float">
            <text:p>4162381319</text:p>
          </table:table-cell>
          <table:table-cell table:style-name="ce1" office:value-type="string" calcext:value-type="string">
            <text:p>54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203813" calcext:value-type="float">
            <text:p>4148203813</text:p>
          </table:table-cell>
          <table:table-cell table:style-name="ce1" office:value-type="string" calcext:value-type="string">
            <text:p>54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4458582" calcext:value-type="float">
            <text:p>4124458582</text:p>
          </table:table-cell>
          <table:table-cell table:style-name="ce1" office:value-type="string" calcext:value-type="string">
            <text:p>54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119323" calcext:value-type="float">
            <text:p>4127119323</text:p>
          </table:table-cell>
          <table:table-cell table:style-name="ce1" office:value-type="string" calcext:value-type="string">
            <text:p>54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670406" calcext:value-type="float">
            <text:p>4122670406</text:p>
          </table:table-cell>
          <table:table-cell table:style-name="ce1" office:value-type="string" calcext:value-type="string">
            <text:p>54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281650" calcext:value-type="float">
            <text:p>4146281650</text:p>
          </table:table-cell>
          <table:table-cell table:style-name="ce1" office:value-type="string" calcext:value-type="string">
            <text:p>54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114766" calcext:value-type="float">
            <text:p>4168114766</text:p>
          </table:table-cell>
          <table:table-cell table:style-name="ce1" office:value-type="string" calcext:value-type="string">
            <text:p>54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421555" calcext:value-type="float">
            <text:p>4146421555</text:p>
          </table:table-cell>
          <table:table-cell table:style-name="ce1" office:value-type="string" calcext:value-type="string">
            <text:p>54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781463" calcext:value-type="float">
            <text:p>4163781463</text:p>
          </table:table-cell>
          <table:table-cell table:style-name="ce1" office:value-type="string" calcext:value-type="string">
            <text:p>55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587403" calcext:value-type="float">
            <text:p>4148587403</text:p>
          </table:table-cell>
          <table:table-cell table:style-name="ce1" office:value-type="string" calcext:value-type="string">
            <text:p>55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9455506" calcext:value-type="float">
            <text:p>4129455506</text:p>
          </table:table-cell>
          <table:table-cell table:style-name="ce1" office:value-type="string" calcext:value-type="string">
            <text:p>55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053323" calcext:value-type="float">
            <text:p>4169053323</text:p>
          </table:table-cell>
          <table:table-cell table:style-name="ce1" office:value-type="string" calcext:value-type="string">
            <text:p>55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214543" calcext:value-type="float">
            <text:p>4145214543</text:p>
          </table:table-cell>
          <table:table-cell table:style-name="ce1" office:value-type="string" calcext:value-type="string">
            <text:p>55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122640" calcext:value-type="float">
            <text:p>4148122640</text:p>
          </table:table-cell>
          <table:table-cell table:style-name="ce1" office:value-type="string" calcext:value-type="string">
            <text:p>55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6784460" calcext:value-type="float">
            <text:p>4246784460</text:p>
          </table:table-cell>
          <table:table-cell table:style-name="ce1" office:value-type="string" calcext:value-type="string">
            <text:p>55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8684184" calcext:value-type="float">
            <text:p>4168684184</text:p>
          </table:table-cell>
          <table:table-cell table:style-name="ce1" office:value-type="string" calcext:value-type="string">
            <text:p>55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016387" calcext:value-type="float">
            <text:p>4169016387</text:p>
          </table:table-cell>
          <table:table-cell table:style-name="ce1" office:value-type="string" calcext:value-type="string">
            <text:p>55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3028971" calcext:value-type="float">
            <text:p>4163028971</text:p>
          </table:table-cell>
          <table:table-cell table:style-name="ce1" office:value-type="string" calcext:value-type="string">
            <text:p>55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460134" calcext:value-type="float">
            <text:p>4149460134</text:p>
          </table:table-cell>
          <table:table-cell table:style-name="ce1" office:value-type="string" calcext:value-type="string">
            <text:p>56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2930012" calcext:value-type="float">
            <text:p>4162930012</text:p>
          </table:table-cell>
          <table:table-cell table:style-name="ce1" office:value-type="string" calcext:value-type="string">
            <text:p>56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815168" calcext:value-type="float">
            <text:p>4149815168</text:p>
          </table:table-cell>
          <table:table-cell table:style-name="ce1" office:value-type="string" calcext:value-type="string">
            <text:p>56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285388" calcext:value-type="float">
            <text:p>4169285388</text:p>
          </table:table-cell>
          <table:table-cell table:style-name="ce1" office:value-type="string" calcext:value-type="string">
            <text:p>56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4456254" calcext:value-type="float">
            <text:p>4144456254</text:p>
          </table:table-cell>
          <table:table-cell table:style-name="ce1" office:value-type="string" calcext:value-type="string">
            <text:p>56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718315" calcext:value-type="float">
            <text:p>4161718315</text:p>
          </table:table-cell>
          <table:table-cell table:style-name="ce1" office:value-type="string" calcext:value-type="string">
            <text:p>56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421050" calcext:value-type="float">
            <text:p>4241421050</text:p>
          </table:table-cell>
          <table:table-cell table:style-name="ce1" office:value-type="string" calcext:value-type="string">
            <text:p>56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636525" calcext:value-type="float">
            <text:p>4122636525</text:p>
          </table:table-cell>
          <table:table-cell table:style-name="ce1" office:value-type="string" calcext:value-type="string">
            <text:p>56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7456789" calcext:value-type="float">
            <text:p>4167456789</text:p>
          </table:table-cell>
          <table:table-cell table:style-name="ce1" office:value-type="string" calcext:value-type="string">
            <text:p>56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959366" calcext:value-type="float">
            <text:p>4145959366</text:p>
          </table:table-cell>
          <table:table-cell table:style-name="ce1" office:value-type="string" calcext:value-type="string">
            <text:p>56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190123" calcext:value-type="float">
            <text:p>4241190123</text:p>
          </table:table-cell>
          <table:table-cell table:style-name="ce1" office:value-type="string" calcext:value-type="string">
            <text:p>57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482257" calcext:value-type="float">
            <text:p>4165482257</text:p>
          </table:table-cell>
          <table:table-cell table:style-name="ce1" office:value-type="string" calcext:value-type="string">
            <text:p>57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701027" calcext:value-type="float">
            <text:p>4148701027</text:p>
          </table:table-cell>
          <table:table-cell table:style-name="ce1" office:value-type="string" calcext:value-type="string">
            <text:p>57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9432621" calcext:value-type="float">
            <text:p>4249432621</text:p>
          </table:table-cell>
          <table:table-cell table:style-name="ce1" office:value-type="string" calcext:value-type="string">
            <text:p>57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303538" calcext:value-type="float">
            <text:p>4127303538</text:p>
          </table:table-cell>
          <table:table-cell table:style-name="ce1" office:value-type="string" calcext:value-type="string">
            <text:p>57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518594" calcext:value-type="float">
            <text:p>4148518594</text:p>
          </table:table-cell>
          <table:table-cell table:style-name="ce1" office:value-type="string" calcext:value-type="string">
            <text:p>57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6278915" calcext:value-type="float">
            <text:p>4146278915</text:p>
          </table:table-cell>
          <table:table-cell table:style-name="ce1" office:value-type="string" calcext:value-type="string">
            <text:p>57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010848" calcext:value-type="float">
            <text:p>4248010848</text:p>
          </table:table-cell>
          <table:table-cell table:style-name="ce1" office:value-type="string" calcext:value-type="string">
            <text:p>57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9797373" calcext:value-type="float">
            <text:p>4169797373</text:p>
          </table:table-cell>
          <table:table-cell table:style-name="ce1" office:value-type="string" calcext:value-type="string">
            <text:p>57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378333" calcext:value-type="float">
            <text:p>4161378333</text:p>
          </table:table-cell>
          <table:table-cell table:style-name="ce1" office:value-type="string" calcext:value-type="string">
            <text:p>57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5035348" calcext:value-type="float">
            <text:p>4145035348</text:p>
          </table:table-cell>
          <table:table-cell table:style-name="ce1" office:value-type="string" calcext:value-type="string">
            <text:p>580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9936483" calcext:value-type="float">
            <text:p>4149936483</text:p>
          </table:table-cell>
          <table:table-cell table:style-name="ce1" office:value-type="string" calcext:value-type="string">
            <text:p>581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1639631" calcext:value-type="float">
            <text:p>4241639631</text:p>
          </table:table-cell>
          <table:table-cell table:style-name="ce1" office:value-type="string" calcext:value-type="string">
            <text:p>582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48273379" calcext:value-type="float">
            <text:p>4148273379</text:p>
          </table:table-cell>
          <table:table-cell table:style-name="ce1" office:value-type="string" calcext:value-type="string">
            <text:p>583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5855237" calcext:value-type="float">
            <text:p>4125855237</text:p>
          </table:table-cell>
          <table:table-cell table:style-name="ce1" office:value-type="string" calcext:value-type="string">
            <text:p>584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2757566" calcext:value-type="float">
            <text:p>4122757566</text:p>
          </table:table-cell>
          <table:table-cell table:style-name="ce1" office:value-type="string" calcext:value-type="string">
            <text:p>585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8560758" calcext:value-type="float">
            <text:p>4128560758</text:p>
          </table:table-cell>
          <table:table-cell table:style-name="ce1" office:value-type="string" calcext:value-type="string">
            <text:p>586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1651891" calcext:value-type="float">
            <text:p>4161651891</text:p>
          </table:table-cell>
          <table:table-cell table:style-name="ce1" office:value-type="string" calcext:value-type="string">
            <text:p>587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27531007" calcext:value-type="float">
            <text:p>4127531007</text:p>
          </table:table-cell>
          <table:table-cell table:style-name="ce1" office:value-type="string" calcext:value-type="string">
            <text:p>588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165213703" calcext:value-type="float">
            <text:p>4165213703</text:p>
          </table:table-cell>
          <table:table-cell table:style-name="ce1" office:value-type="string" calcext:value-type="string">
            <text:p>589);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NSERT INTO telefono (te_tipo</text:p>
          </table:table-cell>
          <table:table-cell table:style-name="ce1" office:value-type="string" calcext:value-type="string">
            <text:p><text:s/>te_numero</text:p>
          </table:table-cell>
          <table:table-cell table:style-name="ce1" office:value-type="string" calcext:value-type="string">
            <text:p><text:s/>fk_cliente) VALUES ('CELULAR'</text:p>
          </table:table-cell>
          <table:table-cell office:value-type="float" office:value="4248511793" calcext:value-type="float">
            <text:p>4248511793</text:p>
          </table:table-cell>
          <table:table-cell table:style-name="ce1" office:value-type="string" calcext:value-type="string">
            <text:p>590);</text:p>
          </table:table-cell>
          <table:table-cell table:number-columns-repeated="1019"/>
        </table:table-row>
        <table:table-row table:style-name="ro2" table:number-rows-repeated="10479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mbres" table:style-name="ta6">
        <office:forms form:automatic-focus="false" form:apply-design-mode="false"/>
        <table:table-column table:style-name="co28" table:number-columns-repeated="3" table:default-cell-style-name="Default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28" table:number-columns-repeated="4" table:default-cell-style-name="Default"/>
        <table:table-column table:style-name="co32" table:default-cell-style-name="ce1"/>
        <table:table-column table:style-name="co28" table:number-columns-repeated="1012" table:default-cell-style-name="Default"/>
        <table:table-row table:style-name="ro2">
          <table:table-cell table:number-columns-repeated="2"/>
          <table:table-cell table:style-name="ce1" office:value-type="string" calcext:value-type="string">
            <text:p>CEDULA</text:p>
          </table:table-cell>
          <table:table-cell office:value-type="string" calcext:value-type="string">
            <text:p>primer_nombre</text:p>
          </table:table-cell>
          <table:table-cell office:value-type="string" calcext:value-type="string">
            <text:p>segundo_nombre</text:p>
          </table:table-cell>
          <table:table-cell office:value-type="string" calcext:value-type="string">
            <text:p>primer_apellido</text:p>
          </table:table-cell>
          <table:table-cell office:value-type="string" calcext:value-type="string">
            <text:p>segundo_apellido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184080" calcext:value-type="float">
            <text:p>31184080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9-8-25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346416" calcext:value-type="float">
            <text:p>23346416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2-10-25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22685" calcext:value-type="float">
            <text:p>26722685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-20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17873" calcext:value-type="float">
            <text:p>12317873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10-9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11618" calcext:value-type="float">
            <text:p>27811618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5-3-25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13954" calcext:value-type="float">
            <text:p>25213954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6-2-9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29841" calcext:value-type="float">
            <text:p>12829841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4-2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35721" calcext:value-type="float">
            <text:p>19335721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8-1-14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06652" calcext:value-type="float">
            <text:p>15006652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8-8-6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833723" calcext:value-type="float">
            <text:p>10833723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9-17'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13049" calcext:value-type="float">
            <text:p>25213049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5-6-11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170301" calcext:value-type="float">
            <text:p>33170301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4-5-5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48963" calcext:value-type="float">
            <text:p>17348963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1-23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747185" calcext:value-type="float">
            <text:p>33747185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6-20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27139" calcext:value-type="float">
            <text:p>12827139</text:p>
          </table:table-cell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8-20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221490" calcext:value-type="float">
            <text:p>32221490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3-4-27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468040" calcext:value-type="float">
            <text:p>24468040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11-14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711114" calcext:value-type="float">
            <text:p>1071111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9-2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127994" calcext:value-type="float">
            <text:p>2812799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4-2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311896" calcext:value-type="float">
            <text:p>21311896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5-22'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03452" calcext:value-type="float">
            <text:p>12803452</text:p>
          </table:table-cell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5-17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077902" calcext:value-type="float">
            <text:p>33077902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0-5-12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672063" calcext:value-type="float">
            <text:p>11672063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11-8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061388" calcext:value-type="float">
            <text:p>23061388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4-8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807743" calcext:value-type="float">
            <text:p>26807743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5-6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34071" calcext:value-type="float">
            <text:p>1233407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1-25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333191" calcext:value-type="float">
            <text:p>3133319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3-23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604710" calcext:value-type="float">
            <text:p>31604710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-8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72123" calcext:value-type="float">
            <text:p>18872123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6-4-5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office:value-type="string" calcext:value-type="string">
            <text:p>!!!! <text:s text:c="2"/>JEFES ¡¡¡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391280" calcext:value-type="float">
            <text:p>26391280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6-2'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724796" calcext:value-type="float">
            <text:p>30724796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7-1-19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22456" calcext:value-type="float">
            <text:p>10622456</text:p>
          </table:table-cell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6-13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659494" calcext:value-type="float">
            <text:p>11659494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2-6-5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406645" calcext:value-type="float">
            <text:p>34406645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4-5-24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48893" calcext:value-type="float">
            <text:p>20748893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11-6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09298" calcext:value-type="float">
            <text:p>19309298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8-5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31782" calcext:value-type="float">
            <text:p>10131782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5-3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154712" calcext:value-type="float">
            <text:p>24154712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8-19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566914" calcext:value-type="float">
            <text:p>16566914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2-6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843916" calcext:value-type="float">
            <text:p>17843916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12-13'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14068" calcext:value-type="float">
            <text:p>23814068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5-8-20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447298" calcext:value-type="float">
            <text:p>26447298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2-7-23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62066" calcext:value-type="float">
            <text:p>18762066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7-4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17471" calcext:value-type="float">
            <text:p>23817471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1-18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665665" calcext:value-type="float">
            <text:p>23665665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3-17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921390" calcext:value-type="float">
            <text:p>2892139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11-20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28003" calcext:value-type="float">
            <text:p>22128003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4-23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117530" calcext:value-type="float">
            <text:p>1211753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2-5-17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12295" calcext:value-type="float">
            <text:p>16912295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6-10-20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401865" calcext:value-type="float">
            <text:p>20401865</text:p>
          </table:table-cell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6-21'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448548" calcext:value-type="float">
            <text:p>27448548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2-6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808840" calcext:value-type="float">
            <text:p>30808840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3-26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621102" calcext:value-type="float">
            <text:p>20621102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6-11-25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25219" calcext:value-type="float">
            <text:p>3242521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6-17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990479" calcext:value-type="float">
            <text:p>3299047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7-7-19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044472" calcext:value-type="float">
            <text:p>23044472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6-1-23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63152" calcext:value-type="float">
            <text:p>16963152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1-4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217547" calcext:value-type="float">
            <text:p>14217547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4-18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768366" calcext:value-type="float">
            <text:p>22768366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5-2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928281" calcext:value-type="float">
            <text:p>25928281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7-9'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311746" calcext:value-type="float">
            <text:p>27311746</text:p>
          </table:table-cell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1-6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95465" calcext:value-type="float">
            <text:p>11895465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2-20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254476" calcext:value-type="float">
            <text:p>23254476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7-11-23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84548" calcext:value-type="float">
            <text:p>18784548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5-4-11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477242" calcext:value-type="float">
            <text:p>2747724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1-4-8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642552" calcext:value-type="float">
            <text:p>2064255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7-7-6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58051" calcext:value-type="float">
            <text:p>10558051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5-5-3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80754" calcext:value-type="float">
            <text:p>3018075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4-2-28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92674" calcext:value-type="float">
            <text:p>1509267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12-25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71029" calcext:value-type="float">
            <text:p>24271029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2-7-6'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341777" calcext:value-type="float">
            <text:p>33341777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5-7-19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389736" calcext:value-type="float">
            <text:p>27389736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2-7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621437" calcext:value-type="float">
            <text:p>18621437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12-22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84070" calcext:value-type="float">
            <text:p>11884070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6-21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79989" calcext:value-type="float">
            <text:p>1597998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4-18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85469" calcext:value-type="float">
            <text:p>321854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8-8-17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422674" calcext:value-type="float">
            <text:p>12422674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9-18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914812" calcext:value-type="float">
            <text:p>22914812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12-15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261569" calcext:value-type="float">
            <text:p>162615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1-26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49309" calcext:value-type="float">
            <text:p>25449309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1-11-9'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809065" calcext:value-type="float">
            <text:p>25809065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9-7-7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956861" calcext:value-type="float">
            <text:p>34956861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9-20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31306" calcext:value-type="float">
            <text:p>30131306</text:p>
          </table:table-cell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6-25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131450" calcext:value-type="float">
            <text:p>24131450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5-4-16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944452" calcext:value-type="float">
            <text:p>34944452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8-1-13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949504" calcext:value-type="float">
            <text:p>20949504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6-9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87043" calcext:value-type="float">
            <text:p>12087043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3-6-6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242451" calcext:value-type="float">
            <text:p>32242451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6-10-11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52553" calcext:value-type="float">
            <text:p>30152553</text:p>
          </table:table-cell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12-11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043875" calcext:value-type="float">
            <text:p>26043875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7-10'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333629" calcext:value-type="float">
            <text:p>10333629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4-10-6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25055" calcext:value-type="float">
            <text:p>17025055</text:p>
          </table:table-cell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2-6-7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220965" calcext:value-type="float">
            <text:p>34220965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11-20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90460" calcext:value-type="float">
            <text:p>11090460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4-3-2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62648" calcext:value-type="float">
            <text:p>17162648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3-9-18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455030" calcext:value-type="float">
            <text:p>23455030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2-11-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08425" calcext:value-type="float">
            <text:p>27908425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12-13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80375" calcext:value-type="float">
            <text:p>29580375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8-11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042680" calcext:value-type="float">
            <text:p>24042680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0-7-28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99577" calcext:value-type="float">
            <text:p>18899577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10-25'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62911" calcext:value-type="float">
            <text:p>27862911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7-2-5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301399" calcext:value-type="float">
            <text:p>24301399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7-14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85916" calcext:value-type="float">
            <text:p>17285916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5-8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321779" calcext:value-type="float">
            <text:p>18321779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12-10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070418" calcext:value-type="float">
            <text:p>30070418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6-11-6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75201" calcext:value-type="float">
            <text:p>32675201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5-8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09046" calcext:value-type="float">
            <text:p>22209046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12-5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519042" calcext:value-type="float">
            <text:p>25519042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4-12-1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38231" calcext:value-type="float">
            <text:p>17338231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10-6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49868" calcext:value-type="float">
            <text:p>12049868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11-10'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263120" calcext:value-type="float">
            <text:p>11263120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2-8-3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66957" calcext:value-type="float">
            <text:p>21066957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4-5-5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834314" calcext:value-type="float">
            <text:p>24834314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6-21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02563" calcext:value-type="float">
            <text:p>18702563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6-16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921764" calcext:value-type="float">
            <text:p>33921764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8-20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008075" calcext:value-type="float">
            <text:p>1300807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1-3-4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08535" calcext:value-type="float">
            <text:p>2250853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0-10-27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712928" calcext:value-type="float">
            <text:p>13712928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8-20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56219" calcext:value-type="float">
            <text:p>12056219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2-3-5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339595" calcext:value-type="float">
            <text:p>11339595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5-25'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701027" calcext:value-type="float">
            <text:p>22701027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5-12-26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96371" calcext:value-type="float">
            <text:p>19396371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7-11-19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050918" calcext:value-type="float">
            <text:p>33050918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0-2-4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300613" calcext:value-type="float">
            <text:p>31300613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-20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273165" calcext:value-type="float">
            <text:p>23273165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9-26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077127" calcext:value-type="float">
            <text:p>34077127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2-21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21958" calcext:value-type="float">
            <text:p>17121958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5-1-12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09356" calcext:value-type="float">
            <text:p>15909356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9-27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572809" calcext:value-type="float">
            <text:p>33572809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12-17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641306" calcext:value-type="float">
            <text:p>15641306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3-17'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420630" calcext:value-type="float">
            <text:p>1342063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10-1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966090" calcext:value-type="float">
            <text:p>2996609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3-21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983172" calcext:value-type="float">
            <text:p>11983172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5-12-16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32233" calcext:value-type="float">
            <text:p>15832233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Roger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6-1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003087" calcext:value-type="float">
            <text:p>31003087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Rodrigu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6-9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376601" calcext:value-type="float">
            <text:p>27376601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Rodrigu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8-28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986583" calcext:value-type="float">
            <text:p>33986583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Rodar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10-10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374120" calcext:value-type="float">
            <text:p>20374120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Roble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7-22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03003" calcext:value-type="float">
            <text:p>2470300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1-5-2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901133" calcext:value-type="float">
            <text:p>3490113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Leonilda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9-5'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639598" calcext:value-type="float">
            <text:p>30639598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Quintero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6-11-25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219322" calcext:value-type="float">
            <text:p>1221932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Benito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10-20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715272" calcext:value-type="float">
            <text:p>1471527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9-22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67868" calcext:value-type="float">
            <text:p>22167868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Ro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5-20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398234" calcext:value-type="float">
            <text:p>25398234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z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2-10-9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892281" calcext:value-type="float">
            <text:p>1389228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v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8-6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558051" calcext:value-type="float">
            <text:p>3155805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Riv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5-12-26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11229" calcext:value-type="float">
            <text:p>34711229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Ri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9-12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84572" calcext:value-type="float">
            <text:p>10584572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Rioj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8-9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580448" calcext:value-type="float">
            <text:p>23580448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oj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12-24'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509244" calcext:value-type="float">
            <text:p>12509244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nc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6-12-20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49742" calcext:value-type="float">
            <text:p>17249742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c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2-17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220415" calcext:value-type="float">
            <text:p>33220415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ichard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10-11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881754" calcext:value-type="float">
            <text:p>19881754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ez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2-5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185434" calcext:value-type="float">
            <text:p>25185434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Rey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7-18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23829" calcext:value-type="float">
            <text:p>10623829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6-5-14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01628" calcext:value-type="float">
            <text:p>19301628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3-7-15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121640" calcext:value-type="float">
            <text:p>33121640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3-12-3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620324" calcext:value-type="float">
            <text:p>28620324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ortillo'</text:p>
          </table:table-cell>
          <table:table-cell office:value-type="string" calcext:value-type="string">
            <text:p>'Renter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5-24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219653" calcext:value-type="float">
            <text:p>18219653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Polanco'</text:p>
          </table:table-cell>
          <table:table-cell office:value-type="string" calcext:value-type="string">
            <text:p>'Reed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6-9-22'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365885" calcext:value-type="float">
            <text:p>30365885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Recino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4-3-5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98167" calcext:value-type="float">
            <text:p>14398167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Recin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3-19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325611" calcext:value-type="float">
            <text:p>33325611</text:p>
          </table:table-cell>
          <table:table-cell office:value-type="string" calcext:value-type="string">
            <text:p>'Delfin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Pino'</text:p>
          </table:table-cell>
          <table:table-cell office:value-type="string" calcext:value-type="string">
            <text:p>'Raz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3-12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85268" calcext:value-type="float">
            <text:p>16985268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Carmen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Raz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5-10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638213" calcext:value-type="float">
            <text:p>13638213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9-4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90911" calcext:value-type="float">
            <text:p>15090911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i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2-10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57273" calcext:value-type="float">
            <text:p>11057273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hillips'</text:p>
          </table:table-cell>
          <table:table-cell office:value-type="string" calcext:value-type="string">
            <text:p>'Quiro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2-10-18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622105" calcext:value-type="float">
            <text:p>26622105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Quirog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7-2-1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667582" calcext:value-type="float">
            <text:p>2666758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rog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6-1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243162" calcext:value-type="float">
            <text:p>2624316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nt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8-12-17'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560263" calcext:value-type="float">
            <text:p>21560263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Quintanill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0-11-12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606320" calcext:value-type="float">
            <text:p>11606320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Ovidio'</text:p>
          </table:table-cell>
          <table:table-cell office:value-type="string" calcext:value-type="string">
            <text:p>'Perdomo'</text:p>
          </table:table-cell>
          <table:table-cell office:value-type="string" calcext:value-type="string">
            <text:p>'Quinta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1-9-14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376929" calcext:value-type="float">
            <text:p>16376929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inon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11-17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73602" calcext:value-type="float">
            <text:p>14573602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esa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4-12-20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272495" calcext:value-type="float">
            <text:p>13272495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Puli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0-17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458901" calcext:value-type="float">
            <text:p>31458901</text:p>
          </table:table-cell>
          <table:table-cell office:value-type="string" calcext:value-type="string">
            <text:p>'Edelberto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Priet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12-27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800005" calcext:value-type="float">
            <text:p>28800005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onc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2-23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613470" calcext:value-type="float">
            <text:p>22613470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in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2-6-2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29411" calcext:value-type="float">
            <text:p>24729411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Castrense'</text:p>
          </table:table-cell>
          <table:table-cell office:value-type="string" calcext:value-type="string">
            <text:p>'Paulino'</text:p>
          </table:table-cell>
          <table:table-cell office:value-type="string" calcext:value-type="string">
            <text:p>'Pint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9-18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513605" calcext:value-type="float">
            <text:p>25513605</text:p>
          </table:table-cell>
          <table:table-cell office:value-type="string" calcext:value-type="string">
            <text:p>'Edwin'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Patino'</text:p>
          </table:table-cell>
          <table:table-cell office:value-type="string" calcext:value-type="string">
            <text:p>'Pin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9-15'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549119" calcext:value-type="float">
            <text:p>20549119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in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8-5-25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08001" calcext:value-type="float">
            <text:p>25608001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Pi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10-6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388519" calcext:value-type="float">
            <text:p>23388519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icha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4-23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634235" calcext:value-type="float">
            <text:p>18634235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eter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1-6-9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875882" calcext:value-type="float">
            <text:p>14875882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Palomino'</text:p>
          </table:table-cell>
          <table:table-cell office:value-type="string" calcext:value-type="string">
            <text:p>'Peralt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8-13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034017" calcext:value-type="float">
            <text:p>28034017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Palomares'</text:p>
          </table:table-cell>
          <table:table-cell office:value-type="string" calcext:value-type="string">
            <text:p>'Per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1-8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692845" calcext:value-type="float">
            <text:p>24692845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elay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2-1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89874" calcext:value-type="float">
            <text:p>10189874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lacios'</text:p>
          </table:table-cell>
          <table:table-cell office:value-type="string" calcext:value-type="string">
            <text:p>'Pedraz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6-22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98248" calcext:value-type="float">
            <text:p>19398248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Pay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7-11-24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75883" calcext:value-type="float">
            <text:p>19375883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Paul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1-13'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887414" calcext:value-type="float">
            <text:p>17887414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Patin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7-7-9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305612" calcext:value-type="float">
            <text:p>16305612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Pantoj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4-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982362" calcext:value-type="float">
            <text:p>30982362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Paniag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7-21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498650" calcext:value-type="float">
            <text:p>10498650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Ortiz'</text:p>
          </table:table-cell>
          <table:table-cell office:value-type="string" calcext:value-type="string">
            <text:p>'Paniag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1-8-2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682637" calcext:value-type="float">
            <text:p>19682637</text:p>
          </table:table-cell>
          <table:table-cell office:value-type="string" calcext:value-type="string">
            <text:p>'Eloy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Orosco'</text:p>
          </table:table-cell>
          <table:table-cell office:value-type="string" calcext:value-type="string">
            <text:p>'Palomi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6-3-13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732393" calcext:value-type="float">
            <text:p>29732393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Oropeza'</text:p>
          </table:table-cell>
          <table:table-cell office:value-type="string" calcext:value-type="string">
            <text:p>'Palafox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-5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21996" calcext:value-type="float">
            <text:p>29021996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Padill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6-8-5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66114" calcext:value-type="float">
            <text:p>29566114</text:p>
          </table:table-cell>
          <table:table-cell office:value-type="string" calcext:value-type="string">
            <text:p>'Emil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Pab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2-1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70465" calcext:value-type="float">
            <text:p>22570465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Gina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zu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4-20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519306" calcext:value-type="float">
            <text:p>28519306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t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4-18'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37817" calcext:value-type="float">
            <text:p>1503781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Olmedo'</text:p>
          </table:table-cell>
          <table:table-cell office:value-type="string" calcext:value-type="string">
            <text:p>'Osun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2-5-11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018036" calcext:value-type="float">
            <text:p>26018036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Lucas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Osor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1-21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633177" calcext:value-type="float">
            <text:p>2263317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Debora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Orozc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4-5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67129" calcext:value-type="float">
            <text:p>10167129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zc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4-4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87222" calcext:value-type="float">
            <text:p>25687222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sc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8-4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43220" calcext:value-type="float">
            <text:p>24743220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Orope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0-9-1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330860" calcext:value-type="float">
            <text:p>23330860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7-2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15203" calcext:value-type="float">
            <text:p>28715203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2-4-9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416861" calcext:value-type="float">
            <text:p>22416861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12-9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53797" calcext:value-type="float">
            <text:p>12053797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5-20'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09897" calcext:value-type="float">
            <text:p>20809897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ellan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3-12-14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89779" calcext:value-type="float">
            <text:p>18889779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rdon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7-25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456443" calcext:value-type="float">
            <text:p>34456443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9-6-18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882228" calcext:value-type="float">
            <text:p>19882228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0-9-3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47497" calcext:value-type="float">
            <text:p>15847497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a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5-24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547646" calcext:value-type="float">
            <text:p>3454764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livar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1-9-5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063576" calcext:value-type="float">
            <text:p>1006357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j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11-11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45169" calcext:value-type="float">
            <text:p>20845169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Navarro'</text:p>
          </table:table-cell>
          <table:table-cell office:value-type="string" calcext:value-type="string">
            <text:p>'Och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6-22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675456" calcext:value-type="float">
            <text:p>12675456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Och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1-3-22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29740" calcext:value-type="float">
            <text:p>29829740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Och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8-12-1'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13108" calcext:value-type="float">
            <text:p>32613108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Muro'</text:p>
          </table:table-cell>
          <table:table-cell office:value-type="string" calcext:value-type="string">
            <text:p>'Nun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5-1-2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817571" calcext:value-type="float">
            <text:p>31817571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9-18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10003" calcext:value-type="float">
            <text:p>17010003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7-10-21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049030" calcext:value-type="float">
            <text:p>23049030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2-15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939781" calcext:value-type="float">
            <text:p>13939781</text:p>
          </table:table-cell>
          <table:table-cell office:value-type="string" calcext:value-type="string">
            <text:p>'Fanny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e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8-26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57577" calcext:value-type="float">
            <text:p>12857577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zar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8-1-25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10572" calcext:value-type="float">
            <text:p>27810572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rva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4-3-11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918329" calcext:value-type="float">
            <text:p>31918329</text:p>
          </table:table-cell>
          <table:table-cell office:value-type="string" calcext:value-type="string">
            <text:p>'Fausto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j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1-25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559365" calcext:value-type="float">
            <text:p>13559365</text:p>
          </table:table-cell>
          <table:table-cell office:value-type="string" calcext:value-type="string">
            <text:p>'Felici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Muno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1-10-22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56328" calcext:value-type="float">
            <text:p>14356328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Moy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7-20'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058511" calcext:value-type="float">
            <text:p>2605851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y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6-24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65523" calcext:value-type="float">
            <text:p>2566552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rr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6-1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46083" calcext:value-type="float">
            <text:p>2674608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Morr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2-20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892450" calcext:value-type="float">
            <text:p>27892450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More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9-15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47381" calcext:value-type="float">
            <text:p>32447381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ei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1-7-13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657299" calcext:value-type="float">
            <text:p>29657299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8-14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67094" calcext:value-type="float">
            <text:p>14667094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2-11-19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026438" calcext:value-type="float">
            <text:p>28026438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ontemayor'</text:p>
          </table:table-cell>
          <table:table-cell office:value-type="string" calcext:value-type="string">
            <text:p>'Mo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8-12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391539" calcext:value-type="float">
            <text:p>11391539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or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5-2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645588" calcext:value-type="float">
            <text:p>18645588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z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7-9-16'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453958" calcext:value-type="float">
            <text:p>29453958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tiel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3-7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972790" calcext:value-type="float">
            <text:p>19972790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deo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4-11-23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146643" calcext:value-type="float">
            <text:p>23146643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4-10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67214" calcext:value-type="float">
            <text:p>30167214</text:p>
          </table:table-cell>
          <table:table-cell office:value-type="string" calcext:value-type="string">
            <text:p>'Franc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7-10-19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447048" calcext:value-type="float">
            <text:p>31447048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6-3-21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884309" calcext:value-type="float">
            <text:p>10884309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7-13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721408" calcext:value-type="float">
            <text:p>17721408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Christian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5-6-5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84464" calcext:value-type="float">
            <text:p>29584464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emayo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9-9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57160" calcext:value-type="float">
            <text:p>25257160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an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7-21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307125" calcext:value-type="float">
            <text:p>28307125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Mireles'</text:p>
          </table:table-cell>
          <table:table-cell office:value-type="string" calcext:value-type="string">
            <text:p>'Monrea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3-12-26'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70696" calcext:value-type="float">
            <text:p>24770696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ojic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2-1-13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93995" calcext:value-type="float">
            <text:p>22293995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Moji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8-5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756487" calcext:value-type="float">
            <text:p>3075648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Moji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6-15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141777" calcext:value-type="float">
            <text:p>2014177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Mitche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9-7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674562" calcext:value-type="float">
            <text:p>17674562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Meza'</text:p>
          </table:table-cell>
          <table:table-cell office:value-type="string" calcext:value-type="string">
            <text:p>'Mire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7-21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36624" calcext:value-type="float">
            <text:p>25436624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esa'</text:p>
          </table:table-cell>
          <table:table-cell office:value-type="string" calcext:value-type="string">
            <text:p>'Miran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1-19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541355" calcext:value-type="float">
            <text:p>13541355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Meraz'</text:p>
          </table:table-cell>
          <table:table-cell office:value-type="string" calcext:value-type="string">
            <text:p>'Miramo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2-5-26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416466" calcext:value-type="float">
            <text:p>13416466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Miche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6-1-24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036245" calcext:value-type="float">
            <text:p>32036245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Mer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3-20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68371" calcext:value-type="float">
            <text:p>22268371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iol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2-3'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650388" calcext:value-type="float">
            <text:p>19650388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1-3-6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993276" calcext:value-type="float">
            <text:p>25993276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endiola'</text:p>
          </table:table-cell>
          <table:table-cell office:value-type="string" calcext:value-type="string">
            <text:p>'Me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7-1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433724" calcext:value-type="float">
            <text:p>13433724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Me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11-11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27279" calcext:value-type="float">
            <text:p>20727279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Me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2-1-23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23988" calcext:value-type="float">
            <text:p>24223988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lgo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6-7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44008" calcext:value-type="float">
            <text:p>16844008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j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9-1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567127" calcext:value-type="float">
            <text:p>15567127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elendez'</text:p>
          </table:table-cell>
          <table:table-cell office:value-type="string" calcext:value-type="string">
            <text:p>'Mazarieg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6-23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812478" calcext:value-type="float">
            <text:p>30812478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May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4-6-24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854337" calcext:value-type="float">
            <text:p>34854337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Mart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9-23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731373" calcext:value-type="float">
            <text:p>12731373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roqu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2-8'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758456" calcext:value-type="float">
            <text:p>16758456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i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0-4-15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863394" calcext:value-type="float">
            <text:p>26863394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r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8-9-18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68497" calcext:value-type="float">
            <text:p>10668497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nza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6-8-13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430622" calcext:value-type="float">
            <text:p>21430622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Manriqu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7-3-23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404009" calcext:value-type="float">
            <text:p>22404009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Maldona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24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16589" calcext:value-type="float">
            <text:p>14316589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rero'</text:p>
          </table:table-cell>
          <table:table-cell office:value-type="string" calcext:value-type="string">
            <text:p>'Magdale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7-28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015576" calcext:value-type="float">
            <text:p>18015576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Magall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8-1-21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40913" calcext:value-type="float">
            <text:p>2524091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Magall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7-23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241543" calcext:value-type="float">
            <text:p>1124154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Mares'</text:p>
          </table:table-cell>
          <table:table-cell office:value-type="string" calcext:value-type="string">
            <text:p>'Magall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1-9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108998" calcext:value-type="float">
            <text:p>27108998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7-12'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383727" calcext:value-type="float">
            <text:p>30383727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4-26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58490" calcext:value-type="float">
            <text:p>29158490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est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6-1-24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50948" calcext:value-type="float">
            <text:p>18850948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Macie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2-17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339381" calcext:value-type="float">
            <text:p>15339381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2-13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015545" calcext:value-type="float">
            <text:p>1001554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huc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11-13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431864" calcext:value-type="float">
            <text:p>24431864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8-5-16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616775" calcext:value-type="float">
            <text:p>3361677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3-6-21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085463" calcext:value-type="float">
            <text:p>18085463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i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8-1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79192" calcext:value-type="float">
            <text:p>10579192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g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1-5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434257" calcext:value-type="float">
            <text:p>26434257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Lucer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2-4'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299964" calcext:value-type="float">
            <text:p>33299964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drigal'</text:p>
          </table:table-cell>
          <table:table-cell office:value-type="string" calcext:value-type="string">
            <text:p>'Lozan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0-12-3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816487" calcext:value-type="float">
            <text:p>17816487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z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2-20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64851" calcext:value-type="float">
            <text:p>15964851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vat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4-2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19669" calcext:value-type="float">
            <text:p>29819669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Lorenz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4-21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864366" calcext:value-type="float">
            <text:p>13864366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acias'</text:p>
          </table:table-cell>
          <table:table-cell office:value-type="string" calcext:value-type="string">
            <text:p>'L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8-28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468933" calcext:value-type="float">
            <text:p>21468933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10-3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30028" calcext:value-type="float">
            <text:p>14530028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1-9-10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384704" calcext:value-type="float">
            <text:p>14384704</text:p>
          </table:table-cell>
          <table:table-cell office:value-type="string" calcext:value-type="string">
            <text:p>'Isabel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Machado'</text:p>
          </table:table-cell>
          <table:table-cell office:value-type="string" calcext:value-type="string">
            <text:p>'Lop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1-17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762764" calcext:value-type="float">
            <text:p>31762764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go'</text:p>
          </table:table-cell>
          <table:table-cell office:value-type="string" calcext:value-type="string">
            <text:p>'Lomeli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9-6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64614" calcext:value-type="float">
            <text:p>17264614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Li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1-3-9'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568254" calcext:value-type="float">
            <text:p>26568254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Lim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3-1-16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53120" calcext:value-type="float">
            <text:p>19053120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scension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Lim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6-12-21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713312" calcext:value-type="float">
            <text:p>17713312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5-7-17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65362" calcext:value-type="float">
            <text:p>2756536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2-24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664942" calcext:value-type="float">
            <text:p>3066494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8-22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303150" calcext:value-type="float">
            <text:p>10303150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oya'</text:p>
          </table:table-cell>
          <table:table-cell office:value-type="string" calcext:value-type="string">
            <text:p>'Lebr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7-26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754675" calcext:value-type="float">
            <text:p>10754675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Laza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12-27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81891" calcext:value-type="float">
            <text:p>24281891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Lora'</text:p>
          </table:table-cell>
          <table:table-cell office:value-type="string" calcext:value-type="string">
            <text:p>'Lari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4-1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08929" calcext:value-type="float">
            <text:p>17108929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er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-24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223991" calcext:value-type="float">
            <text:p>19223991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5-1-7'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909708" calcext:value-type="float">
            <text:p>21909708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Loera'</text:p>
          </table:table-cell>
          <table:table-cell office:value-type="string" calcext:value-type="string">
            <text:p>'Kelly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5-6-1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552693" calcext:value-type="float">
            <text:p>12552693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Renat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ura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2-22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27436" calcext:value-type="float">
            <text:p>32627436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ohn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8-6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74271" calcext:value-type="float">
            <text:p>17174271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eyva'</text:p>
          </table:table-cell>
          <table:table-cell office:value-type="string" calcext:value-type="string">
            <text:p>'Jimen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6-3-3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262528" calcext:value-type="float">
            <text:p>16262528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ewis'</text:p>
          </table:table-cell>
          <table:table-cell office:value-type="string" calcext:value-type="string">
            <text:p>'Jauregui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4-4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490771" calcext:value-type="float">
            <text:p>29490771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Jass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4-4-2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264999" calcext:value-type="float">
            <text:p>13264999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Leiva'</text:p>
          </table:table-cell>
          <table:table-cell office:value-type="string" calcext:value-type="string">
            <text:p>'Jass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4-6-28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273906" calcext:value-type="float">
            <text:p>28273906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gatha'</text:p>
          </table:table-cell>
          <table:table-cell office:value-type="string" calcext:value-type="string">
            <text:p>'Leija'</text:p>
          </table:table-cell>
          <table:table-cell office:value-type="string" calcext:value-type="string">
            <text:p>'Jaram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4-22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356031" calcext:value-type="float">
            <text:p>31356031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Ledezma'</text:p>
          </table:table-cell>
          <table:table-cell office:value-type="string" calcext:value-type="string">
            <text:p>'Jaqu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2-16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430704" calcext:value-type="float">
            <text:p>20430704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eal'</text:p>
          </table:table-cell>
          <table:table-cell office:value-type="string" calcext:value-type="string">
            <text:p>'Jaim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8-17'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68911" calcext:value-type="float">
            <text:p>14668911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azo'</text:p>
          </table:table-cell>
          <table:table-cell office:value-type="string" calcext:value-type="string">
            <text:p>'Jack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9-3-5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39915" calcext:value-type="float">
            <text:p>27539915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Izquie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6-1-18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246464" calcext:value-type="float">
            <text:p>2124646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zaguirr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9-9-4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95554" calcext:value-type="float">
            <text:p>1709555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1-13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910563" calcext:value-type="float">
            <text:p>26910563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nfant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2-5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27406" calcext:value-type="float">
            <text:p>27527406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bar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8-7-12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583431" calcext:value-type="float">
            <text:p>15583431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Lara'</text:p>
          </table:table-cell>
          <table:table-cell office:value-type="string" calcext:value-type="string">
            <text:p>'Hugh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9-11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45053" calcext:value-type="float">
            <text:p>20745053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Landeros'</text:p>
          </table:table-cell>
          <table:table-cell office:value-type="string" calcext:value-type="string">
            <text:p>'Hugh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8-10-18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11286" calcext:value-type="float">
            <text:p>19711286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gh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2-5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20611" calcext:value-type="float">
            <text:p>24220611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ert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2-6-7'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852919" calcext:value-type="float">
            <text:p>10852919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3-9-15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52000" calcext:value-type="float">
            <text:p>34752000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1-2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35569" calcext:value-type="float">
            <text:p>19035569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nojos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4-9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378188" calcext:value-type="float">
            <text:p>22378188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3-5-20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329765" calcext:value-type="float">
            <text:p>28329765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Hill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0-5-2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608681" calcext:value-type="float">
            <text:p>29608681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idal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3-19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368038" calcext:value-type="float">
            <text:p>1036803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ernand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8-8-28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02439" calcext:value-type="float">
            <text:p>18702439</text:p>
          </table:table-cell>
          <table:table-cell office:value-type="string" calcext:value-type="string">
            <text:p>'Judas'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Hermos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5-27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420645" calcext:value-type="float">
            <text:p>28420645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Jaquez'</text:p>
          </table:table-cell>
          <table:table-cell office:value-type="string" calcext:value-type="string">
            <text:p>'Hered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9-18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886259" calcext:value-type="float">
            <text:p>22886259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Heredi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9-13'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54675" calcext:value-type="float">
            <text:p>11054675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Hender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3-12-8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511809" calcext:value-type="float">
            <text:p>23511809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kson'</text:p>
          </table:table-cell>
          <table:table-cell office:value-type="string" calcext:value-type="string">
            <text:p>'Ha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9-18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434897" calcext:value-type="float">
            <text:p>18434897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udi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5-18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54138" calcext:value-type="float">
            <text:p>27954138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Iglesias'</text:p>
          </table:table-cell>
          <table:table-cell office:value-type="string" calcext:value-type="string">
            <text:p>'Guaja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4-8-19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974629" calcext:value-type="float">
            <text:p>24974629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Toribio'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Guadarram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8-3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835711" calcext:value-type="float">
            <text:p>33835711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ieg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6-8-13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45355" calcext:value-type="float">
            <text:p>32445355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ay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1-4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128155" calcext:value-type="float">
            <text:p>21128155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Howard'</text:p>
          </table:table-cell>
          <table:table-cell office:value-type="string" calcext:value-type="string">
            <text:p>'Gray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2-25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05038" calcext:value-type="float">
            <text:p>22205038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Hinojosa'</text:p>
          </table:table-cell>
          <table:table-cell office:value-type="string" calcext:value-type="string">
            <text:p>'Granad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3-10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145447" calcext:value-type="float">
            <text:p>15145447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Granad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1-24'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236793" calcext:value-type="float">
            <text:p>30236793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raci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7-5-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998813" calcext:value-type="float">
            <text:p>31998813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onzal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9-4-1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410249" calcext:value-type="float">
            <text:p>32410249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Heredia'</text:p>
          </table:table-cell>
          <table:table-cell office:value-type="string" calcext:value-type="string">
            <text:p>'Gonzal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7-15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65180" calcext:value-type="float">
            <text:p>14565180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Gonzal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1-11-1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479748" calcext:value-type="float">
            <text:p>11479748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Gonz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11-6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46343" calcext:value-type="float">
            <text:p>17146343</text:p>
          </table:table-cell>
          <table:table-cell office:value-type="string" calcext:value-type="string">
            <text:p>'Leonel'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Gonz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0-8-26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980573" calcext:value-type="float">
            <text:p>10980573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m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2-20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366841" calcext:value-type="float">
            <text:p>32366841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din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5-1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35826" calcext:value-type="float">
            <text:p>22135826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Godin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11-15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124873" calcext:value-type="float">
            <text:p>23124873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Guerra'</text:p>
          </table:table-cell>
          <table:table-cell office:value-type="string" calcext:value-type="string">
            <text:p>'Gir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7-28'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940953" calcext:value-type="float">
            <text:p>23940953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Griego'</text:p>
          </table:table-cell>
          <table:table-cell office:value-type="string" calcext:value-type="string">
            <text:p>'Girald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2-14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184954" calcext:value-type="float">
            <text:p>33184954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ray'</text:p>
          </table:table-cell>
          <table:table-cell office:value-type="string" calcext:value-type="string">
            <text:p>'Gastelum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5-3-22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208636" calcext:value-type="float">
            <text:p>19208636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0-1-16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290327" calcext:value-type="float">
            <text:p>22290327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8-9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142001" calcext:value-type="float">
            <text:p>14142001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Garc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12-22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19188" calcext:value-type="float">
            <text:p>22519188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Godinez'</text:p>
          </table:table-cell>
          <table:table-cell office:value-type="string" calcext:value-type="string">
            <text:p>'Garay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12-15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590747" calcext:value-type="float">
            <text:p>16590747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Giron'</text:p>
          </table:table-cell>
          <table:table-cell office:value-type="string" calcext:value-type="string">
            <text:p>'Garay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8-13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472480" calcext:value-type="float">
            <text:p>14472480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Gastelum'</text:p>
          </table:table-cell>
          <table:table-cell office:value-type="string" calcext:value-type="string">
            <text:p>'Gam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7-11-1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462877" calcext:value-type="float">
            <text:p>12462877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Gam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1-6-14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225235" calcext:value-type="float">
            <text:p>27225235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Garnica'</text:p>
          </table:table-cell>
          <table:table-cell office:value-type="string" calcext:value-type="string">
            <text:p>'Gambo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3-9'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356379" calcext:value-type="float">
            <text:p>34356379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9-18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132665" calcext:value-type="float">
            <text:p>31132665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9-15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42439" calcext:value-type="float">
            <text:p>25442439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Galleg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8-22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873587" calcext:value-type="float">
            <text:p>31873587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Gallar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1-8-22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443290" calcext:value-type="float">
            <text:p>26443290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Gaona'</text:p>
          </table:table-cell>
          <table:table-cell office:value-type="string" calcext:value-type="string">
            <text:p>'Gallar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6-12-17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03546" calcext:value-type="float">
            <text:p>29003546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alavi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1-3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80129" calcext:value-type="float">
            <text:p>2798012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Galvan'</text:p>
          </table:table-cell>
          <table:table-cell office:value-type="string" calcext:value-type="string">
            <text:p>'Galar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8-22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381689" calcext:value-type="float">
            <text:p>1938168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Gallo'</text:p>
          </table:table-cell>
          <table:table-cell office:value-type="string" calcext:value-type="string">
            <text:p>'Gait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1-11-7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570405" calcext:value-type="float">
            <text:p>28570405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uent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3-1-8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791561" calcext:value-type="float">
            <text:p>18791561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Fatim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ri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1-9-9'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41728" calcext:value-type="float">
            <text:p>28741728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Fria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3-2-20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16677" calcext:value-type="float">
            <text:p>170166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r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5-12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946477" calcext:value-type="float">
            <text:p>159464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oster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11-26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794105" calcext:value-type="float">
            <text:p>11794105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Galan'</text:p>
          </table:table-cell>
          <table:table-cell office:value-type="string" calcext:value-type="string">
            <text:p>'Fier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2-6-23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424470" calcext:value-type="float">
            <text:p>20424470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Funes'</text:p>
          </table:table-cell>
          <table:table-cell office:value-type="string" calcext:value-type="string">
            <text:p>'Ferr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2-19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538427" calcext:value-type="float">
            <text:p>2053842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Ferrei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1-1-17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77354" calcext:value-type="float">
            <text:p>23877354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Florez'</text:p>
          </table:table-cell>
          <table:table-cell office:value-type="string" calcext:value-type="string">
            <text:p>'Favel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3-12-10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515043" calcext:value-type="float">
            <text:p>20515043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ri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9-11-13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511147" calcext:value-type="float">
            <text:p>2751114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lc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1-6-4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789798" calcext:value-type="float">
            <text:p>25789798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Fabi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5-23'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302729" calcext:value-type="float">
            <text:p>22302729</text:p>
          </table:table-cell>
          <table:table-cell table:number-columns-repeated="2" office:value-type="string" calcext:value-type="string">
            <text:p>'Marcos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Estrell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0-1-20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27682" calcext:value-type="float">
            <text:p>29227682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Estra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2-13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077826" calcext:value-type="float">
            <text:p>22077826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ra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4-7-2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700831" calcext:value-type="float">
            <text:p>32700831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eve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1-3-1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249790" calcext:value-type="float">
            <text:p>20249790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Estrada'</text:p>
          </table:table-cell>
          <table:table-cell office:value-type="string" calcext:value-type="string">
            <text:p>'Esqued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4-19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289261" calcext:value-type="float">
            <text:p>17289261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Espi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5-10-4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66517" calcext:value-type="float">
            <text:p>29566517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Esqueda'</text:p>
          </table:table-cell>
          <table:table-cell office:value-type="string" calcext:value-type="string">
            <text:p>'Escobed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23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129217" calcext:value-type="float">
            <text:p>12129217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Pastor'</text:p>
          </table:table-cell>
          <table:table-cell table:number-columns-repeated="2" office:value-type="string" calcext:value-type="string">
            <text:p>'Escobe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4-18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581453" calcext:value-type="float">
            <text:p>28581453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Escoba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8-11-2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141126" calcext:value-type="float">
            <text:p>14141126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Escamill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8-8-7'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094495" calcext:value-type="float">
            <text:p>13094495</text:p>
          </table:table-cell>
          <table:table-cell office:value-type="string" calcext:value-type="string">
            <text:p>'Maribel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Elli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6-11-3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48043" calcext:value-type="float">
            <text:p>29848043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Amanda'</text:p>
          </table:table-cell>
          <table:table-cell table:number-columns-repeated="2" office:value-type="string" calcext:value-type="string">
            <text:p>'Elli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6-25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546751" calcext:value-type="float">
            <text:p>34546751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Cristian'</text:p>
          </table:table-cell>
          <table:table-cell table:number-columns-repeated="2" office:value-type="string" calcext:value-type="string">
            <text:p>'Elizond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6-24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23601" calcext:value-type="float">
            <text:p>29023601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l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9-9-26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620144" calcext:value-type="float">
            <text:p>16620144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chevarr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3-7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202619" calcext:value-type="float">
            <text:p>20202619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Echeverria'</text:p>
          </table:table-cell>
          <table:table-cell office:value-type="string" calcext:value-type="string">
            <text:p>'Dur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2-2-10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99022" calcext:value-type="float">
            <text:p>25699022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uen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0-5-24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970071" calcext:value-type="float">
            <text:p>31970071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omingu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9-3-28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81471" calcext:value-type="float">
            <text:p>32181471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Diaz'</text:p>
          </table:table-cell>
          <table:table-cell office:value-type="string" calcext:value-type="string">
            <text:p>'Dim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5-15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125648" calcext:value-type="float">
            <text:p>17125648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Silvio'</text:p>
          </table:table-cell>
          <table:table-cell table:number-columns-repeated="2" office:value-type="string" calcext:value-type="string">
            <text:p>'Dia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8-14'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04705" calcext:value-type="float">
            <text:p>26704705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Delvalle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2-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020970" calcext:value-type="float">
            <text:p>15020970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Jhoan'</text:p>
          </table:table-cell>
          <table:table-cell table:number-columns-repeated="2" office:value-type="string" calcext:value-type="string">
            <text:p>'Delto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2-2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93291" calcext:value-type="float">
            <text:p>12393291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ossant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4-10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43458" calcext:value-type="float">
            <text:p>11843458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gadil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8-26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096518" calcext:value-type="float">
            <text:p>16096518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Delatorre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1-10-19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865674" calcext:value-type="float">
            <text:p>28865674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Delcid'</text:p>
          </table:table-cell>
          <table:table-cell office:value-type="string" calcext:value-type="string">
            <text:p>'Dela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4-11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32908" calcext:value-type="float">
            <text:p>29132908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Delarosa'</text:p>
          </table:table-cell>
          <table:table-cell office:value-type="string" calcext:value-type="string">
            <text:p>'Dela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4-9-20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632034" calcext:value-type="float">
            <text:p>15632034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ean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6-2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82382" calcext:value-type="float">
            <text:p>25482382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aval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8-6-9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37662" calcext:value-type="float">
            <text:p>17337662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Delacruz'</text:p>
          </table:table-cell>
          <table:table-cell office:value-type="string" calcext:value-type="string">
            <text:p>'Curiel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2-6-4'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344063" calcext:value-type="float">
            <text:p>28344063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uellar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9-12-24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34197" calcext:value-type="float">
            <text:p>32134197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ru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3-2-24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62373" calcext:value-type="float">
            <text:p>1976237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Covarrub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0-5-16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43400" calcext:value-type="float">
            <text:p>208434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Cot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3-25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102900" calcext:value-type="float">
            <text:p>221029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Curiel'</text:p>
          </table:table-cell>
          <table:table-cell office:value-type="string" calcext:value-type="string">
            <text:p>'Corre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2-7-3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028323" calcext:value-type="float">
            <text:p>2902832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Cota'</text:p>
          </table:table-cell>
          <table:table-cell office:value-type="string" calcext:value-type="string">
            <text:p>'Corra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19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106839" calcext:value-type="float">
            <text:p>20106839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Coronel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7-4-3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921825" calcext:value-type="float">
            <text:p>22921825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orral'</text:p>
          </table:table-cell>
          <table:table-cell office:value-type="string" calcext:value-type="string">
            <text:p>'Corona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8-10-26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86636" calcext:value-type="float">
            <text:p>2878663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oronado'</text:p>
          </table:table-cell>
          <table:table-cell office:value-type="string" calcext:value-type="string">
            <text:p>'Coro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4-7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144146" calcext:value-type="float">
            <text:p>2514414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Tiffany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Corn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6-12-28'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837892" calcext:value-type="float">
            <text:p>29837892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Cornejo'</text:p>
          </table:table-cell>
          <table:table-cell office:value-type="string" calcext:value-type="string">
            <text:p>'Cordov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8-10-6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932094" calcext:value-type="float">
            <text:p>28932094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o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5-10-3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59206" calcext:value-type="float">
            <text:p>29259206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7-2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826849" calcext:value-type="float">
            <text:p>11826849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Cordova'</text:p>
          </table:table-cell>
          <table:table-cell office:value-type="string" calcext:value-type="string">
            <text:p>'Cook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11-9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736051" calcext:value-type="float">
            <text:p>14736051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Cooper'</text:p>
          </table:table-cell>
          <table:table-cell office:value-type="string" calcext:value-type="string">
            <text:p>'Cook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9-11-10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147518" calcext:value-type="float">
            <text:p>27147518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0-6-22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409077" calcext:value-type="float">
            <text:p>11409077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0-8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026620" calcext:value-type="float">
            <text:p>22026620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0-3-26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091459" calcext:value-type="float">
            <text:p>27091459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3-12-2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17215" calcext:value-type="float">
            <text:p>29517215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llaz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0-10-14'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887688" calcext:value-type="float">
            <text:p>28887688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Florindo'</text:p>
          </table:table-cell>
          <table:table-cell table:number-columns-repeated="2" office:value-type="string" calcext:value-type="string">
            <text:p>'Collaz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1-9-27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68102" calcext:value-type="float">
            <text:p>19068102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Rafael'</text:p>
          </table:table-cell>
          <table:table-cell table:number-columns-repeated="2" office:value-type="string" calcext:value-type="string">
            <text:p>'Claud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10-3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558688" calcext:value-type="float">
            <text:p>26558688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Cisneros'</text:p>
          </table:table-cell>
          <table:table-cell office:value-type="string" calcext:value-type="string">
            <text:p>'Cifue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4-9-27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780103" calcext:value-type="float">
            <text:p>32780103</text:p>
          </table:table-cell>
          <table:table-cell office:value-type="string" calcext:value-type="string">
            <text:p>'Myrta'</text:p>
          </table:table-cell>
          <table:table-cell office:value-type="string" calcext:value-type="string">
            <text:p>'Paz'</text:p>
          </table:table-cell>
          <table:table-cell table:number-columns-repeated="2" office:value-type="string" calcext:value-type="string">
            <text:p>'Cifuente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12-9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853270" calcext:value-type="float">
            <text:p>12853270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ifuent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1-2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78807" calcext:value-type="float">
            <text:p>28778807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Alvar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hav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11-15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83382" calcext:value-type="float">
            <text:p>29283382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'Florentina'</text:p>
          </table:table-cell>
          <table:table-cell table:number-columns-repeated="2" office:value-type="string" calcext:value-type="string">
            <text:p>'Chacon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8-9-17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746237" calcext:value-type="float">
            <text:p>29746237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Cervant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5-25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849992" calcext:value-type="float">
            <text:p>31849992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ernanda'</text:p>
          </table:table-cell>
          <table:table-cell table:number-columns-repeated="2" office:value-type="string" calcext:value-type="string">
            <text:p>'Cepe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8-20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70535" calcext:value-type="float">
            <text:p>25670535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7-5-22'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764493" calcext:value-type="float">
            <text:p>26764493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0-9-1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15725" calcext:value-type="float">
            <text:p>34715725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eball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6-16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061026" calcext:value-type="float">
            <text:p>22061026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Catal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5-5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065058" calcext:value-type="float">
            <text:p>20065058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Castellon'</text:p>
          </table:table-cell>
          <table:table-cell office:value-type="string" calcext:value-type="string">
            <text:p>'Cast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2-3-4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1055073" calcext:value-type="float">
            <text:p>11055073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9-4-18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36552" calcext:value-type="float">
            <text:p>19736552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asti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8-23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910940" calcext:value-type="float">
            <text:p>18910940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asarez'</text:p>
          </table:table-cell>
          <table:table-cell office:value-type="string" calcext:value-type="string">
            <text:p>'Castellan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0-1-21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74382" calcext:value-type="float">
            <text:p>16874382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arter'</text:p>
          </table:table-cell>
          <table:table-cell office:value-type="string" calcext:value-type="string">
            <text:p>'Castan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9-9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665583" calcext:value-type="float">
            <text:p>2366558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Castane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4-3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000455" calcext:value-type="float">
            <text:p>10000455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arrion'</text:p>
          </table:table-cell>
          <table:table-cell office:value-type="string" calcext:value-type="string">
            <text:p>'Castaned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11-10'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238721" calcext:value-type="float">
            <text:p>32238721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illa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4-10-4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352338" calcext:value-type="float">
            <text:p>24352338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anov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4-1-12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041924" calcext:value-type="float">
            <text:p>28041924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rrera'</text:p>
          </table:table-cell>
          <table:table-cell office:value-type="string" calcext:value-type="string">
            <text:p>'Cartage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5-2-5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82153" calcext:value-type="float">
            <text:p>20882153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Guadalupe'</text:p>
          </table:table-cell>
          <table:table-cell table:number-columns-repeated="2" office:value-type="string" calcext:value-type="string">
            <text:p>'Carren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12-15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39104" calcext:value-type="float">
            <text:p>29139104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Carran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2-26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154387" calcext:value-type="float">
            <text:p>32154387</text:p>
          </table:table-cell>
          <table:table-cell office:value-type="string" calcext:value-type="string">
            <text:p>'Ovidia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3-3-1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668232" calcext:value-type="float">
            <text:p>29668232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11-18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73241" calcext:value-type="float">
            <text:p>22573241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l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8-7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975094" calcext:value-type="float">
            <text:p>30975094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do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4-6-1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526862" calcext:value-type="float">
            <text:p>1352686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dil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aba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6-9-12'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504761" calcext:value-type="float">
            <text:p>24504761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tu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4-6-26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466052" calcext:value-type="float">
            <text:p>24466052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delar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7-5-18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312690" calcext:value-type="float">
            <text:p>15312690</text:p>
          </table:table-cell>
          <table:table-cell office:value-type="string" calcext:value-type="string">
            <text:p>'Paloma'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Campo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2-4-1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943448" calcext:value-type="float">
            <text:p>14943448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Campbel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3-7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368221" calcext:value-type="float">
            <text:p>12368221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Camari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2-7-5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382296" calcext:value-type="float">
            <text:p>34382296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Camar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1-2-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25187" calcext:value-type="float">
            <text:p>16825187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Campos'</text:p>
          </table:table-cell>
          <table:table-cell office:value-type="string" calcext:value-type="string">
            <text:p>'Camar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5-1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91487" calcext:value-type="float">
            <text:p>21091487</text:p>
          </table:table-cell>
          <table:table-cell office:value-type="string" calcext:value-type="string">
            <text:p>'Paul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mare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3-10-23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167701" calcext:value-type="float">
            <text:p>20167701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Ada'</text:p>
          </table:table-cell>
          <table:table-cell table:number-columns-repeated="2" office:value-type="string" calcext:value-type="string">
            <text:p>'Calder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6-4-9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022698" calcext:value-type="float">
            <text:p>12022698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Ashley'</text:p>
          </table:table-cell>
          <table:table-cell table:number-columns-repeated="2" office:value-type="string" calcext:value-type="string">
            <text:p>'Calder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1-7-9'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301933" calcext:value-type="float">
            <text:p>16301933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Cabrer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9-28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34525" calcext:value-type="float">
            <text:p>14634525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Cabral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8-10-17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730110" calcext:value-type="float">
            <text:p>23730110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aball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1-4-10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069727" calcext:value-type="float">
            <text:p>32069727</text:p>
          </table:table-cell>
          <table:table-cell office:value-type="string" calcext:value-type="string">
            <text:p>'Petra'</text:p>
          </table:table-cell>
          <table:table-cell office:value-type="string" calcext:value-type="string">
            <text:p>'Yovanni'</text:p>
          </table:table-cell>
          <table:table-cell table:number-columns-repeated="2" office:value-type="string" calcext:value-type="string">
            <text:p>'Caballe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6-10-7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217797" calcext:value-type="float">
            <text:p>20217797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Caball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5-6-5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17862" calcext:value-type="float">
            <text:p>15817862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Butl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4-1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231944" calcext:value-type="float">
            <text:p>14231944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7-24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945820" calcext:value-type="float">
            <text:p>16945820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9-24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281917" calcext:value-type="float">
            <text:p>28281917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Bust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4-21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068176" calcext:value-type="float">
            <text:p>33068176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Burgo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8-4-21'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261994" calcext:value-type="float">
            <text:p>15261994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ito'</text:p>
          </table:table-cell>
          <table:table-cell office:value-type="string" calcext:value-type="string">
            <text:p>'Buenrostr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3-5-22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92619" calcext:value-type="float">
            <text:p>22592619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Briones'</text:p>
          </table:table-cell>
          <table:table-cell office:value-type="string" calcext:value-type="string">
            <text:p>'Buenrost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12-11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681788" calcext:value-type="float">
            <text:p>27681788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uenrostr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7-4-22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294917" calcext:value-type="float">
            <text:p>25294917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otell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3-20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541180" calcext:value-type="float">
            <text:p>26541180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Bojorquez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9-10-13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07371" calcext:value-type="float">
            <text:p>21007371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Blanco'</text:p>
          </table:table-cell>
          <table:table-cell office:value-type="string" calcext:value-type="string">
            <text:p>'Bocaneg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10-6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645172" calcext:value-type="float">
            <text:p>16645172</text:p>
          </table:table-cell>
          <table:table-cell office:value-type="string" calcext:value-type="string">
            <text:p>'Regie'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Bianco'</text:p>
          </table:table-cell>
          <table:table-cell office:value-type="string" calcext:value-type="string">
            <text:p>'Bocanegr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2-28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141701" calcext:value-type="float">
            <text:p>12141701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Bernal'</text:p>
          </table:table-cell>
          <table:table-cell office:value-type="string" calcext:value-type="string">
            <text:p>'Blanc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5-12-3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975162" calcext:value-type="float">
            <text:p>21975162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ianc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4-4-7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187814" calcext:value-type="float">
            <text:p>34187814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ermud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3-7'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923844" calcext:value-type="float">
            <text:p>10923844</text:p>
          </table:table-cell>
          <table:table-cell office:value-type="string" calcext:value-type="string">
            <text:p>'Rocio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Bermudez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2001-12-13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212942" calcext:value-type="float">
            <text:p>12212942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Beltr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1-2-12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048018" calcext:value-type="float">
            <text:p>18048018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Becer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3-3-26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715424" calcext:value-type="float">
            <text:p>2471542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Batist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3-5-23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023754" calcext:value-type="float">
            <text:p>2402375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rio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0-6-25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310481" calcext:value-type="float">
            <text:p>20310481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arci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6-11-3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365782" calcext:value-type="float">
            <text:p>29365782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11-17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900024" calcext:value-type="float">
            <text:p>13900024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1-9-21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554486" calcext:value-type="float">
            <text:p>29554486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azan'</text:p>
          </table:table-cell>
          <table:table-cell office:value-type="string" calcext:value-type="string">
            <text:p>'Barboz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2-6-17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215274" calcext:value-type="float">
            <text:p>21215274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Barboz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6-11-5'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60593" calcext:value-type="float">
            <text:p>19060593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Barajas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66-11-18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393162" calcext:value-type="float">
            <text:p>2439316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Baraho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7-3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3259435" calcext:value-type="float">
            <text:p>13259435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Balder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4-23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2593772" calcext:value-type="float">
            <text:p>2259377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Barboza'</text:p>
          </table:table-cell>
          <table:table-cell office:value-type="string" calcext:value-type="string">
            <text:p>'Bailey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0-11-13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610259" calcext:value-type="float">
            <text:p>33610259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9-20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949536" calcext:value-type="float">
            <text:p>20949536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3-4-6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639390" calcext:value-type="float">
            <text:p>19639390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2002-9-6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634882" calcext:value-type="float">
            <text:p>16634882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Barba'</text:p>
          </table:table-cell>
          <table:table-cell office:value-type="string" calcext:value-type="string">
            <text:p>'Baez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5-12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067873" calcext:value-type="float">
            <text:p>24067873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Bad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5-6-21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047085" calcext:value-type="float">
            <text:p>20047085</text:p>
          </table:table-cell>
          <table:table-cell office:value-type="string" calcext:value-type="string">
            <text:p>'Samant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Badill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5-26'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145439" calcext:value-type="float">
            <text:p>29145439</text:p>
          </table:table-cell>
          <table:table-cell office:value-type="string" calcext:value-type="string">
            <text:p>'Samuel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aker'</text:p>
          </table:table-cell>
          <table:table-cell office:value-type="string" calcext:value-type="string">
            <text:p>'Bac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9-8-12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950938" calcext:value-type="float">
            <text:p>29950938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5-5-28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512619" calcext:value-type="float">
            <text:p>19512619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9-10-27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2626184" calcext:value-type="float">
            <text:p>32626184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eciliano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Avin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7-10-20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476710" calcext:value-type="float">
            <text:p>34476710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vin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2-4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621293" calcext:value-type="float">
            <text:p>25621293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Avile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9-1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172736" calcext:value-type="float">
            <text:p>18172736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scenc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9-5-20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955431" calcext:value-type="float">
            <text:p>17955431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rroy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0-1-11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102125" calcext:value-type="float">
            <text:p>16102125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2-9-20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802154" calcext:value-type="float">
            <text:p>15802154</text:p>
          </table:table-cell>
          <table:table-cell office:value-type="string" calcext:value-type="string">
            <text:p>'Silvi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8-2'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3857935" calcext:value-type="float">
            <text:p>33857935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dond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88-12-13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969127" calcext:value-type="float">
            <text:p>10969127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Armendariz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2-9-2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072384" calcext:value-type="float">
            <text:p>27072384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Arias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8-5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231871" calcext:value-type="float">
            <text:p>29231871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Patricio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t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6-9-17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4226720" calcext:value-type="float">
            <text:p>24226720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5-16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038628" calcext:value-type="float">
            <text:p>34038628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Arguel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6-9-25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39526" calcext:value-type="float">
            <text:p>16839526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eval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7-9-20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818668" calcext:value-type="float">
            <text:p>20818668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ce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2-2-28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829224" calcext:value-type="float">
            <text:p>18829224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Armenta'</text:p>
          </table:table-cell>
          <table:table-cell office:value-type="string" calcext:value-type="string">
            <text:p>'Arau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9-10-10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368228" calcext:value-type="float">
            <text:p>17368228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Armendariz'</text:p>
          </table:table-cell>
          <table:table-cell office:value-type="string" calcext:value-type="string">
            <text:p>'Arau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70-8-27'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737400" calcext:value-type="float">
            <text:p>28737400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enas'</text:p>
          </table:table-cell>
          <table:table-cell office:value-type="string" calcext:value-type="string">
            <text:p>'Arang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3-2-11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032735" calcext:value-type="float">
            <text:p>17032735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raiz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12-23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672031" calcext:value-type="float">
            <text:p>2867203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paric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0-10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874751" calcext:value-type="float">
            <text:p>2387475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Aparici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3-5-18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585802" calcext:value-type="float">
            <text:p>14585802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Arango'</text:p>
          </table:table-cell>
          <table:table-cell office:value-type="string" calcext:value-type="string">
            <text:p>'Anton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1-11-21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7559174" calcext:value-type="float">
            <text:p>17559174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Arana'</text:p>
          </table:table-cell>
          <table:table-cell office:value-type="string" calcext:value-type="string">
            <text:p>'Antoni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8-1-22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733676" calcext:value-type="float">
            <text:p>20733676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Anguian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5-10-11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56030" calcext:value-type="float">
            <text:p>14656030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geles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3-6-2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759825" calcext:value-type="float">
            <text:p>21759825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in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9-12-6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170015" calcext:value-type="float">
            <text:p>34170015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erso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2-10-27'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1178617" calcext:value-type="float">
            <text:p>31178617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Antunez'</text:p>
          </table:table-cell>
          <table:table-cell office:value-type="string" calcext:value-type="string">
            <text:p>'Anders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72-9-5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9944756" calcext:value-type="float">
            <text:p>29944756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nderso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8-8-18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693974" calcext:value-type="float">
            <text:p>30693974</text:p>
          </table:table-cell>
          <table:table-cell office:value-type="string" calcext:value-type="string">
            <text:p>'Valeri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mezc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5-1-7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105972" calcext:value-type="float">
            <text:p>2310597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ezcu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68-12-2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572162" calcext:value-type="float">
            <text:p>3457216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ay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9-21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015159" calcext:value-type="float">
            <text:p>25015159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y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4-2-18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544494" calcext:value-type="float">
            <text:p>3054449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7-9-1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8929854" calcext:value-type="float">
            <text:p>1892985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Amado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9-1-5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59857" calcext:value-type="float">
            <text:p>27959857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Andrade'</text:p>
          </table:table-cell>
          <table:table-cell office:value-type="string" calcext:value-type="string">
            <text:p>'Amado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2-2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282082" calcext:value-type="float">
            <text:p>19282082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Anderson'</text:p>
          </table:table-cell>
          <table:table-cell office:value-type="string" calcext:value-type="string">
            <text:p>'Alvareng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3-12-6'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8470231" calcext:value-type="float">
            <text:p>28470231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Anaya'</text:p>
          </table:table-cell>
          <table:table-cell office:value-type="string" calcext:value-type="string">
            <text:p>'Alvarenga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2-10-22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306934" calcext:value-type="float">
            <text:p>30306934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Alonso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2001-5-3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2245570" calcext:value-type="float">
            <text:p>12245570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Almeid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96-11-9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824548" calcext:value-type="float">
            <text:p>30824548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Almazan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8-6-16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4747285" calcext:value-type="float">
            <text:p>34747285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Almanz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51-2-9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5170326" calcext:value-type="float">
            <text:p>15170326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Almague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2-2-4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960929" calcext:value-type="float">
            <text:p>19960929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Altamirano'</text:p>
          </table:table-cell>
          <table:table-cell office:value-type="string" calcext:value-type="string">
            <text:p>'Alfons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75-4-19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6251331" calcext:value-type="float">
            <text:p>2625133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xander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5-12-7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036101" calcext:value-type="float">
            <text:p>2103610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man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7-12-5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30159012" calcext:value-type="float">
            <text:p>30159012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6-6-28'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040898" calcext:value-type="float">
            <text:p>20040898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andro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99-5-21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922535" calcext:value-type="float">
            <text:p>27922535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egri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9-8-23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5464273" calcext:value-type="float">
            <text:p>25464273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canta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1-1-16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107204" calcext:value-type="float">
            <text:p>10107204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Almaraz'</text:p>
          </table:table-cell>
          <table:table-cell office:value-type="string" calcext:value-type="string">
            <text:p>'Alcanta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76-2-8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882663" calcext:value-type="float">
            <text:p>14882663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Alicea'</text:p>
          </table:table-cell>
          <table:table-cell office:value-type="string" calcext:value-type="string">
            <text:p>'Alcanta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7-3-5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4615328" calcext:value-type="float">
            <text:p>1461532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ntar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86-7-22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990234" calcext:value-type="float">
            <text:p>21990234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la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9-5-7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451251" calcext:value-type="float">
            <text:p>23451251</text:p>
          </table:table-cell>
          <table:table-cell office:value-type="string" calcext:value-type="string">
            <text:p>'Waldetrudis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lejo'</text:p>
          </table:table-cell>
          <table:table-cell office:value-type="string" calcext:value-type="string">
            <text:p>'Alb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10-27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480233" calcext:value-type="float">
            <text:p>1648023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Aldana'</text:p>
          </table:table-cell>
          <table:table-cell office:value-type="string" calcext:value-type="string">
            <text:p>'Alb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2001-8-10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7784659" calcext:value-type="float">
            <text:p>27784659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Alb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80-11-17'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1886853" calcext:value-type="float">
            <text:p>218868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Sara'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Alarcon'</text:p>
          </table:table-cell>
          <table:table-cell table:style-name="ce1" office:value-type="float" office:value="300000000" calcext:value-type="float">
            <text:p>300000000</text:p>
          </table:table-cell>
          <table:table-cell table:style-name="ce1" office:value-type="string" calcext:value-type="string">
            <text:p>'1958-7-24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116753" calcext:value-type="float">
            <text:p>161167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Aguirre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9-10-8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781016" calcext:value-type="float">
            <text:p>19781016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lanis'</text:p>
          </table:table-cell>
          <table:table-cell office:value-type="string" calcext:value-type="string">
            <text:p>'Aguil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83-11-11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82097" calcext:value-type="float">
            <text:p>16882097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frica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Aguilera'</text:p>
          </table:table-cell>
          <table:table-cell table:style-name="ce1" office:value-type="float" office:value="250000000" calcext:value-type="float">
            <text:p>250000000</text:p>
          </table:table-cell>
          <table:table-cell table:style-name="ce1" office:value-type="string" calcext:value-type="string">
            <text:p>'1950-3-1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650464" calcext:value-type="float">
            <text:p>10650464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Sol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Aguer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98-5-3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0933638" calcext:value-type="float">
            <text:p>20933638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Aguayo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3-12-4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6856694" calcext:value-type="float">
            <text:p>1685669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Aceves'</text:p>
          </table:table-cell>
          <table:table-cell office:value-type="string" calcext:value-type="string">
            <text:p>'Adams'</text:p>
          </table:table-cell>
          <table:table-cell table:style-name="ce1" office:value-type="float" office:value="190000000" calcext:value-type="float">
            <text:p>190000000</text:p>
          </table:table-cell>
          <table:table-cell table:style-name="ce1" office:value-type="string" calcext:value-type="string">
            <text:p>'1964-6-22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9068914" calcext:value-type="float">
            <text:p>1906891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cun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56-3-16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23494243" calcext:value-type="float">
            <text:p>23494243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Acevedo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64-1-26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ERT INTO empleado </text:p>
          </table:table-cell>
          <table:table-cell table:style-name="ce1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1" office:value-type="float" office:value="10550601" calcext:value-type="float">
            <text:p>10550601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Emilia'</text:p>
          </table:table-cell>
          <table:table-cell table:number-columns-repeated="2" office:value-type="string" calcext:value-type="string">
            <text:p>'Abarca'</text:p>
          </table:table-cell>
          <table:table-cell table:style-name="ce1" office:value-type="float" office:value="150000000" calcext:value-type="float">
            <text:p>150000000</text:p>
          </table:table-cell>
          <table:table-cell table:style-name="ce1" office:value-type="string" calcext:value-type="string">
            <text:p>'1997-10-9'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NULL);</text:p>
          </table:table-cell>
          <table:table-cell table:number-columns-repeated="1013"/>
        </table:table-row>
        <table:table-row table:style-name="ro2" table:number-rows-repeated="10479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1" table:style-name="ta7">
        <table:table-column table:style-name="co28" table:number-columns-repeated="1024" table:default-cell-style-name="Default"/>
        <table:table-row table:style-name="ro2">
          <table:table-cell/>
          <table:table-cell table:style-name="ce1" office:value-type="string" calcext:value-type="string">
            <text:p>Informante</text:p>
          </table:table-cell>
          <table:table-cell table:number-columns-repeated="1022"/>
        </table:table-row>
        <table:table-row table:style-name="ro2">
          <table:table-cell table:number-columns-repeated="7"/>
          <table:table-cell table:style-name="ce1" office:value-type="string" calcext:value-type="string">
            <text:p>INSERT INTO informante (id, nombre_clave, )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ERSONAL_INTELIGENCIA.A1:PERSONAL_INTELIGENCIA.A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ombres.G1:Nombres.G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lt;=1.7976931348623157E+308" style:apply-style-name="N120P0"/>
    </number:text-style>
    <number:date-style style:name="N12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1">
      <number:text-content/>
      <style:map style:condition="value()&lt;=1.7976931348623157E+308" style:apply-style-name="N121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tación_5f__5f_Oficina_5f_principal" style:display-name="PageStyle_Estación__Oficina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gar" style:display-name="PageStyle_Lug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ntas" style:display-name="PageStyle_Cuen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eado_5f_jefe" style:display-name="PageStyle_Empleado_jef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efonos" style:display-name="PageStyle_Telefo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mbres" style:display-name="PageStyle_Nomb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7:38:47</meta:creation-date>
    <meta:initial-creator>Gabriel</meta:initial-creator>
    <dc:language>es-VE</dc:language>
    <dc:date>2021-12-23T19:13:32.697812425</dc:date>
    <meta:editing-cycles>8</meta:editing-cycles>
    <meta:editing-duration>PT26M43S</meta:editing-duration>
    <meta:generator>LibreOffice/7.1.8.1$Linux_X86_64 LibreOffice_project/10$Build-1</meta:generator>
    <meta:document-statistic meta:table-count="7" meta:cell-count="16976" meta:object-count="0"/>
    <meta:user-defined meta:name="AppVersion">15.0000</meta:user-defined>
  </office:meta>
</office:document-meta>
</file>